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0.34pt"/>
    </style:style>
    <style:style style:name="co2" style:family="table-column">
      <style:table-column-properties fo:break-before="auto" style:column-width="560.44pt"/>
    </style:style>
    <style:style style:name="co3" style:family="table-column">
      <style:table-column-properties fo:break-before="auto" style:column-width="141.25pt"/>
    </style:style>
    <style:style style:name="co4" style:family="table-column">
      <style:table-column-properties fo:break-before="auto" style:column-width="570.7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248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8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rward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sabl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exists</text:p>
          </table:table-cell>
        </table:table-row>
        <table:table-row table:style-name="ro1">
          <table:table-cell office:value-type="string" calcext:value-type="string">
            <text:p>Chaves, Luis Fernando; Jian, Jiun-Yu; Moji, Kazuhiko</text:p>
          </table:table-cell>
          <table:table-cell office:value-type="string" calcext:value-type="string">
            <text:p>Overwintering in the Bamboo Mosquito Tripteroides bambusa (Diptera: Culicidae) During a Warm, But Unpredictably Changing, Winter</text:p>
          </table:table-cell>
          <table:table-cell/>
          <table:table-cell office:value-type="string" calcext:value-type="string">
            <text:p>10.1093/ee/nvx187</text:p>
          </table:table-cell>
          <table:table-cell office:value-type="string" calcext:value-type="string">
            <text:p>ENVIRONMENTAL ENTOMOLOGY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0.1093/ee/nvx187</text:p>
          </table:table-cell>
          <table:table-cell table:formula="of:=COUNTIF([existing.A$1:.A$2391];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kelainen, Ossi; van Bergen, Erik; Ripley, Brad S.; Brakefield, Paul M.</text:p>
          </table:table-cell>
          <table:table-cell office:value-type="string" calcext:value-type="string">
            <text:p>Adaptation of a tropical butterfly to a temperate climate</text:p>
          </table:table-cell>
          <table:table-cell/>
          <table:table-cell office:value-type="string" calcext:value-type="string">
            <text:p>10.1093/biolinnean/blx145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0.1093/biolinnean/blx145</text:p>
          </table:table-cell>
          <table:table-cell table:formula="of:=COUNTIF([existing.A$1:.A$2391];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hl, Stefan; Dalstein, Vivian; Tull, Fabienne; Gros, Patrick; Schmitt, Thomas</text:p>
          </table:table-cell>
          <table:table-cell office:value-type="string" calcext:value-type="string">
            <text:p>Specialized or opportunistic-how does the high mountain endemic butterfly Erebia nivalis survive in its extreme habitats?</text:p>
          </table:table-cell>
          <table:table-cell/>
          <table:table-cell office:value-type="string" calcext:value-type="string">
            <text:p>10.1111/1744-7917.12400</text:p>
          </table:table-cell>
          <table:table-cell office:value-type="string" calcext:value-type="string">
            <text:p>INSECT SCIENCE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0.1111/1744-7917.12400</text:p>
          </table:table-cell>
          <table:table-cell table:formula="of:=COUNTIF([existing.A$1:.A$2391];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vela, Sami M.; Friberg, Magne; Wiklund, Christer; Gotthard, Karl</text:p>
          </table:table-cell>
          <table:table-cell office:value-type="string" calcext:value-type="string">
            <text:p>Adaptive developmental plasticity in a butterfly: mechanisms for size and time at pupation differ between diapause and direct development</text:p>
          </table:table-cell>
          <table:table-cell/>
          <table:table-cell office:value-type="string" calcext:value-type="string">
            <text:p>10.1093/biolinnean/blx047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1093/biolinnean/blx047</text:p>
          </table:table-cell>
          <table:table-cell table:formula="of:=COUNTIF([existing.A$1:.A$2391];[.B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hmann, Philipp; Van der Bijl, Wouter; Nylin, Soren; Wheat, Christopher W.; Gotthard, Karl</text:p>
          </table:table-cell>
          <table:table-cell office:value-type="string" calcext:value-type="string">
            <text:p>Timing of diapause termination in relation to variation in winter climate</text:p>
          </table:table-cell>
          <table:table-cell/>
          <table:table-cell office:value-type="string" calcext:value-type="string">
            <text:p>10.1111/phen.12188</text:p>
          </table:table-cell>
          <table:table-cell office:value-type="string" calcext:value-type="string">
            <text:p>PHYSIOLOGICAL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0.1111/phen.12188</text:p>
          </table:table-cell>
          <table:table-cell table:formula="of:=COUNTIF([existing.A$1:.A$2391];[.B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gland, Gregory J.; Keep, Evan</text:p>
          </table:table-cell>
          <table:table-cell office:value-type="string" calcext:value-type="string">
            <text:p>Comparative transcriptomics support evolutionary convergence of diapause responses across Insecta</text:p>
          </table:table-cell>
          <table:table-cell/>
          <table:table-cell office:value-type="string" calcext:value-type="string">
            <text:p>10.1111/phen.12193</text:p>
          </table:table-cell>
          <table:table-cell office:value-type="string" calcext:value-type="string">
            <text:p>PHYSIOLOGICAL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1111/phen.12193</text:p>
          </table:table-cell>
          <table:table-cell table:formula="of:=COUNTIF([existing.A$1:.A$2391];[.B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uisscher, Peter; Larsdotter-Mellstrom, Helena; Stefanescu, Constanti; Nylin, Soren; Wheat, Christopher W.; Gotthard, Karl</text:p>
          </table:table-cell>
          <table:table-cell office:value-type="string" calcext:value-type="string">
            <text:p>Sex-linked inheritance of diapause induction in the butterfly Pieris napi</text:p>
          </table:table-cell>
          <table:table-cell/>
          <table:table-cell office:value-type="string" calcext:value-type="string">
            <text:p>10.1111/phen.12194</text:p>
          </table:table-cell>
          <table:table-cell office:value-type="string" calcext:value-type="string">
            <text:p>PHYSIOLOGICAL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0.1111/phen.12194</text:p>
          </table:table-cell>
          <table:table-cell table:formula="of:=COUNTIF([existing.A$1:.A$2391];[.B8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chroeder, Martin; Dalin, Peter</text:p>
          </table:table-cell>
          <table:table-cell office:value-type="string" calcext:value-type="string">
            <text:p>Differences in photoperiod-induced diapause plasticity among different populations of the bark beetle Ips typographus and its predator Thanasimus formicarius</text:p>
          </table:table-cell>
          <table:table-cell/>
          <table:table-cell office:value-type="string" calcext:value-type="string">
            <text:p>10.1111/afe.12189</text:p>
          </table:table-cell>
          <table:table-cell office:value-type="string" calcext:value-type="string">
            <text:p>AGRICULTURAL AND FOREST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0.1111/afe.12189</text:p>
          </table:table-cell>
          <table:table-cell table:formula="of:=COUNTIF([existing.A$1:.A$2391];[.B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ang, Jun-Jie; Desneux, Nicolas; Benelli, Giovanni; Zang, Lian-Sheng; Du, Wen-Mei; Ruan, Chang-Chun</text:p>
          </table:table-cell>
          <table:table-cell office:value-type="string" calcext:value-type="string">
            <text:p>Geographic Variation of Diapause Induction Rates in Trichogramma drendrolimi (Hymenoptera: Trichogrammatidae) in China</text:p>
          </table:table-cell>
          <table:table-cell/>
          <table:table-cell office:value-type="string" calcext:value-type="string">
            <text:p>10.1093/jee/tow316</text:p>
          </table:table-cell>
          <table:table-cell office:value-type="string" calcext:value-type="string">
            <text:p>JOURNAL OF ECONOMIC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.1093/jee/tow316</text:p>
          </table:table-cell>
          <table:table-cell table:formula="of:=COUNTIF([existing.A$1:.A$2391];[.B1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thur, Vinayak; Schmidt, Paul S.</text:p>
          </table:table-cell>
          <table:table-cell office:value-type="string" calcext:value-type="string">
            <text:p>Adaptive patterns of phenotypic plasticity in laboratory and field environments in Drosophila melanogaster</text:p>
          </table:table-cell>
          <table:table-cell/>
          <table:table-cell office:value-type="string" calcext:value-type="string">
            <text:p>10.1111/evo.13144</text:p>
          </table:table-cell>
          <table:table-cell office:value-type="string" calcext:value-type="string">
            <text:p>EVOLUTION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0.1111/evo.13144</text:p>
          </table:table-cell>
          <table:table-cell table:formula="of:=COUNTIF([existing.A$1:.A$2391];[.B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onte, Jochem; Musolin, Dmitry L.; Conlong, Des; De Clercq, Patrick</text:p>
          </table:table-cell>
          <table:table-cell office:value-type="string" calcext:value-type="string">
            <text:p>Diapause and winter survival of two Orius species from southern Africa</text:p>
          </table:table-cell>
          <table:table-cell/>
          <table:table-cell office:value-type="string" calcext:value-type="string">
            <text:p>10.1007/s10526-016-9730-7</text:p>
          </table:table-cell>
          <table:table-cell office:value-type="string" calcext:value-type="string">
            <text:p>BIOCONTROL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0.1007/s10526-016-9730-7</text:p>
          </table:table-cell>
          <table:table-cell table:formula="of:=COUNTIF([existing.A$1:.A$2391];[.B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vela, Sami M.; Valimaki, Panu; Gotthard, Karl</text:p>
          </table:table-cell>
          <table:table-cell office:value-type="string" calcext:value-type="string">
            <text:p>Evolution of alternative insect life histories in stochastic seasonal environments</text:p>
          </table:table-cell>
          <table:table-cell/>
          <table:table-cell office:value-type="string" calcext:value-type="string">
            <text:p>10.1002/ece3.2310</text:p>
          </table:table-cell>
          <table:table-cell office:value-type="string" calcext:value-type="string">
            <text:p>ECOLOGY AND EVOLUTION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596" calcext:value-type="float">
            <text:p>5596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10.1002/ece3.2310</text:p>
          </table:table-cell>
          <table:table-cell table:formula="of:=COUNTIF([existing.A$1:.A$2391];[.B1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is, Micael; Valer, Felipe B.; Vieira, Cristina P.; Vieira, Jorge</text:p>
          </table:table-cell>
          <table:table-cell office:value-type="string" calcext:value-type="string">
            <text:p>Drosophila americana Diapausing Females Show Features Typical of Young Flies</text:p>
          </table:table-cell>
          <table:table-cell/>
          <table:table-cell office:value-type="string" calcext:value-type="string">
            <text:p>10.1371/journal.pone.0138758</text:p>
          </table:table-cell>
          <table:table-cell office:value-type="string" calcext:value-type="string">
            <text:p>PLOS ONE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0.1371/journal.pone.0138758</text:p>
          </table:table-cell>
          <table:table-cell table:formula="of:=COUNTIF([existing.A$1:.A$2391];[.B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vela, Sami M.; Svensson, Beatrice; Tiwe, Alma; Gotthard, Karl</text:p>
          </table:table-cell>
          <table:table-cell office:value-type="string" calcext:value-type="string">
            <text:p>Thermal plasticity of growth and development varies adaptively among alternative developmental pathways</text:p>
          </table:table-cell>
          <table:table-cell/>
          <table:table-cell office:value-type="string" calcext:value-type="string">
            <text:p>10.1111/evo.12734</text:p>
          </table:table-cell>
          <table:table-cell office:value-type="string" calcext:value-type="string">
            <text:p>EVOLUTION</text:p>
          </table:table-cell>
          <table:table-cell office:value-type="float" office:value="2015" calcext:value-type="float">
            <text:p>20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399" calcext:value-type="float">
            <text:p>2399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10.1111/evo.12734</text:p>
          </table:table-cell>
          <table:table-cell table:formula="of:=COUNTIF([existing.A$1:.A$2391];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en, Jonas L.; MacMillan, Heath A.; Overgaard, Johannes</text:p>
          </table:table-cell>
          <table:table-cell office:value-type="string" calcext:value-type="string">
            <text:p>Muscle membrane potential and insect chill coma</text:p>
          </table:table-cell>
          <table:table-cell/>
          <table:table-cell office:value-type="string" calcext:value-type="string">
            <text:p>10.1242/jeb.123760</text:p>
          </table:table-cell>
          <table:table-cell office:value-type="string" calcext:value-type="string">
            <text:p>JOURNAL OF EXPERIMENTAL BIOLOGY</text:p>
          </table:table-cell>
          <table:table-cell office:value-type="float" office:value="2015" calcext:value-type="float">
            <text:p>2015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office:value-type="float" office:value="2492" calcext:value-type="float">
            <text:p>2492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10.1242/jeb.123760</text:p>
          </table:table-cell>
          <table:table-cell table:formula="of:=COUNTIF([existing.A$1:.A$2391];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en, Jonas Lembcke; MacMillan, Heath Andrew; Overgaard, Johannes</text:p>
          </table:table-cell>
          <table:table-cell office:value-type="string" calcext:value-type="string">
            <text:p>Temperate Drosophila preserve cardiac function at low temperature</text:p>
          </table:table-cell>
          <table:table-cell/>
          <table:table-cell office:value-type="string" calcext:value-type="string">
            <text:p>10.1016/j.jinsphys.2015.03.01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1016/j.jinsphys.2015.03.016</text:p>
          </table:table-cell>
          <table:table-cell table:formula="of:=COUNTIF([existing.A$1:.A$2391];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hkova, M. V.; Lopatina, E. B.</text:p>
          </table:table-cell>
          <table:table-cell office:value-type="string" calcext:value-type="string">
            <text:p>Plasticity of the thermal developmental reaction norms in the european peacock butterfly Inachis io (Lepidoptera, Nymphalidae)</text:p>
          </table:table-cell>
          <table:table-cell/>
          <table:table-cell office:value-type="string" calcext:value-type="string">
            <text:p>10.1134/S0022093015030076</text:p>
          </table:table-cell>
          <table:table-cell office:value-type="string" calcext:value-type="string">
            <text:p>JOURNAL OF EVOLUTIONARY BIOCHEMISTRY AND PHYSIOLOGY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0.1134/S0022093015030076</text:p>
          </table:table-cell>
          <table:table-cell table:formula="of:=COUNTIF([existing.A$1:.A$2391];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men, Joelle; Evenden, Maya</text:p>
          </table:table-cell>
          <table:table-cell office:value-type="string" calcext:value-type="string">
            <text:p>Environmental conditions terminate reproductive diapause and influence pheromone perception in the long-lived moth Caloptilia fraxinella</text:p>
          </table:table-cell>
          <table:table-cell/>
          <table:table-cell office:value-type="string" calcext:value-type="string">
            <text:p>10.1111/phen.12086</text:p>
          </table:table-cell>
          <table:table-cell office:value-type="string" calcext:value-type="string">
            <text:p>PHYSIOLOGICAL ENTOMOLOGY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.1111/phen.12086</text:p>
          </table:table-cell>
          <table:table-cell table:formula="of:=COUNTIF([existing.A$1:.A$2391];[.B1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ndersen, Jonas L.; Manenti, Tommaso; Sorensen, Jesper G.; MacMillan, Heath A.; Loeschcke, Volker; Overgaard, Johannes</text:p>
          </table:table-cell>
          <table:table-cell office:value-type="string" calcext:value-type="string">
            <text:p>How to assess Drosophila cold tolerance: chill coma temperature and lower lethal temperature are the best predictors of cold distribution limits</text:p>
          </table:table-cell>
          <table:table-cell/>
          <table:table-cell office:value-type="string" calcext:value-type="string">
            <text:p>10.1111/1365-2435.12310</text:p>
          </table:table-cell>
          <table:table-cell office:value-type="string" calcext:value-type="string">
            <text:p>FUNCTIONAL ECOLOGY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.1111/1365-2435.12310</text:p>
          </table:table-cell>
          <table:table-cell table:formula="of:=COUNTIF([existing.A$1:.A$2391];[.B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ruys, Melanie; Van Dyck, Hans</text:p>
          </table:table-cell>
          <table:table-cell office:value-type="string" calcext:value-type="string">
            <text:p>Development, survival, and phenotypic plasticity in anthropogenic landscapes: trade-offs between offspring quantity and quality in the nettle-feeding peacock butterfly</text:p>
          </table:table-cell>
          <table:table-cell/>
          <table:table-cell office:value-type="string" calcext:value-type="string">
            <text:p>10.1007/s00442-014-3016-5</text:p>
          </table:table-cell>
          <table:table-cell office:value-type="string" calcext:value-type="string">
            <text:p>OECOLOGIA</text:p>
          </table:table-cell>
          <table:table-cell office:value-type="float" office:value="2014" calcext:value-type="float">
            <text:p>2014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.1007/s00442-014-3016-5</text:p>
          </table:table-cell>
          <table:table-cell table:formula="of:=COUNTIF([existing.A$1:.A$2391];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osik, V.; Kumar, G.; Omkar; Dixon, A. F. G.</text:p>
          </table:table-cell>
          <table:table-cell office:value-type="string" calcext:value-type="string">
            <text:p>Are thermal constants constant? A test using two species of ladybird</text:p>
          </table:table-cell>
          <table:table-cell/>
          <table:table-cell office:value-type="string" calcext:value-type="string">
            <text:p>10.1016/j.jtherbio.2013.12.001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.1016/j.jtherbio.2013.12.001</text:p>
          </table:table-cell>
          <table:table-cell table:formula="of:=COUNTIF([existing.A$1:.A$2391];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n, Chao; Xia, Qin-Wen; Fu, Shu; Wu, Xian-Fu; Xue, Fang-Sen</text:p>
          </table:table-cell>
          <table:table-cell office:value-type="string" calcext:value-type="string">
            <text:p>Effect of photoperiod and temperature on the intensity of pupal diapause in the cotton bollworm, Helicoverpa armigera (Lepidoptera: Noctuidae)</text:p>
          </table:table-cell>
          <table:table-cell/>
          <table:table-cell office:value-type="string" calcext:value-type="string">
            <text:p>10.1017/S0007485313000266</text:p>
          </table:table-cell>
          <table:table-cell office:value-type="string" calcext:value-type="string">
            <text:p>BULLETIN OF ENTOMOLOGICAL RESEARCH</text:p>
          </table:table-cell>
          <table:table-cell office:value-type="float" office:value="2014" calcext:value-type="float">
            <text:p>201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017/S0007485313000266</text:p>
          </table:table-cell>
          <table:table-cell table:formula="of:=COUNTIF([existing.A$1:.A$2391];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be, Jason J.; Ehrenberger, Joseph C.; Moniz, Haley A.; Angilletta, Michael J., Jr.</text:p>
          </table:table-cell>
          <table:table-cell office:value-type="string" calcext:value-type="string">
            <text:p>Physiological Variation among Invasive Populations of the Brown Anole (Anolis sagrei)</text:p>
          </table:table-cell>
          <table:table-cell/>
          <table:table-cell office:value-type="string" calcext:value-type="string">
            <text:p>10.1086/672157</text:p>
          </table:table-cell>
          <table:table-cell office:value-type="string" calcext:value-type="string">
            <text:p>PHYSIOLOGICAL AND BIOCHEMICAL ZOOLOGY</text:p>
          </table:table-cell>
          <table:table-cell office:value-type="float" office:value="2014" calcext:value-type="float">
            <text:p>201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.1086/672157</text:p>
          </table:table-cell>
          <table:table-cell table:formula="of:=COUNTIF([existing.A$1:.A$2391];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att, M. J.; Bale, J. S.; Convey, P.; Worland, M. R.; Hayward, S. A. L.</text:p>
          </table:table-cell>
          <table:table-cell office:value-type="string" calcext:value-type="string">
            <text:p>The effect of acclimation temperature on thermal activity thresholds in polar terrestrial invertebrates</text:p>
          </table:table-cell>
          <table:table-cell/>
          <table:table-cell office:value-type="string" calcext:value-type="string">
            <text:p>10.1016/j.jinsphys.2013.08.003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10.1016/j.jinsphys.2013.08.003</text:p>
          </table:table-cell>
          <table:table-cell table:formula="of:=COUNTIF([existing.A$1:.A$2391];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n, Yuan-Sheng; Chen, Chao; He, Hai-Min; Xia, Qin-Wen; Xue, Fang-Sen</text:p>
          </table:table-cell>
          <table:table-cell office:value-type="string" calcext:value-type="string">
            <text:p>Geographic variation in diapause induction and termination of the cotton bollworm, Helicoverpa armigera Hubner (Lepidoptera: Noctuidae)</text:p>
          </table:table-cell>
          <table:table-cell/>
          <table:table-cell office:value-type="string" calcext:value-type="string">
            <text:p>10.1016/j.jinsphys.2013.06.002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55" calcext:value-type="float">
            <text:p>85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10.1016/j.jinsphys.2013.06.002</text:p>
          </table:table-cell>
          <table:table-cell table:formula="of:=COUNTIF([existing.A$1:.A$2391];[.B2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kinen, Pekka; Tyukmaeva, Venera I.; Hoikkala, Anneli</text:p>
          </table:table-cell>
          <table:table-cell office:value-type="string" calcext:value-type="string">
            <text:p>Northern Drosophila montana flies show variation both within and between cline populations in the critical day length evoking reproductive diapause</text:p>
          </table:table-cell>
          <table:table-cell/>
          <table:table-cell office:value-type="string" calcext:value-type="string">
            <text:p>10.1016/j.jinsphys.2013.05.00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45" calcext:value-type="float">
            <text:p>745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0.1016/j.jinsphys.2013.05.006</text:p>
          </table:table-cell>
          <table:table-cell table:formula="of:=COUNTIF([existing.A$1:.A$2391];[.B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ng, Myung-Pyo; Kim, Kwang-Ho; Lee, Sang-Guei; Park, Hong-Hyun</text:p>
          </table:table-cell>
          <table:table-cell office:value-type="string" calcext:value-type="string">
            <text:p>Effect of climate change on the occurrence of overwintered moths of orchards in South Korea</text:p>
          </table:table-cell>
          <table:table-cell/>
          <table:table-cell office:value-type="string" calcext:value-type="string">
            <text:p>10.1111/1748-5967.12016</text:p>
          </table:table-cell>
          <table:table-cell office:value-type="string" calcext:value-type="string">
            <text:p>ENTOMOLOGICAL RESEARCH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.1111/1748-5967.12016</text:p>
          </table:table-cell>
          <table:table-cell table:formula="of:=COUNTIF([existing.A$1:.A$2391];[.B2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lminen, Tlina S.; Hoikkala, Anneli</text:p>
          </table:table-cell>
          <table:table-cell office:value-type="string" calcext:value-type="string">
            <text:p>Effect of temperature on the duration of sensitive period and on the number of photoperiodic cycles required for the induction of reproductive diapause in Drosophila montana</text:p>
          </table:table-cell>
          <table:table-cell/>
          <table:table-cell office:value-type="string" calcext:value-type="string">
            <text:p>10.1016/j.jinsphys.2013.02.005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0.1016/j.jinsphys.2013.02.005</text:p>
          </table:table-cell>
          <table:table-cell table:formula="of:=COUNTIF([existing.A$1:.A$2391];[.B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alminen, T. S.; Vesala, L.; Hoikkala, A.</text:p>
          </table:table-cell>
          <table:table-cell office:value-type="string" calcext:value-type="string">
            <text:p>Photoperiodic regulation of life-history traits before and after eclosion: Egg-to-adult development time, juvenile body mass and reproductive diapause in Drosophila montana</text:p>
          </table:table-cell>
          <table:table-cell/>
          <table:table-cell office:value-type="string" calcext:value-type="string">
            <text:p>10.1016/j.jinsphys.2012.09.007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541" calcext:value-type="float">
            <text:p>1541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10.1016/j.jinsphys.2012.09.007</text:p>
          </table:table-cell>
          <table:table-cell table:formula="of:=COUNTIF([existing.A$1:.A$2391];[.B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n, Chao; Xia, Qin-Wen; Chen, Yuan-Sheng; Xiao, Hai-Jun; Xue, Fang-Sen</text:p>
          </table:table-cell>
          <table:table-cell office:value-type="string" calcext:value-type="string">
            <text:p>Inheritance of photoperiodic control of pupal diapause in the cotton bollworm, Helicoverpa armigera (Hubner)</text:p>
          </table:table-cell>
          <table:table-cell/>
          <table:table-cell office:value-type="string" calcext:value-type="string">
            <text:p>10.1016/j.jinsphys.2012.09.013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582" calcext:value-type="float">
            <text:p>1582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10.1016/j.jinsphys.2012.09.013</text:p>
          </table:table-cell>
          <table:table-cell table:formula="of:=COUNTIF([existing.A$1:.A$2391];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, Sheng-Bing; Wang, Man-Qun</text:p>
          </table:table-cell>
          <table:table-cell office:value-type="string" calcext:value-type="string">
            <text:p>Sexual differences in Helicoverpa armigera (Hubner) (Lepidoptera: Noctuidae) as influenced by photoperiod and temperature</text:p>
          </table:table-cell>
          <table:table-cell/>
          <table:table-cell office:value-type="string" calcext:value-type="string">
            <text:p>10.1080/00305316.2012.738138</text:p>
          </table:table-cell>
          <table:table-cell office:value-type="string" calcext:value-type="string">
            <text:p>ORIENTAL INSECTS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-4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.1080/00305316.2012.738138</text:p>
          </table:table-cell>
          <table:table-cell table:formula="of:=COUNTIF([existing.A$1:.A$2391];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be, Jason J.; VanMiddlesworth, Paul S.; Losin, Neil; Dappen, Nathan; Losos, Jonathan B.</text:p>
          </table:table-cell>
          <table:table-cell office:value-type="string" calcext:value-type="string">
            <text:p>Climatic niche shift predicts thermal trait response in one but not both introductions of the Puerto Rican lizard Anolis cristatellus to Miami, Florida, USA</text:p>
          </table:table-cell>
          <table:table-cell/>
          <table:table-cell office:value-type="string" calcext:value-type="string">
            <text:p>10.1002/ece3.263</text:p>
          </table:table-cell>
          <table:table-cell office:value-type="string" calcext:value-type="string">
            <text:p>ECOLOGY AND EVOLUTION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03" calcext:value-type="float">
            <text:p>1503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10.1002/ece3.263</text:p>
          </table:table-cell>
          <table:table-cell table:formula="of:=COUNTIF([existing.A$1:.A$2391];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olastra, Fabio; Kemp, William P.; Maini, Stefano; Bosch, Jordi</text:p>
          </table:table-cell>
          <table:table-cell office:value-type="string" calcext:value-type="string">
            <text:p>Duration of prepupal summer dormancy regulates synchronization of adult diapause with winter temperatures in bees of the genus Osmia</text:p>
          </table:table-cell>
          <table:table-cell/>
          <table:table-cell office:value-type="string" calcext:value-type="string">
            <text:p>10.1016/j.jinsphys.2012.04.008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24" calcext:value-type="float">
            <text:p>92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10.1016/j.jinsphys.2012.04.008</text:p>
          </table:table-cell>
          <table:table-cell table:formula="of:=COUNTIF([existing.A$1:.A$2391];[.B3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ischer, Klaus; Liniek, Susann; Bauer, Michael; Baumann, Birgit; Richter, Stefan; Dierks, Anneke</text:p>
          </table:table-cell>
          <table:table-cell office:value-type="string" calcext:value-type="string">
            <text:p>Phenotypic plasticity in temperature stress resistance is triggered by photoperiod in a fly</text:p>
          </table:table-cell>
          <table:table-cell/>
          <table:table-cell office:value-type="string" calcext:value-type="string">
            <text:p>10.1007/s10682-011-9547-x</text:p>
          </table:table-cell>
          <table:table-cell office:value-type="string" calcext:value-type="string">
            <text:p>EVOLUTIONARY ECOLOGY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67" calcext:value-type="float">
            <text:p>1067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10.1007/s10682-011-9547-x</text:p>
          </table:table-cell>
          <table:table-cell table:formula="of:=COUNTIF([existing.A$1:.A$2391];[.B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onidis, G. K.; Savopoulou-Soultani, M.</text:p>
          </table:table-cell>
          <table:table-cell office:value-type="string" calcext:value-type="string">
            <text:p>Effects of constant and changing temperature conditions on diapause induction in Helicoverpa armigera (Lepidoptera: Noctuidae)</text:p>
          </table:table-cell>
          <table:table-cell/>
          <table:table-cell office:value-type="string" calcext:value-type="string">
            <text:p>10.1017/S0007485311000484</text:p>
          </table:table-cell>
          <table:table-cell office:value-type="string" calcext:value-type="string">
            <text:p>BULLETIN OF ENTOMOLOGICAL RESEARCH</text:p>
          </table:table-cell>
          <table:table-cell office:value-type="float" office:value="2012" calcext:value-type="float">
            <text:p>201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0.1017/S0007485311000484</text:p>
          </table:table-cell>
          <table:table-cell table:formula="of:=COUNTIF([existing.A$1:.A$2391];[.B3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ironidis, G. K.; Savopoulou-Soultani, M.</text:p>
          </table:table-cell>
          <table:table-cell office:value-type="string" calcext:value-type="string">
            <text:p>Effects of thermophotoperiod on growth parameters of Helicoverpa armigera</text:p>
          </table:table-cell>
          <table:table-cell/>
          <table:table-cell office:value-type="string" calcext:value-type="string">
            <text:p>10.1111/j.1570-7458.2011.01201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2012" calcext:value-type="float">
            <text:p>201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1111/j.1570-7458.2011.01201.x</text:p>
          </table:table-cell>
          <table:table-cell table:formula="of:=COUNTIF([existing.A$1:.A$2391];[.B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Yamada, Hirokazu; Yamamoto, Masa-Toshi</text:p>
          </table:table-cell>
          <table:table-cell office:value-type="string" calcext:value-type="string">
            <text:p>Association between Circadian Clock Genes and Diapause Incidence in Drosophila triauraria</text:p>
          </table:table-cell>
          <table:table-cell/>
          <table:table-cell office:value-type="string" calcext:value-type="string">
            <text:p>10.1371/journal.pone.0027493</text:p>
          </table:table-cell>
          <table:table-cell office:value-type="string" calcext:value-type="string">
            <text:p>PLOS ONE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0.1371/journal.pone.0027493</text:p>
          </table:table-cell>
          <table:table-cell table:formula="of:=COUNTIF([existing.A$1:.A$2391];[.B3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ler, William E.</text:p>
          </table:table-cell>
          <table:table-cell office:value-type="string" calcext:value-type="string">
            <text:p>TEMPERATURE-DEPENDENT DEVELOPMENT IN CAPITAL-BREEDING LEPIDOPTERA</text:p>
          </table:table-cell>
          <table:table-cell/>
          <table:table-cell office:value-type="string" calcext:value-type="string">
            <text:p>10.18473/lepi.v65i4.a3</text:p>
          </table:table-cell>
          <table:table-cell office:value-type="string" calcext:value-type="string">
            <text:p>JOURNAL OF THE LEPIDOPTERISTS SOCIETY</text:p>
          </table:table-cell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.18473/lepi.v65i4.a3</text:p>
          </table:table-cell>
          <table:table-cell table:formula="of:=COUNTIF([existing.A$1:.A$2391];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olin, Dmitry L.; Tougou, Daisuke; Fujisaki, Kenji</text:p>
          </table:table-cell>
          <table:table-cell office:value-type="string" calcext:value-type="string">
            <text:p>Photoperiodic response in the subtropical and warm-temperate zone populations of the southern green stink bug Nezara viridula: why does it not fit the common latitudinal trend?</text:p>
          </table:table-cell>
          <table:table-cell/>
          <table:table-cell office:value-type="string" calcext:value-type="string">
            <text:p>10.1111/j.1365-3032.2011.00797.x</text:p>
          </table:table-cell>
          <table:table-cell office:value-type="string" calcext:value-type="string">
            <text:p>PHYSIOLOGICAL ENTOMOLOGY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.1111/j.1365-3032.2011.00797.x</text:p>
          </table:table-cell>
          <table:table-cell table:formula="of:=COUNTIF([existing.A$1:.A$2391];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sberry, Victoria E.; MacMillan, Heath A.; Sinclair, Brent J.</text:p>
          </table:table-cell>
          <table:table-cell office:value-type="string" calcext:value-type="string">
            <text:p>The Relationship between Chill-Coma Onset and Recovery at the Extremes of the Thermal Window of Drosophila melanogaster</text:p>
          </table:table-cell>
          <table:table-cell/>
          <table:table-cell office:value-type="string" calcext:value-type="string">
            <text:p>10.1086/662642</text:p>
          </table:table-cell>
          <table:table-cell office:value-type="string" calcext:value-type="string">
            <text:p>PHYSIOLOGICAL AND BIOCHEMICAL ZOOLOGY</text:p>
          </table:table-cell>
          <table:table-cell office:value-type="float" office:value="2011" calcext:value-type="float">
            <text:p>201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0.1086/662642</text:p>
          </table:table-cell>
          <table:table-cell table:formula="of:=COUNTIF([existing.A$1:.A$2391];[.B4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yukmaeva, Venera I.; Salminen, Tiina S.; Kankare, Maaria; Knott, K. Emily; Hoikkala, Anneli</text:p>
          </table:table-cell>
          <table:table-cell office:value-type="string" calcext:value-type="string">
            <text:p>Adaptation to a seasonally varying environment: a strong latitudinal cline in reproductive diapause combined with high gene flow in Drosophila montana</text:p>
          </table:table-cell>
          <table:table-cell/>
          <table:table-cell office:value-type="string" calcext:value-type="string">
            <text:p>10.1002/ece3.14</text:p>
          </table:table-cell>
          <table:table-cell office:value-type="string" calcext:value-type="string">
            <text:p>ECOLOGY AND EVOLUTIO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0.1002/ece3.14</text:p>
          </table:table-cell>
          <table:table-cell table:formula="of:=COUNTIF([existing.A$1:.A$2391];[.B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ue, Wan-Qi; Verves, Yuriy G.; Du, Jing</text:p>
          </table:table-cell>
          <table:table-cell office:value-type="string" calcext:value-type="string">
            <text:p>A review of subtribe Boettcheriscina Verves 1990 (Diptera: Sarcophagidae), with descriptions of a new species and genus from China</text:p>
          </table:table-cell>
          <table:table-cell/>
          <table:table-cell office:value-type="string" calcext:value-type="string">
            <text:p>10.1080/00379271.2011.10697723</text:p>
          </table:table-cell>
          <table:table-cell office:value-type="string" calcext:value-type="string">
            <text:p>ANNALES DE LA SOCIETE ENTOMOLOGIQUE DE FRANCE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-4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0.1080/00379271.2011.10697723</text:p>
          </table:table-cell>
          <table:table-cell table:formula="of:=COUNTIF([existing.A$1:.A$2391];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one, A. M.; Picard, C. J.; Spiegelman, C.; Foran, D. R.</text:p>
          </table:table-cell>
          <table:table-cell office:value-type="string" calcext:value-type="string">
            <text:p>Population and Temperature Effects on Lucilia sericata (Diptera: Calliphoridae) Body Size and Minimum Development Time</text:p>
          </table:table-cell>
          <table:table-cell/>
          <table:table-cell office:value-type="string" calcext:value-type="string">
            <text:p>10.1603/ME11004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062" calcext:value-type="float">
            <text:p>106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10.1603/ME11004</text:p>
          </table:table-cell>
          <table:table-cell table:formula="of:=COUNTIF([existing.A$1:.A$2391];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szthelyi, Sandor; Szentpeteri, Jozsef; Pal-Fam, Ferenc</text:p>
          </table:table-cell>
          <table:table-cell office:value-type="string" calcext:value-type="string">
            <text:p>Morphometrical and front wing abrasion analysis of a Hungarian cotton bollworm Helicoverpa armigera (Lepidoptera: Noctuidae) population</text:p>
          </table:table-cell>
          <table:table-cell/>
          <table:table-cell office:value-type="string" calcext:value-type="string">
            <text:p>10.2478/s11756-011-0013-6</text:p>
          </table:table-cell>
          <table:table-cell office:value-type="string" calcext:value-type="string">
            <text:p>BIOLOGIA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.2478/s11756-011-0013-6</text:p>
          </table:table-cell>
          <table:table-cell table:formula="of:=COUNTIF([existing.A$1:.A$2391];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sov, Andrey; Kipyatkov, Vladilen E.</text:p>
          </table:table-cell>
          <table:table-cell office:value-type="string" calcext:value-type="string">
            <text:p>Contrasting dynamics of cold resistance traits in field-fresh Myrmica ants during the active season</text:p>
          </table:table-cell>
          <table:table-cell/>
          <table:table-cell office:value-type="string" calcext:value-type="string">
            <text:p>10.1016/j.jtherbio.2010.11.004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1016/j.jtherbio.2010.11.004</text:p>
          </table:table-cell>
          <table:table-cell table:formula="of:=COUNTIF([existing.A$1:.A$2391];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Millan, Heath A.; Sinclair, Brent J.</text:p>
          </table:table-cell>
          <table:table-cell office:value-type="string" calcext:value-type="string">
            <text:p>Mechanisms underlying insect chill-coma</text:p>
          </table:table-cell>
          <table:table-cell/>
          <table:table-cell office:value-type="string" calcext:value-type="string">
            <text:p>10.1016/j.jinsphys.2010.10.004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1" calcext:value-type="float">
            <text:p>201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1016/j.jinsphys.2010.10.004</text:p>
          </table:table-cell>
          <table:table-cell table:formula="of:=COUNTIF([existing.A$1:.A$2391];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be, Jason J.; Kearney, Michael; Shine, Richard</text:p>
          </table:table-cell>
          <table:table-cell office:value-type="string" calcext:value-type="string">
            <text:p>Modeling the consequences of thermal trait variation for the cane toad invasion of Australia</text:p>
          </table:table-cell>
          <table:table-cell/>
          <table:table-cell office:value-type="string" calcext:value-type="string">
            <text:p>10.1890/09-1973.1</text:p>
          </table:table-cell>
          <table:table-cell office:value-type="string" calcext:value-type="string">
            <text:p>ECOLOGICAL APPLICATIONS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273" calcext:value-type="float">
            <text:p>2273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10.1890/09-1973.1</text:p>
          </table:table-cell>
          <table:table-cell table:formula="of:=COUNTIF([existing.A$1:.A$2391];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masaki, Azusa; Fujisaki, Kenji</text:p>
          </table:table-cell>
          <table:table-cell office:value-type="string" calcext:value-type="string">
            <text:p>Larval feeding preference and performance of the cotton bollworm, Helicoverpa armigera (Hubner) (Lepidoptera: Noctuidae), on different flower parts of cosmos</text:p>
          </table:table-cell>
          <table:table-cell/>
          <table:table-cell office:value-type="string" calcext:value-type="string">
            <text:p>10.1303/aez.2010.627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27" calcext:value-type="float">
            <text:p>62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0.1303/aez.2010.627</text:p>
          </table:table-cell>
          <table:table-cell table:formula="of:=COUNTIF([existing.A$1:.A$2391];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aya, Jun; Numata, Hideharu; Goto, Shin G.</text:p>
          </table:table-cell>
          <table:table-cell office:value-type="string" calcext:value-type="string">
            <text:p>Sexual difference in the photoperiodic induction of pupal diapause in the flesh fly Sarcophaga similis</text:p>
          </table:table-cell>
          <table:table-cell/>
          <table:table-cell office:value-type="string" calcext:value-type="string">
            <text:p>10.1111/j.1479-8298.2010.00394.x</text:p>
          </table:table-cell>
          <table:table-cell office:value-type="string" calcext:value-type="string">
            <text:p>ENTOMOLOGICAL SCIENCE</text:p>
          </table:table-cell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10.1111/j.1479-8298.2010.00394.x</text:p>
          </table:table-cell>
          <table:table-cell table:formula="of:=COUNTIF([existing.A$1:.A$2391];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atchikian, Camilo E.; Dennehy, John J.; Vitek, Christopher J.; Livdahl, Todd P.</text:p>
          </table:table-cell>
          <table:table-cell office:value-type="string" calcext:value-type="string">
            <text:p>Environmental effects on bet hedging in Aedes mosquito egg hatch</text:p>
          </table:table-cell>
          <table:table-cell/>
          <table:table-cell office:value-type="string" calcext:value-type="string">
            <text:p>10.1007/s10682-010-9359-4</text:p>
          </table:table-cell>
          <table:table-cell office:value-type="string" calcext:value-type="string">
            <text:p>EVOLUTIONARY ECOLOGY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59" calcext:value-type="float">
            <text:p>1159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10.1007/s10682-010-9359-4</text:p>
          </table:table-cell>
          <table:table-cell table:formula="of:=COUNTIF([existing.A$1:.A$2391];[.B5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u, Sheng-Bing; Wang, Man-Qun; Zhang, Guoan</text:p>
          </table:table-cell>
          <table:table-cell office:value-type="string" calcext:value-type="string">
            <text:p>Effects of putrescine on diapause induction and intensity, and post-diapause development of Helicoverpa armigera</text:p>
          </table:table-cell>
          <table:table-cell/>
          <table:table-cell office:value-type="string" calcext:value-type="string">
            <text:p>10.1111/j.1570-7458.2010.01012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2010" calcext:value-type="float">
            <text:p>2010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.1111/j.1570-7458.2010.01012.x</text:p>
          </table:table-cell>
          <table:table-cell table:formula="of:=COUNTIF([existing.A$1:.A$2391];[.B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onidis, G. K.; Stamopoulos, D. C.; Savopoulou-Soultani, M.</text:p>
          </table:table-cell>
          <table:table-cell office:value-type="string" calcext:value-type="string">
            <text:p>Overwintering Survival and Spring Emergence of Helicoverpa armigera (Lepidoptera: Noctuidae) in Northern Greece</text:p>
          </table:table-cell>
          <table:table-cell/>
          <table:table-cell office:value-type="string" calcext:value-type="string">
            <text:p>10.1603/EN09148</text:p>
          </table:table-cell>
          <table:table-cell office:value-type="string" calcext:value-type="string">
            <text:p>ENVIRONMENTAL ENTOMOLOGY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10.1603/EN09148</text:p>
          </table:table-cell>
          <table:table-cell table:formula="of:=COUNTIF([existing.A$1:.A$2391];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wood, A. R.; Blair, D.</text:p>
          </table:table-cell>
          <table:table-cell office:value-type="string" calcext:value-type="string">
            <text:p>Effect of Regional Climate Warming on the Phenology of Butterflies in Boreal Forests in Manitoba, Canada</text:p>
          </table:table-cell>
          <table:table-cell/>
          <table:table-cell office:value-type="string" calcext:value-type="string">
            <text:p>10.1603/EN09143</text:p>
          </table:table-cell>
          <table:table-cell office:value-type="string" calcext:value-type="string">
            <text:p>ENVIRONMENTAL ENTOMOLOGY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22" calcext:value-type="float">
            <text:p>112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10.1603/EN09143</text:p>
          </table:table-cell>
          <table:table-cell table:formula="of:=COUNTIF([existing.A$1:.A$2391];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awal, Uma Rani; Bajpai, Neelam; Tewari, Raghav Ram; Kurahashi, Hiromu</text:p>
          </table:table-cell>
          <table:table-cell office:value-type="string" calcext:value-type="string">
            <text:p>Cytogenetics of Flesh Flies of the Genus Boettcherisca (Sarcophagidae: Diptera)</text:p>
          </table:table-cell>
          <table:table-cell/>
          <table:table-cell office:value-type="string" calcext:value-type="string">
            <text:p>10.1508/cytologia.75.149</text:p>
          </table:table-cell>
          <table:table-cell office:value-type="string" calcext:value-type="string">
            <text:p>CYTOLOGIA</text:p>
          </table:table-cell>
          <table:table-cell office:value-type="float" office:value="2010" calcext:value-type="float">
            <text:p>201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0.1508/cytologia.75.149</text:p>
          </table:table-cell>
          <table:table-cell table:formula="of:=COUNTIF([existing.A$1:.A$2391];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wn, Steven L.; Hoffmann, Ary A.; Kristensen, Torsten N.; Angilletta, Michael J., Jr.; Stenseth, Nils Chr.; Pertoldi, Cino</text:p>
          </table:table-cell>
          <table:table-cell office:value-type="string" calcext:value-type="string">
            <text:p>Adapting to climate change: a perspective from evolutionary physiology</text:p>
          </table:table-cell>
          <table:table-cell/>
          <table:table-cell office:value-type="string" calcext:value-type="string">
            <text:p>10.3354/cr00879</text:p>
          </table:table-cell>
          <table:table-cell office:value-type="string" calcext:value-type="string">
            <text:p>CLIMATE RESEARCH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-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3354/cr00879</text:p>
          </table:table-cell>
          <table:table-cell table:formula="of:=COUNTIF([existing.A$1:.A$2391];[.B5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merson, Kevin J.; Uyemura, Alison M.; McDaniel, Keely L.; Schmidt, Paul S.; Bradshaw, William E.; Holzapfel, Christina M.</text:p>
          </table:table-cell>
          <table:table-cell office:value-type="string" calcext:value-type="string">
            <text:p>Environmental control of ovarian dormancy in natural populations of Drosophila melanogaster</text:p>
          </table:table-cell>
          <table:table-cell/>
          <table:table-cell office:value-type="string" calcext:value-type="string">
            <text:p>10.1007/s00359-009-0460-5</text:p>
          </table:table-cell>
          <table:table-cell office:value-type="string" calcext:value-type="string">
            <text:p>JOURNAL OF COMPARATIVE PHYSIOLOGY A-NEUROETHOLOGY SENSORY NEURAL AND BEHAVIORAL PHYSIOLOGY</text:p>
          </table:table-cell>
          <table:table-cell office:value-type="float" office:value="2009" calcext:value-type="float">
            <text:p>2009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825" calcext:value-type="float">
            <text:p>82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10.1007/s00359-009-0460-5</text:p>
          </table:table-cell>
          <table:table-cell table:formula="of:=COUNTIF([existing.A$1:.A$2391];[.B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Millan, Heath A.; Walsh, Jillian P.; Sinclair, Brent J.</text:p>
          </table:table-cell>
          <table:table-cell office:value-type="string" calcext:value-type="string">
            <text:p>The effects of selection for cold tolerance on cross-tolerance to other environmental stressors in Drosophila melanogaster</text:p>
          </table:table-cell>
          <table:table-cell/>
          <table:table-cell office:value-type="string" calcext:value-type="string">
            <text:p>10.1111/j.1744-7917.2009.01251.x</text:p>
          </table:table-cell>
          <table:table-cell office:value-type="string" calcext:value-type="string">
            <text:p>INSECT SCIENCE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0.1111/j.1744-7917.2009.01251.x</text:p>
          </table:table-cell>
          <table:table-cell table:formula="of:=COUNTIF([existing.A$1:.A$2391];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ham-Taylor, Lyn G.; Stubbs, Alan E.; Brooke, M. de L.</text:p>
          </table:table-cell>
          <table:table-cell office:value-type="string" calcext:value-type="string">
            <text:p>Changes in phenology of hoverflies in a central England garden</text:p>
          </table:table-cell>
          <table:table-cell/>
          <table:table-cell office:value-type="string" calcext:value-type="string">
            <text:p>10.1111/j.1752-4598.2008.00034.x</text:p>
          </table:table-cell>
          <table:table-cell office:value-type="string" calcext:value-type="string">
            <text:p>INSECT CONSERVATION AND DIVERSITY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1111/j.1752-4598.2008.00034.x</text:p>
          </table:table-cell>
          <table:table-cell table:formula="of:=COUNTIF([existing.A$1:.A$2391];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masaki, Azusa; Shimizu, Ken; Fujisaki, Kenji</text:p>
          </table:table-cell>
          <table:table-cell office:value-type="string" calcext:value-type="string">
            <text:p>Effect of Host Plant Part on Larval Body-Color Polymorphism in Helicoverpa armigera (Lepidoptera: Noctuidae)</text:p>
          </table:table-cell>
          <table:table-cell/>
          <table:table-cell office:value-type="string" calcext:value-type="string">
            <text:p>10.1603/008.102.0108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2009" calcext:value-type="float">
            <text:p>200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1603/008.102.0108</text:p>
          </table:table-cell>
          <table:table-cell table:formula="of:=COUNTIF([existing.A$1:.A$2391];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hida, Kazuhide; Goto, Chie; Mukawa, Shigeyuki; Mitsunaga, Takayuki; Suzuki, Yoshito</text:p>
          </table:table-cell>
          <table:table-cell office:value-type="string" calcext:value-type="string">
            <text:p>Discrimination among Larval Instars in Helicoverpa armigera (Hubner) (Lepidoptera: Noctuidae) Based on Head-Capsule Width.</text:p>
          </table:table-cell>
          <table:table-cell/>
          <table:table-cell office:value-type="string" calcext:value-type="string">
            <text:p>10.1303/jjaez.2009.157</text:p>
          </table:table-cell>
          <table:table-cell office:value-type="string" calcext:value-type="string">
            <text:p>JAPANESE JOURNAL OF APPLIED ENTOMOLOGY AND ZOOLOGY</text:p>
          </table:table-cell>
          <table:table-cell office:value-type="float" office:value="2009" calcext:value-type="float">
            <text:p>200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.1303/jjaez.2009.157</text:p>
          </table:table-cell>
          <table:table-cell table:formula="of:=COUNTIF([existing.A$1:.A$2391];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shov, S. V.; Kipyatkov, V. E.</text:p>
          </table:table-cell>
          <table:table-cell office:value-type="string" calcext:value-type="string">
            <text:p>Study of Intrapopulational Variability of Duration and Temperature Norms of Development of the Linden Bug Pyrrhocoris apterus (Heteroptera, Pyrrhocoridae)</text:p>
          </table:table-cell>
          <table:table-cell/>
          <table:table-cell office:value-type="string" calcext:value-type="string">
            <text:p>10.1134/S0022093008060069</text:p>
          </table:table-cell>
          <table:table-cell office:value-type="string" calcext:value-type="string">
            <text:p>JOURNAL OF EVOLUTIONARY BIOCHEMISTRY AND PHYSIOLOGY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10.1134/S0022093008060069</text:p>
          </table:table-cell>
          <table:table-cell table:formula="of:=COUNTIF([existing.A$1:.A$2391];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, Nobuhito; Kimura, Masahito T.</text:p>
          </table:table-cell>
          <table:table-cell office:value-type="string" calcext:value-type="string">
            <text:p>Selection for rapid and slow recovery from chill- and heat-coma in Drosophila melanogaster</text:p>
          </table:table-cell>
          <table:table-cell/>
          <table:table-cell office:value-type="string" calcext:value-type="string">
            <text:p>10.1111/j.1095-8312.2008.01041.x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2008" calcext:value-type="float">
            <text:p>200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1111/j.1095-8312.2008.01041.x</text:p>
          </table:table-cell>
          <table:table-cell table:formula="of:=COUNTIF([existing.A$1:.A$2391];[.B6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urban, Anwar; Yoshida, Hideya; Izumi, Yohei; Sonoda, Shoji; Tsumuki, Hisaaki</text:p>
          </table:table-cell>
          <table:table-cell office:value-type="string" calcext:value-type="string">
            <text:p>Cold hardiness and sugar content in photo-insensitive individuals of the cotton bollworm Helicoverpa armigera</text:p>
          </table:table-cell>
          <table:table-cell/>
          <table:table-cell office:value-type="string" calcext:value-type="string">
            <text:p>10.1111/j.1365-3032.2008.00630.x</text:p>
          </table:table-cell>
          <table:table-cell office:value-type="string" calcext:value-type="string">
            <text:p>PHYSIOLOGICAL ENTOMOLOGY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1111/j.1365-3032.2008.00630.x</text:p>
          </table:table-cell>
          <table:table-cell table:formula="of:=COUNTIF([existing.A$1:.A$2391];[.B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ashov, S. V.; Kipyatkov, V. E.</text:p>
          </table:table-cell>
          <table:table-cell office:value-type="string" calcext:value-type="string">
            <text:p>The first proof of a possibility of change of temperature norms of insect development as a result of artificial selection for fast or slow development by the example of the red soldier bug Pyrrhocoris apterus (Heteroptera, Pyrrhocoridae)</text:p>
          </table:table-cell>
          <table:table-cell/>
          <table:table-cell office:value-type="string" calcext:value-type="string">
            <text:p>10.1134/S0022093008020060</text:p>
          </table:table-cell>
          <table:table-cell office:value-type="string" calcext:value-type="string">
            <text:p>JOURNAL OF EVOLUTIONARY BIOCHEMISTRY AND PHYSIOLOGY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.1134/S0022093008020060</text:p>
          </table:table-cell>
          <table:table-cell table:formula="of:=COUNTIF([existing.A$1:.A$2391];[.B6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ribayashi, Atsuko; Hayashi, Toshihiko; Taylor, Demar; Kurahashi, Hiromu; Kobayashi, Mutsuo</text:p>
          </table:table-cell>
          <table:table-cell office:value-type="string" calcext:value-type="string">
            <text:p>Different responses to photoperiod in non-diapausing colonies of the flesh fly, Boettcherisca peregrina</text:p>
          </table:table-cell>
          <table:table-cell/>
          <table:table-cell office:value-type="string" calcext:value-type="string">
            <text:p>10.1111/j.1365-3032.2007.00597.x</text:p>
          </table:table-cell>
          <table:table-cell office:value-type="string" calcext:value-type="string">
            <text:p>PHYSIOLOGICAL ENTOMOLOGY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1111/j.1365-3032.2007.00597.x</text:p>
          </table:table-cell>
          <table:table-cell table:formula="of:=COUNTIF([existing.A$1:.A$2391];[.B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ls, Jeffrey D.; Stevens, Jamie R.</text:p>
          </table:table-cell>
          <table:table-cell office:value-type="string" calcext:value-type="string">
            <text:p>Application of DNA-based methods in forensic entomology</text:p>
          </table:table-cell>
          <table:table-cell/>
          <table:table-cell office:value-type="string" calcext:value-type="string">
            <text:p>10.1146/annurev.ento.52.110405.091423</text:p>
          </table:table-cell>
          <table:table-cell office:value-type="string" calcext:value-type="string">
            <text:p>ANNUAL REVIEW OF ENTOMOLOGY</text:p>
          </table:table-cell>
          <table:table-cell office:value-type="float" office:value="2008" calcext:value-type="float">
            <text:p>200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.1146/annurev.ento.52.110405.091423</text:p>
          </table:table-cell>
          <table:table-cell table:formula="of:=COUNTIF([existing.A$1:.A$2391];[.B6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adshaw, W. E.; Holzapfel, C. M.</text:p>
          </table:table-cell>
          <table:table-cell office:value-type="string" calcext:value-type="string">
            <text:p>Genetic response to rapid climate change: it's seasonal timing that matters</text:p>
          </table:table-cell>
          <table:table-cell/>
          <table:table-cell office:value-type="string" calcext:value-type="string">
            <text:p>10.1111/j.1365-294X.2007.03509.x</text:p>
          </table:table-cell>
          <table:table-cell office:value-type="string" calcext:value-type="string">
            <text:p>MOLECULAR ECOLOGY</text:p>
          </table:table-cell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0.1111/j.1365-294X.2007.03509.x</text:p>
          </table:table-cell>
          <table:table-cell table:formula="of:=COUNTIF([existing.A$1:.A$2391];[.B6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lty, Jonathan</text:p>
          </table:table-cell>
          <table:table-cell office:value-type="string" calcext:value-type="string">
            <text:p>Rapid cold-hardening of Drosophila melanogaster in a field setting</text:p>
          </table:table-cell>
          <table:table-cell/>
          <table:table-cell office:value-type="string" calcext:value-type="string">
            <text:p>10.1111/j.1365-3032.2007.00584.x</text:p>
          </table:table-cell>
          <table:table-cell office:value-type="string" calcext:value-type="string">
            <text:p>PHYSIOLOGICAL ENTOMOLOGY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1111/j.1365-3032.2007.00584.x</text:p>
          </table:table-cell>
          <table:table-cell table:formula="of:=COUNTIF([existing.A$1:.A$2391];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mi, Tadashi</text:p>
          </table:table-cell>
          <table:table-cell office:value-type="string" calcext:value-type="string">
            <text:p>Seasonal adaptations of the fall webworm Hyphantria cunea (Drury) (Lepidoptera : Arctiidae) following its invasion of Japan</text:p>
          </table:table-cell>
          <table:table-cell/>
          <table:table-cell office:value-type="string" calcext:value-type="string">
            <text:p>10.1007/s11284-006-0327-y</text:p>
          </table:table-cell>
          <table:table-cell office:value-type="string" calcext:value-type="string">
            <text:p>ECOLOGICAL RESEARCH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5" calcext:value-type="float">
            <text:p>855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10.1007/s11284-006-0327-y</text:p>
          </table:table-cell>
          <table:table-cell table:formula="of:=COUNTIF([existing.A$1:.A$2391];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olin, Dmitry L.</text:p>
          </table:table-cell>
          <table:table-cell office:value-type="string" calcext:value-type="string">
            <text:p>Insects in a warmer world: ecological, physiological and life-history responses of true bugs (Heteroptera) to climate change</text:p>
          </table:table-cell>
          <table:table-cell/>
          <table:table-cell office:value-type="string" calcext:value-type="string">
            <text:p>10.1111/j.1365-2486.2007.01395.x</text:p>
          </table:table-cell>
          <table:table-cell office:value-type="string" calcext:value-type="string">
            <text:p>GLOBAL CHANGE BIOLOGY</text:p>
          </table:table-cell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65" calcext:value-type="float">
            <text:p>1565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10.1111/j.1365-2486.2007.01395.x</text:p>
          </table:table-cell>
          <table:table-cell table:formula="of:=COUNTIF([existing.A$1:.A$2391];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rban, A.; Yoshida, H.; Izumi, Y.; Sonoda, S.; Tsumuki, H.</text:p>
          </table:table-cell>
          <table:table-cell office:value-type="string" calcext:value-type="string">
            <text:p>Pupal diapause of Helicoverpa armigera (Lepidoptera : Noctuidae): sensitive stage for thermal induction in the Okayama (western Japan) population</text:p>
          </table:table-cell>
          <table:table-cell/>
          <table:table-cell office:value-type="string" calcext:value-type="string">
            <text:p>10.1017/S0007485307004956</text:p>
          </table:table-cell>
          <table:table-cell office:value-type="string" calcext:value-type="string">
            <text:p>BULLETIN OF ENTOMOLOGICAL RESEARCH</text:p>
          </table:table-cell>
          <table:table-cell office:value-type="float" office:value="2007" calcext:value-type="float">
            <text:p>2007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.1017/S0007485307004956</text:p>
          </table:table-cell>
          <table:table-cell table:formula="of:=COUNTIF([existing.A$1:.A$2391];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land, J. A.; Kevan, D. K. Mce.</text:p>
          </table:table-cell>
          <table:table-cell office:value-type="string" calcext:value-type="string">
            <text:p>Chrysopidae of Canada and Alaska ( Insecta, Neuroptera): revised checklist, new and noteworthy records, and geo-referenced localities</text:p>
          </table:table-cell>
          <table:table-cell table:number-columns-repeated="2"/>
          <table:table-cell office:value-type="string" calcext:value-type="string">
            <text:p>ZOOTAXA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table:formula="of:=COUNTIF([existing.A$1:.A$2391];[.B7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hiota, Hiroaki; Kimura, Masahito T.</text:p>
          </table:table-cell>
          <table:table-cell office:value-type="string" calcext:value-type="string">
            <text:p>Evolutionary trade-offs between thermal tolerance and locomotor and developmental performance in drosophilid flies</text:p>
          </table:table-cell>
          <table:table-cell/>
          <table:table-cell office:value-type="string" calcext:value-type="string">
            <text:p>10.1111/j.1095-8312.2007.00738.x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2007" calcext:value-type="float">
            <text:p>200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.1111/j.1095-8312.2007.00738.x</text:p>
          </table:table-cell>
          <table:table-cell table:formula="of:=COUNTIF([existing.A$1:.A$2391];[.B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imizu, Ken; Fujisaki, Kenji</text:p>
          </table:table-cell>
          <table:table-cell office:value-type="string" calcext:value-type="string">
            <text:p>Geographic variation in diapause induction under constant and changing conditions in Helicoverpa armigera</text:p>
          </table:table-cell>
          <table:table-cell/>
          <table:table-cell office:value-type="string" calcext:value-type="string">
            <text:p>10.1111/j.1570-8703.2006.00483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2006" calcext:value-type="float">
            <text:p>2006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.1111/j.1570-8703.2006.00483.x</text:p>
          </table:table-cell>
          <table:table-cell table:formula="of:=COUNTIF([existing.A$1:.A$2391];[.B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hibana, Shin-Ichiro; Numata, Hideharu</text:p>
          </table:table-cell>
          <table:table-cell office:value-type="string" calcext:value-type="string">
            <text:p>Seasonal prevalence of blowflies and flesh flies in Osaka City</text:p>
          </table:table-cell>
          <table:table-cell/>
          <table:table-cell office:value-type="string" calcext:value-type="string">
            <text:p>10.1111/j.1479-8298.2006.00179.x</text:p>
          </table:table-cell>
          <table:table-cell office:value-type="string" calcext:value-type="string">
            <text:p>ENTOMOLOGICAL SCIENCE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0.1111/j.1479-8298.2006.00179.x</text:p>
          </table:table-cell>
          <table:table-cell table:formula="of:=COUNTIF([existing.A$1:.A$2391];[.B7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ikawa, Ayako; Mori, Nobuhito; Kimura, Masahito T.</text:p>
          </table:table-cell>
          <table:table-cell office:value-type="string" calcext:value-type="string">
            <text:p>Comparison of oxygen consumption in drosophilid flies from different climates</text:p>
          </table:table-cell>
          <table:table-cell/>
          <table:table-cell office:value-type="string" calcext:value-type="string">
            <text:p>10.1111/j.1479-8298.2006.00180.x</text:p>
          </table:table-cell>
          <table:table-cell office:value-type="string" calcext:value-type="string">
            <text:p>ENTOMOLOGICAL SCIENCE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0.1111/j.1479-8298.2006.00180.x</text:p>
          </table:table-cell>
          <table:table-cell table:formula="of:=COUNTIF([existing.A$1:.A$2391];[.B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ry, F. M.; Sambucetti, P.; Scannapieco, A. C.; Loeschcke, V.</text:p>
          </table:table-cell>
          <table:table-cell office:value-type="string" calcext:value-type="string">
            <text:p>Altitudinal patterns for longevity, fecundity and senescence in Drosophila buzzatii</text:p>
          </table:table-cell>
          <table:table-cell/>
          <table:table-cell office:value-type="string" calcext:value-type="string">
            <text:p>10.1007/s10709-005-5537-7</text:p>
          </table:table-cell>
          <table:table-cell office:value-type="string" calcext:value-type="string">
            <text:p>GENETICA</text:p>
          </table:table-cell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-3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1007/s10709-005-5537-7</text:p>
          </table:table-cell>
          <table:table-cell table:formula="of:=COUNTIF([existing.A$1:.A$2391];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ao, Hai-Jun; Yang, Dong; Xue, Fang-Sen</text:p>
          </table:table-cell>
          <table:table-cell office:value-type="string" calcext:value-type="string">
            <text:p>Effect of photoperiod on the duration of summer and winter diapause in the cabbage butterfly, Pieris melete (Lepidoptera : Pieridae)</text:p>
          </table:table-cell>
          <table:table-cell/>
          <table:table-cell office:value-type="string" calcext:value-type="string">
            <text:p>10.14411/eje.2006.071</text:p>
          </table:table-cell>
          <table:table-cell office:value-type="string" calcext:value-type="string">
            <text:p>EUROPEAN JOURNAL OF ENTOMOLOGY</text:p>
          </table:table-cell>
          <table:table-cell office:value-type="float" office:value="2006" calcext:value-type="float">
            <text:p>200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0.14411/eje.2006.071</text:p>
          </table:table-cell>
          <table:table-cell table:formula="of:=COUNTIF([existing.A$1:.A$2391];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mizu, K; Shimizu, K; Fujisaki, K</text:p>
          </table:table-cell>
          <table:table-cell office:value-type="string" calcext:value-type="string">
            <text:p>Timing of diapause induction and overwintering success in the cotton bollworm Helicoverpa armigera (Hb.) (Lepidoptera : Noctuidae) under outdoor conditions in temperate Japan</text:p>
          </table:table-cell>
          <table:table-cell/>
          <table:table-cell office:value-type="string" calcext:value-type="string">
            <text:p>10.1303/aez.2006.151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0.1303/aez.2006.151</text:p>
          </table:table-cell>
          <table:table-cell table:formula="of:=COUNTIF([existing.A$1:.A$2391];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o, K</text:p>
          </table:table-cell>
          <table:table-cell office:value-type="string" calcext:value-type="string">
            <text:p>Development times under long- and short-day conditions in the Kanzawa spider mite Tetranychus kanzawai (Acari : Tetranychidae)</text:p>
          </table:table-cell>
          <table:table-cell/>
          <table:table-cell office:value-type="string" calcext:value-type="string">
            <text:p>10.1007/s10493-005-6649-6</text:p>
          </table:table-cell>
          <table:table-cell office:value-type="string" calcext:value-type="string">
            <text:p>EXPERIMENTAL AND APPLIED ACAROLOGY</text:p>
          </table:table-cell>
          <table:table-cell office:value-type="float" office:value="2005" calcext:value-type="float">
            <text:p>200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0.1007/s10493-005-6649-6</text:p>
          </table:table-cell>
          <table:table-cell table:formula="of:=COUNTIF([existing.A$1:.A$2391];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clair, BJ; Roberts, SP</text:p>
          </table:table-cell>
          <table:table-cell office:value-type="string" calcext:value-type="string">
            <text:p>Acclimation, shock and hardening in the cold</text:p>
          </table:table-cell>
          <table:table-cell/>
          <table:table-cell office:value-type="string" calcext:value-type="string">
            <text:p>10.1016/j.jtherbio.2005.07.002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0.1016/j.jtherbio.2005.07.002</text:p>
          </table:table-cell>
          <table:table-cell table:formula="of:=COUNTIF([existing.A$1:.A$2391];[.B8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urban, A; Yoshida, H; Immi, Y; Sonoda, S; Tsumuki, H</text:p>
          </table:table-cell>
          <table:table-cell office:value-type="string" calcext:value-type="string">
            <text:p>Pupal diapause of Helicoverpa armigera: sensitive stage for photoperiodic induction</text:p>
          </table:table-cell>
          <table:table-cell/>
          <table:table-cell office:value-type="string" calcext:value-type="string">
            <text:p>10.1303/aez.2005.457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10.1303/aez.2005.457</text:p>
          </table:table-cell>
          <table:table-cell table:formula="of:=COUNTIF([existing.A$1:.A$2391];[.B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sodia, S; Singh, BN</text:p>
          </table:table-cell>
          <table:table-cell office:value-type="string" calcext:value-type="string">
            <text:p>Behaviour genetics of Drosophila: Non-sexual behaviour</text:p>
          </table:table-cell>
          <table:table-cell/>
          <table:table-cell office:value-type="string" calcext:value-type="string">
            <text:p>10.1007/BF02715846</text:p>
          </table:table-cell>
          <table:table-cell office:value-type="string" calcext:value-type="string">
            <text:p>JOURNAL OF GENETICS</text:p>
          </table:table-cell>
          <table:table-cell office:value-type="float" office:value="2005" calcext:value-type="float">
            <text:p>200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.1007/BF02715846</text:p>
          </table:table-cell>
          <table:table-cell table:formula="of:=COUNTIF([existing.A$1:.A$2391];[.B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kontason, KL; Methanitikorn, R; Kurahashi, H; Piangjai, S; Sukontason, K</text:p>
          </table:table-cell>
          <table:table-cell office:value-type="string" calcext:value-type="string">
            <text:p>Surface ultrastructure of prestomal teeth of some flies in the families Calliphoridae, Muscidae and Sarcophagidae</text:p>
          </table:table-cell>
          <table:table-cell/>
          <table:table-cell office:value-type="string" calcext:value-type="string">
            <text:p>10.1007/s00436-005-1357-z</text:p>
          </table:table-cell>
          <table:table-cell office:value-type="string" calcext:value-type="string">
            <text:p>PARASITOLOGY RESEARCH</text:p>
          </table:table-cell>
          <table:table-cell office:value-type="float" office:value="2005" calcext:value-type="float">
            <text:p>200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0.1007/s00436-005-1357-z</text:p>
          </table:table-cell>
          <table:table-cell table:formula="of:=COUNTIF([existing.A$1:.A$2391];[.B8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offmann, AA; Shirriffs, J; Scott, M</text:p>
          </table:table-cell>
          <table:table-cell office:value-type="string" calcext:value-type="string">
            <text:p>Relative importance of plastic vs genetic factors in adaptive differentiation: geographical variation for stress resistance in Drosophila melanogaster from eastern Australia</text:p>
          </table:table-cell>
          <table:table-cell/>
          <table:table-cell office:value-type="string" calcext:value-type="string">
            <text:p>10.1111/j.1365-2435.2005.00959.x</text:p>
          </table:table-cell>
          <table:table-cell office:value-type="string" calcext:value-type="string">
            <text:p>FUNCTIONAL ECOLOGY</text:p>
          </table:table-cell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0.1111/j.1365-2435.2005.00959.x</text:p>
          </table:table-cell>
          <table:table-cell table:formula="of:=COUNTIF([existing.A$1:.A$2391];[.B8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cdonald, SS; Rako, L; Batterham, P; Hoffmann, AA</text:p>
          </table:table-cell>
          <table:table-cell office:value-type="string" calcext:value-type="string">
            <text:p>Dissecting chill coma recovery as a measure of cold resistance: evidence for a biphasic response in Drosophila melanogaster</text:p>
          </table:table-cell>
          <table:table-cell/>
          <table:table-cell office:value-type="string" calcext:value-type="string">
            <text:p>10.1016/j.jinsphys.2004.05.004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0.1016/j.jinsphys.2004.05.004</text:p>
          </table:table-cell>
          <table:table-cell table:formula="of:=COUNTIF([existing.A$1:.A$2391];[.B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imura, MT</text:p>
          </table:table-cell>
          <table:table-cell office:value-type="string" calcext:value-type="string">
            <text:p>Cold and heat tolerance of drosophilid flies with reference to their latitudinal distributions</text:p>
          </table:table-cell>
          <table:table-cell/>
          <table:table-cell office:value-type="string" calcext:value-type="string">
            <text:p>10.1007/s00442-004-1605-4</text:p>
          </table:table-cell>
          <table:table-cell office:value-type="string" calcext:value-type="string">
            <text:p>OECOLOGIA</text:p>
          </table:table-cell>
          <table:table-cell office:value-type="float" office:value="2004" calcext:value-type="float">
            <text:p>2004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10.1007/s00442-004-1605-4</text:p>
          </table:table-cell>
          <table:table-cell table:formula="of:=COUNTIF([existing.A$1:.A$2391];[.B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oto, SG; Kimura, MT</text:p>
          </table:table-cell>
          <table:table-cell office:value-type="string" calcext:value-type="string">
            <text:p>Heat-shock-responsive genes are not involved in the adult diapause of Drosophila triauraria</text:p>
          </table:table-cell>
          <table:table-cell/>
          <table:table-cell office:value-type="string" calcext:value-type="string">
            <text:p>10.1016/j.gene.2003.10.017</text:p>
          </table:table-cell>
          <table:table-cell office:value-type="string" calcext:value-type="string">
            <text:p>GENE</text:p>
          </table:table-cell>
          <table:table-cell office:value-type="float" office:value="2004" calcext:value-type="float">
            <text:p>2004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.1016/j.gene.2003.10.017</text:p>
          </table:table-cell>
          <table:table-cell table:formula="of:=COUNTIF([existing.A$1:.A$2391];[.B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on, MC; Wratten, SD; Barlow, ND</text:p>
          </table:table-cell>
          <table:table-cell office:value-type="string" calcext:value-type="string">
            <text:p>Phenology and parasitism of the red admiral butterfly Bassaris gonerilla (Lepidoptera : Nymphalidae)</text:p>
          </table:table-cell>
          <table:table-cell table:number-columns-repeated="2"/>
          <table:table-cell office:value-type="string" calcext:value-type="string">
            <text:p>NEW ZEALAND JOURNAL OF ECOLOGY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COUNTIF([existing.A$1:.A$2391];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bbs, AG; Perkins, MC; Markow, TA</text:p>
          </table:table-cell>
          <table:table-cell office:value-type="string" calcext:value-type="string">
            <text:p>No place to hide: microclimates of sonoran desert Drosophila</text:p>
          </table:table-cell>
          <table:table-cell/>
          <table:table-cell office:value-type="string" calcext:value-type="string">
            <text:p>10.1016/S0306-4565(03)00011-1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0.1016/S0306-4565(03)00011-1</text:p>
          </table:table-cell>
          <table:table-cell table:formula="of:=COUNTIF([existing.A$1:.A$2391];[.B9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akahashi, H; Ueno, S; Katagiri, C</text:p>
          </table:table-cell>
          <table:table-cell office:value-type="string" calcext:value-type="string">
            <text:p>Direct observation of the crystallization of fat in a Drosophila fly body by small- and wide-angle X-ray scattering</text:p>
          </table:table-cell>
          <table:table-cell/>
          <table:table-cell office:value-type="string" calcext:value-type="string">
            <text:p>10.1107/S0021889803001845</text:p>
          </table:table-cell>
          <table:table-cell office:value-type="string" calcext:value-type="string">
            <text:p>JOURNAL OF APPLIED CRYSTALLOGRAPHY</text:p>
          </table:table-cell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10.1107/S0021889803001845</text:p>
          </table:table-cell>
          <table:table-cell table:formula="of:=COUNTIF([existing.A$1:.A$2391];[.B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nsen, BW; Marker, T; Andreassen, P; Arashkewich, E; Carlotti, F; Lindeque, P; Tande, KS; Wagner, M</text:p>
          </table:table-cell>
          <table:table-cell office:value-type="string" calcext:value-type="string">
            <text:p>Differences in life-cycle traits of Calanus finmarchicus originating from 60 degrees N and 69 degrees N, when reared in mesocosms at 69 degrees N</text:p>
          </table:table-cell>
          <table:table-cell/>
          <table:table-cell office:value-type="string" calcext:value-type="string">
            <text:p>10.1007/s00227-002-1004-5</text:p>
          </table:table-cell>
          <table:table-cell office:value-type="string" calcext:value-type="string">
            <text:p>MARINE BIOLOGY</text:p>
          </table:table-cell>
          <table:table-cell office:value-type="float" office:value="2003" calcext:value-type="float">
            <text:p>2003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877" calcext:value-type="float">
            <text:p>877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10.1007/s00227-002-1004-5</text:p>
          </table:table-cell>
          <table:table-cell table:formula="of:=COUNTIF([existing.A$1:.A$2391];[.B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ffmann, AA; Sorensen, JG; Loeschcke, V</text:p>
          </table:table-cell>
          <table:table-cell office:value-type="string" calcext:value-type="string">
            <text:p>Adaptation of Drosophila to temperature extremes: bringing together quantitative and molecular approaches</text:p>
          </table:table-cell>
          <table:table-cell/>
          <table:table-cell office:value-type="string" calcext:value-type="string">
            <text:p>10.1016/S0306-4565(02)00057-8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.1016/S0306-4565(02)00057-8</text:p>
          </table:table-cell>
          <table:table-cell table:formula="of:=COUNTIF([existing.A$1:.A$2391];[.B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iafoglou, A; Carew, ME; Hoffmann, AA</text:p>
          </table:table-cell>
          <table:table-cell office:value-type="string" calcext:value-type="string">
            <text:p>Shifting clinal patterns and microsatellite variation in Drosophila serrata populations: a comparison of populations near the southern border of the species range</text:p>
          </table:table-cell>
          <table:table-cell/>
          <table:table-cell office:value-type="string" calcext:value-type="string">
            <text:p>10.1046/j.1420-9101.2002.00439.x</text:p>
          </table:table-cell>
          <table:table-cell office:value-type="string" calcext:value-type="string">
            <text:p>JOURNAL OF EVOLUTIONARY BIOLOGY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10.1046/j.1420-9101.2002.00439.x</text:p>
          </table:table-cell>
          <table:table-cell table:formula="of:=COUNTIF([existing.A$1:.A$2391];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aka, S</text:p>
          </table:table-cell>
          <table:table-cell office:value-type="string" calcext:value-type="string">
            <text:p>Temperature acclimation in overwintering nymphs of a cockroach, Periplaneta japonica: walking on ice</text:p>
          </table:table-cell>
          <table:table-cell/>
          <table:table-cell office:value-type="string" calcext:value-type="string">
            <text:p>10.1016/S0022-1910(02)00077-X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10.1016/S0022-1910(02)00077-X</text:p>
          </table:table-cell>
          <table:table-cell table:formula="of:=COUNTIF([existing.A$1:.A$2391];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wn, SL; Addo-Bediako, A; Gaston, KJ</text:p>
          </table:table-cell>
          <table:table-cell office:value-type="string" calcext:value-type="string">
            <text:p>Physiological variation in insects: large-scale patterns and their implications</text:p>
          </table:table-cell>
          <table:table-cell/>
          <table:table-cell office:value-type="string" calcext:value-type="string">
            <text:p>10.1016/S1096-4959(02)00017-9</text:p>
          </table:table-cell>
          <table:table-cell office:value-type="string" calcext:value-type="string">
            <text:p>COMPARATIVE BIOCHEMISTRY AND PHYSIOLOGY B-BIOCHEMISTRY &amp; MOLECULAR BIOLOGY</text:p>
          </table:table-cell>
          <table:table-cell office:value-type="float" office:value="2002" calcext:value-type="float">
            <text:p>200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0.1016/S1096-4959(02)00017-9</text:p>
          </table:table-cell>
          <table:table-cell table:formula="of:=COUNTIF([existing.A$1:.A$2391];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iber, JM</text:p>
          </table:table-cell>
          <table:table-cell office:value-type="string" calcext:value-type="string">
            <text:p>Latitudinal and local geographic mosaics in host plant preferences as shaped by thermal units and voltinism in Papilio spp. (Lepidoptera)</text:p>
          </table:table-cell>
          <table:table-cell/>
          <table:table-cell office:value-type="string" calcext:value-type="string">
            <text:p>10.14411/eje.2002.032</text:p>
          </table:table-cell>
          <table:table-cell office:value-type="string" calcext:value-type="string">
            <text:p>EUROPEAN JOURNAL OF ENTOMOLOGY</text:p>
          </table:table-cell>
          <table:table-cell office:value-type="float" office:value="2002" calcext:value-type="float">
            <text:p>200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0.14411/eje.2002.032</text:p>
          </table:table-cell>
          <table:table-cell table:formula="of:=COUNTIF([existing.A$1:.A$2391];[.B9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le, JS; Masters, GJ; Hodkinson, ID; Awmack, C; Bezemer, TM; Brown, VK; Butterfield, J; Buse, A; Coulson, JC; Farrar, J; Good, JEG; Harrington, R; Hartley, S; Jones, TH; Lindroth, RL; Press, MC; Symrnioudis, I; Watt, AD; Whittaker, JB</text:p>
          </table:table-cell>
          <table:table-cell office:value-type="string" calcext:value-type="string">
            <text:p>Herbivory in global climate change research: direct effects of rising temperature on insect herbivores</text:p>
          </table:table-cell>
          <table:table-cell/>
          <table:table-cell office:value-type="string" calcext:value-type="string">
            <text:p>10.1046/j.1365-2486.2002.00451.x</text:p>
          </table:table-cell>
          <table:table-cell office:value-type="string" calcext:value-type="string">
            <text:p>GLOBAL CHANGE BIOLOGY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046/j.1365-2486.2002.00451.x</text:p>
          </table:table-cell>
          <table:table-cell table:formula="of:=COUNTIF([existing.A$1:.A$2391];[.B9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uber, CA; Tauber, MJ; Albuquerque, GS</text:p>
          </table:table-cell>
          <table:table-cell office:value-type="string" calcext:value-type="string">
            <text:p>Plesiochrysa brasiliensis (Neuroptera : Chrysopidae): Larval stages, biology, and taxonomic relationships</text:p>
          </table:table-cell>
          <table:table-cell/>
          <table:table-cell office:value-type="string" calcext:value-type="string">
            <text:p>10.1603/0013-8746(2001)094[0858:PBNCLS]2.0.CO;2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2001" calcext:value-type="float">
            <text:p>200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58" calcext:value-type="float">
            <text:p>85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10.1603/0013-8746(2001)094[0858:PBNCLS]2.0.CO;2</text:p>
          </table:table-cell>
          <table:table-cell table:formula="of:=COUNTIF([existing.A$1:.A$2391];[.B10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aibo, S; Kimura, MT; Goto, SG</text:p>
          </table:table-cell>
          <table:table-cell office:value-type="string" calcext:value-type="string">
            <text:p>Upregulation of genes belonging to the drosomycin family in diapausing adults of Drosophila triauraria</text:p>
          </table:table-cell>
          <table:table-cell/>
          <table:table-cell office:value-type="string" calcext:value-type="string">
            <text:p>10.1016/S0378-1119(01)00713-2</text:p>
          </table:table-cell>
          <table:table-cell office:value-type="string" calcext:value-type="string">
            <text:p>GENE</text:p>
          </table:table-cell>
          <table:table-cell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-2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.1016/S0378-1119(01)00713-2</text:p>
          </table:table-cell>
          <table:table-cell table:formula="of:=COUNTIF([existing.A$1:.A$2391];[.B1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solin, DL; Numata, H; Saulich, AH</text:p>
          </table:table-cell>
          <table:table-cell office:value-type="string" calcext:value-type="string">
            <text:p>Timing of diapause induction outside the natural distribution range of a species: an outdoor experiment with the bean bug Riptortus clavatus</text:p>
          </table:table-cell>
          <table:table-cell/>
          <table:table-cell office:value-type="string" calcext:value-type="string">
            <text:p>10.1046/j.1570-7458.2001.00866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0.1046/j.1570-7458.2001.00866.x</text:p>
          </table:table-cell>
          <table:table-cell table:formula="of:=COUNTIF([existing.A$1:.A$2391];[.B10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auber, E; Kyriacou, BP</text:p>
          </table:table-cell>
          <table:table-cell office:value-type="string" calcext:value-type="string">
            <text:p>Insect photoperiodism and circadian clocks: Models and mechanisms</text:p>
          </table:table-cell>
          <table:table-cell/>
          <table:table-cell office:value-type="string" calcext:value-type="string">
            <text:p>10.1177/074873001129002088</text:p>
          </table:table-cell>
          <table:table-cell office:value-type="string" calcext:value-type="string">
            <text:p>JOURNAL OF BIOLOGICAL RHYTHMS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.1177/074873001129002088</text:p>
          </table:table-cell>
          <table:table-cell table:formula="of:=COUNTIF([existing.A$1:.A$2391];[.B1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own, SL</text:p>
          </table:table-cell>
          <table:table-cell office:value-type="string" calcext:value-type="string">
            <text:p>Physiological variation in insects: hierarchical levels and implications</text:p>
          </table:table-cell>
          <table:table-cell/>
          <table:table-cell office:value-type="string" calcext:value-type="string">
            <text:p>10.1016/S0022-1910(00)00163-3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49" calcext:value-type="float">
            <text:p>649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0.1016/S0022-1910(00)00163-3</text:p>
          </table:table-cell>
          <table:table-cell table:formula="of:=COUNTIF([existing.A$1:.A$2391];[.B1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ty, JD; Lee, RE</text:p>
          </table:table-cell>
          <table:table-cell office:value-type="string" calcext:value-type="string">
            <text:p>Rapid cold-hardening of Drosophila melanogaster (Diptera : Drosophilidae) during ecologically based thermoperiodic cycles</text:p>
          </table:table-cell>
          <table:table-cell table:number-columns-repeated="2"/>
          <table:table-cell office:value-type="string" calcext:value-type="string">
            <text:p>JOURNAL OF EXPERIMENTAL BIOLOGY</text:p>
          </table:table-cell>
          <table:table-cell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1659" calcext:value-type="float">
            <text:p>1659</text:p>
          </table:table-cell>
          <table:table-cell office:value-type="float" office:value="1666" calcext:value-type="float">
            <text:p>1666</text:p>
          </table:table-cell>
          <table:table-cell/>
          <table:table-cell table:formula="of:=COUNTIF([existing.A$1:.A$2391];[.B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bert, P; Huey, RB</text:p>
          </table:table-cell>
          <table:table-cell office:value-type="string" calcext:value-type="string">
            <text:p>Chill-coma temperature in Drosophila: Effects of developmental temperature, latitude, and phylogeny</text:p>
          </table:table-cell>
          <table:table-cell/>
          <table:table-cell office:value-type="string" calcext:value-type="string">
            <text:p>10.1086/320429</text:p>
          </table:table-cell>
          <table:table-cell office:value-type="string" calcext:value-type="string">
            <text:p>PHYSIOLOGICAL AND BIOCHEMICAL ZOOLOGY</text:p>
          </table:table-cell>
          <table:table-cell office:value-type="float" office:value="2001" calcext:value-type="float">
            <text:p>200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10.1086/320429</text:p>
          </table:table-cell>
          <table:table-cell table:formula="of:=COUNTIF([existing.A$1:.A$2391];[.B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kauf, SJ; McCauley, DE</text:p>
          </table:table-cell>
          <table:table-cell office:value-type="string" calcext:value-type="string">
            <text:p>Evaluation of low temperature mortality as a range-limiting factor for the southwestern corn borer (Lepidoptera : Crambidae)</text:p>
          </table:table-cell>
          <table:table-cell/>
          <table:table-cell office:value-type="string" calcext:value-type="string">
            <text:p>10.1603/0046-225X-30.2.181</text:p>
          </table:table-cell>
          <table:table-cell office:value-type="string" calcext:value-type="string">
            <text:p>ENVIRONMENTAL ENTOMOLOGY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.1603/0046-225X-30.2.181</text:p>
          </table:table-cell>
          <table:table-cell table:formula="of:=COUNTIF([existing.A$1:.A$2391];[.B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i, KH; Kim, SR; Cho, ES; Yang, WJ; Jin, BR; Takeda, M; Shon, HD</text:p>
          </table:table-cell>
          <table:table-cell office:value-type="string" calcext:value-type="string">
            <text:p>Developmental and life history characteristics of the oyster mushroom fly, Coboldia fuscipes (Diptera : Scatopsidae)</text:p>
          </table:table-cell>
          <table:table-cell/>
          <table:table-cell office:value-type="string" calcext:value-type="string">
            <text:p>10.1303/aez.2000.495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10.1303/aez.2000.495</text:p>
          </table:table-cell>
          <table:table-cell table:formula="of:=COUNTIF([existing.A$1:.A$2391];[.B10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adshaw, WE; Fujiyama, S; Holzapfel, CM</text:p>
          </table:table-cell>
          <table:table-cell office:value-type="string" calcext:value-type="string">
            <text:p>Adaptation to the thermal climate of North America by the pitcher-plant mosquito, Wyeomyia smithii</text:p>
          </table:table-cell>
          <table:table-cell table:number-columns-repeated="2"/>
          <table:table-cell office:value-type="string" calcext:value-type="string">
            <text:p>ECOLOGY</text:p>
          </table:table-cell>
          <table:table-cell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62" calcext:value-type="float">
            <text:p>1262</text:p>
          </table:table-cell>
          <table:table-cell office:value-type="float" office:value="1272" calcext:value-type="float">
            <text:p>1272</text:p>
          </table:table-cell>
          <table:table-cell/>
          <table:table-cell table:formula="of:=COUNTIF([existing.A$1:.A$2391];[.B10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m, WKF; Pedigo, LP</text:p>
          </table:table-cell>
          <table:table-cell office:value-type="string" calcext:value-type="string">
            <text:p>Cold tolerance of overwintering bean leaf beetles (Coleoptera : Chrysomelidae)</text:p>
          </table:table-cell>
          <table:table-cell/>
          <table:table-cell office:value-type="string" calcext:value-type="string">
            <text:p>10.1603/0046-225X(2000)029[0157:CTOOBL]2.0.CO;2</text:p>
          </table:table-cell>
          <table:table-cell office:value-type="string" calcext:value-type="string">
            <text:p>ENVIRONMENTAL ENTOMOLOGY</text:p>
          </table:table-cell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0.1603/0046-225X(2000)029[0157:CTOOBL]2.0.CO;2</text:p>
          </table:table-cell>
          <table:table-cell table:formula="of:=COUNTIF([existing.A$1:.A$2391];[.B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, DB; Sparks, TH</text:p>
          </table:table-cell>
          <table:table-cell office:value-type="string" calcext:value-type="string">
            <text:p>Phenology of British butterflies and climate change</text:p>
          </table:table-cell>
          <table:table-cell/>
          <table:table-cell office:value-type="string" calcext:value-type="string">
            <text:p>10.1046/j.1365-2486.2000.00322.x</text:p>
          </table:table-cell>
          <table:table-cell office:value-type="string" calcext:value-type="string">
            <text:p>GLOBAL CHANGE BIOLOGY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10.1046/j.1365-2486.2000.00322.x</text:p>
          </table:table-cell>
          <table:table-cell table:formula="of:=COUNTIF([existing.A$1:.A$2391];[.B11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oto, SG; Kitamura, HW; Kimura, MT</text:p>
          </table:table-cell>
          <table:table-cell office:value-type="string" calcext:value-type="string">
            <text:p>Phylogenetic relationships and climatic adaptations in the Drosophila takahashii and montium species subgroups</text:p>
          </table:table-cell>
          <table:table-cell/>
          <table:table-cell office:value-type="string" calcext:value-type="string">
            <text:p>10.1006/mpev.1999.0727</text:p>
          </table:table-cell>
          <table:table-cell office:value-type="string" calcext:value-type="string">
            <text:p>MOLECULAR PHYLOGENETICS AND EVOLUTION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0.1006/mpev.1999.0727</text:p>
          </table:table-cell>
          <table:table-cell table:formula="of:=COUNTIF([existing.A$1:.A$2391];[.B1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mp, DJ</text:p>
          </table:table-cell>
          <table:table-cell office:value-type="string" calcext:value-type="string">
            <text:p>The basis of life-history plasticity in the tropical butterfly Hypolimnas bolina (L.) (Lepidoptera : Nymphalidae)</text:p>
          </table:table-cell>
          <table:table-cell/>
          <table:table-cell office:value-type="string" calcext:value-type="string">
            <text:p>10.1071/ZO99062</text:p>
          </table:table-cell>
          <table:table-cell office:value-type="string" calcext:value-type="string">
            <text:p>AUSTRALIAN JOURNAL OF ZOOLOGY</text:p>
          </table:table-cell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1071/ZO99062</text:p>
          </table:table-cell>
          <table:table-cell table:formula="of:=COUNTIF([existing.A$1:.A$2391];[.B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g, HJ; Apperson, CS</text:p>
          </table:table-cell>
          <table:table-cell office:value-type="string" calcext:value-type="string">
            <text:p>Development and survival of immature Aedes albopictus and Aedes triseriatus (Diptera : Culicidae) in the laboratory: Effects of density, food, and competition on response to temperature</text:p>
          </table:table-cell>
          <table:table-cell/>
          <table:table-cell office:value-type="string" calcext:value-type="string">
            <text:p>10.1603/0022-2585-37.1.40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1603/0022-2585-37.1.40</text:p>
          </table:table-cell>
          <table:table-cell table:formula="of:=COUNTIF([existing.A$1:.A$2391];[.B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t, SR; Thomas, CD; Bale, JS</text:p>
          </table:table-cell>
          <table:table-cell office:value-type="string" calcext:value-type="string">
            <text:p>Thermal ecology of gregarious and solitary nettle-feeding nymphalid butterfly larvae</text:p>
          </table:table-cell>
          <table:table-cell/>
          <table:table-cell office:value-type="string" calcext:value-type="string">
            <text:p>10.1007/PL00008825</text:p>
          </table:table-cell>
          <table:table-cell office:value-type="string" calcext:value-type="string">
            <text:p>OECOLOGIA</text:p>
          </table:table-cell>
          <table:table-cell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07/PL00008825</text:p>
          </table:table-cell>
          <table:table-cell table:formula="of:=COUNTIF([existing.A$1:.A$2391];[.B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hida, T; Kimura, MT</text:p>
          </table:table-cell>
          <table:table-cell office:value-type="string" calcext:value-type="string">
            <text:p>Complex effects of thermoperiod and temperature pulse on the photoperiodic clock in Drosophila triauraria (Diptera : Drosophilidae)</text:p>
          </table:table-cell>
          <table:table-cell/>
          <table:table-cell office:value-type="string" calcext:value-type="string">
            <text:p>10.1303/aez.34.303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1999" calcext:value-type="float">
            <text:p>199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0.1303/aez.34.303</text:p>
          </table:table-cell>
          <table:table-cell table:formula="of:=COUNTIF([existing.A$1:.A$2391];[.B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hihara, M; Shimada, M</text:p>
          </table:table-cell>
          <table:table-cell office:value-type="string" calcext:value-type="string">
            <text:p>Geographical variation in photoperiodic response for diapause induction between univoltine and multivoltine populations of Kytorhinus sharpianus (Coleoptera : Bruchidae)</text:p>
          </table:table-cell>
          <table:table-cell/>
          <table:table-cell office:value-type="string" calcext:value-type="string">
            <text:p>10.1093/ee/28.2.195</text:p>
          </table:table-cell>
          <table:table-cell office:value-type="string" calcext:value-type="string">
            <text:p>ENVIRONMENTAL ENTOMOLOGY</text:p>
          </table:table-cell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.1093/ee/28.2.195</text:p>
          </table:table-cell>
          <table:table-cell table:formula="of:=COUNTIF([existing.A$1:.A$2391];[.B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Watters, HG; Saunders, DS</text:p>
          </table:table-cell>
          <table:table-cell office:value-type="string" calcext:value-type="string">
            <text:p>Maternal temperature has different effects on the photoperiodic response and duration of larval diapause in blow fly (Calliphora vicina) strains collected at two latitudes</text:p>
          </table:table-cell>
          <table:table-cell/>
          <table:table-cell office:value-type="string" calcext:value-type="string">
            <text:p>10.1046/j.1365-3032.1998.00101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98" calcext:value-type="float">
            <text:p>199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.1046/j.1365-3032.1998.00101.x</text:p>
          </table:table-cell>
          <table:table-cell table:formula="of:=COUNTIF([existing.A$1:.A$2391];[.B11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cGaw, MM; Chandler, LJ; Wasieloski, LP; Blair, CD; Beaty, BJ</text:p>
          </table:table-cell>
          <table:table-cell office:value-type="string" calcext:value-type="string">
            <text:p>Effect of La Crosse virus infection on overwintering of Aedes triseriatus</text:p>
          </table:table-cell>
          <table:table-cell/>
          <table:table-cell office:value-type="string" calcext:value-type="string">
            <text:p>10.4269/ajtmh.1998.58.168</text:p>
          </table:table-cell>
          <table:table-cell office:value-type="string" calcext:value-type="string">
            <text:p>AMERICAN JOURNAL OF TROPICAL MEDICINE AND HYGIENE</text:p>
          </table:table-cell>
          <table:table-cell office:value-type="float" office:value="1998" calcext:value-type="float">
            <text:p>199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.4269/ajtmh.1998.58.168</text:p>
          </table:table-cell>
          <table:table-cell table:formula="of:=COUNTIF([existing.A$1:.A$2391];[.B1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nini, MA; Juliano, SA</text:p>
          </table:table-cell>
          <table:table-cell office:value-type="string" calcext:value-type="string">
            <text:p>Effects of the facultative predator Anopheles barberi on population performance of its prey Aedes triseriatus (Diptera Culicidae)</text:p>
          </table:table-cell>
          <table:table-cell/>
          <table:table-cell office:value-type="string" calcext:value-type="string">
            <text:p>10.1093/aesa/91.1.33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1998" calcext:value-type="float">
            <text:p>199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.1093/aesa/91.1.33</text:p>
          </table:table-cell>
          <table:table-cell table:formula="of:=COUNTIF([existing.A$1:.A$2391];[.B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t, SR; Thomas, CD; Bale, JS</text:p>
          </table:table-cell>
          <table:table-cell office:value-type="string" calcext:value-type="string">
            <text:p>Nettle-feeding nymphalid butterflies: temperature, development and distribution</text:p>
          </table:table-cell>
          <table:table-cell/>
          <table:table-cell office:value-type="string" calcext:value-type="string">
            <text:p>10.1046/j.1365-2311.1997.00082.x</text:p>
          </table:table-cell>
          <table:table-cell office:value-type="string" calcext:value-type="string">
            <text:p>ECOLOGICAL ENTOMOLOGY</text:p>
          </table:table-cell>
          <table:table-cell office:value-type="float" office:value="1997" calcext:value-type="float">
            <text:p>199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.1046/j.1365-2311.1997.00082.x</text:p>
          </table:table-cell>
          <table:table-cell table:formula="of:=COUNTIF([existing.A$1:.A$2391];[.B12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cWatters, HG; Saunders, DS</text:p>
          </table:table-cell>
          <table:table-cell office:value-type="string" calcext:value-type="string">
            <text:p>Inheritance of the photoperiodic response controlling larval diapause in the blow fly, Calliphora vicina</text:p>
          </table:table-cell>
          <table:table-cell/>
          <table:table-cell office:value-type="string" calcext:value-type="string">
            <text:p>10.1016/S0022-1910(97)00051-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7" calcext:value-type="float">
            <text:p>199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10.1016/S0022-1910(97)00051-6</text:p>
          </table:table-cell>
          <table:table-cell table:formula="of:=COUNTIF([existing.A$1:.A$2391];[.B1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dford, MJ; Roff, DA</text:p>
          </table:table-cell>
          <table:table-cell office:value-type="string" calcext:value-type="string">
            <text:p>An empirical model of diapause strategies of the cricket Allonemobius socius</text:p>
          </table:table-cell>
          <table:table-cell table:number-columns-repeated="2"/>
          <table:table-cell office:value-type="string" calcext:value-type="string">
            <text:p>ECOLOGY</text:p>
          </table:table-cell>
          <table:table-cell office:value-type="float" office:value="1997" calcext:value-type="float">
            <text:p>199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COUNTIF([existing.A$1:.A$2391];[.B12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egis, MC; Bradshaw, WE; Davison, TE; Holzapfel, CM</text:p>
          </table:table-cell>
          <table:table-cell office:value-type="string" calcext:value-type="string">
            <text:p>Rhythmic components of photoperiodic time measurement in the pitcher-plant mosquito, Wyeomyia smithii</text:p>
          </table:table-cell>
          <table:table-cell/>
          <table:table-cell office:value-type="string" calcext:value-type="string">
            <text:p>10.1007/s004420050130</text:p>
          </table:table-cell>
          <table:table-cell office:value-type="string" calcext:value-type="string">
            <text:p>OECOLOGIA</text:p>
          </table:table-cell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.1007/s004420050130</text:p>
          </table:table-cell>
          <table:table-cell table:formula="of:=COUNTIF([existing.A$1:.A$2391];[.B12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cWatters, HG; Saunders, DS</text:p>
          </table:table-cell>
          <table:table-cell office:value-type="string" calcext:value-type="string">
            <text:p>The influence of each parent and geographic origin on larval diapause in the blow fly, Calliphora vicina</text:p>
          </table:table-cell>
          <table:table-cell/>
          <table:table-cell office:value-type="string" calcext:value-type="string">
            <text:p>10.1016/0022-1910(96)00030-3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6" calcext:value-type="float">
            <text:p>199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0.1016/0022-1910(96)00030-3</text:p>
          </table:table-cell>
          <table:table-cell table:formula="of:=COUNTIF([existing.A$1:.A$2391];[.B12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omi, T; Takeda, M</text:p>
          </table:table-cell>
          <table:table-cell office:value-type="string" calcext:value-type="string">
            <text:p>Changes in life-history traits in the Fall Webworm within half a century of introduction to Japan</text:p>
          </table:table-cell>
          <table:table-cell/>
          <table:table-cell office:value-type="string" calcext:value-type="string">
            <text:p>10.2307/2390287</text:p>
          </table:table-cell>
          <table:table-cell office:value-type="string" calcext:value-type="string">
            <text:p>FUNCTIONAL ECOLOGY</text:p>
          </table:table-cell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0.2307/2390287</text:p>
          </table:table-cell>
          <table:table-cell table:formula="of:=COUNTIF([existing.A$1:.A$2391];[.B1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mi, T</text:p>
          </table:table-cell>
          <table:table-cell office:value-type="string" calcext:value-type="string">
            <text:p>A mechanism for the decrease in developmental period of a trivoltine population of Hyphantria cunea (Lepidoptera: Arctiidae)</text:p>
          </table:table-cell>
          <table:table-cell/>
          <table:table-cell office:value-type="string" calcext:value-type="string">
            <text:p>10.1303/aez.31.217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1996" calcext:value-type="float">
            <text:p>199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.1303/aez.31.217</text:p>
          </table:table-cell>
          <table:table-cell table:formula="of:=COUNTIF([existing.A$1:.A$2391];[.B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ihimaa, A; Kimura, MT; Lumme, J; Lakovaara, S</text:p>
          </table:table-cell>
          <table:table-cell office:value-type="string" calcext:value-type="string">
            <text:p>Geographical variation in the larval diapause of Chymomyza costata (Diptera; Drosophilidae)</text:p>
          </table:table-cell>
          <table:table-cell/>
          <table:table-cell office:value-type="string" calcext:value-type="string">
            <text:p>10.1111/j.1601-5223.1996.00151.x</text:p>
          </table:table-cell>
          <table:table-cell office:value-type="string" calcext:value-type="string">
            <text:p>HEREDITAS</text:p>
          </table:table-cell>
          <table:table-cell office:value-type="float" office:value="1996" calcext:value-type="float">
            <text:p>199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0.1111/j.1601-5223.1996.00151.x</text:p>
          </table:table-cell>
          <table:table-cell table:formula="of:=COUNTIF([existing.A$1:.A$2391];[.B1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SON, SM; CRAIG, GB</text:p>
          </table:table-cell>
          <table:table-cell office:value-type="string" calcext:value-type="string">
            <text:p>AEDES-ALBOPICTUS (DIPTERA, CULICIDAE) EGGS - FIELD SURVIVORSHIP DURING NORTHERN INDIANA WINTERS</text:p>
          </table:table-cell>
          <table:table-cell/>
          <table:table-cell office:value-type="string" calcext:value-type="string">
            <text:p>10.1093/jmedent/32.5.599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95" calcext:value-type="float">
            <text:p>199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10.1093/jmedent/32.5.599</text:p>
          </table:table-cell>
          <table:table-cell table:formula="of:=COUNTIF([existing.A$1:.A$2391];[.B12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IMURA, MT; YOSHIDA, T</text:p>
          </table:table-cell>
          <table:table-cell office:value-type="string" calcext:value-type="string">
            <text:p>A GENETIC-ANALYSIS OF PHOTOPERIODIC REPRODUCTIVE DIAPAUSE IN DROSOPHILA-TRIAURARIA</text:p>
          </table:table-cell>
          <table:table-cell/>
          <table:table-cell office:value-type="string" calcext:value-type="string">
            <text:p>10.1111/j.1365-3032.1995.tb00009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1111/j.1365-3032.1995.tb00009.x</text:p>
          </table:table-cell>
          <table:table-cell table:formula="of:=COUNTIF([existing.A$1:.A$2391];[.B1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DFORD, MJ; ROFF, DA</text:p>
          </table:table-cell>
          <table:table-cell office:value-type="string" calcext:value-type="string">
            <text:p>GENETIC AND PHENOTYPIC SOURCES OF LIFE-HISTORY VARIATION ALONG A CLINE IN VOLTINISM IN THE CRICKET ALLONEMOBIUS-SOCIUS</text:p>
          </table:table-cell>
          <table:table-cell/>
          <table:table-cell office:value-type="string" calcext:value-type="string">
            <text:p>10.1007/BF00328620</text:p>
          </table:table-cell>
          <table:table-cell office:value-type="string" calcext:value-type="string">
            <text:p>OECOLOGIA</text:p>
          </table:table-cell>
          <table:table-cell office:value-type="float" office:value="1995" calcext:value-type="float">
            <text:p>199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0.1007/BF00328620</text:p>
          </table:table-cell>
          <table:table-cell table:formula="of:=COUNTIF([existing.A$1:.A$2391];[.B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HIDA, T; KIMURA, MT</text:p>
          </table:table-cell>
          <table:table-cell office:value-type="string" calcext:value-type="string">
            <text:p>RELATION OF THE CIRCADIAN SYSTEM TO THE PHOTOPERIODIC CLOCK IN DROSOPHILA-TRIAURARIA (DIPTERA, DROSOPHILIDAE) - AN APPROACH FROM ANALYSIS OF GEOGRAPHIC-VARIATION</text:p>
          </table:table-cell>
          <table:table-cell/>
          <table:table-cell office:value-type="string" calcext:value-type="string">
            <text:p>10.1303/aez.29.499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1994" calcext:value-type="float">
            <text:p>199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0.1303/aez.29.499</text:p>
          </table:table-cell>
          <table:table-cell table:formula="of:=COUNTIF([existing.A$1:.A$2391];[.B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, JA; MOSS, D; POLLARD, E</text:p>
          </table:table-cell>
          <table:table-cell office:value-type="string" calcext:value-type="string">
            <text:p>INCREASED FLUCTUATIONS OF BUTTERFLY POPULATIONS TOWARDS THE NORTHERN EDGES OF SPECIES RANGES</text:p>
          </table:table-cell>
          <table:table-cell/>
          <table:table-cell office:value-type="string" calcext:value-type="string">
            <text:p>10.1111/j.1600-0587.1994.tb00096.x</text:p>
          </table:table-cell>
          <table:table-cell office:value-type="string" calcext:value-type="string">
            <text:p>ECOGRAPHY</text:p>
          </table:table-cell>
          <table:table-cell office:value-type="float" office:value="1994" calcext:value-type="float">
            <text:p>199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.1111/j.1600-0587.1994.tb00096.x</text:p>
          </table:table-cell>
          <table:table-cell table:formula="of:=COUNTIF([existing.A$1:.A$2391];[.B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GLE, H; MOUSSEAU, TA</text:p>
          </table:table-cell>
          <table:table-cell office:value-type="string" calcext:value-type="string">
            <text:p>GEOGRAPHIC-VARIATION IN EMBRYONIC-DEVELOPMENT TIME AND STAGE OF DIAPAUSE IN A GRASSHOPPER</text:p>
          </table:table-cell>
          <table:table-cell/>
          <table:table-cell office:value-type="string" calcext:value-type="string">
            <text:p>10.1007/BF00323147</text:p>
          </table:table-cell>
          <table:table-cell office:value-type="string" calcext:value-type="string">
            <text:p>OECOLOGIA</text:p>
          </table:table-cell>
          <table:table-cell office:value-type="float" office:value="1994" calcext:value-type="float">
            <text:p>199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.1007/BF00323147</text:p>
          </table:table-cell>
          <table:table-cell table:formula="of:=COUNTIF([existing.A$1:.A$2391];[.B13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OSHIDA, T; KIMURA, MT</text:p>
          </table:table-cell>
          <table:table-cell office:value-type="string" calcext:value-type="string">
            <text:p>SOME EFFECTS OF LOW-TEMPERATURE ON THE PHOTOPERIODIC CLOCK IN DROSOPHILA-TRIAURARIA</text:p>
          </table:table-cell>
          <table:table-cell/>
          <table:table-cell office:value-type="string" calcext:value-type="string">
            <text:p>10.1111/j.1365-3032.1994.tb01078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94" calcext:value-type="float">
            <text:p>199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.1111/j.1365-3032.1994.tb01078.x</text:p>
          </table:table-cell>
          <table:table-cell table:formula="of:=COUNTIF([existing.A$1:.A$2391];[.B1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ZAGUIRRE, M; LOPEZ, C; ASIN, L; ALBAJES, R</text:p>
          </table:table-cell>
          <table:table-cell office:value-type="string" calcext:value-type="string">
            <text:p>THERMOPERIODISM, PHOTOPERIODISM AND SENSITIVE STAGE IN THE DIAPAUSE INDUCTION OF SESAMIA NONAGRIOIDES (LEPIDOPTERA, NOCTUIDAE)</text:p>
          </table:table-cell>
          <table:table-cell/>
          <table:table-cell office:value-type="string" calcext:value-type="string">
            <text:p>10.1016/0022-1910(94)90082-5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4" calcext:value-type="float">
            <text:p>199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1016/0022-1910(94)90082-5</text:p>
          </table:table-cell>
          <table:table-cell table:formula="of:=COUNTIF([existing.A$1:.A$2391];[.B1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KINSON, D</text:p>
          </table:table-cell>
          <table:table-cell office:value-type="string" calcext:value-type="string">
            <text:p>TEMPERATURE AND ORGANISM SIZE - A BIOLOGICAL LAW FOR ECTOTHERMS</text:p>
          </table:table-cell>
          <table:table-cell/>
          <table:table-cell office:value-type="string" calcext:value-type="string">
            <text:p>10.1016/S0065-2504(08)60212-3</text:p>
          </table:table-cell>
          <table:table-cell office:value-type="string" calcext:value-type="string">
            <text:p>ADVANCES IN ECOLOGICAL RESEARCH, VOL 25</text:p>
          </table:table-cell>
          <table:table-cell office:value-type="float" office:value="1994" calcext:value-type="float">
            <text:p>19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.1016/S0065-2504(08)60212-3</text:p>
          </table:table-cell>
          <table:table-cell table:formula="of:=COUNTIF([existing.A$1:.A$2391];[.B13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ILLIAMS, KD; SOKOLOWSKI, MB</text:p>
          </table:table-cell>
          <table:table-cell office:value-type="string" calcext:value-type="string">
            <text:p>DIAPAUSE IN DROSOPHILA-MELANOGASTER FEMALES - A GENETIC-ANALYSIS</text:p>
          </table:table-cell>
          <table:table-cell/>
          <table:table-cell office:value-type="string" calcext:value-type="string">
            <text:p>10.1038/hdy.1993.141</text:p>
          </table:table-cell>
          <table:table-cell office:value-type="string" calcext:value-type="string">
            <text:p>HEREDITY</text:p>
          </table:table-cell>
          <table:table-cell office:value-type="float" office:value="1993" calcext:value-type="float">
            <text:p>199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10.1038/hdy.1993.141</text:p>
          </table:table-cell>
          <table:table-cell table:formula="of:=COUNTIF([existing.A$1:.A$2391];[.B1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IMURA, MT; BESSHO, A; DAI, ZH</text:p>
          </table:table-cell>
          <table:table-cell office:value-type="string" calcext:value-type="string">
            <text:p>THE INFLUENCE OF GENE FLOW ON LATITUDINAL CLINES OF PHOTOPERIODIC ADULT DIAPAUSE IN THE DROSOPHILA-AURARIA SPECIES-COMPLEX</text:p>
          </table:table-cell>
          <table:table-cell table:number-columns-repeated="2"/>
          <table:table-cell office:value-type="string" calcext:value-type="string">
            <text:p>BIOLOGICAL JOURNAL OF THE LINNEAN SOCIETY</text:p>
          </table:table-cell>
          <table:table-cell office:value-type="float" office:value="1993" calcext:value-type="float">
            <text:p>19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COUNTIF([existing.A$1:.A$2391];[.B13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YOSHIDA, T; KIMURA, MT</text:p>
          </table:table-cell>
          <table:table-cell office:value-type="string" calcext:value-type="string">
            <text:p>THE PHOTOPERIODIC CLOCK OF DROSOPHILA-TRIAURARIA - INVOLVEMENT OF A CIRCADIAN OSCILLATORY SYSTEM</text:p>
          </table:table-cell>
          <table:table-cell/>
          <table:table-cell office:value-type="string" calcext:value-type="string">
            <text:p>10.1016/0022-1910(93)90092-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3" calcext:value-type="float">
            <text:p>199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0.1016/0022-1910(93)90092-6</text:p>
          </table:table-cell>
          <table:table-cell table:formula="of:=COUNTIF([existing.A$1:.A$2391];[.B1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OVEOS, DS; KROON, A; VEERMAN, A</text:p>
          </table:table-cell>
          <table:table-cell office:value-type="string" calcext:value-type="string">
            <text:p>GEOGRAPHIC-VARIATION OF DIAPAUSE INTENSITY IN THE SPIDER-MITE TETRANYCHUS-URTICAE</text:p>
          </table:table-cell>
          <table:table-cell/>
          <table:table-cell office:value-type="string" calcext:value-type="string">
            <text:p>10.1111/j.1365-3032.1993.tb00448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93" calcext:value-type="float">
            <text:p>199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1111/j.1365-3032.1993.tb00448.x</text:p>
          </table:table-cell>
          <table:table-cell table:formula="of:=COUNTIF([existing.A$1:.A$2391];[.B14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YOSHIDA, T; KIMURA, MT</text:p>
          </table:table-cell>
          <table:table-cell office:value-type="string" calcext:value-type="string">
            <text:p>THE PHOTOPERIODIC CLOCK OF DROSOPHILA-TRIAURARIA - INVOLVEMENT OF 2 PROCESSES IN THE NIGHT-LENGTH MEASUREMENT SYSTEM</text:p>
          </table:table-cell>
          <table:table-cell/>
          <table:table-cell office:value-type="string" calcext:value-type="string">
            <text:p>10.1016/0022-1910(93)90100-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3" calcext:value-type="float">
            <text:p>199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.1016/0022-1910(93)90100-6</text:p>
          </table:table-cell>
          <table:table-cell table:formula="of:=COUNTIF([existing.A$1:.A$2391];[.B1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HTSU, T; KATAGIRI, C; KIMURA, MT; HORI, SH</text:p>
          </table:table-cell>
          <table:table-cell office:value-type="string" calcext:value-type="string">
            <text:p>COLD ADAPTATIONS IN DROSOPHILA - QUALITATIVE CHANGES OF TRIACYLGLYCEROLS WITH RELATION TO OVERWINTERING</text:p>
          </table:table-cell>
          <table:table-cell table:number-columns-repeated="2"/>
          <table:table-cell office:value-type="string" calcext:value-type="string">
            <text:p>JOURNAL OF BIOLOGICAL CHEMISTRY</text:p>
          </table:table-cell>
          <table:table-cell office:value-type="float" office:value="1993" calcext:value-type="float">
            <text:p>1993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830" calcext:value-type="float">
            <text:p>1830</text:p>
          </table:table-cell>
          <table:table-cell office:value-type="float" office:value="1834" calcext:value-type="float">
            <text:p>1834</text:p>
          </table:table-cell>
          <table:table-cell/>
          <table:table-cell table:formula="of:=COUNTIF([existing.A$1:.A$2391];[.B1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HTSU, T; KIMURA, MT; HORI, SH</text:p>
          </table:table-cell>
          <table:table-cell office:value-type="string" calcext:value-type="string">
            <text:p>ENERGY-STORAGE DURING REPRODUCTIVE DIAPAUSE IN THE DROSOPHILA-MELANOGASTER SPECIES GROUP</text:p>
          </table:table-cell>
          <table:table-cell/>
          <table:table-cell office:value-type="string" calcext:value-type="string">
            <text:p>10.1007/BF00357524</text:p>
          </table:table-cell>
          <table:table-cell office:value-type="string" calcext:value-type="string">
            <text:p>JOURNAL OF COMPARATIVE PHYSIOLOGY B-BIOCHEMICAL SYSTEMIC AND ENVIRONMENTAL PHYSIOLOGY</text:p>
          </table:table-cell>
          <table:table-cell office:value-type="float" office:value="1992" calcext:value-type="float">
            <text:p>199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.1007/BF00357524</text:p>
          </table:table-cell>
          <table:table-cell table:formula="of:=COUNTIF([existing.A$1:.A$2391];[.B1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ETERS, FR; SHAW, DD</text:p>
          </table:table-cell>
          <table:table-cell office:value-type="string" calcext:value-type="string">
            <text:p>ASSOCIATION BETWEEN LATITUDINAL VARIATION FOR EMBRYONIC-DEVELOPMENT TIME AND CHROMOSOME STRUCTURE IN THE GRASSHOPPER CALEDIA-CAPTIVA (ORTHOPTERA, ACRIDIDAE)</text:p>
          </table:table-cell>
          <table:table-cell/>
          <table:table-cell office:value-type="string" calcext:value-type="string">
            <text:p>10.1111/j.1558-5646.1992.tb01999.x</text:p>
          </table:table-cell>
          <table:table-cell office:value-type="string" calcext:value-type="string">
            <text:p>EVOLUTION</text:p>
          </table:table-cell>
          <table:table-cell office:value-type="float" office:value="1992" calcext:value-type="float">
            <text:p>199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0.1111/j.1558-5646.1992.tb01999.x</text:p>
          </table:table-cell>
          <table:table-cell table:formula="of:=COUNTIF([existing.A$1:.A$2391];[.B1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ETERS, FR</text:p>
          </table:table-cell>
          <table:table-cell office:value-type="string" calcext:value-type="string">
            <text:p>GEOGRAPHIC CONSERVATISM OF DEVELOPMENT RATE IN THE MILKWEED-OLEANDER APHID, APHIS-NERII</text:p>
          </table:table-cell>
          <table:table-cell table:number-columns-repeated="2"/>
          <table:table-cell office:value-type="string" calcext:value-type="string">
            <text:p>ACTA OECOLOGICA-INTERNATIONAL JOURNAL OF ECOLOGY</text:p>
          </table:table-cell>
          <table:table-cell office:value-type="float" office:value="1992" calcext:value-type="float">
            <text:p>199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49" calcext:value-type="float">
            <text:p>649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COUNTIF([existing.A$1:.A$2391];[.B14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URLA, H; BACHLI, G</text:p>
          </table:table-cell>
          <table:table-cell office:value-type="string" calcext:value-type="string">
            <text:p>A SEARCH FOR PATTERN IN FAUNISTICAL RECORDS OF DROSOPHILID SPECIES IN SWITZERLAND</text:p>
          </table:table-cell>
          <table:table-cell table:number-columns-repeated="2"/>
          <table:table-cell office:value-type="string" calcext:value-type="string">
            <text:p>ZEITSCHRIFT FUR ZOOLOGISCHE SYSTEMATIK UND EVOLUTIONSFORSCHUNG</text:p>
          </table:table-cell>
          <table:table-cell office:value-type="float" office:value="1991" calcext:value-type="float">
            <text:p>199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UNTIF([existing.A$1:.A$2391];[.B1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N, CP; DENLINGER, DL; LEE, RE</text:p>
          </table:table-cell>
          <table:table-cell office:value-type="string" calcext:value-type="string">
            <text:p>SEASONAL-VARIATION IN GENERATION TIME, DIAPAUSE AND COLD HARDINESS IN A CENTRAL OHIO POPULATION OF THE FLESH FLY, SARCOPHAGA-BULLATA</text:p>
          </table:table-cell>
          <table:table-cell/>
          <table:table-cell office:value-type="string" calcext:value-type="string">
            <text:p>10.1111/j.1365-2311.1991.tb00204.x</text:p>
          </table:table-cell>
          <table:table-cell office:value-type="string" calcext:value-type="string">
            <text:p>ECOLOGICAL ENTOMOLOGY</text:p>
          </table:table-cell>
          <table:table-cell office:value-type="float" office:value="1991" calcext:value-type="float">
            <text:p>199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0.1111/j.1365-2311.1991.tb00204.x</text:p>
          </table:table-cell>
          <table:table-cell table:formula="of:=COUNTIF([existing.A$1:.A$2391];[.B1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ITHO, IA; LENGA, A; HUIGNARD, J</text:p>
          </table:table-cell>
          <table:table-cell office:value-type="string" calcext:value-type="string">
            <text:p>INTENSITY OF THE MALE REPRODUCTIVE DIAPAUSE IN BRUCHIDIUS-ATROLINEATUS PIC COLEOPTERA BRUCHIDAE IS AFFECTED BY INDUCTION CONDITIONS</text:p>
          </table:table-cell>
          <table:table-cell table:number-columns-repeated="2"/>
          <table:table-cell office:value-type="string" calcext:value-type="string">
            <text:p>INVERTEBRATE REPRODUCTION &amp; DEVELOPMENT</text:p>
          </table:table-cell>
          <table:table-cell office:value-type="float" office:value="1991" calcext:value-type="float">
            <text:p>199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COUNTIF([existing.A$1:.A$2391];[.B1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SEAU, TA; DINGLE, H</text:p>
          </table:table-cell>
          <table:table-cell office:value-type="string" calcext:value-type="string">
            <text:p>MATERNAL EFFECTS IN INSECT LIFE HISTORIES</text:p>
          </table:table-cell>
          <table:table-cell/>
          <table:table-cell office:value-type="string" calcext:value-type="string">
            <text:p>10.1146/annurev.en.36.010191.002455</text:p>
          </table:table-cell>
          <table:table-cell office:value-type="string" calcext:value-type="string">
            <text:p>ANNUAL REVIEW OF ENTOMOLOGY</text:p>
          </table:table-cell>
          <table:table-cell office:value-type="float" office:value="1991" calcext:value-type="float">
            <text:p>199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10.1146/annurev.en.36.010191.002455</text:p>
          </table:table-cell>
          <table:table-cell table:formula="of:=COUNTIF([existing.A$1:.A$2391];[.B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NIS, RLH; SHREEVE, TG</text:p>
          </table:table-cell>
          <table:table-cell office:value-type="string" calcext:value-type="string">
            <text:p>CLIMATIC-CHANGE AND THE BRITISH BUTTERFLY FAUNA - OPPORTUNITIES AND CONSTRAINTS</text:p>
          </table:table-cell>
          <table:table-cell/>
          <table:table-cell office:value-type="string" calcext:value-type="string">
            <text:p>10.1016/0006-3207(91)90002-Q</text:p>
          </table:table-cell>
          <table:table-cell office:value-type="string" calcext:value-type="string">
            <text:p>BIOLOGICAL CONSERVATION</text:p>
          </table:table-cell>
          <table:table-cell office:value-type="float" office:value="1991" calcext:value-type="float">
            <text:p>199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016/0006-3207(91)90002-Q</text:p>
          </table:table-cell>
          <table:table-cell table:formula="of:=COUNTIF([existing.A$1:.A$2391];[.B1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RYCKI, JJ; GABRIEL, AD; ORR, CJ; BING, JW</text:p>
          </table:table-cell>
          <table:table-cell office:value-type="string" calcext:value-type="string">
            <text:p>DORMANCY IN THE STRAWBERRY LEAFROLLER (LEPIDOPTERA, TORTRICIDAE)</text:p>
          </table:table-cell>
          <table:table-cell/>
          <table:table-cell office:value-type="string" calcext:value-type="string">
            <text:p>10.1093/ee/19.4.932</text:p>
          </table:table-cell>
          <table:table-cell office:value-type="string" calcext:value-type="string">
            <text:p>ENVIRONMENTAL ENTOMOLOGY</text:p>
          </table:table-cell>
          <table:table-cell office:value-type="float" office:value="1990" calcext:value-type="float">
            <text:p>19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10.1093/ee/19.4.932</text:p>
          </table:table-cell>
          <table:table-cell table:formula="of:=COUNTIF([existing.A$1:.A$2391];[.B1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UTSON, AE; GILSTRAP, FE</text:p>
          </table:table-cell>
          <table:table-cell office:value-type="string" calcext:value-type="string">
            <text:p>LIFE-TABLES AND POPULATION-DYNAMICS OF THE SOUTHWESTERN CORN-BORER (LEPIDOPTERA, PYRALIDAE) IN TEXAS CORN</text:p>
          </table:table-cell>
          <table:table-cell/>
          <table:table-cell office:value-type="string" calcext:value-type="string">
            <text:p>10.1093/ee/19.3.684</text:p>
          </table:table-cell>
          <table:table-cell office:value-type="string" calcext:value-type="string">
            <text:p>ENVIRONMENTAL ENTOMOLOGY</text:p>
          </table:table-cell>
          <table:table-cell office:value-type="float" office:value="1990" calcext:value-type="float">
            <text:p>199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84" calcext:value-type="float">
            <text:p>684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0.1093/ee/19.3.684</text:p>
          </table:table-cell>
          <table:table-cell table:formula="of:=COUNTIF([existing.A$1:.A$2391];[.B1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AULEY, DE; BREDEN, FJ; CHIPPENDALE, GM; MIHM, JA</text:p>
          </table:table-cell>
          <table:table-cell office:value-type="string" calcext:value-type="string">
            <text:p>GENETIC DIFFERENTIATION OF POPULATIONS OF THE SOUTHWESTERN CORN-BORER (LEPIDOPTERA, PYRALIDAE) FROM THE UNITED-STATES AND MEXICO</text:p>
          </table:table-cell>
          <table:table-cell/>
          <table:table-cell office:value-type="string" calcext:value-type="string">
            <text:p>10.1093/aesa/83.3.586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1990" calcext:value-type="float">
            <text:p>199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0.1093/aesa/83.3.586</text:p>
          </table:table-cell>
          <table:table-cell table:formula="of:=COUNTIF([existing.A$1:.A$2391];[.B15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IMURA, MT</text:p>
          </table:table-cell>
          <table:table-cell office:value-type="string" calcext:value-type="string">
            <text:p>QUANTITATIVE RESPONSE TO PHOTOPERIOD DURING REPRODUCTIVE DIAPAUSE IN THE DROSOPHILA-AURARIA SPECIES-COMPLEX</text:p>
          </table:table-cell>
          <table:table-cell/>
          <table:table-cell office:value-type="string" calcext:value-type="string">
            <text:p>10.1016/0022-1910(90)90115-V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0" calcext:value-type="float">
            <text:p>199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0.1016/0022-1910(90)90115-V</text:p>
          </table:table-cell>
          <table:table-cell table:formula="of:=COUNTIF([existing.A$1:.A$2391];[.B1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NIS, RLH; SHREEVE, TG</text:p>
          </table:table-cell>
          <table:table-cell office:value-type="string" calcext:value-type="string">
            <text:p>BUTTERFLY WING MORPHOLOGY VARIATION IN THE BRITISH-ISLES - THE INFLUENCE OF CLIMATE, BEHAVIORAL POSTURE AND THE HOSTPLANT-HABITAT</text:p>
          </table:table-cell>
          <table:table-cell/>
          <table:table-cell office:value-type="string" calcext:value-type="string">
            <text:p>10.1111/j.1095-8312.1989.tb01581.x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1989" calcext:value-type="float">
            <text:p>198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.1111/j.1095-8312.1989.tb01581.x</text:p>
          </table:table-cell>
          <table:table-cell table:formula="of:=COUNTIF([existing.A$1:.A$2391];[.B1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UTSON, AE; JACKMAN, JA; CRONHOLM, GB; NG, SS; DAVIS, FM; MORRISON, WP</text:p>
          </table:table-cell>
          <table:table-cell office:value-type="string" calcext:value-type="string">
            <text:p>TEMPERATURE-DEPENDENT MODEL FOR PREDICTING EMERGENCE OF ADULT SOUTHWESTERN CORN-BORER (LEPIDOPTERA, PYRALIDAE) IN TEXAS</text:p>
          </table:table-cell>
          <table:table-cell/>
          <table:table-cell office:value-type="string" calcext:value-type="string">
            <text:p>10.1093/jee/82.4.1230</text:p>
          </table:table-cell>
          <table:table-cell office:value-type="string" calcext:value-type="string">
            <text:p>JOURNAL OF ECONOMIC ENTOMOLOGY</text:p>
          </table:table-cell>
          <table:table-cell office:value-type="float" office:value="1989" calcext:value-type="float">
            <text:p>1989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230" calcext:value-type="float">
            <text:p>1230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10.1093/jee/82.4.1230</text:p>
          </table:table-cell>
          <table:table-cell table:formula="of:=COUNTIF([existing.A$1:.A$2391];[.B1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PENDALE, GM; CONNOR, KL</text:p>
          </table:table-cell>
          <table:table-cell office:value-type="string" calcext:value-type="string">
            <text:p>FACTORS CONTROLLING POPULATIONS AND DISPERSAL OF THE SOUTHWESTERN CORN-BORER, DIATRAEA-GRANDIOSELLA DYAR LEPIDOPTERA, PYRALIDAE, IN THE UNITED-STATES</text:p>
          </table:table-cell>
          <table:table-cell table:number-columns-repeated="2"/>
          <table:table-cell office:value-type="string" calcext:value-type="string">
            <text:p>SOUTHWESTERN ENTOMOLOGIST</text:p>
          </table:table-cell>
          <table:table-cell office:value-type="float" office:value="1989" calcext:value-type="float">
            <text:p>198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COUNTIF([existing.A$1:.A$2391];[.B1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K, SD</text:p>
          </table:table-cell>
          <table:table-cell office:value-type="string" calcext:value-type="string">
            <text:p>FACTORS INFLUENCING THE INTENSITY OF LARVAL DIAPAUSE IN OSTRINIA-NUBILALIS</text:p>
          </table:table-cell>
          <table:table-cell/>
          <table:table-cell office:value-type="string" calcext:value-type="string">
            <text:p>10.1016/0022-1910(89)90039-5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89" calcext:value-type="float">
            <text:p>198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1016/0022-1910(89)90039-5</text:p>
          </table:table-cell>
          <table:table-cell table:formula="of:=COUNTIF([existing.A$1:.A$2391];[.B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N, AS; BALE, JS</text:p>
          </table:table-cell>
          <table:table-cell office:value-type="string" calcext:value-type="string">
            <text:p>EFFECTS OF LOW-TEMPERATURE ON DIAPAUSING AGLAIS-URTICAE AND INACHIS-IO (LEPIDOPTERA, NYMPHALIDAE) - COLD HARDINESS AND OVERWINTERING SURVIVAL</text:p>
          </table:table-cell>
          <table:table-cell/>
          <table:table-cell office:value-type="string" calcext:value-type="string">
            <text:p>10.1016/0022-1910(89)90075-9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89" calcext:value-type="float">
            <text:p>198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0.1016/0022-1910(89)90075-9</text:p>
          </table:table-cell>
          <table:table-cell table:formula="of:=COUNTIF([existing.A$1:.A$2391];[.B16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IMURA, MT</text:p>
          </table:table-cell>
          <table:table-cell office:value-type="string" calcext:value-type="string">
            <text:p>ADAPTATIONS TO TEMPERATE CLIMATES AND EVOLUTION OF OVERWINTERING STRATEGIES IN THE DROSOPHILA-MELANOGASTER SPECIES GROUP</text:p>
          </table:table-cell>
          <table:table-cell/>
          <table:table-cell office:value-type="string" calcext:value-type="string">
            <text:p>10.2307/2409012</text:p>
          </table:table-cell>
          <table:table-cell office:value-type="string" calcext:value-type="string">
            <text:p>EVOLUTION</text:p>
          </table:table-cell>
          <table:table-cell office:value-type="float" office:value="1988" calcext:value-type="float">
            <text:p>198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88" calcext:value-type="float">
            <text:p>1288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10.2307/2409012</text:p>
          </table:table-cell>
          <table:table-cell table:formula="of:=COUNTIF([existing.A$1:.A$2391];[.B1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IMURA, MT</text:p>
          </table:table-cell>
          <table:table-cell office:value-type="string" calcext:value-type="string">
            <text:p>MALE MATING ACTIVITY AND GENETIC-ASPECTS IN IMAGINAL DIAPAUSE OF DROSOPHILA-TRIAURARIA</text:p>
          </table:table-cell>
          <table:table-cell/>
          <table:table-cell office:value-type="string" calcext:value-type="string">
            <text:p>10.1111/j.1570-7458.1988.tb02285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1988" calcext:value-type="float">
            <text:p>198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.1111/j.1570-7458.1988.tb02285.x</text:p>
          </table:table-cell>
          <table:table-cell table:formula="of:=COUNTIF([existing.A$1:.A$2391];[.B1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mura, M. T.</text:p>
          </table:table-cell>
          <table:table-cell office:value-type="string" calcext:value-type="string">
            <text:p>Interspecific and geographic variation of diapause intensity and seasonal adaptation in the Drosophila auraria species complex (Diptera: Drosophilidae)</text:p>
          </table:table-cell>
          <table:table-cell/>
          <table:table-cell office:value-type="string" calcext:value-type="string">
            <text:p>10.2307/2389693</text:p>
          </table:table-cell>
          <table:table-cell office:value-type="string" calcext:value-type="string">
            <text:p>FUNCTIONAL ECOLOGY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0.2307/2389693</text:p>
          </table:table-cell>
          <table:table-cell table:formula="of:=COUNTIF([existing.A$1:.A$2391];[.B1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EK, A; KOCOUREK, F</text:p>
          </table:table-cell>
          <table:table-cell office:value-type="string" calcext:value-type="string">
            <text:p>THERMAL REQUIREMENTS FOR DEVELOPMENT OF APHIDOPHAGOUS COCCINELLIDAE (COLEOPTERA), CHRYSOPIDAE, HEMEROBIIDAE (NEUROPTERA), AND SYRPHIDAE (DIPTERA) - SOME GENERAL TRENDS</text:p>
          </table:table-cell>
          <table:table-cell table:number-columns-repeated="2"/>
          <table:table-cell office:value-type="string" calcext:value-type="string">
            <text:p>OECOLOGIA</text:p>
          </table:table-cell>
          <table:table-cell office:value-type="float" office:value="1988" calcext:value-type="float">
            <text:p>198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COUNTIF([existing.A$1:.A$2391];[.B1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N, CP; DENLINGER, DL; LEE, RE</text:p>
          </table:table-cell>
          <table:table-cell office:value-type="string" calcext:value-type="string">
            <text:p>RESPONSES OF NONDIAPAUSING FLESH FLIES (DIPTERA, SARCOPHAGIDAE) TO LOW REARING TEMPERATURES - DEVELOPMENTAL RATE, COLD TOLERANCE, AND GLYCEROL CONCENTRATIONS</text:p>
          </table:table-cell>
          <table:table-cell/>
          <table:table-cell office:value-type="string" calcext:value-type="string">
            <text:p>10.1093/aesa/80.6.790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1987" calcext:value-type="float">
            <text:p>198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90" calcext:value-type="float">
            <text:p>79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0.1093/aesa/80.6.790</text:p>
          </table:table-cell>
          <table:table-cell table:formula="of:=COUNTIF([existing.A$1:.A$2391];[.B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BER, CA; TAUBER, MJ; NECHOLS, JR</text:p>
          </table:table-cell>
          <table:table-cell office:value-type="string" calcext:value-type="string">
            <text:p>THERMAL REQUIREMENTS FOR DEVELOPMENT IN CHRYSOPA-OCULATA - A GEOGRAPHICALLY STABLE TRAIT</text:p>
          </table:table-cell>
          <table:table-cell/>
          <table:table-cell office:value-type="string" calcext:value-type="string">
            <text:p>10.2307/1939231</text:p>
          </table:table-cell>
          <table:table-cell office:value-type="string" calcext:value-type="string">
            <text:p>ECOLOGY</text:p>
          </table:table-cell>
          <table:table-cell office:value-type="float" office:value="1987" calcext:value-type="float">
            <text:p>198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479" calcext:value-type="float">
            <text:p>1479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10.2307/1939231</text:p>
          </table:table-cell>
          <table:table-cell table:formula="of:=COUNTIF([existing.A$1:.A$2391];[.B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KA, BE; BRUST, RA</text:p>
          </table:table-cell>
          <table:table-cell office:value-type="string" calcext:value-type="string">
            <text:p>THE EFFECT OF TEMPERATURE AND PHOTOPERIOD ON THE INDUCTION OF LARVAL DIAPAUSE IN THE MOSQUITO AEDES-TOGOI (THEOBALD) (DIPTERA, CULICIDAE)</text:p>
          </table:table-cell>
          <table:table-cell/>
          <table:table-cell office:value-type="string" calcext:value-type="string">
            <text:p>10.1139/z87-341</text:p>
          </table:table-cell>
          <table:table-cell office:value-type="string" calcext:value-type="string">
            <text:p>CANADIAN JOURNAL OF ZOOLOGY-REVUE CANADIENNE DE ZOOLOGIE</text:p>
          </table:table-cell>
          <table:table-cell office:value-type="float" office:value="1987" calcext:value-type="float">
            <text:p>198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262" calcext:value-type="float">
            <text:p>2262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10.1139/z87-341</text:p>
          </table:table-cell>
          <table:table-cell table:formula="of:=COUNTIF([existing.A$1:.A$2391];[.B1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Y, SJ; HAINZE, JH; SCRIBER, JM</text:p>
          </table:table-cell>
          <table:table-cell office:value-type="string" calcext:value-type="string">
            <text:p>A LATITUDINAL AND OBLIGATORY DIAPAUSE RESPONSE IN 3 SUBSPECIES OF THE EASTERN TIGER SWALLOWTAIL PAPILIO-GLAUCUS (LEPIDOPTERA, PAPILIONIDAE)</text:p>
          </table:table-cell>
          <table:table-cell/>
          <table:table-cell office:value-type="string" calcext:value-type="string">
            <text:p>10.2307/2425639</text:p>
          </table:table-cell>
          <table:table-cell office:value-type="string" calcext:value-type="string">
            <text:p>AMERICAN MIDLAND NATURALIST</text:p>
          </table:table-cell>
          <table:table-cell office:value-type="float" office:value="1987" calcext:value-type="float">
            <text:p>198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0.2307/2425639</text:p>
          </table:table-cell>
          <table:table-cell table:formula="of:=COUNTIF([existing.A$1:.A$2391];[.B1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S, TF; PLATT, AP</text:p>
          </table:table-cell>
          <table:table-cell office:value-type="string" calcext:value-type="string">
            <text:p>ABSENCE OF DIAPAUSE IN A LABORATORY STRAIN OF THE FLORIDA VICEROY BUTTERFLY</text:p>
          </table:table-cell>
          <table:table-cell/>
          <table:table-cell office:value-type="string" calcext:value-type="string">
            <text:p>10.2307/2425976</text:p>
          </table:table-cell>
          <table:table-cell office:value-type="string" calcext:value-type="string">
            <text:p>AMERICAN MIDLAND NATURALIST</text:p>
          </table:table-cell>
          <table:table-cell office:value-type="float" office:value="1987" calcext:value-type="float">
            <text:p>198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0.2307/2425976</text:p>
          </table:table-cell>
          <table:table-cell table:formula="of:=COUNTIF([existing.A$1:.A$2391];[.B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N, AS</text:p>
          </table:table-cell>
          <table:table-cell office:value-type="string" calcext:value-type="string">
            <text:p>ADULT FEEDING TIME, LIPID-ACCUMULATION, AND OVERWINTERING IN AGLAIS-URTICAE AND INACHIS-IO (LEPIDOPTERA, NYMPHALIDAE)</text:p>
          </table:table-cell>
          <table:table-cell/>
          <table:table-cell office:value-type="string" calcext:value-type="string">
            <text:p>10.1111/j.1469-7998.1987.tb04476.x</text:p>
          </table:table-cell>
          <table:table-cell office:value-type="string" calcext:value-type="string">
            <text:p>JOURNAL OF ZOOLOGY</text:p>
          </table:table-cell>
          <table:table-cell office:value-type="float" office:value="1987" calcext:value-type="float">
            <text:p>1987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0.1111/j.1469-7998.1987.tb04476.x</text:p>
          </table:table-cell>
          <table:table-cell table:formula="of:=COUNTIF([existing.A$1:.A$2391];[.B17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KINEN, P</text:p>
          </table:table-cell>
          <table:table-cell office:value-type="string" calcext:value-type="string">
            <text:p>GEOGRAPHICAL VARIATION IN CIRCADIAN ECLOSION RHYTHM AND PHOTOPERIODIC ADULT DIAPAUSE IN DROSOPHILA-LITTORALIS</text:p>
          </table:table-cell>
          <table:table-cell/>
          <table:table-cell office:value-type="string" calcext:value-type="string">
            <text:p>10.1007/BF00612503</text:p>
          </table:table-cell>
          <table:table-cell office:value-type="string" calcext:value-type="string">
            <text:p>JOURNAL OF COMPARATIVE PHYSIOLOGY A-SENSORY NEURAL AND BEHAVIORAL PHYSIOLOGY</text:p>
          </table:table-cell>
          <table:table-cell office:value-type="float" office:value="1986" calcext:value-type="float">
            <text:p>198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0.1007/BF00612503</text:p>
          </table:table-cell>
          <table:table-cell table:formula="of:=COUNTIF([existing.A$1:.A$2391];[.B17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NTON, IWB</text:p>
          </table:table-cell>
          <table:table-cell office:value-type="string" calcext:value-type="string">
            <text:p>THE GEOGRAPHICAL AND ECOLOGICAL DISTRIBUTION OF ARBOREAL PSOCOPTERA</text:p>
          </table:table-cell>
          <table:table-cell table:number-columns-repeated="2"/>
          <table:table-cell office:value-type="string" calcext:value-type="string">
            <text:p>ANNUAL REVIEW OF ENTOMOLOGY</text:p>
          </table:table-cell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COUNTIF([existing.A$1:.A$2391];[.B1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ER, BM</text:p>
          </table:table-cell>
          <table:table-cell office:value-type="string" calcext:value-type="string">
            <text:p>EFFECTS OF PHOTOPERIOD ON THE INDUCTION OF EMBRYONIC DIAPAUSE IN AEDES-TAENIORHYNCHUS (DIPTERA, CULICIDAE)</text:p>
          </table:table-cell>
          <table:table-cell/>
          <table:table-cell office:value-type="string" calcext:value-type="string">
            <text:p>10.1093/jmedent/22.4.392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85" calcext:value-type="float">
            <text:p>198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.1093/jmedent/22.4.392</text:p>
          </table:table-cell>
          <table:table-cell table:formula="of:=COUNTIF([existing.A$1:.A$2391];[.B1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AWAY, WJ</text:p>
          </table:table-cell>
          <table:table-cell office:value-type="string" calcext:value-type="string">
            <text:p>LARVAL DIAPAUSE IN AEDES-HENDERSONI AND AEDES-TRISERIATUS FROM SOUTHERN MANITOBA</text:p>
          </table:table-cell>
          <table:table-cell table:number-columns-repeated="2"/>
          <table:table-cell office:value-type="string" calcext:value-type="string">
            <text:p>JOURNAL OF THE AMERICAN MOSQUITO CONTROL ASSOCIATION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/>
          <table:table-cell table:formula="of:=COUNTIF([existing.A$1:.A$2391];[.B17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ODKOVA; PITTENDRIGH; SAUNDERS; CHIPPENDALE; REYNOLDS; SOKOLOVE; BOWEN; TRUMAN; BRADY; GILBERT; MORDUE; ROBERTS; TRUMAN; HARDIE</text:p>
          </table:table-cell>
          <table:table-cell office:value-type="string" calcext:value-type="string">
            <text:p>THE CIRCADIAN COMPONENT IN PHOTOPERIODIC INDUCTION - DISCUSSION</text:p>
          </table:table-cell>
          <table:table-cell table:number-columns-repeated="2"/>
          <table:table-cell office:value-type="string" calcext:value-type="string">
            <text:p>CIBA FOUNDATION SYMPOSIA</text:p>
          </table:table-cell>
          <table:table-cell office:value-type="float" office:value="1984" calcext:value-type="float">
            <text:p>198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UNTIF([existing.A$1:.A$2391];[.B1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DSHAW, WE; HOLZAPFEL, CM</text:p>
          </table:table-cell>
          <table:table-cell office:value-type="string" calcext:value-type="string">
            <text:p>SEASONAL DEVELOPMENT OF TREE-HOLE MOSQUITOS (DIPTERA, CULICIDAE) AND CHAOBORIDS IN RELATION TO WEATHER AND PREDATION</text:p>
          </table:table-cell>
          <table:table-cell/>
          <table:table-cell office:value-type="string" calcext:value-type="string">
            <text:p>10.1093/jmedent/21.4.366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84" calcext:value-type="float">
            <text:p>19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10.1093/jmedent/21.4.366</text:p>
          </table:table-cell>
          <table:table-cell table:formula="of:=COUNTIF([existing.A$1:.A$2391];[.B1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MSTAD, PR</text:p>
          </table:table-cell>
          <table:table-cell office:value-type="string" calcext:value-type="string">
            <text:p>MOSQUITOS AND THE INCIDENCE OF ENCEPHALITIS</text:p>
          </table:table-cell>
          <table:table-cell/>
          <table:table-cell office:value-type="string" calcext:value-type="string">
            <text:p>10.1016/S0065-3527(08)60727-7</text:p>
          </table:table-cell>
          <table:table-cell office:value-type="string" calcext:value-type="string">
            <text:p>ADVANCES IN VIRUS RESEARCH</text:p>
          </table:table-cell>
          <table:table-cell office:value-type="float" office:value="1983" calcext:value-type="float">
            <text:p>198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0.1016/S0065-3527(08)60727-7</text:p>
          </table:table-cell>
          <table:table-cell table:formula="of:=COUNTIF([existing.A$1:.A$2391];[.B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NIBOS, LP; ESCHER, RL</text:p>
          </table:table-cell>
          <table:table-cell office:value-type="string" calcext:value-type="string">
            <text:p>SEASONALITY AND SAMPLING OF COQUILLETTIDIA-PERTURBANS (DIPTERA, CULICIDAE) IN SOUTH FLORIDA</text:p>
          </table:table-cell>
          <table:table-cell/>
          <table:table-cell office:value-type="string" calcext:value-type="string">
            <text:p>10.1093/ee/12.4.1087</text:p>
          </table:table-cell>
          <table:table-cell office:value-type="string" calcext:value-type="string">
            <text:p>ENVIRONMENTAL ENTOMOLOGY</text:p>
          </table:table-cell>
          <table:table-cell office:value-type="float" office:value="1983" calcext:value-type="float">
            <text:p>198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87" calcext:value-type="float">
            <text:p>108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10.1093/ee/12.4.1087</text:p>
          </table:table-cell>
          <table:table-cell table:formula="of:=COUNTIF([existing.A$1:.A$2391];[.B17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IKUKAWA, S; CHIPPENDALE, GM</text:p>
          </table:table-cell>
          <table:table-cell office:value-type="string" calcext:value-type="string">
            <text:p>SEASONAL ADAPTATIONS OF POPULATIONS OF THE SOUTHWESTERN CORN-BORER, DIATRAEA-GRANDIOSELLA, FROM TROPICAL AND TEMPERATE REGIONS</text:p>
          </table:table-cell>
          <table:table-cell/>
          <table:table-cell office:value-type="string" calcext:value-type="string">
            <text:p>10.1016/0022-1910(83)90021-5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83" calcext:value-type="float">
            <text:p>198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61" calcext:value-type="float">
            <text:p>56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0.1016/0022-1910(83)90021-5</text:p>
          </table:table-cell>
          <table:table-cell table:formula="of:=COUNTIF([existing.A$1:.A$2391];[.B1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S, SR; MUNSTERMANN, LE</text:p>
          </table:table-cell>
          <table:table-cell office:value-type="string" calcext:value-type="string">
            <text:p>EGG AND LARVAL DIAPAUSE IN 2 POPULATIONS OF AEDES-GENICULATUS (DIPTERA, CULICIDAE)</text:p>
          </table:table-cell>
          <table:table-cell/>
          <table:table-cell office:value-type="string" calcext:value-type="string">
            <text:p>10.1093/jmedent/20.3.263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.1093/jmedent/20.3.263</text:p>
          </table:table-cell>
          <table:table-cell table:formula="of:=COUNTIF([existing.A$1:.A$2391];[.B1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OYER, DA; CRAIG, GB</text:p>
          </table:table-cell>
          <table:table-cell office:value-type="string" calcext:value-type="string">
            <text:p>EGG DIAPAUSE IN AEDES-TRISERIATUS (DIPTERA, CULICIDAE) - GEOGRAPHIC-VARIATION IN PHOTOPERIODIC RESPONSE AND FACTORS INFLUENCING DIAPAUSE TERMINATION</text:p>
          </table:table-cell>
          <table:table-cell/>
          <table:table-cell office:value-type="string" calcext:value-type="string">
            <text:p>10.1093/jmedent/20.6.601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10.1093/jmedent/20.6.601</text:p>
          </table:table-cell>
          <table:table-cell table:formula="of:=COUNTIF([existing.A$1:.A$2391];[.B18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AUNDERS, DS</text:p>
          </table:table-cell>
          <table:table-cell office:value-type="string" calcext:value-type="string">
            <text:p>INSECT PHOTOPERIODISM - THE CLOCK AND THE COUNTER - A REVIEW</text:p>
          </table:table-cell>
          <table:table-cell/>
          <table:table-cell office:value-type="string" calcext:value-type="string">
            <text:p>10.1111/j.1365-3032.1981.tb00264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.1111/j.1365-3032.1981.tb00264.x</text:p>
          </table:table-cell>
          <table:table-cell table:formula="of:=COUNTIF([existing.A$1:.A$2391];[.B1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, CH; BOWLEY, CR; COGAN, PM; SHARMA, S</text:p>
          </table:table-cell>
          <table:table-cell office:value-type="string" calcext:value-type="string">
            <text:p>DIAPAUSE IN 23 POPULATIONS OF PLODIA-INTERPUNCTELLA (HUBNER) (LEP, PYRALIDAE) FROM DIFFERENT PARTS OF THE WORLD</text:p>
          </table:table-cell>
          <table:table-cell/>
          <table:table-cell office:value-type="string" calcext:value-type="string">
            <text:p>10.1111/j.1365-2311.1979.tb00575.x</text:p>
          </table:table-cell>
          <table:table-cell office:value-type="string" calcext:value-type="string">
            <text:p>ECOLOGICAL ENTOMOLOGY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.1111/j.1365-2311.1979.tb00575.x</text:p>
          </table:table-cell>
          <table:table-cell table:formula="of:=COUNTIF([existing.A$1:.A$2391];[.B183])" office:value-type="float" office:value="0" calcext:value-type="float">
            <text:p>0</text:p>
          </table:table-cell>
        </table:table-row>
      </table:table>
      <table:table table:name="existing" table:style-name="ta1">
        <table:table-column table:style-name="co8" table:default-cell-style-name="Default"/>
        <table:table-row table:style-name="ro1">
          <table:table-cell office:value-type="string" calcext:value-type="string">
            <text:p>''Month of birth effect'' does not alter longitudinal growth in an experimental animal model</text:p>
          </table:table-cell>
        </table:table-row>
        <table:table-row table:style-name="ro1">
          <table:table-cell office:value-type="string" calcext:value-type="string">
            <text:p>24-HOUR RHYTHMS IN RELATION TO THE NATURAL PHOTOPERIOD - A FIELD-STUDY IN HUMANS</text:p>
          </table:table-cell>
        </table:table-row>
        <table:table-row table:style-name="ro1">
          <table:table-cell office:value-type="string" calcext:value-type="string">
            <text:p>5-hydroxyoxindole, an indole metabolite, is present at high concentrations in brain</text:p>
          </table:table-cell>
        </table:table-row>
        <table:table-row table:style-name="ro1">
          <table:table-cell office:value-type="string" calcext:value-type="string">
            <text:p>A Circadian Clock in Antarctic Krill: An Endogenous Timing System Governs Metabolic Output Rhythms in the Euphausid Species Euphausia superba</text:p>
          </table:table-cell>
        </table:table-row>
        <table:table-row table:style-name="ro1">
          <table:table-cell office:value-type="string" calcext:value-type="string">
            <text:p>A Circadian Clock Is Not Required in an Arctic Mammal</text:p>
          </table:table-cell>
        </table:table-row>
        <table:table-row table:style-name="ro1">
          <table:table-cell office:value-type="string" calcext:value-type="string">
            <text:p>A common thermal niche among geographically diverse populations of the widely distributed tree species Eucalyptus tereticornis: No evidence for adaptation to climate-of-origin</text:p>
          </table:table-cell>
        </table:table-row>
        <table:table-row table:style-name="ro1">
          <table:table-cell office:value-type="string" calcext:value-type="string">
            <text:p>A comparative ideotype, yield component and cultivation value analysis for spring wheat adaptation in Finland</text:p>
          </table:table-cell>
        </table:table-row>
        <table:table-row table:style-name="ro1">
          <table:table-cell table:style-name="ce1" office:value-type="string" calcext:value-type="string">
            <text:p>A Comparison of Four Geographic Sources of the Biocontrol Agent Prokelisia marginata (Homoptera: Delphacidae) Following Introduction Into a Common Environment</text:p>
          </table:table-cell>
        </table:table-row>
        <table:table-row table:style-name="ro1">
          <table:table-cell table:style-name="ce1" office:value-type="string" calcext:value-type="string">
            <text:p>A comparison of Frost expression among species and life stages of Drosophila</text:p>
          </table:table-cell>
        </table:table-row>
        <table:table-row table:style-name="ro1">
          <table:table-cell office:value-type="string" calcext:value-type="string">
            <text:p>A comparison of photoperiodic control of diapause between aestivation and hibernation in the cabbage butterfly Pieris melete</text:p>
          </table:table-cell>
        </table:table-row>
        <table:table-row table:style-name="ro1">
          <table:table-cell table:style-name="ce1" office:value-type="string" calcext:value-type="string">
            <text:p>A COUPLED PACEMAKER-SLAVE MODEL FOR THE INSECT PHOTOPERIODIC CLOCK - INTERPRETATION OF OVARIAN DIAPAUSE DATA IN DROSOPHILA-MELANOGASTER</text:p>
          </table:table-cell>
        </table:table-row>
        <table:table-row table:style-name="ro1">
          <table:table-cell table:style-name="ce1" office:value-type="string" calcext:value-type="string">
            <text:p>A cross-seasonal perspective on local adaptation: metabolic plasticity mediates responses to winter in a thermal-generalist moth</text:p>
          </table:table-cell>
        </table:table-row>
        <table:table-row table:style-name="ro1">
          <table:table-cell table:style-name="ce1" office:value-type="string" calcext:value-type="string">
            <text:p>A DAMPED CIRCADIAN OSCILLATOR MODEL OF AN INSECT PHOTOPERIODIC CLOCK .1. DESCRIPTION OF THE MODEL BASED ON A FEEDBACK-CONTROL SYSTEM</text:p>
          </table:table-cell>
        </table:table-row>
        <table:table-row table:style-name="ro1">
          <table:table-cell table:style-name="ce1" office:value-type="string" calcext:value-type="string">
            <text:p>A DAMPED CIRCADIAN OSCILLATOR MODEL OF AN INSECT PHOTOPERIODIC CLOCK .2. SIMULATIONS OF THE SHAPES OF THE PHOTOPERIODIC RESPONSE CURVES</text:p>
          </table:table-cell>
        </table:table-row>
        <table:table-row table:style-name="ro1">
          <table:table-cell table:style-name="ce1" office:value-type="string" calcext:value-type="string">
            <text:p>A DAMPED CIRCADIAN OSCILLATOR MODEL OF AN INSECT PHOTOPERIODIC CLOCK .3. CIRCADIAN AND HOURGLASS RESPONSES</text:p>
          </table:table-cell>
        </table:table-row>
        <table:table-row table:style-name="ro1">
          <table:table-cell table:style-name="ce1" office:value-type="string" calcext:value-type="string">
            <text:p>A decade of colonization: the spread of the Asian tiger mosquito in Pennsylvania and implications for disease risk</text:p>
          </table:table-cell>
        </table:table-row>
        <table:table-row table:style-name="ro1">
          <table:table-cell office:value-type="string" calcext:value-type="string">
            <text:p>A delayed flowering barrier to higher soybean yields</text:p>
          </table:table-cell>
        </table:table-row>
        <table:table-row table:style-name="ro1">
          <table:table-cell table:style-name="ce1" office:value-type="string" calcext:value-type="string">
            <text:p>A DIAPAUSE INDUCTION TERMINATION ASYMMETRY IN THE PHOTOPERIODIC RESPONSES OF THE LINDEN BUG, PYRRHOCORIS-APTERUS AND AN EFFECT OF NEAR-CRITICAL PHOTOPERIODS ON DEVELOPMENT</text:p>
          </table:table-cell>
        </table:table-row>
        <table:table-row table:style-name="ro1">
          <table:table-cell table:style-name="ce1" office:value-type="string" calcext:value-type="string">
            <text:p>A double circadian oscillator model for quantitative photoperiodic time measurement in insects and mites</text:p>
          </table:table-cell>
        </table:table-row>
        <table:table-row table:style-name="ro1">
          <table:table-cell office:value-type="string" calcext:value-type="string">
            <text:p>A DOUBLE-CLOCK OR JETLAG MECHANISM IS UNLIKELY TO BE INVOLVED IN DETECTION OF EAST-WEST DISPLACEMENTS IN A LONG-DISTANCE AVIAN MIGRANT</text:p>
          </table:table-cell>
        </table:table-row>
        <table:table-row table:style-name="ro1">
          <table:table-cell table:style-name="ce1" office:value-type="string" calcext:value-type="string">
            <text:p>A flight cylinder bioassay as a simple, effective quality control test for Cydia pomonella</text:p>
          </table:table-cell>
        </table:table-row>
        <table:table-row table:style-name="ro1">
          <table:table-cell table:style-name="ce1" office:value-type="string" calcext:value-type="string">
            <text:p>A genetic analysis of diapause in crosses of a southern and a northern strain of the cabbage beetle Colaphellus bowringi (Coleoptera: chrysomelidae)</text:p>
          </table:table-cell>
        </table:table-row>
        <table:table-row table:style-name="ro1">
          <table:table-cell office:value-type="string" calcext:value-type="string">
            <text:p>A genetic analysis of diapause in crosses of a southern and a northern strain of the cabbage beetle Colaphellus bowringi (Coleoptera: chrysomelidae)</text:p>
          </table:table-cell>
        </table:table-row>
        <table:table-row table:style-name="ro1">
          <table:table-cell table:style-name="ce1" office:value-type="string" calcext:value-type="string">
            <text:p>A genetic perspective on insect climate specialists</text:p>
          </table:table-cell>
        </table:table-row>
        <table:table-row table:style-name="ro1">
          <table:table-cell table:style-name="ce1" office:value-type="string" calcext:value-type="string">
            <text:p>A GENETIC-ANALYSIS OF PHOTOPERIODIC REPRODUCTIVE DIAPAUSE IN DROSOPHILA-TRIAURARIA</text:p>
          </table:table-cell>
        </table:table-row>
        <table:table-row table:style-name="ro1">
          <table:table-cell office:value-type="string" calcext:value-type="string">
            <text:p>A GENETIC-ANALYSIS OF PHOTOPERIODIC REPRODUCTIVE DIAPAUSE IN DROSOPHILA-TRIAURARIA</text:p>
          </table:table-cell>
        </table:table-row>
        <table:table-row table:style-name="ro1">
          <table:table-cell office:value-type="string" calcext:value-type="string">
            <text:p>A genotype, environment and management (GxExM) analysis of adaptation in winter wheat to climate change in Denmark</text:p>
          </table:table-cell>
        </table:table-row>
        <table:table-row table:style-name="ro1">
          <table:table-cell table:style-name="ce1" office:value-type="string" calcext:value-type="string">
            <text:p>A global assessment of climatic niche shifts and human influence in insect invasions</text:p>
          </table:table-cell>
        </table:table-row>
        <table:table-row table:style-name="ro1">
          <table:table-cell office:value-type="string" calcext:value-type="string">
            <text:p>A global view of genetic diversity in cultivated sorghums using a core collection</text:p>
          </table:table-cell>
        </table:table-row>
        <table:table-row table:style-name="ro1">
          <table:table-cell office:value-type="string" calcext:value-type="string">
            <text:p>A large-scale latitudinal pattern of life-history traits in a strictly univoltine damselfly</text:p>
          </table:table-cell>
        </table:table-row>
        <table:table-row table:style-name="ro1">
          <table:table-cell office:value-type="string" calcext:value-type="string">
            <text:p>A latitudinal cline in flowering time in Arabidopsis thaliana modulated by the flowering time gene FRIGIDA</text:p>
          </table:table-cell>
        </table:table-row>
        <table:table-row table:style-name="ro1">
          <table:table-cell office:value-type="string" calcext:value-type="string">
            <text:p>A latitudinal cline in the Chinook salmon (Oncorhynchus tshawytscha) Clock gene: evidence for selection on PolyQ length variants</text:p>
          </table:table-cell>
        </table:table-row>
        <table:table-row table:style-name="ro1">
          <table:table-cell table:style-name="ce1" office:value-type="string" calcext:value-type="string">
            <text:p>A latitudinal cline in the efficacy of endogenous signals: evidence derived from retinal cone contraction in fish</text:p>
          </table:table-cell>
        </table:table-row>
        <table:table-row table:style-name="ro1">
          <table:table-cell office:value-type="string" calcext:value-type="string">
            <text:p>A long photoperiod overrides non-photoperiodic factors in blue tits' timing of reproduction</text:p>
          </table:table-cell>
        </table:table-row>
        <table:table-row table:style-name="ro1">
          <table:table-cell office:value-type="string" calcext:value-type="string">
            <text:p>A maize CONSTANS-like gene, conz1, exhibits distinct diurnal expression patterns in varied photoperiods</text:p>
          </table:table-cell>
        </table:table-row>
        <table:table-row table:style-name="ro1">
          <table:table-cell office:value-type="string" calcext:value-type="string">
            <text:p>A major gene for flowering time in chickpea</text:p>
          </table:table-cell>
        </table:table-row>
        <table:table-row table:style-name="ro1">
          <table:table-cell table:style-name="ce1" office:value-type="string" calcext:value-type="string">
            <text:p>A mechanism for the decrease in developmental period of a trivoltine population of Hyphantria cunea (Lepidoptera: Arctiidae)</text:p>
          </table:table-cell>
        </table:table-row>
        <table:table-row table:style-name="ro1">
          <table:table-cell office:value-type="string" calcext:value-type="string">
            <text:p>A methodology and an optimization tool to calibrate phenology of short-day species included in the APSIM PLANT model: Application to soybean</text:p>
          </table:table-cell>
        </table:table-row>
        <table:table-row table:style-name="ro1">
          <table:table-cell table:style-name="ce1" office:value-type="string" calcext:value-type="string">
            <text:p>A model species for agricultural pest genomics: the genome of the Colorado potato beetle, Leptinotarsa decemlineata (Coleoptera: Chrysomelidae)</text:p>
          </table:table-cell>
        </table:table-row>
        <table:table-row table:style-name="ro1">
          <table:table-cell office:value-type="string" calcext:value-type="string">
            <text:p>A Moderate to High Red to Far-red Light Ratio from Light-emitting Diodes Controls Flowering of Short-day Plants</text:p>
          </table:table-cell>
        </table:table-row>
        <table:table-row table:style-name="ro1">
          <table:table-cell table:style-name="ce1" office:value-type="string" calcext:value-type="string">
            <text:p>A molecular-genetic understanding of diapause in spider mites: current knowledge and future directions</text:p>
          </table:table-cell>
        </table:table-row>
        <table:table-row table:style-name="ro1">
          <table:table-cell office:value-type="string" calcext:value-type="string">
            <text:p>A molecular-genetic understanding of diapause in spider mites: current knowledge and future directions</text:p>
          </table:table-cell>
        </table:table-row>
        <table:table-row table:style-name="ro1">
          <table:table-cell office:value-type="string" calcext:value-type="string">
            <text:p>A multiyear evaluation of a Dynamic Global Vegetation Model at three AmeriFlux forest sites: Vegetation structure, phenology, soil temperature, and CO2 and H2O vapor exchange</text:p>
          </table:table-cell>
        </table:table-row>
        <table:table-row table:style-name="ro1">
          <table:table-cell office:value-type="string" calcext:value-type="string">
            <text:p>A neotropical forest bird can measure the slight changes in tropical photoperiod</text:p>
          </table:table-cell>
        </table:table-row>
        <table:table-row table:style-name="ro1">
          <table:table-cell office:value-type="string" calcext:value-type="string">
            <text:p>A New Dominant Gene E9 Conditions Early Flowering and Maturity in Soybean</text:p>
          </table:table-cell>
        </table:table-row>
        <table:table-row table:style-name="ro1">
          <table:table-cell table:style-name="ce1" office:value-type="string" calcext:value-type="string">
            <text:p>A nondiapausing variant of the flesh fly, Sareophaga bullata, that shows arrhythmic adult eclosion and elevated expression of two circadian clock genes, period and timeless</text:p>
          </table:table-cell>
        </table:table-row>
        <table:table-row table:style-name="ro1">
          <table:table-cell office:value-type="string" calcext:value-type="string">
            <text:p>A Norway spruce FLOWERING LOCUS T homolog is implicated in control of growth rhythm in conifers</text:p>
          </table:table-cell>
        </table:table-row>
        <table:table-row table:style-name="ro1">
          <table:table-cell office:value-type="string" calcext:value-type="string">
            <text:p>A novel gene ef1-h conferring an extremely long basic vegetative growth period in rice</text:p>
          </table:table-cell>
        </table:table-row>
        <table:table-row table:style-name="ro1">
          <table:table-cell table:style-name="ce1" office:value-type="string" calcext:value-type="string">
            <text:p>A Photoreceptor Contributes to the Natural Variation of Diapause Induction in Daphnia magna</text:p>
          </table:table-cell>
        </table:table-row>
        <table:table-row table:style-name="ro1">
          <table:table-cell office:value-type="string" calcext:value-type="string">
            <text:p>A Photoreceptor Contributes to the Natural Variation of Diapause Induction in Daphnia magna</text:p>
          </table:table-cell>
        </table:table-row>
        <table:table-row table:style-name="ro1">
          <table:table-cell office:value-type="string" calcext:value-type="string">
            <text:p>A point mutation in the zinc finger motif of RID1/EHD2/OsID1 protein leads to outstanding yield-related traits in japonica rice variety Wuyunjing 7</text:p>
          </table:table-cell>
        </table:table-row>
        <table:table-row table:style-name="ro1">
          <table:table-cell table:style-name="ce1" office:value-type="string" calcext:value-type="string">
            <text:p>A predicted niche shift corresponds with increased thermal resistance in an invasive mite, Halotydeus destructor</text:p>
          </table:table-cell>
        </table:table-row>
        <table:table-row table:style-name="ro1">
          <table:table-cell office:value-type="string" calcext:value-type="string">
            <text:p>A PSEUDOSEASONAL REPRODUCTIVE STRATEGY IN A TROPICAL RODENT, PEROMYSCUS-NUDIPES</text:p>
          </table:table-cell>
        </table:table-row>
        <table:table-row table:style-name="ro1">
          <table:table-cell office:value-type="string" calcext:value-type="string">
            <text:p>A QTL for flowering time in Arabidopsis reveals a novel allele of CRY2</text:p>
          </table:table-cell>
        </table:table-row>
        <table:table-row table:style-name="ro1">
          <table:table-cell office:value-type="string" calcext:value-type="string">
            <text:p>A radiological study on the development of vertebral deformities in cultured Atlantic salmon (Salmo salar L.)</text:p>
          </table:table-cell>
        </table:table-row>
        <table:table-row table:style-name="ro1">
          <table:table-cell office:value-type="string" calcext:value-type="string">
            <text:p>A recessive allele for delayed flowering at the soybean maturity locus E9 is a leaky allele of FT2a, a FLOWERING LOCUS T ortholog</text:p>
          </table:table-cell>
        </table:table-row>
        <table:table-row table:style-name="ro1">
          <table:table-cell office:value-type="string" calcext:value-type="string">
            <text:p>A REPRODUCTIVE-RESTING STAGE IN AN HARPACTICOID COPEPOD, AND THE SIGNIFICANCE OF GENETICALLY BASED DIFFERENCES AMONG POPULATIONS</text:p>
          </table:table-cell>
        </table:table-row>
        <table:table-row table:style-name="ro1">
          <table:table-cell table:style-name="ce1" office:value-type="string" calcext:value-type="string">
            <text:p>A review of climate-driven mismatches between interdependent phenophases in terrestrial and aquatic ecosystems</text:p>
          </table:table-cell>
        </table:table-row>
        <table:table-row table:style-name="ro1">
          <table:table-cell office:value-type="string" calcext:value-type="string">
            <text:p>A Review of Photoperiodic Flowering Research in Strawberry (Fragaria spp.)</text:p>
          </table:table-cell>
        </table:table-row>
        <table:table-row table:style-name="ro1">
          <table:table-cell table:style-name="ce1" office:value-type="string" calcext:value-type="string">
            <text:p>A review of the pest status and control options for Thrips palmi</text:p>
          </table:table-cell>
        </table:table-row>
        <table:table-row table:style-name="ro1">
          <table:table-cell office:value-type="string" calcext:value-type="string">
            <text:p>A Role for Protein Kinase Casein Kinase2 alpha-Subunits in the Arabidopsis Circadian Clock</text:p>
          </table:table-cell>
        </table:table-row>
        <table:table-row table:style-name="ro1">
          <table:table-cell table:style-name="ce1" office:value-type="string" calcext:value-type="string">
            <text:p>A SEARCH FOR PATTERN IN FAUNISTICAL RECORDS OF DROSOPHILID SPECIES IN SWITZERLAND</text:p>
          </table:table-cell>
        </table:table-row>
        <table:table-row table:style-name="ro1">
          <table:table-cell table:style-name="ce1" office:value-type="string" calcext:value-type="string">
            <text:p>A series of population models for Hyphantria cunea with delay and seasonality</text:p>
          </table:table-cell>
        </table:table-row>
        <table:table-row table:style-name="ro1">
          <table:table-cell office:value-type="string" calcext:value-type="string">
            <text:p>A set of three genes regulates photoperiodic responses of flowering in rice (Oryza sativa)</text:p>
          </table:table-cell>
        </table:table-row>
        <table:table-row table:style-name="ro1">
          <table:table-cell table:style-name="ce1" office:value-type="string" calcext:value-type="string">
            <text:p>A simple mass-rearing method for predaceous Orius bugs in the laboratory</text:p>
          </table:table-cell>
        </table:table-row>
        <table:table-row table:style-name="ro1">
          <table:table-cell table:style-name="ce1" office:value-type="string" calcext:value-type="string">
            <text:p>A simple method to estimate the potential increase in the number of generations under global warming in temperate zones</text:p>
          </table:table-cell>
        </table:table-row>
        <table:table-row table:style-name="ro1">
          <table:table-cell office:value-type="string" calcext:value-type="string">
            <text:p>A SIMULATION-MODEL OF KENAF FOR ASSISTING FIBER INDUSTRY PLANNING IN NORTHERN AUSTRALIA .1. GENERAL INTRODUCTION AND PHENOLOGICAL MODEL</text:p>
          </table:table-cell>
        </table:table-row>
        <table:table-row table:style-name="ro1">
          <table:table-cell office:value-type="string" calcext:value-type="string">
            <text:p>A soybean quantitative trait locus that promotes flowering under long days is identified as FT5a, a FLOWERING LOCUS T ortholog</text:p>
          </table:table-cell>
        </table:table-row>
        <table:table-row table:style-name="ro1">
          <table:table-cell table:style-name="ce1" office:value-type="string" calcext:value-type="string">
            <text:p>A test of genomic modularity among life-history adaptations promoting speciation with gene flow</text:p>
          </table:table-cell>
        </table:table-row>
        <table:table-row table:style-name="ro1">
          <table:table-cell office:value-type="string" calcext:value-type="string">
            <text:p>A tropical bird can use the equatorial change in sunrise and sunset times to synchronize its circannual clock</text:p>
          </table:table-cell>
        </table:table-row>
        <table:table-row table:style-name="ro1">
          <table:table-cell table:style-name="ce1" office:value-type="string" calcext:value-type="string">
            <text:p>A true summer diapause induced by high temperatures in the cotton bollworm, Helicoverpa armigera (Lepidoptera : Noctuidae)</text:p>
          </table:table-cell>
        </table:table-row>
        <table:table-row table:style-name="ro1">
          <table:table-cell office:value-type="string" calcext:value-type="string">
            <text:p>A unidirectional change in daylength: A token for photoperiodic regulation of prepupal diapause in Athalia japonica (Tenthredinidae)</text:p>
          </table:table-cell>
        </table:table-row>
        <table:table-row table:style-name="ro1">
          <table:table-cell table:style-name="ce1" office:value-type="string" calcext:value-type="string">
            <text:p>Ability for Aedes albopictus (Diptera: Culicidae) to Survive at the Climatic Limits of Its Potential Range in Eastern Australia</text:p>
          </table:table-cell>
        </table:table-row>
        <table:table-row table:style-name="ro1">
          <table:table-cell table:style-name="ce1" office:value-type="string" calcext:value-type="string">
            <text:p>Abiotic correlates of bee diversity and composition along eastern Neotropics</text:p>
          </table:table-cell>
        </table:table-row>
        <table:table-row table:style-name="ro1">
          <table:table-cell table:style-name="ce1" office:value-type="string" calcext:value-type="string">
            <text:p>Abiotic effects on the distributions of major insect species in agricultural fields</text:p>
          </table:table-cell>
        </table:table-row>
        <table:table-row table:style-name="ro1">
          <table:table-cell table:style-name="ce1" office:value-type="string" calcext:value-type="string">
            <text:p>Abundance trumps quality: bi-trophic performance and parasitism risk fail to explain host use in the fall webworm</text:p>
          </table:table-cell>
        </table:table-row>
        <table:table-row table:style-name="ro1">
          <table:table-cell office:value-type="string" calcext:value-type="string">
            <text:p>Abundant mesopelagic fauna at oceanic high latitudes</text:p>
          </table:table-cell>
        </table:table-row>
        <table:table-row table:style-name="ro1">
          <table:table-cell table:style-name="ce1" office:value-type="string" calcext:value-type="string">
            <text:p>Accelerating research on Spotted Wing Drosophila management using genomic technologies</text:p>
          </table:table-cell>
        </table:table-row>
        <table:table-row table:style-name="ro1">
          <table:table-cell office:value-type="string" calcext:value-type="string">
            <text:p>Accumulation of additive effects generates a strong photoperiod sensitivity in the extremely late-heading rice cultivar 'Nona Bokra'</text:p>
          </table:table-cell>
        </table:table-row>
        <table:table-row table:style-name="ro1">
          <table:table-cell table:style-name="ce1" office:value-type="string" calcext:value-type="string">
            <text:p>ACCUMULATION OF PHOTOPERIODIC INFORMATION DURING DIAPAUSE DEVELOPMENT IN THE SPIDER-MITE TETRANYCHUS-URTICAE</text:p>
          </table:table-cell>
        </table:table-row>
        <table:table-row table:style-name="ro1">
          <table:table-cell office:value-type="string" calcext:value-type="string">
            <text:p>ACCUMULATION OF PHOTOPERIODIC INFORMATION DURING DIAPAUSE DEVELOPMENT IN THE SPIDER-MITE TETRANYCHUS-URTICAE</text:p>
          </table:table-cell>
        </table:table-row>
        <table:table-row table:style-name="ro1">
          <table:table-cell office:value-type="string" calcext:value-type="string">
            <text:p>Accurate Evaluation of Photoperiodic Sensitivity and Genetic Diversity in Common Buckwheat under a Controlled Environment</text:p>
          </table:table-cell>
        </table:table-row>
        <table:table-row table:style-name="ro1">
          <table:table-cell office:value-type="string" calcext:value-type="string">
            <text:p>Acetolactate Synthase-Inhibitor Resistance in Yellow Nutsedge (Cyperus esculentus): II-Physiognomy and Photoperiodic Response</text:p>
          </table:table-cell>
        </table:table-row>
        <table:table-row table:style-name="ro1">
          <table:table-cell office:value-type="string" calcext:value-type="string">
            <text:p>Action Spectrum for the Suppression of Arylalkylamine N-acetyltransferase Activity in the Two-spotted Spider Mite Tetranychus urticae</text:p>
          </table:table-cell>
        </table:table-row>
        <table:table-row table:style-name="ro1">
          <table:table-cell office:value-type="string" calcext:value-type="string">
            <text:p>Activity Patterns of Eurasian Lynx Are Modulated by Light Regime and Individual Traits over a Wide Latitudinal Range</text:p>
          </table:table-cell>
        </table:table-row>
        <table:table-row table:style-name="ro1">
          <table:table-cell office:value-type="string" calcext:value-type="string">
            <text:p>Activity, habitat use, density, and reproductive biology of the crab-eating fox (Cerdocyon thous) and comparison with the pampas fox (Lycalopex gymnocercus) in a Restinga area in the southern Brazilian Atlantic Forest</text:p>
          </table:table-cell>
        </table:table-row>
        <table:table-row table:style-name="ro1">
          <table:table-cell office:value-type="string" calcext:value-type="string">
            <text:p>Adaptation and evolution of photoperiod response systems in birds</text:p>
          </table:table-cell>
        </table:table-row>
        <table:table-row table:style-name="ro1">
          <table:table-cell office:value-type="string" calcext:value-type="string">
            <text:p>Adaptation of Circadian Neuronal Network to Photoperiod in High-Latitude European Drosophilids</text:p>
          </table:table-cell>
        </table:table-row>
        <table:table-row table:style-name="ro1">
          <table:table-cell table:style-name="ce1" office:value-type="string" calcext:value-type="string">
            <text:p>Adaptation of Drosophila to temperature extremes: bringing together quantitative and molecular approaches</text:p>
          </table:table-cell>
        </table:table-row>
        <table:table-row table:style-name="ro1">
          <table:table-cell office:value-type="string" calcext:value-type="string">
            <text:p>Adaptation of flowering-time by natural and artificial selection in Arabidopsis and rice</text:p>
          </table:table-cell>
        </table:table-row>
        <table:table-row table:style-name="ro1">
          <table:table-cell office:value-type="string" calcext:value-type="string">
            <text:p>Adaptation of Malian sorghums to climate variability</text:p>
          </table:table-cell>
        </table:table-row>
        <table:table-row table:style-name="ro1">
          <table:table-cell office:value-type="string" calcext:value-type="string">
            <text:p>Adaptation of mammalian host-pathogen interactions in a changing arctic environment</text:p>
          </table:table-cell>
        </table:table-row>
        <table:table-row table:style-name="ro1">
          <table:table-cell office:value-type="string" calcext:value-type="string">
            <text:p>Adaptation of sorghum: characterisation of genotypic flowering responses to temperature and photoperiod</text:p>
          </table:table-cell>
        </table:table-row>
        <table:table-row table:style-name="ro1">
          <table:table-cell table:style-name="ce1" office:value-type="string" calcext:value-type="string">
            <text:p>Adaptation to a seasonally varying environment: a strong latitudinal cline in reproductive diapause combined with high gene flow in Drosophila montana</text:p>
          </table:table-cell>
        </table:table-row>
        <table:table-row table:style-name="ro1">
          <table:table-cell office:value-type="string" calcext:value-type="string">
            <text:p>Adaptation to a seasonally varying environment: a strong latitudinal cline in reproductive diapause combined with high gene flow in Drosophila montana</text:p>
          </table:table-cell>
        </table:table-row>
        <table:table-row table:style-name="ro1">
          <table:table-cell office:value-type="string" calcext:value-type="string">
            <text:p>Adaptation to climate in common bean (Phaseolus vulgaris L.): Photothermal flowering responses in the Eastern, Southern and Great Lakes regions of Africa</text:p>
          </table:table-cell>
        </table:table-row>
        <table:table-row table:style-name="ro1">
          <table:table-cell table:style-name="ce1" office:value-type="string" calcext:value-type="string">
            <text:p>Adaptation to temperate climates</text:p>
          </table:table-cell>
        </table:table-row>
        <table:table-row table:style-name="ro1">
          <table:table-cell office:value-type="string" calcext:value-type="string">
            <text:p>Adaptation to temperate climates</text:p>
          </table:table-cell>
        </table:table-row>
        <table:table-row table:style-name="ro1">
          <table:table-cell office:value-type="string" calcext:value-type="string">
            <text:p>Adaptation to the Local Environment by Modifications of the Photoperiod Response in Crops</text:p>
          </table:table-cell>
        </table:table-row>
        <table:table-row table:style-name="ro1">
          <table:table-cell table:style-name="ce1" office:value-type="string" calcext:value-type="string">
            <text:p>Adaptation to the new land or effect of global warming? An age-structured model for rapid voltinism change in an alien lepidopteran pest</text:p>
          </table:table-cell>
        </table:table-row>
        <table:table-row table:style-name="ro1">
          <table:table-cell office:value-type="string" calcext:value-type="string">
            <text:p>Adaptation to the new land or effect of global warming? An age-structured model for rapid voltinism change in an alien lepidopteran pest</text:p>
          </table:table-cell>
        </table:table-row>
        <table:table-row table:style-name="ro1">
          <table:table-cell table:style-name="ce1" office:value-type="string" calcext:value-type="string">
            <text:p>Adaptation to the thermal climate of North America by the pitcher-plant mosquito, Wyeomyia smithii</text:p>
          </table:table-cell>
        </table:table-row>
        <table:table-row table:style-name="ro1">
          <table:table-cell office:value-type="string" calcext:value-type="string">
            <text:p>Adaptation to the thermal climate of North America by the pitcher-plant mosquito, Wyeomyia smithii</text:p>
          </table:table-cell>
        </table:table-row>
        <table:table-row table:style-name="ro1">
          <table:table-cell office:value-type="string" calcext:value-type="string">
            <text:p>Adaptations for life in the Arctic: evidence that melatonin rhythms in reindeer are not driven by a circadian oscillator but remain acutely sensitive to environmental photoperiod</text:p>
          </table:table-cell>
        </table:table-row>
        <table:table-row table:style-name="ro1">
          <table:table-cell office:value-type="string" calcext:value-type="string">
            <text:p>Adaptations to polar life in mammals and birds</text:p>
          </table:table-cell>
        </table:table-row>
        <table:table-row table:style-name="ro1">
          <table:table-cell table:style-name="ce1" office:value-type="string" calcext:value-type="string">
            <text:p>ADAPTATIONS TO TEMPERATE CLIMATES AND EVOLUTION OF OVERWINTERING STRATEGIES IN THE DROSOPHILA-MELANOGASTER SPECIES GROUP</text:p>
          </table:table-cell>
        </table:table-row>
        <table:table-row table:style-name="ro1">
          <table:table-cell table:style-name="ce1" office:value-type="string" calcext:value-type="string">
            <text:p>ADAPTATIVE SIGNIFICANCE OF A TEMPERATURE INDUCED DIAPAUSE IN A COSMOPOLITAN PARASITOID OF DROSOPHILA</text:p>
          </table:table-cell>
        </table:table-row>
        <table:table-row table:style-name="ro1">
          <table:table-cell office:value-type="string" calcext:value-type="string">
            <text:p>Adaptive Evolution Involving Gene Duplication and Insertion of a Novel Ty1/copia-Like Retrotransposon in Soybean</text:p>
          </table:table-cell>
        </table:table-row>
        <table:table-row table:style-name="ro1">
          <table:table-cell office:value-type="string" calcext:value-type="string">
            <text:p>Adaptive evolution of the Populus tremula photoperiod pathway</text:p>
          </table:table-cell>
        </table:table-row>
        <table:table-row table:style-name="ro1">
          <table:table-cell table:style-name="ce1" office:value-type="string" calcext:value-type="string">
            <text:p>Adaptive growth decisions in butterflies</text:p>
          </table:table-cell>
        </table:table-row>
        <table:table-row table:style-name="ro1">
          <table:table-cell table:style-name="ce1" office:value-type="string" calcext:value-type="string">
            <text:p>Adaptive latitudinal cline of photoperiodic diapause induction in the parasitoid Nasonia vitripennis in Europe</text:p>
          </table:table-cell>
        </table:table-row>
        <table:table-row table:style-name="ro1">
          <table:table-cell office:value-type="string" calcext:value-type="string">
            <text:p>Adaptive latitudinal cline of photoperiodic diapause induction in the parasitoid Nasonia vitripennis in Europe</text:p>
          </table:table-cell>
        </table:table-row>
        <table:table-row table:style-name="ro1">
          <table:table-cell office:value-type="string" calcext:value-type="string">
            <text:p>Adaptive patterns of phenotypic plasticity in laboratory and field environments in Drosophila melanogaster</text:p>
          </table:table-cell>
        </table:table-row>
        <table:table-row table:style-name="ro1">
          <table:table-cell table:style-name="ce1" office:value-type="string" calcext:value-type="string">
            <text:p>Adaptive phenotypic plasticity and its difference between univoltine and multivoltine populations in a bruchid beetle, Kytorhinus sharpianus</text:p>
          </table:table-cell>
        </table:table-row>
        <table:table-row table:style-name="ro1">
          <table:table-cell table:style-name="ce1" office:value-type="string" calcext:value-type="string">
            <text:p>ADAPTIVE PLASTICITY AND PLASTICITY AS AN ADAPTATION - A SELECTIVE REVIEW OF PLASTICITY IN ANIMAL MORPHOLOGY AND LIFE-HISTORY</text:p>
          </table:table-cell>
        </table:table-row>
        <table:table-row table:style-name="ro1">
          <table:table-cell office:value-type="string" calcext:value-type="string">
            <text:p>Adaptive responses of wild mungbean (Vigna radiata ssp sublobata) to photo-thermal environment. I. Phenology</text:p>
          </table:table-cell>
        </table:table-row>
        <table:table-row table:style-name="ro1">
          <table:table-cell table:style-name="ce1" office:value-type="string" calcext:value-type="string">
            <text:p>Adaptive significance of circadian clocks</text:p>
          </table:table-cell>
        </table:table-row>
        <table:table-row table:style-name="ro1">
          <table:table-cell office:value-type="string" calcext:value-type="string">
            <text:p>Adaptive specialization, conditional plasticity and phylogenetic history in the reproductive cue response systems of birds</text:p>
          </table:table-cell>
        </table:table-row>
        <table:table-row table:style-name="ro1">
          <table:table-cell office:value-type="string" calcext:value-type="string">
            <text:p>Adaptive strategies in seedlings of three co-occurring, ecologically distinct northern coniferous tree species across an elevational gradient</text:p>
          </table:table-cell>
        </table:table-row>
        <table:table-row table:style-name="ro1">
          <table:table-cell table:style-name="ce1" office:value-type="string" calcext:value-type="string">
            <text:p>Adaptive variation among Drosophila species in their circadian rhythms</text:p>
          </table:table-cell>
        </table:table-row>
        <table:table-row table:style-name="ro1">
          <table:table-cell office:value-type="string" calcext:value-type="string">
            <text:p>ADAPTIVE VARIATION IN SEX DETERMINATION IN A CRUSTACEAN, GAMMARUS-DUEBENI</text:p>
          </table:table-cell>
        </table:table-row>
        <table:table-row table:style-name="ro1">
          <table:table-cell office:value-type="string" calcext:value-type="string">
            <text:p>Additional confirmation for the effect of environmental light intensity on the seasonality of human conceptions</text:p>
          </table:table-cell>
        </table:table-row>
        <table:table-row table:style-name="ro1">
          <table:table-cell office:value-type="string" calcext:value-type="string">
            <text:p>Adjustment of pigment composition in Desmarestia (Desmarestiaceae) species along a sub-Antarctic to Antarctic latitudinal gradient</text:p>
          </table:table-cell>
        </table:table-row>
        <table:table-row table:style-name="ro1">
          <table:table-cell office:value-type="string" calcext:value-type="string">
            <text:p>Admixture facilitates adaptation from standing variation in the European aspen (Populus tremula L.), a widespread forest tree</text:p>
          </table:table-cell>
        </table:table-row>
        <table:table-row table:style-name="ro1">
          <table:table-cell table:style-name="ce1" office:value-type="string" calcext:value-type="string">
            <text:p>ADULT DIAPAUSE IN PREDACEOUS COCCINELLID, CHILOCORUS-BIPUSTULATUS - PHOTOPERIODIC INDUCTION</text:p>
          </table:table-cell>
        </table:table-row>
        <table:table-row table:style-name="ro1">
          <table:table-cell table:style-name="ce1" office:value-type="string" calcext:value-type="string">
            <text:p>ADULT EMERGENCE PATTERNS IN MUSCA-AUTUMNALIS (DIPTERA, MUSCIDAE)</text:p>
          </table:table-cell>
        </table:table-row>
        <table:table-row table:style-name="ro1">
          <table:table-cell office:value-type="string" calcext:value-type="string">
            <text:p>ADULT LOCOMOTOR RHYTHMICITY AS HANDS OF THE MATERNAL PHOTOPERIODIC CLOCK REGULATING LARVAL DIAPAUSE IN THE BLOWFLY, CALLIPHORA-VICINA</text:p>
          </table:table-cell>
        </table:table-row>
        <table:table-row table:style-name="ro1">
          <table:table-cell table:style-name="ce1" office:value-type="string" calcext:value-type="string">
            <text:p>ADVANCES IN MOSQUITO-BORNE ARBOVIRUS VECTOR RESEARCH</text:p>
          </table:table-cell>
        </table:table-row>
        <table:table-row table:style-name="ro1">
          <table:table-cell office:value-type="string" calcext:value-type="string">
            <text:p>Advancing from opportunistic sexual recombination in sugarcane: Lessons from tropical photoperiodic research</text:p>
          </table:table-cell>
        </table:table-row>
        <table:table-row table:style-name="ro1">
          <table:table-cell table:style-name="ce1" office:value-type="string" calcext:value-type="string">
            <text:p>AEDES-ALBOPICTUS (DIPTERA, CULICIDAE) - A STATISTICAL-MODEL OF THE ROLE OF TEMPERATURE, PHOTOPERIOD, AND GEOGRAPHY IN THE INDUCTION OF EGG DIAPAUSE</text:p>
          </table:table-cell>
        </table:table-row>
        <table:table-row table:style-name="ro1">
          <table:table-cell office:value-type="string" calcext:value-type="string">
            <text:p>AEDES-ALBOPICTUS (DIPTERA, CULICIDAE) - A STATISTICAL-MODEL OF THE ROLE OF TEMPERATURE, PHOTOPERIOD, AND GEOGRAPHY IN THE INDUCTION OF EGG DIAPAUSE</text:p>
          </table:table-cell>
        </table:table-row>
        <table:table-row table:style-name="ro1">
          <table:table-cell table:style-name="ce1" office:value-type="string" calcext:value-type="string">
            <text:p>AEDES-ALBOPICTUS (DIPTERA, CULICIDAE) EGGS - FIELD SURVIVORSHIP DURING NORTHERN INDIANA WINTERS</text:p>
          </table:table-cell>
        </table:table-row>
        <table:table-row table:style-name="ro1">
          <table:table-cell table:style-name="ce1" office:value-type="string" calcext:value-type="string">
            <text:p>AEDES-ALBOPICTUS IN THE AMERICA</text:p>
          </table:table-cell>
        </table:table-row>
        <table:table-row table:style-name="ro1">
          <table:table-cell office:value-type="string" calcext:value-type="string">
            <text:p>Affective and adrenocorticotrophic responses to photoperiod in Wistar rats</text:p>
          </table:table-cell>
        </table:table-row>
        <table:table-row table:style-name="ro1">
          <table:table-cell office:value-type="string" calcext:value-type="string">
            <text:p>Age-related changes in 2-[I-125]-Iodomelatonin binding sites in the brain of sea breams (Sparus aurata, L)</text:p>
          </table:table-cell>
        </table:table-row>
        <table:table-row table:style-name="ro1">
          <table:table-cell office:value-type="string" calcext:value-type="string">
            <text:p>Agroecosystern responses to combinations of elevated CO2, ozone, and global climate change</text:p>
          </table:table-cell>
        </table:table-row>
        <table:table-row table:style-name="ro1">
          <table:table-cell office:value-type="string" calcext:value-type="string">
            <text:p>Agronomic performance of hard red spring wheat isolines sensitive and insensitive to photoperiod</text:p>
          </table:table-cell>
        </table:table-row>
        <table:table-row table:style-name="ro1">
          <table:table-cell office:value-type="string" calcext:value-type="string">
            <text:p>Agronomic studies on irrigated soybean in southern New South Wales. I. Phenological adaptation of genotypes to sowing date</text:p>
          </table:table-cell>
        </table:table-row>
        <table:table-row table:style-name="ro1">
          <table:table-cell office:value-type="string" calcext:value-type="string">
            <text:p>Allelic Combinations of Soybean Maturity Loci E1, E2, E3 and E4 Result in Diversity of Maturity and Adaptation to Different Latitudes</text:p>
          </table:table-cell>
        </table:table-row>
        <table:table-row table:style-name="ro1">
          <table:table-cell office:value-type="string" calcext:value-type="string">
            <text:p>Allelic Variation in the Perennial Ryegrass FLOWERING LOCUS T Gene Is Associated with Changes in Flowering Time across a Range of Populations</text:p>
          </table:table-cell>
        </table:table-row>
        <table:table-row table:style-name="ro1">
          <table:table-cell office:value-type="string" calcext:value-type="string">
            <text:p>Allelic Variations at Four Major Maturity E Genes and Transcriptional Abundance of the E1 Gene Are Associated with Flowering Time and Maturity of Soybean Cultivars</text:p>
          </table:table-cell>
        </table:table-row>
        <table:table-row table:style-name="ro1">
          <table:table-cell office:value-type="string" calcext:value-type="string">
            <text:p>Alteration of the phenology of leaf senescence and fall in winter deciduous species by climate change: effects on nutrient proficiency</text:p>
          </table:table-cell>
        </table:table-row>
        <table:table-row table:style-name="ro1">
          <table:table-cell office:value-type="string" calcext:value-type="string">
            <text:p>Alternative seasonal reproductive strategies in wild rodent populations</text:p>
          </table:table-cell>
        </table:table-row>
        <table:table-row table:style-name="ro1">
          <table:table-cell office:value-type="string" calcext:value-type="string">
            <text:p>Alternative sources for photoperiodic lighting of Gypsophila</text:p>
          </table:table-cell>
        </table:table-row>
        <table:table-row table:style-name="ro1">
          <table:table-cell table:style-name="ce1" office:value-type="string" calcext:value-type="string">
            <text:p>Altitudinal body size clines: latitudinal effects associated with changing seasonality</text:p>
          </table:table-cell>
        </table:table-row>
        <table:table-row table:style-name="ro1">
          <table:table-cell table:style-name="ce1" office:value-type="string" calcext:value-type="string">
            <text:p>Altitudinal differentiation in the diapause response of two species of dung flies</text:p>
          </table:table-cell>
        </table:table-row>
        <table:table-row table:style-name="ro1">
          <table:table-cell table:style-name="ce1" office:value-type="string" calcext:value-type="string">
            <text:p>Altitudinal patterns of abundances and parasitism in frugivorous drosophilids in west Java, Indonesia</text:p>
          </table:table-cell>
        </table:table-row>
        <table:table-row table:style-name="ro1">
          <table:table-cell table:style-name="ce1" office:value-type="string" calcext:value-type="string">
            <text:p>Altitudinal variation in the circadian rhythm of oviposition in Drosophila ananassae</text:p>
          </table:table-cell>
        </table:table-row>
        <table:table-row table:style-name="ro1">
          <table:table-cell office:value-type="string" calcext:value-type="string">
            <text:p>Ambient temperature effects on photo induced gonadal cycles and lehormonal secretion patterns in Great Tits from three different breeding latitudes</text:p>
          </table:table-cell>
        </table:table-row>
        <table:table-row table:style-name="ro1">
          <table:table-cell office:value-type="string" calcext:value-type="string">
            <text:p>Ambient temperature signalling in plants</text:p>
          </table:table-cell>
        </table:table-row>
        <table:table-row table:style-name="ro1">
          <table:table-cell office:value-type="string" calcext:value-type="string">
            <text:p>An altitudinal transect as an indicator of responses of a spittlebug (Auchenorrhyncha: Cercopidae) to climate change</text:p>
          </table:table-cell>
        </table:table-row>
        <table:table-row table:style-name="ro1">
          <table:table-cell office:value-type="string" calcext:value-type="string">
            <text:p>An assessment of morphogenetic fluctuation during reproductive phase change in Arabidopsis</text:p>
          </table:table-cell>
        </table:table-row>
        <table:table-row table:style-name="ro1">
          <table:table-cell office:value-type="string" calcext:value-type="string">
            <text:p>AN AUTECOLOGICAL STUDY OF PHOTOPERIODIC RESPONSE OF GEOGRAPHIC STRAINS OF POLYGONUM THUNBERGII SIEBOLD ET ZUCCARINI</text:p>
          </table:table-cell>
        </table:table-row>
        <table:table-row table:style-name="ro1">
          <table:table-cell office:value-type="string" calcext:value-type="string">
            <text:p>AN ENDOGENOUS BASIS FOR DIFFERENTIAL MIGRATION IN THE DARK-EYED JUNCO</text:p>
          </table:table-cell>
        </table:table-row>
        <table:table-row table:style-name="ro1">
          <table:table-cell office:value-type="string" calcext:value-type="string">
            <text:p>AN ENDOGENOUS CIRCANNUAL RHYTHM OF REPRODUCTION IN A TROPICAL BAT, ANOURA-GEOFFROYI, IS NOT ENTRAINED BY PHOTOPERIOD</text:p>
          </table:table-cell>
        </table:table-row>
        <table:table-row table:style-name="ro1">
          <table:table-cell table:style-name="ce1" office:value-type="string" calcext:value-type="string">
            <text:p>An Experimental and Bioinformatics Protocol for RNA-seq Analyses of Photoperiodic Diapause in the Asian Tiger Mosquito, Aedes albopictus</text:p>
          </table:table-cell>
        </table:table-row>
        <table:table-row table:style-name="ro1">
          <table:table-cell table:style-name="ce1" office:value-type="string" calcext:value-type="string">
            <text:p>An improved space-saving system for testing photoperiodic responses of insects and mites: its use for diapause experiments in the two-spotted spider mite, Tetranychus urticae (Acari: Tetranychidae)</text:p>
          </table:table-cell>
        </table:table-row>
        <table:table-row table:style-name="ro1">
          <table:table-cell table:style-name="ce1" office:value-type="string" calcext:value-type="string">
            <text:p>An initial examination of the Population genetic structure of Cydia pomonella (Lepidoptera: Tortricidae) in Croatian,apple orchards</text:p>
          </table:table-cell>
        </table:table-row>
        <table:table-row table:style-name="ro1">
          <table:table-cell table:style-name="ce1" office:value-type="string" calcext:value-type="string">
            <text:p>Analyses of the Northern Distributional Limit of Aedes albopictus (Diptera: Culicidae) With a Simple Thermal Index</text:p>
          </table:table-cell>
        </table:table-row>
        <table:table-row table:style-name="ro1">
          <table:table-cell office:value-type="string" calcext:value-type="string">
            <text:p>Analysis of phase of LUCIFERASE expression reveals novel circadian quantitative trait loci in Arabidopsis</text:p>
          </table:table-cell>
        </table:table-row>
        <table:table-row table:style-name="ro1">
          <table:table-cell office:value-type="string" calcext:value-type="string">
            <text:p>Analysis of photoperiod sensitivity within a collection of tropical maize populations</text:p>
          </table:table-cell>
        </table:table-row>
        <table:table-row table:style-name="ro1">
          <table:table-cell office:value-type="string" calcext:value-type="string">
            <text:p>Analysis of simple sequence repeats (SSRs) in wild barley from the Fertile Crescent: associations with ecology, geography and flowering time</text:p>
          </table:table-cell>
        </table:table-row>
        <table:table-row table:style-name="ro1">
          <table:table-cell table:style-name="ce1" office:value-type="string" calcext:value-type="string">
            <text:p>Analysis of the Geometridae Leach, 1815 from Sierra Maria-Los Velez Natural Park (Almeria, Spain) (Lepidoptera: Geometridae)</text:p>
          </table:table-cell>
        </table:table-row>
        <table:table-row table:style-name="ro1">
          <table:table-cell office:value-type="string" calcext:value-type="string">
            <text:p>Analysis of the independent- and interactive-photo-thermal effects on soybean flowering</text:p>
          </table:table-cell>
        </table:table-row>
        <table:table-row table:style-name="ro1">
          <table:table-cell office:value-type="string" calcext:value-type="string">
            <text:p>Analysis of the potential for survival and seasonal activity of Aedes albopictus (Diptera : Culicidae) in the United Kingdom</text:p>
          </table:table-cell>
        </table:table-row>
        <table:table-row table:style-name="ro1">
          <table:table-cell office:value-type="string" calcext:value-type="string">
            <text:p>Anatomical distribution and daily profile of gper1b gene expression in brain and peripheral structures of goldfish (Carassius auratus)</text:p>
          </table:table-cell>
        </table:table-row>
        <table:table-row table:style-name="ro1">
          <table:table-cell office:value-type="string" calcext:value-type="string">
            <text:p>ANNUAL AND SUBANNUAL RHYTHMS IN HUMAN CONCEPTION RATES .1. EFFECTIVE CORRECTION AND USE OF PUBLIC RECORD LMP DATES</text:p>
          </table:table-cell>
        </table:table-row>
        <table:table-row table:style-name="ro1">
          <table:table-cell office:value-type="string" calcext:value-type="string">
            <text:p>Annual gonadal cycles in birds: Modeling the effects of photoperiod on seasonal changes in GnRH-1 secretion</text:p>
          </table:table-cell>
        </table:table-row>
        <table:table-row table:style-name="ro1">
          <table:table-cell office:value-type="string" calcext:value-type="string">
            <text:p>Annual growth rhythm of Larix sibirica and Larix gmelinii provenances in a field trial in southern Finland</text:p>
          </table:table-cell>
        </table:table-row>
        <table:table-row table:style-name="ro1">
          <table:table-cell office:value-type="string" calcext:value-type="string">
            <text:p>Annual molt cycle of arctic warbler (Phylloscopus borealis) from northwestern siberia and its geographic variation</text:p>
          </table:table-cell>
        </table:table-row>
        <table:table-row table:style-name="ro1">
          <table:table-cell office:value-type="string" calcext:value-type="string">
            <text:p>Annual pattern of plasma melatonin and progesterone concentrations in hair and wool ewe lambs kept under natural photoperiod at lower latitudes in the southern hemisphere</text:p>
          </table:table-cell>
        </table:table-row>
        <table:table-row table:style-name="ro1">
          <table:table-cell office:value-type="string" calcext:value-type="string">
            <text:p>Annual profile of fecal androgen and glucocorticoid levels in free-living male American kestrels from southern mid-latitude areas</text:p>
          </table:table-cell>
        </table:table-row>
        <table:table-row table:style-name="ro1">
          <table:table-cell office:value-type="string" calcext:value-type="string">
            <text:p>Annual reproductive activity of ewes from Jezersko-Solchava, Bovec and Istrian breeds under variable field conditions</text:p>
          </table:table-cell>
        </table:table-row>
        <table:table-row table:style-name="ro1">
          <table:table-cell office:value-type="string" calcext:value-type="string">
            <text:p>Annual rhythms of demand-feeding activity in sea bass: Evidence of a seasonal phase inversion of the diel feeding pattern</text:p>
          </table:table-cell>
        </table:table-row>
        <table:table-row table:style-name="ro1">
          <table:table-cell office:value-type="string" calcext:value-type="string">
            <text:p>Annual variation in daily light exposure and circadian change of melatonin and cortisol concentrations at a northern latitude with large seasonal differences in photoperiod length</text:p>
          </table:table-cell>
        </table:table-row>
        <table:table-row table:style-name="ro1">
          <table:table-cell office:value-type="string" calcext:value-type="string">
            <text:p>Antibody-Mediated Inhibition of the FGFR1c Isoform Induces a Catabolic Lean State in Siberian Hamsters</text:p>
          </table:table-cell>
        </table:table-row>
        <table:table-row table:style-name="ro1">
          <table:table-cell office:value-type="string" calcext:value-type="string">
            <text:p>Aphid photoperiodic clocks</text:p>
          </table:table-cell>
        </table:table-row>
        <table:table-row table:style-name="ro1">
          <table:table-cell office:value-type="string" calcext:value-type="string">
            <text:p>Application of physiological understanding in soybean improvement. I. Understanding phenological constraints to adaptation and yield potential</text:p>
          </table:table-cell>
        </table:table-row>
        <table:table-row table:style-name="ro1">
          <table:table-cell office:value-type="string" calcext:value-type="string">
            <text:p>Application of physiological understanding in soybean improvement. II. Broadening phenological adaptation across regions and sowing dates</text:p>
          </table:table-cell>
        </table:table-row>
        <table:table-row table:style-name="ro1">
          <table:table-cell table:style-name="ce1" office:value-type="string" calcext:value-type="string">
            <text:p>APPLICATIONS OF THE BOOTSTRAP TO INSECT PHYSIOLOGY</text:p>
          </table:table-cell>
        </table:table-row>
        <table:table-row table:style-name="ro1">
          <table:table-cell office:value-type="string" calcext:value-type="string">
            <text:p>Architectural constraints on flower number in a photoperiodic annual</text:p>
          </table:table-cell>
        </table:table-row>
        <table:table-row table:style-name="ro1">
          <table:table-cell office:value-type="string" calcext:value-type="string">
            <text:p>Arctic plant diversity in the Early Eocene greenhouse</text:p>
          </table:table-cell>
        </table:table-row>
        <table:table-row table:style-name="ro1">
          <table:table-cell table:style-name="ce1" office:value-type="string" calcext:value-type="string">
            <text:p>Are aphid parasitoids from mild winter climates losing their winter diapause?</text:p>
          </table:table-cell>
        </table:table-row>
        <table:table-row table:style-name="ro1">
          <table:table-cell table:style-name="ce1" office:value-type="string" calcext:value-type="string">
            <text:p>ARE DEVELOPMENT AND GROWTH OF PEA APHIDS, ACYRTHOSIPHON-PISUM, IN NORTH-AMERICA ADAPTED TO LOCAL TEMPERATURES</text:p>
          </table:table-cell>
        </table:table-row>
        <table:table-row table:style-name="ro1">
          <table:table-cell office:value-type="string" calcext:value-type="string">
            <text:p>Are humans seasonally photoperiodic?</text:p>
          </table:table-cell>
        </table:table-row>
        <table:table-row table:style-name="ro1">
          <table:table-cell table:style-name="ce1" office:value-type="string" calcext:value-type="string">
            <text:p>Area-wide management of Aedes albopictus. Part 2: Gauging the efficacy of traditional integrated pest control measures against urban container mosquitoes</text:p>
          </table:table-cell>
        </table:table-row>
        <table:table-row table:style-name="ro1">
          <table:table-cell table:style-name="ce1" office:value-type="string" calcext:value-type="string">
            <text:p>Arrhythmic adult ecdysis but rhythmic emergence from the host chorion in Trichogramma embryophagum (Hymenoptera : Trichogrammatidae)</text:p>
          </table:table-cell>
        </table:table-row>
        <table:table-row table:style-name="ro1">
          <table:table-cell office:value-type="string" calcext:value-type="string">
            <text:p>Artificial long days induce anoestrus in pelibuey ewes with continuous reproductive activity</text:p>
          </table:table-cell>
        </table:table-row>
        <table:table-row table:style-name="ro1">
          <table:table-cell office:value-type="string" calcext:value-type="string">
            <text:p>Assessing the frequency and drivers of early-greening in broad-leaved woodlands along a latitudinal gradient in southern Africa</text:p>
          </table:table-cell>
        </table:table-row>
        <table:table-row table:style-name="ro1">
          <table:table-cell office:value-type="string" calcext:value-type="string">
            <text:p>Assessing the Global Risk of Establishment of Cydia pomonella (Lepidoptera: Tortricidae) using CLIMEX and MaxEnt Niche Models</text:p>
          </table:table-cell>
        </table:table-row>
        <table:table-row table:style-name="ro1">
          <table:table-cell table:style-name="ce1" office:value-type="string" calcext:value-type="string">
            <text:p>Assessing the risk of establishment by pink bollworm (Lepidoptera : Gelechiidae) in the southeastern United States</text:p>
          </table:table-cell>
        </table:table-row>
        <table:table-row table:style-name="ro1">
          <table:table-cell table:style-name="ce1" office:value-type="string" calcext:value-type="string">
            <text:p>Association between Circadian Clock Genes and Diapause Incidence in Drosophila triauraria</text:p>
          </table:table-cell>
        </table:table-row>
        <table:table-row table:style-name="ro1">
          <table:table-cell office:value-type="string" calcext:value-type="string">
            <text:p>Association between Circadian Clock Genes and Diapause Incidence in Drosophila triauraria</text:p>
          </table:table-cell>
        </table:table-row>
        <table:table-row table:style-name="ro1">
          <table:table-cell office:value-type="string" calcext:value-type="string">
            <text:p>Association between the allele compositions of major plant developmental genes and frost tolerance in barley (Hordeum vulgare L.) germplasm of different origin</text:p>
          </table:table-cell>
        </table:table-row>
        <table:table-row table:style-name="ro1">
          <table:table-cell office:value-type="string" calcext:value-type="string">
            <text:p>Association mapping for photoperiod insensitivity trait in soybean</text:p>
          </table:table-cell>
        </table:table-row>
        <table:table-row table:style-name="ro1">
          <table:table-cell office:value-type="string" calcext:value-type="string">
            <text:p>Association of FLOWERING LOCUS T/TERMINAL FLOWER 1-like gene FTL2 expression with growth rhythm in Scots pine (Pinus sylvestris)</text:p>
          </table:table-cell>
        </table:table-row>
        <table:table-row table:style-name="ro1">
          <table:table-cell office:value-type="string" calcext:value-type="string">
            <text:p>Association of the circadian rhythmic expression of GmCRY1a with a latitudinal cline in photoperiodic flowering of soybean</text:p>
          </table:table-cell>
        </table:table-row>
        <table:table-row table:style-name="ro1">
          <table:table-cell office:value-type="string" calcext:value-type="string">
            <text:p>Associations between seasonal variations in day length (photoperiod), sleep timing, sleep quality and mood: a comparison between Ghana (5 degrees) and Norway (69 degrees)</text:p>
          </table:table-cell>
        </table:table-row>
        <table:table-row table:style-name="ro1">
          <table:table-cell table:style-name="ce1" office:value-type="string" calcext:value-type="string">
            <text:p>Asymmetric evolution of photoperiodic diapause in temperate and tropical invasive populations of Aedes albopictus (Diptera : Culicidae)</text:p>
          </table:table-cell>
        </table:table-row>
        <table:table-row table:style-name="ro1">
          <table:table-cell office:value-type="string" calcext:value-type="string">
            <text:p>Asymmetric evolution of photoperiodic diapause in temperate and tropical invasive populations of Aedes albopictus (Diptera : Culicidae)</text:p>
          </table:table-cell>
        </table:table-row>
        <table:table-row table:style-name="ro1">
          <table:table-cell office:value-type="string" calcext:value-type="string">
            <text:p>ASYNCHRONY WITHIN ESTROUS SYNCHRONY AMONG RINGTAILED LEMURS (PRIMATES, LEMURIDAE)</text:p>
          </table:table-cell>
        </table:table-row>
        <table:table-row table:style-name="ro1">
          <table:table-cell office:value-type="string" calcext:value-type="string">
            <text:p>Attainment of puberty in winter-born hair-ewe lambs under natural photoperiod (22 degrees NL): Preliminary results</text:p>
          </table:table-cell>
        </table:table-row>
        <table:table-row table:style-name="ro1">
          <table:table-cell office:value-type="string" calcext:value-type="string">
            <text:p>Autumn photosynthetic decline and growth cessation in seedlings of white spruce are decoupled under warming and photoperiod manipulations</text:p>
          </table:table-cell>
        </table:table-row>
        <table:table-row table:style-name="ro1">
          <table:table-cell office:value-type="string" calcext:value-type="string">
            <text:p>Autumn temperature affects the induction of dormancy in first-year seedlings of Acer platanoides L.</text:p>
          </table:table-cell>
        </table:table-row>
        <table:table-row table:style-name="ro1">
          <table:table-cell office:value-type="string" calcext:value-type="string">
            <text:p>Avian circannual clocks: adaptive significance and possible involvement of energy turnover in their proximate control</text:p>
          </table:table-cell>
        </table:table-row>
        <table:table-row table:style-name="ro1">
          <table:table-cell office:value-type="string" calcext:value-type="string">
            <text:p>Avian Clock gene polymorphism: evidence for a latitudinal cline in allele frequencies</text:p>
          </table:table-cell>
        </table:table-row>
        <table:table-row table:style-name="ro1">
          <table:table-cell table:style-name="ce1" office:value-type="string" calcext:value-type="string">
            <text:p>Behaviour genetics of Drosophila: Non-sexual behaviour</text:p>
          </table:table-cell>
        </table:table-row>
        <table:table-row table:style-name="ro1">
          <table:table-cell office:value-type="string" calcext:value-type="string">
            <text:p>Bench-top Root-zone Heating Hastens Development of Petunia under a Lower Air Temperature</text:p>
          </table:table-cell>
        </table:table-row>
        <table:table-row table:style-name="ro1">
          <table:table-cell office:value-type="string" calcext:value-type="string">
            <text:p>Bergmann's rule in the ant lion Myrmeleon immaculatus DeGeer (Neuroptera : Myrmeleontidae): geographic variation in body size and heterozygosity</text:p>
          </table:table-cell>
        </table:table-row>
        <table:table-row table:style-name="ro1">
          <table:table-cell office:value-type="string" calcext:value-type="string">
            <text:p>Beyond seasonal climate: statistical estimation of phenological responses to weather</text:p>
          </table:table-cell>
        </table:table-row>
        <table:table-row table:style-name="ro1">
          <table:table-cell office:value-type="string" calcext:value-type="string">
            <text:p>Beyond the Bioclimatic Law: Geographic adaptation patterns of temperate plant phenology</text:p>
          </table:table-cell>
        </table:table-row>
        <table:table-row table:style-name="ro1">
          <table:table-cell office:value-type="string" calcext:value-type="string">
            <text:p>Beyond ubiquitination: proteolytic and nonproteolytic roles of HOS1</text:p>
          </table:table-cell>
        </table:table-row>
        <table:table-row table:style-name="ro1">
          <table:table-cell office:value-type="string" calcext:value-type="string">
            <text:p>Bioclimatic requirements for olive flowering in two Mediterranean Regions located at the same latitude (Andalucia, Spain, and Sicily, Italy)</text:p>
          </table:table-cell>
        </table:table-row>
        <table:table-row table:style-name="ro1">
          <table:table-cell office:value-type="string" calcext:value-type="string">
            <text:p>Biodiversity of marine plants in an era of climate change: Some predictions based on physiological performance</text:p>
          </table:table-cell>
        </table:table-row>
        <table:table-row table:style-name="ro1">
          <table:table-cell table:style-name="ce1" office:value-type="string" calcext:value-type="string">
            <text:p>Biogeographic origin and thermal acclimation interact to determine survival and hsp90 expression in Drosophila species submitted to thermal stress</text:p>
          </table:table-cell>
        </table:table-row>
        <table:table-row table:style-name="ro1">
          <table:table-cell office:value-type="string" calcext:value-type="string">
            <text:p>Biogeography, local adaptation, vavilov, and genetic diversity in soybean</text:p>
          </table:table-cell>
        </table:table-row>
        <table:table-row table:style-name="ro1">
          <table:table-cell office:value-type="string" calcext:value-type="string">
            <text:p>Biological and Environmental Influences on Parturition Date and Birth Mass of a Seasonal Breeder</text:p>
          </table:table-cell>
        </table:table-row>
        <table:table-row table:style-name="ro1">
          <table:table-cell table:style-name="ce1" office:value-type="string" calcext:value-type="string">
            <text:p>Biological aspects of Tiracola grandirena (Herrich-Schaffer, 1868) (Lepidoptera: Noctuidae): a polyphagous armyworm</text:p>
          </table:table-cell>
        </table:table-row>
        <table:table-row table:style-name="ro1">
          <table:table-cell office:value-type="string" calcext:value-type="string">
            <text:p>BIOLOGICAL CLOCKS - MECHANISMS AND DEVELOPMENTS</text:p>
          </table:table-cell>
        </table:table-row>
        <table:table-row table:style-name="ro1">
          <table:table-cell office:value-type="string" calcext:value-type="string">
            <text:p>Biological clocks help reduce the physiological conflicts in avian migrants</text:p>
          </table:table-cell>
        </table:table-row>
        <table:table-row table:style-name="ro1">
          <table:table-cell office:value-type="string" calcext:value-type="string">
            <text:p>Biological Rhythms During Residence in Polar Regions</text:p>
          </table:table-cell>
        </table:table-row>
        <table:table-row table:style-name="ro1">
          <table:table-cell table:style-name="ce1" office:value-type="string" calcext:value-type="string">
            <text:p>BIOLOGICAL RHYTHMS IN TERRESTRIAL ARTHROPODS</text:p>
          </table:table-cell>
        </table:table-row>
        <table:table-row table:style-name="ro1">
          <table:table-cell office:value-type="string" calcext:value-type="string">
            <text:p>Biology and Life History of Paddlefish in North America: An Update</text:p>
          </table:table-cell>
        </table:table-row>
        <table:table-row table:style-name="ro1">
          <table:table-cell table:style-name="ce1" office:value-type="string" calcext:value-type="string">
            <text:p>Biology and Management of the Fall Webworm, Hyphantria cunea (Lepidoptera: Erebidae)</text:p>
          </table:table-cell>
        </table:table-row>
        <table:table-row table:style-name="ro1">
          <table:table-cell office:value-type="string" calcext:value-type="string">
            <text:p>Birdsfoot trefoil flowering response to photoperiod length</text:p>
          </table:table-cell>
        </table:table-row>
        <table:table-row table:style-name="ro1">
          <table:table-cell office:value-type="string" calcext:value-type="string">
            <text:p>Birth seasonality of Cebus apella (Platyrrhini, Cebidae) in Brazilian zoos along a latitudinal gradient</text:p>
          </table:table-cell>
        </table:table-row>
        <table:table-row table:style-name="ro1">
          <table:table-cell office:value-type="string" calcext:value-type="string">
            <text:p>BIRTH SEASONALITY, PHOTOPERIOD, AND SOCIAL-CHANGE IN THE CENTRAL CANADIAN ARCTIC</text:p>
          </table:table-cell>
        </table:table-row>
        <table:table-row table:style-name="ro1">
          <table:table-cell office:value-type="string" calcext:value-type="string">
            <text:p>Black currant physiology in a changing climate</text:p>
          </table:table-cell>
        </table:table-row>
        <table:table-row table:style-name="ro1">
          <table:table-cell office:value-type="string" calcext:value-type="string">
            <text:p>Blood serum retinol levels in Asinara white donkeys reflect albinism-induced metabolic adaptation to photoperiod at Mediterranean latitudes</text:p>
          </table:table-cell>
        </table:table-row>
        <table:table-row table:style-name="ro1">
          <table:table-cell office:value-type="string" calcext:value-type="string">
            <text:p>Body composition in a seasonal model of obesity: Longitudinal measures and validation of DXA</text:p>
          </table:table-cell>
        </table:table-row>
        <table:table-row table:style-name="ro1">
          <table:table-cell table:style-name="ce1" office:value-type="string" calcext:value-type="string">
            <text:p>Body mass and wing geometric morphology of the codling moth (Lepidoptera: Tortricidae) according to sex, location and host plant in the region of Maule, Chile</text:p>
          </table:table-cell>
        </table:table-row>
        <table:table-row table:style-name="ro1">
          <table:table-cell office:value-type="string" calcext:value-type="string">
            <text:p>Body size dependency of ovariole number and timing of reproductive maturation in Semanotus japonicus (Coleoptera: Cerambycidae)</text:p>
          </table:table-cell>
        </table:table-row>
        <table:table-row table:style-name="ro1">
          <table:table-cell table:style-name="ce1" office:value-type="string" calcext:value-type="string">
            <text:p>Body size response to warming: time of the season matters in a tephritid fly</text:p>
          </table:table-cell>
        </table:table-row>
        <table:table-row table:style-name="ro1">
          <table:table-cell table:style-name="ce1" office:value-type="string" calcext:value-type="string">
            <text:p>Breaking the rule: multiple patterns of scaling of sexual size dimorphism with body size in orthopteroid insects</text:p>
          </table:table-cell>
        </table:table-row>
        <table:table-row table:style-name="ro1">
          <table:table-cell office:value-type="string" calcext:value-type="string">
            <text:p>Breeding for Earliness in Pigeonpea: Development of New Determinate and Nondeterminate Lines</text:p>
          </table:table-cell>
        </table:table-row>
        <table:table-row table:style-name="ro1">
          <table:table-cell office:value-type="string" calcext:value-type="string">
            <text:p>Breeding low-chill blueberries and peaches for subtropical areas</text:p>
          </table:table-cell>
        </table:table-row>
        <table:table-row table:style-name="ro1">
          <table:table-cell office:value-type="string" calcext:value-type="string">
            <text:p>Breeding plans in case of global warming</text:p>
          </table:table-cell>
        </table:table-row>
        <table:table-row table:style-name="ro1">
          <table:table-cell office:value-type="string" calcext:value-type="string">
            <text:p>Breeding season of the South American fur seal (Arctocephalus australis, Otariidae: Carnivora): New data for establishing independent evolutionary histories?</text:p>
          </table:table-cell>
        </table:table-row>
        <table:table-row table:style-name="ro1">
          <table:table-cell table:style-name="ce1" office:value-type="string" calcext:value-type="string">
            <text:p>Bridging Inter- and Intraspecific Trait Evolution with a Hierarchical Bayesian Approach</text:p>
          </table:table-cell>
        </table:table-row>
        <table:table-row table:style-name="ro1">
          <table:table-cell office:value-type="string" calcext:value-type="string">
            <text:p>Bright light therapy for seasonal affective disorder in Israel (latitude 32.6 degrees N): a single case placebo-controlled study</text:p>
          </table:table-cell>
        </table:table-row>
        <table:table-row table:style-name="ro1">
          <table:table-cell office:value-type="string" calcext:value-type="string">
            <text:p>Bud phenology and growth are subject to divergent selection across a latitudinal gradient in Populus angustifolia and impact adaptation across the distributional range and associated arthropods</text:p>
          </table:table-cell>
        </table:table-row>
        <table:table-row table:style-name="ro1">
          <table:table-cell office:value-type="string" calcext:value-type="string">
            <text:p>Bulbing response of Allium X wakegi Araki to temperature experienced prior to bulb formation</text:p>
          </table:table-cell>
        </table:table-row>
        <table:table-row table:style-name="ro1">
          <table:table-cell table:style-name="ce1" office:value-type="string" calcext:value-type="string">
            <text:p>Cage evaluation of augmentative biological control of Thrips palmi with Wollastoniella rotunda in winter greenhouses</text:p>
          </table:table-cell>
        </table:table-row>
        <table:table-row table:style-name="ro1">
          <table:table-cell office:value-type="string" calcext:value-type="string">
            <text:p>CALCULATION OF THE PHOTOPERIOD LENGTH</text:p>
          </table:table-cell>
        </table:table-row>
        <table:table-row table:style-name="ro1">
          <table:table-cell office:value-type="string" calcext:value-type="string">
            <text:p>Calling behaviour in M-convecta females under different temperature and photoperiodic conditions</text:p>
          </table:table-cell>
        </table:table-row>
        <table:table-row table:style-name="ro1">
          <table:table-cell office:value-type="string" calcext:value-type="string">
            <text:p>Can long-distance migratory birds adjust to the advancement of spring by shortening migration distance? The response of the pied flycatcher to latitudinal photoperiodic variation</text:p>
          </table:table-cell>
        </table:table-row>
        <table:table-row table:style-name="ro1">
          <table:table-cell office:value-type="string" calcext:value-type="string">
            <text:p>Can Photoperiod Predict Mortality in the 1918-1920 Influenza Pandemic?</text:p>
          </table:table-cell>
        </table:table-row>
        <table:table-row table:style-name="ro1">
          <table:table-cell office:value-type="string" calcext:value-type="string">
            <text:p>Can plasticity compensate for architectural constraints on reproduction? Patterns of seed production and carbohydrate translocation in Perilla frutescens</text:p>
          </table:table-cell>
        </table:table-row>
        <table:table-row table:style-name="ro1">
          <table:table-cell office:value-type="string" calcext:value-type="string">
            <text:p>Cannibalism and activity rate in larval damselflies increase along a latitudinal gradient as a consequence of time constraints</text:p>
          </table:table-cell>
        </table:table-row>
        <table:table-row table:style-name="ro1">
          <table:table-cell office:value-type="string" calcext:value-type="string">
            <text:p>Carbon loss by deciduous trees in a CO2-rich ancient polar environment</text:p>
          </table:table-cell>
        </table:table-row>
        <table:table-row table:style-name="ro1">
          <table:table-cell office:value-type="string" calcext:value-type="string">
            <text:p>Case studies of spinal deformities in ornamental koi, Cyprinus carpio L.</text:p>
          </table:table-cell>
        </table:table-row>
        <table:table-row table:style-name="ro1">
          <table:table-cell office:value-type="string" calcext:value-type="string">
            <text:p>Castor yield in response to planting date at four locations in the south-central United States</text:p>
          </table:table-cell>
        </table:table-row>
        <table:table-row table:style-name="ro1">
          <table:table-cell office:value-type="string" calcext:value-type="string">
            <text:p>CELLULAR-CHANGES INDUCED BY EXOGENOUS AND ENDOGENOUS GIBBERELLINS IN SHOOT TIPS OF THE LONG-DAY PLANT SILENE-ARMERIA</text:p>
          </table:table-cell>
        </table:table-row>
        <table:table-row table:style-name="ro1">
          <table:table-cell table:style-name="ce1" office:value-type="string" calcext:value-type="string">
            <text:p>Change in significance of feeding during larval development in the yellow-spotted longicorn beetle, Psacothea hilaris</text:p>
          </table:table-cell>
        </table:table-row>
        <table:table-row table:style-name="ro1">
          <table:table-cell office:value-type="string" calcext:value-type="string">
            <text:p>Change in significance of feeding during larval development in the yellow-spotted longicorn beetle, Psacothea hilaris</text:p>
          </table:table-cell>
        </table:table-row>
        <table:table-row table:style-name="ro1">
          <table:table-cell office:value-type="string" calcext:value-type="string">
            <text:p>Changes in autumn senescence in northern hemisphere deciduous trees: a meta-analysis of autumn phenology studies</text:p>
          </table:table-cell>
        </table:table-row>
        <table:table-row table:style-name="ro1">
          <table:table-cell office:value-type="string" calcext:value-type="string">
            <text:p>Changes in brain peptides associated with reproduction and energy homeostasis in photosensitive and photorefractory migratory redheaded buntings</text:p>
          </table:table-cell>
        </table:table-row>
        <table:table-row table:style-name="ro1">
          <table:table-cell table:style-name="ce1" office:value-type="string" calcext:value-type="string">
            <text:p>Changes in life-history traits in the Fall Webworm within half a century of introduction to Japan</text:p>
          </table:table-cell>
        </table:table-row>
        <table:table-row table:style-name="ro1">
          <table:table-cell office:value-type="string" calcext:value-type="string">
            <text:p>Changes in life-history traits in the Fall Webworm within half a century of introduction to Japan</text:p>
          </table:table-cell>
        </table:table-row>
        <table:table-row table:style-name="ro1">
          <table:table-cell office:value-type="string" calcext:value-type="string">
            <text:p>Changes in requirements on vernalization of winter wheat varieties in the Czech Republic in 1950-2000</text:p>
          </table:table-cell>
        </table:table-row>
        <table:table-row table:style-name="ro1">
          <table:table-cell office:value-type="string" calcext:value-type="string">
            <text:p>Changes in soluble carbohydrates in polar Caryophyllaceae and Poaceae plants in response to chilling</text:p>
          </table:table-cell>
        </table:table-row>
        <table:table-row table:style-name="ro1">
          <table:table-cell table:style-name="ce1" office:value-type="string" calcext:value-type="string">
            <text:p>Changes in voltinism in a pine moth Dendrolimus spectabilis (Lepidoptera: Lasiocampidae) population: implications of climate change</text:p>
          </table:table-cell>
        </table:table-row>
        <table:table-row table:style-name="ro1">
          <table:table-cell office:value-type="string" calcext:value-type="string">
            <text:p>Changing climate cues differentially alter zooplankton dormancy dynamics across latitudes</text:p>
          </table:table-cell>
        </table:table-row>
        <table:table-row table:style-name="ro1">
          <table:table-cell office:value-type="string" calcext:value-type="string">
            <text:p>Characterisation, analysis of expression and localisation of the opsin gene repertoire from the perspective of photoperiodism in the aphid Acyrthosiphon pisum</text:p>
          </table:table-cell>
        </table:table-row>
        <table:table-row table:style-name="ro1">
          <table:table-cell table:style-name="ce1" office:value-type="string" calcext:value-type="string">
            <text:p>CHARACTERISTIC MODES OF ADAPTATION IN THE CANADIAN INSECT FAUNA</text:p>
          </table:table-cell>
        </table:table-row>
        <table:table-row table:style-name="ro1">
          <table:table-cell office:value-type="string" calcext:value-type="string">
            <text:p>Characteristics and control of reproduction in the Cervidae.</text:p>
          </table:table-cell>
        </table:table-row>
        <table:table-row table:style-name="ro1">
          <table:table-cell table:style-name="ce1" office:value-type="string" calcext:value-type="string">
            <text:p>CHARACTERISTICS OF LARVAE OF THE SOUTHWESTERN CORN-BORER, DIATRAEA-GRANDIOSELLA, OBTAINED FROM POPULATIONS PRESENT IN TROPICAL AND TEMPERATE REGIONS</text:p>
          </table:table-cell>
        </table:table-row>
        <table:table-row table:style-name="ro1">
          <table:table-cell table:style-name="ce1" office:value-type="string" calcext:value-type="string">
            <text:p>Characterization and polymorphism analysis of phosphoglucose isomerase gene in the fall webwomt (Hyphantria cunea)</text:p>
          </table:table-cell>
        </table:table-row>
        <table:table-row table:style-name="ro1">
          <table:table-cell table:style-name="ce1" office:value-type="string" calcext:value-type="string">
            <text:p>CHARACTERIZATION OF LINNE, A NEW AUTOSOMAL ECLOSION RHYTHM MUTANT IN DROSOPHILA-SUBOBSCURA</text:p>
          </table:table-cell>
        </table:table-row>
        <table:table-row table:style-name="ro1">
          <table:table-cell table:style-name="ce1" office:value-type="string" calcext:value-type="string">
            <text:p>Characterization of novel microsatellites from Drosophila transversa</text:p>
          </table:table-cell>
        </table:table-row>
        <table:table-row table:style-name="ro1">
          <table:table-cell office:value-type="string" calcext:value-type="string">
            <text:p>Chronobiology: Relevance for tuberculosis</text:p>
          </table:table-cell>
        </table:table-row>
        <table:table-row table:style-name="ro1">
          <table:table-cell office:value-type="string" calcext:value-type="string">
            <text:p>Circadian and Plastid Signaling Pathways Are Integrated to Ensure Correct Expression of the CBF and COR Genes during Photoperiodic Growth</text:p>
          </table:table-cell>
        </table:table-row>
        <table:table-row table:style-name="ro1">
          <table:table-cell office:value-type="string" calcext:value-type="string">
            <text:p>Circadian basis from population differences in photoperiodic control over fat deposition in chaffinches during spring migration</text:p>
          </table:table-cell>
        </table:table-row>
        <table:table-row table:style-name="ro1">
          <table:table-cell table:style-name="ce1" office:value-type="string" calcext:value-type="string">
            <text:p>Circadian clock of Drosophila montana is adapted to high variation in summer day lengths and temperatures prevailing at high latitudes</text:p>
          </table:table-cell>
        </table:table-row>
        <table:table-row table:style-name="ro1">
          <table:table-cell office:value-type="string" calcext:value-type="string">
            <text:p>Circadian clock of Drosophila montana is adapted to high variation in summer day lengths and temperatures prevailing at high latitudes</text:p>
          </table:table-cell>
        </table:table-row>
        <table:table-row table:style-name="ro1">
          <table:table-cell office:value-type="string" calcext:value-type="string">
            <text:p>Circadian clock-regulated physiological outputs: Dynamic responses in nature</text:p>
          </table:table-cell>
        </table:table-row>
        <table:table-row table:style-name="ro1">
          <table:table-cell office:value-type="string" calcext:value-type="string">
            <text:p>Circadian desynchrony and metabolic dysfunction; did light pollution make us fat?</text:p>
          </table:table-cell>
        </table:table-row>
        <table:table-row table:style-name="ro1">
          <table:table-cell office:value-type="string" calcext:value-type="string">
            <text:p>Circadian genes polymorphism and breeding phenology in a resident bird, the yellow-legged gull</text:p>
          </table:table-cell>
        </table:table-row>
        <table:table-row table:style-name="ro1">
          <table:table-cell office:value-type="string" calcext:value-type="string">
            <text:p>Circadian regulation of abiotic stress tolerance in plants</text:p>
          </table:table-cell>
        </table:table-row>
        <table:table-row table:style-name="ro1">
          <table:table-cell office:value-type="string" calcext:value-type="string">
            <text:p>Circadian Rhythm and Sleep During Prolonged Antarctic Residence at Chinese Zhongshan Station</text:p>
          </table:table-cell>
        </table:table-row>
        <table:table-row table:style-name="ro1">
          <table:table-cell table:style-name="ce1" office:value-type="string" calcext:value-type="string">
            <text:p>Circadian rhythmicity and photoperiodism in the pitcher-plant mosquito: Adaptive response to the photic environment or correlated response to the seasonal environment?</text:p>
          </table:table-cell>
        </table:table-row>
        <table:table-row table:style-name="ro1">
          <table:table-cell office:value-type="string" calcext:value-type="string">
            <text:p>Circadian rhythmicity and photoperiodism in the pitcher-plant mosquito: Adaptive response to the photic environment or correlated response to the seasonal environment?</text:p>
          </table:table-cell>
        </table:table-row>
        <table:table-row table:style-name="ro1">
          <table:table-cell table:style-name="ce1" office:value-type="string" calcext:value-type="string">
            <text:p>Circadian rhythmicity and photoperiodism in the pitcher-plant mosquito: Can the seasonal timer evolve independently of the circadian clock?</text:p>
          </table:table-cell>
        </table:table-row>
        <table:table-row table:style-name="ro1">
          <table:table-cell office:value-type="string" calcext:value-type="string">
            <text:p>Circadian rhythmicity in photoperiodic regulation of reproductive responses in the Yellow-breasted bunting</text:p>
          </table:table-cell>
        </table:table-row>
        <table:table-row table:style-name="ro1">
          <table:table-cell table:style-name="ce1" office:value-type="string" calcext:value-type="string">
            <text:p>Circadian rhythms and the evolution of photoperiodic timing in insects</text:p>
          </table:table-cell>
        </table:table-row>
        <table:table-row table:style-name="ro1">
          <table:table-cell office:value-type="string" calcext:value-type="string">
            <text:p>Circadian rhythms and the evolution of photoperiodic timing in insects</text:p>
          </table:table-cell>
        </table:table-row>
        <table:table-row table:style-name="ro1">
          <table:table-cell office:value-type="string" calcext:value-type="string">
            <text:p>Circadian rhythms of pollen and nectar collection by bees on the flowers of Ludwigia elegans (Onagraceae)</text:p>
          </table:table-cell>
        </table:table-row>
        <table:table-row table:style-name="ro1">
          <table:table-cell office:value-type="string" calcext:value-type="string">
            <text:p>CIRCADIAN-RHYTHM OF PHOTOSENSITIVITY AND THE ADAPTATION OF REPRODUCTIVE FUNCTION TO THE ENVIRONMENT IN 2 POPULATIONS OF ARVICANTHIS-NILOTICUS FROM MALI AND BURKINA-FASO</text:p>
          </table:table-cell>
        </table:table-row>
        <table:table-row table:style-name="ro1">
          <table:table-cell office:value-type="string" calcext:value-type="string">
            <text:p>Circannual basis of geographically distinct bird schedules</text:p>
          </table:table-cell>
        </table:table-row>
        <table:table-row table:style-name="ro1">
          <table:table-cell office:value-type="string" calcext:value-type="string">
            <text:p>Circannual clocks in avian reproduction and migration</text:p>
          </table:table-cell>
        </table:table-row>
        <table:table-row table:style-name="ro1">
          <table:table-cell office:value-type="string" calcext:value-type="string">
            <text:p>CIRCANNUAL INTERRELATIONSHIPS AMONG REPRODUCTIVE HORMONES, GROSS MORPHOMETRY, BEHAVIOR, EJACULATE CHARACTERISTICS AND TESTICULAR HISTOLOGY IN ELDS DEER STAGS (CERVUS-ELDI-THAMIN)</text:p>
          </table:table-cell>
        </table:table-row>
        <table:table-row table:style-name="ro1">
          <table:table-cell office:value-type="string" calcext:value-type="string">
            <text:p>Circannual Variation in Thyroid Hormone Deiodinases in a Short-Day Breeder</text:p>
          </table:table-cell>
        </table:table-row>
        <table:table-row table:style-name="ro1">
          <table:table-cell office:value-type="string" calcext:value-type="string">
            <text:p>Circaseptan rhythms of semen characteristics of a Brazilian breed (''mangalarga'') stallion</text:p>
          </table:table-cell>
        </table:table-row>
        <table:table-row table:style-name="ro1">
          <table:table-cell office:value-type="string" calcext:value-type="string">
            <text:p>Climate adaptation is not enough: warming does not facilitate success of southern tundra plant populations in the high Arctic</text:p>
          </table:table-cell>
        </table:table-row>
        <table:table-row table:style-name="ro1">
          <table:table-cell table:style-name="ce1" office:value-type="string" calcext:value-type="string">
            <text:p>Climate and biological control in organic crops</text:p>
          </table:table-cell>
        </table:table-row>
        <table:table-row table:style-name="ro1">
          <table:table-cell table:style-name="ce1" office:value-type="string" calcext:value-type="string">
            <text:p>Climate Change and Evolutionary Adaptations at Species' Range Margins</text:p>
          </table:table-cell>
        </table:table-row>
        <table:table-row table:style-name="ro1">
          <table:table-cell office:value-type="string" calcext:value-type="string">
            <text:p>CLIMATE CHANGE AND ISOPRENE EMISSIONS FROM VEGETATION</text:p>
          </table:table-cell>
        </table:table-row>
        <table:table-row table:style-name="ro1">
          <table:table-cell office:value-type="string" calcext:value-type="string">
            <text:p>Climate change and seasonal reproduction in mammals</text:p>
          </table:table-cell>
        </table:table-row>
        <table:table-row table:style-name="ro1">
          <table:table-cell office:value-type="string" calcext:value-type="string">
            <text:p>Climate change-driven species' range shifts filtered by photoperiodism</text:p>
          </table:table-cell>
        </table:table-row>
        <table:table-row table:style-name="ro1">
          <table:table-cell office:value-type="string" calcext:value-type="string">
            <text:p>Climate warming postpones senescence in High Arctic tundra</text:p>
          </table:table-cell>
        </table:table-row>
        <table:table-row table:style-name="ro1">
          <table:table-cell office:value-type="string" calcext:value-type="string">
            <text:p>Climate-induced increase of moth multivoltinism in boreal regions</text:p>
          </table:table-cell>
        </table:table-row>
        <table:table-row table:style-name="ro1">
          <table:table-cell office:value-type="string" calcext:value-type="string">
            <text:p>CLIMATIC ADAPTATIONS AND DISTRIBUTIONS IN THE DROSOPHILA-TAKAHASHII SPECIES SUBGROUP (DIPTERA, DROSOPHILIDAE)</text:p>
          </table:table-cell>
        </table:table-row>
        <table:table-row table:style-name="ro1">
          <table:table-cell table:style-name="ce1" office:value-type="string" calcext:value-type="string">
            <text:p>Climatic adaptations of body melanisation in Drosophila melanogaster from Western Himalayas</text:p>
          </table:table-cell>
        </table:table-row>
        <table:table-row table:style-name="ro1">
          <table:table-cell office:value-type="string" calcext:value-type="string">
            <text:p>Climatic control of bud burst in young seedlings of nine provenances of Norway spruce</text:p>
          </table:table-cell>
        </table:table-row>
        <table:table-row table:style-name="ro1">
          <table:table-cell office:value-type="string" calcext:value-type="string">
            <text:p>Climatic indices in the interpretation of the phenological phases of the olive in mediterranean areas during its biological cycle</text:p>
          </table:table-cell>
        </table:table-row>
        <table:table-row table:style-name="ro1">
          <table:table-cell table:style-name="ce1" office:value-type="string" calcext:value-type="string">
            <text:p>Climatic warming increases voltinism in European butterflies and moths</text:p>
          </table:table-cell>
        </table:table-row>
        <table:table-row table:style-name="ro1">
          <table:table-cell office:value-type="string" calcext:value-type="string">
            <text:p>Clinal Variation at Phenology-Related Genes in Spruce: Parallel Evolution in FTL2 and Gigantea?</text:p>
          </table:table-cell>
        </table:table-row>
        <table:table-row table:style-name="ro1">
          <table:table-cell office:value-type="string" calcext:value-type="string">
            <text:p>Clinal variation in phyB2, a candidate gene for day-length-induced growth cessation and bud set, across a latitudinal gradient in European aspen (Populus tremula)</text:p>
          </table:table-cell>
        </table:table-row>
        <table:table-row table:style-name="ro1">
          <table:table-cell office:value-type="string" calcext:value-type="string">
            <text:p>Clinal variation of dormancy progression in apricot</text:p>
          </table:table-cell>
        </table:table-row>
        <table:table-row table:style-name="ro1">
          <table:table-cell office:value-type="string" calcext:value-type="string">
            <text:p>CLINES REVISITED - THE TIMING OF PUPPING IN THE HARBOR SEAL (PHOCA-VITULINA)</text:p>
          </table:table-cell>
        </table:table-row>
        <table:table-row table:style-name="ro1">
          <table:table-cell office:value-type="string" calcext:value-type="string">
            <text:p>Clock gene polymorphism and scheduling of migration: a geolocator study of the barn swallow Hirundo rustica</text:p>
          </table:table-cell>
        </table:table-row>
        <table:table-row table:style-name="ro1">
          <table:table-cell office:value-type="string" calcext:value-type="string">
            <text:p>Clock gene polymorphism, migratory behaviour and geographic distribution: a comparative study of trans-Saharan migratory birds</text:p>
          </table:table-cell>
        </table:table-row>
        <table:table-row table:style-name="ro1">
          <table:table-cell office:value-type="string" calcext:value-type="string">
            <text:p>Clock gene variation in Tachycineta swallows</text:p>
          </table:table-cell>
        </table:table-row>
        <table:table-row table:style-name="ro1">
          <table:table-cell office:value-type="string" calcext:value-type="string">
            <text:p>Clock Gene Variation Is Associated with Breeding Phenology and Maybe under Directional Selection in the Migratory Barn Swallow</text:p>
          </table:table-cell>
        </table:table-row>
        <table:table-row table:style-name="ro1">
          <table:table-cell office:value-type="string" calcext:value-type="string">
            <text:p>Clock genes in calendar cells as the basis of annual timekeeping in mammals - a unifying hypothesis</text:p>
          </table:table-cell>
        </table:table-row>
        <table:table-row table:style-name="ro1">
          <table:table-cell office:value-type="string" calcext:value-type="string">
            <text:p>Clock polymorphism in Pacific salmon: evidence for variable selection along a latitudinal gradient</text:p>
          </table:table-cell>
        </table:table-row>
        <table:table-row table:style-name="ro1">
          <table:table-cell table:style-name="ce1" office:value-type="string" calcext:value-type="string">
            <text:p>Clonal variability in sequences of morph production during the transition from parthenogenetic to sexual reproduction in the aphid Rhopalosiphum padi (Sternorrhyncha : Aphididae)</text:p>
          </table:table-cell>
        </table:table-row>
        <table:table-row table:style-name="ro1">
          <table:table-cell office:value-type="string" calcext:value-type="string">
            <text:p>CLONAL VARIATION IN APICAL GROWTH AND CONTENT IN VEGETATIVE STORAGE PROTEINS IN POPULUS</text:p>
          </table:table-cell>
        </table:table-row>
        <table:table-row table:style-name="ro1">
          <table:table-cell office:value-type="string" calcext:value-type="string">
            <text:p>Clonal variation in morphological and physiological responses to irradiance and photoperiod for the aquatic angiosperm Potamogeton pectinatus</text:p>
          </table:table-cell>
        </table:table-row>
        <table:table-row table:style-name="ro1">
          <table:table-cell table:style-name="ce1" office:value-type="string" calcext:value-type="string">
            <text:p>Cloning, phylogeny, and expression analysis of the Broad-Complex gene in the longicorn beetle Psacothea hilaris</text:p>
          </table:table-cell>
        </table:table-row>
        <table:table-row table:style-name="ro1">
          <table:table-cell table:style-name="ce1" office:value-type="string" calcext:value-type="string">
            <text:p>Coexistence of similar genotypes of Daphnia magna in intermittent populations: response to thermal stress</text:p>
          </table:table-cell>
        </table:table-row>
        <table:table-row table:style-name="ro1">
          <table:table-cell table:style-name="ce1" office:value-type="string" calcext:value-type="string">
            <text:p>Cognitive ecology: field or label?</text:p>
          </table:table-cell>
        </table:table-row>
        <table:table-row table:style-name="ro1">
          <table:table-cell office:value-type="string" calcext:value-type="string">
            <text:p>Cold acclimation in warmer extended autumns impairs freezing tolerance of perennial ryegrass (Lolium perenne) and timothy (Phleum pratense)</text:p>
          </table:table-cell>
        </table:table-row>
        <table:table-row table:style-name="ro1">
          <table:table-cell table:style-name="ce1" office:value-type="string" calcext:value-type="string">
            <text:p>COLD ADAPTATIONS IN DROSOPHILA - QUALITATIVE CHANGES OF TRIACYLGLYCEROLS WITH RELATION TO OVERWINTERING</text:p>
          </table:table-cell>
        </table:table-row>
        <table:table-row table:style-name="ro1">
          <table:table-cell office:value-type="string" calcext:value-type="string">
            <text:p>Cold and dark or warm and light: variations on the theme of environmental control of reproduction</text:p>
          </table:table-cell>
        </table:table-row>
        <table:table-row table:style-name="ro1">
          <table:table-cell table:style-name="ce1" office:value-type="string" calcext:value-type="string">
            <text:p>Cold and heat tolerance of drosophilid flies with reference to their latitudinal distributions</text:p>
          </table:table-cell>
        </table:table-row>
        <table:table-row table:style-name="ro1">
          <table:table-cell table:style-name="ce1" office:value-type="string" calcext:value-type="string">
            <text:p>Cold hardiness and sugar content in photo-insensitive individuals of the cotton bollworm Helicoverpa armigera</text:p>
          </table:table-cell>
        </table:table-row>
        <table:table-row table:style-name="ro1">
          <table:table-cell table:style-name="ce1" office:value-type="string" calcext:value-type="string">
            <text:p>COLD HARDINESS OF TREE-HOLE MOSQUITOS IN THE GREAT-LAKES REGION OF THE UNITED-STATES</text:p>
          </table:table-cell>
        </table:table-row>
        <table:table-row table:style-name="ro1">
          <table:table-cell table:style-name="ce1" office:value-type="string" calcext:value-type="string">
            <text:p>Cold tolerance of the Asian tiger mosquito Aedes albopictus and its response to epigenetic alterations</text:p>
          </table:table-cell>
        </table:table-row>
        <table:table-row table:style-name="ro1">
          <table:table-cell office:value-type="string" calcext:value-type="string">
            <text:p>Cold treatment modifies the photoperiodic flowering response of Lobelia x speciosa</text:p>
          </table:table-cell>
        </table:table-row>
        <table:table-row table:style-name="ro1">
          <table:table-cell office:value-type="string" calcext:value-type="string">
            <text:p>COLIC, SLEEP INERTIA, MELATONIN AND CIRCANNUAL RHYTHMS</text:p>
          </table:table-cell>
        </table:table-row>
        <table:table-row table:style-name="ro1">
          <table:table-cell office:value-type="string" calcext:value-type="string">
            <text:p>Coloured Covering Materials for Peach Protected Cultivation</text:p>
          </table:table-cell>
        </table:table-row>
        <table:table-row table:style-name="ro1">
          <table:table-cell office:value-type="string" calcext:value-type="string">
            <text:p>Combinations of the Ghd7, Ghd8 and Hd1 genes largely define the ecogeographical adaptation and yield potential of cultivated rice</text:p>
          </table:table-cell>
        </table:table-row>
        <table:table-row table:style-name="ro1">
          <table:table-cell office:value-type="string" calcext:value-type="string">
            <text:p>Combined effects of rising [CO2] and temperature on boreal forests: growth, physiology and limitations</text:p>
          </table:table-cell>
        </table:table-row>
        <table:table-row table:style-name="ro1">
          <table:table-cell office:value-type="string" calcext:value-type="string">
            <text:p>Combined effects of short-day treatment and fall fertilization on growth, nutrient status, and spring bud break of Pinus tabulaeformis seedlings</text:p>
          </table:table-cell>
        </table:table-row>
        <table:table-row table:style-name="ro1">
          <table:table-cell office:value-type="string" calcext:value-type="string">
            <text:p>Communal Nesting and Reproduction of the Southern Flying Squirrel in Montane Virginia</text:p>
          </table:table-cell>
        </table:table-row>
        <table:table-row table:style-name="ro1">
          <table:table-cell office:value-type="string" calcext:value-type="string">
            <text:p>Comparative analysis of maternal and grand-maternal photoperiodic responses of Trichogramma species (Hymenoptera: Trichogrammatidae)</text:p>
          </table:table-cell>
        </table:table-row>
        <table:table-row table:style-name="ro1">
          <table:table-cell office:value-type="string" calcext:value-type="string">
            <text:p>Comparative overviews of clock-associated genes of Arabidopsis thaliana and Oryza sativa</text:p>
          </table:table-cell>
        </table:table-row>
        <table:table-row table:style-name="ro1">
          <table:table-cell office:value-type="string" calcext:value-type="string">
            <text:p>Comparative physiology of allopatric Populus species: geographic clines in photosynthesis, height growth, and carbon isotope discrimination in common gardens</text:p>
          </table:table-cell>
        </table:table-row>
        <table:table-row table:style-name="ro1">
          <table:table-cell office:value-type="string" calcext:value-type="string">
            <text:p>Comparative proteomic analysis of leaves between photoperiod-sensitive and photoperiod-insensitive maize inbred seedlings under long day treatments</text:p>
          </table:table-cell>
        </table:table-row>
        <table:table-row table:style-name="ro1">
          <table:table-cell office:value-type="string" calcext:value-type="string">
            <text:p>Comparative regulation of prolactin secretion</text:p>
          </table:table-cell>
        </table:table-row>
        <table:table-row table:style-name="ro1">
          <table:table-cell office:value-type="string" calcext:value-type="string">
            <text:p>COMPARATIVE REPRODUCTIVE-BIOLOGY OF THE GULF OF FINLAND AND THE IRISH SEA FUCUS-VESICULOSUS L</text:p>
          </table:table-cell>
        </table:table-row>
        <table:table-row table:style-name="ro1">
          <table:table-cell office:value-type="string" calcext:value-type="string">
            <text:p>Comparative studies of reaction norms in Arabidopsis. I. Evolution of response to daylength</text:p>
          </table:table-cell>
        </table:table-row>
        <table:table-row table:style-name="ro1">
          <table:table-cell table:style-name="ce1" office:value-type="string" calcext:value-type="string">
            <text:p>Comparative transcriptomics support evolutionary convergence of diapause responses across Insecta</text:p>
          </table:table-cell>
        </table:table-row>
        <table:table-row table:style-name="ro1">
          <table:table-cell table:style-name="ce1" office:value-type="string" calcext:value-type="string">
            <text:p>Comparing the genetic structure of codling moth Cydia pomonella (L.) from Greece and France: long distance gene-flow in a sedentary pest species</text:p>
          </table:table-cell>
        </table:table-row>
        <table:table-row table:style-name="ro1">
          <table:table-cell table:style-name="ce1" office:value-type="string" calcext:value-type="string">
            <text:p>Comparison of cold hardiness and sugar content between diapausing and nondiapausing pupae of the cotton bollworm, Helicoverpa armigera (Lepidoptera : Noctuidae)</text:p>
          </table:table-cell>
        </table:table-row>
        <table:table-row table:style-name="ro1">
          <table:table-cell table:style-name="ce1" office:value-type="string" calcext:value-type="string">
            <text:p>Comparison of diapause and non-diapause induced Orius sauteri (Hemiptera: Anthocoridae) based on a two-sex life table in the laboratory</text:p>
          </table:table-cell>
        </table:table-row>
        <table:table-row table:style-name="ro1">
          <table:table-cell office:value-type="string" calcext:value-type="string">
            <text:p>Comparison of different models predicting the date of beginning of flowering in pea (Pisum sativum L.)</text:p>
          </table:table-cell>
        </table:table-row>
        <table:table-row table:style-name="ro1">
          <table:table-cell office:value-type="string" calcext:value-type="string">
            <text:p>COMPARISON OF GLOBAL SOLAR RADIATION AVAILABILITY AND PHOTOPERIOD BETWEEN WINEMAKING REGIONS OF CAMPO BELO DO SUL, STATE OF SANTA CATARINA IN BRAZIL AND PECH ROUGE IN FRANCE</text:p>
          </table:table-cell>
        </table:table-row>
        <table:table-row table:style-name="ro1">
          <table:table-cell table:style-name="ce1" office:value-type="string" calcext:value-type="string">
            <text:p>Comparison of laboratory and field bioassays of laboratory-reared Cydia pomonella (Lepidoptera: Tortricidae) quality and field performance</text:p>
          </table:table-cell>
        </table:table-row>
        <table:table-row table:style-name="ro1">
          <table:table-cell office:value-type="string" calcext:value-type="string">
            <text:p>COMPARISON OF MODELS TO SIMULATE LEAF APPEARANCE IN WHEAT</text:p>
          </table:table-cell>
        </table:table-row>
        <table:table-row table:style-name="ro1">
          <table:table-cell table:style-name="ce1" office:value-type="string" calcext:value-type="string">
            <text:p>Comparison of oxygen consumption in drosophilid flies from different climates</text:p>
          </table:table-cell>
        </table:table-row>
        <table:table-row table:style-name="ro1">
          <table:table-cell office:value-type="string" calcext:value-type="string">
            <text:p>Comparison of Supplemental Lighting from High-pressure Sodium Lamps and Light-emitting Diodes during Bedding Plant Seedling Production</text:p>
          </table:table-cell>
        </table:table-row>
        <table:table-row table:style-name="ro1">
          <table:table-cell table:style-name="ce1" office:value-type="string" calcext:value-type="string">
            <text:p>Comparison of the circadian eclosion rhythm between non-diapause and diapause pupae in the onion fly, Delia antiqua</text:p>
          </table:table-cell>
        </table:table-row>
        <table:table-row table:style-name="ro1">
          <table:table-cell table:style-name="ce1" office:value-type="string" calcext:value-type="string">
            <text:p>Comparison of the circadian eclosion rhythm between non-diapause and diapause pupae in the onion fly, Delia antiqua: the change of rhythmicity</text:p>
          </table:table-cell>
        </table:table-row>
        <table:table-row table:style-name="ro1">
          <table:table-cell table:style-name="ce1" office:value-type="string" calcext:value-type="string">
            <text:p>Comparison of the reproductive potential of three Orius species, O-strigicollis, O-sauteri, and O-minutus (Heteroptera : Anthocoridae), using eggs of the Mediterranean flour moth as a food source</text:p>
          </table:table-cell>
        </table:table-row>
        <table:table-row table:style-name="ro1">
          <table:table-cell office:value-type="string" calcext:value-type="string">
            <text:p>Comparison of vegetative development in soybean cultivars for low-latitude environments</text:p>
          </table:table-cell>
        </table:table-row>
        <table:table-row table:style-name="ro1">
          <table:table-cell office:value-type="string" calcext:value-type="string">
            <text:p>Comparisons between laboratory and field results of frost tolerance of pines from the southern USA and Mesoamerica planted as exotics</text:p>
          </table:table-cell>
        </table:table-row>
        <table:table-row table:style-name="ro1">
          <table:table-cell table:style-name="ce1" office:value-type="string" calcext:value-type="string">
            <text:p>Comparisons of calling behaviour of different geographical populations of Helicoverpa armigera</text:p>
          </table:table-cell>
        </table:table-row>
        <table:table-row table:style-name="ro1">
          <table:table-cell office:value-type="string" calcext:value-type="string">
            <text:p>Competitive success of southern populations of Betula pendula and Sorbus aucuparia under simulated southern climate experiment in the subarctic</text:p>
          </table:table-cell>
        </table:table-row>
        <table:table-row table:style-name="ro1">
          <table:table-cell table:style-name="ce1" office:value-type="string" calcext:value-type="string">
            <text:p>Complex effects of thermoperiod and temperature pulse on the photoperiodic clock in Drosophila triauraria (Diptera : Drosophilidae)</text:p>
          </table:table-cell>
        </table:table-row>
        <table:table-row table:style-name="ro1">
          <table:table-cell office:value-type="string" calcext:value-type="string">
            <text:p>Complex growth rate evolution in a latitudinally widespread species</text:p>
          </table:table-cell>
        </table:table-row>
        <table:table-row table:style-name="ro1">
          <table:table-cell table:style-name="ce1" office:value-type="string" calcext:value-type="string">
            <text:p>Complex responses of insect phenology to climate change</text:p>
          </table:table-cell>
        </table:table-row>
        <table:table-row table:style-name="ro1">
          <table:table-cell table:style-name="ce1" office:value-type="string" calcext:value-type="string">
            <text:p>Complexity of the cold acclimation response in Drosophila melanogaster</text:p>
          </table:table-cell>
        </table:table-row>
        <table:table-row table:style-name="ro1">
          <table:table-cell table:style-name="ce1" office:value-type="string" calcext:value-type="string">
            <text:p>Conceptual issues in local adaptation</text:p>
          </table:table-cell>
        </table:table-row>
        <table:table-row table:style-name="ro1">
          <table:table-cell office:value-type="string" calcext:value-type="string">
            <text:p>Consequences of Narrow Temperature Tolerance for a Pinyon Pine Sawfly, Neodiprion edulicolus</text:p>
          </table:table-cell>
        </table:table-row>
        <table:table-row table:style-name="ro1">
          <table:table-cell office:value-type="string" calcext:value-type="string">
            <text:p>Conservation of Arabidopsis thaliana Photoperiodic Flowering Time Genes in Onion (Allium cepa L.)</text:p>
          </table:table-cell>
        </table:table-row>
        <table:table-row table:style-name="ro1">
          <table:table-cell office:value-type="string" calcext:value-type="string">
            <text:p>CONSIDERING EFFECTS OF TEMPERATURE AND PHOTOPERIOD ON GROWTH AND DEVELOPMENT OF LABLAB PURPUREUS (L.) SWEET IN THE SEARCH OF SHORT-SEASON ACCESSIONS FOR SMALLHOLDER FARMING SYSTEMS</text:p>
          </table:table-cell>
        </table:table-row>
        <table:table-row table:style-name="ro1">
          <table:table-cell office:value-type="string" calcext:value-type="string">
            <text:p>Continental-scale patterns and climatic drivers of fruiting phenology: A quantitative Neotropical review</text:p>
          </table:table-cell>
        </table:table-row>
        <table:table-row table:style-name="ro1">
          <table:table-cell office:value-type="string" calcext:value-type="string">
            <text:p>Continuous light after 2 months of long days stimulates ram testis volume and increases fertility in spring</text:p>
          </table:table-cell>
        </table:table-row>
        <table:table-row table:style-name="ro1">
          <table:table-cell office:value-type="string" calcext:value-type="string">
            <text:p>Contraception can Lead to Trophic Asynchrony between Birth Pulse and Resources</text:p>
          </table:table-cell>
        </table:table-row>
        <table:table-row table:style-name="ro1">
          <table:table-cell office:value-type="string" calcext:value-type="string">
            <text:p>Contrasting allelic distribution of CO/Hd1 homologues in Miscanthus sinensis from the East Asian mainland and the Japanese archipelago</text:p>
          </table:table-cell>
        </table:table-row>
        <table:table-row table:style-name="ro1">
          <table:table-cell office:value-type="string" calcext:value-type="string">
            <text:p>Contrasting responses in two populations of Zostera noltii Hornem. to experimental photoperiod manipulation at two salinities</text:p>
          </table:table-cell>
        </table:table-row>
        <table:table-row table:style-name="ro1">
          <table:table-cell office:value-type="string" calcext:value-type="string">
            <text:p>Control of early development in winter and facultative wheats in contrasting field environments</text:p>
          </table:table-cell>
        </table:table-row>
        <table:table-row table:style-name="ro1">
          <table:table-cell office:value-type="string" calcext:value-type="string">
            <text:p>Control of environmental variables in a field study using a chronobiological protocol</text:p>
          </table:table-cell>
        </table:table-row>
        <table:table-row table:style-name="ro1">
          <table:table-cell office:value-type="string" calcext:value-type="string">
            <text:p>CONTROL OF FLOWERING AND REPRODUCTION IN TEMPERATE GRASSES</text:p>
          </table:table-cell>
        </table:table-row>
        <table:table-row table:style-name="ro1">
          <table:table-cell office:value-type="string" calcext:value-type="string">
            <text:p>Control of flowering and storage organ formation in potato by FLOWERING LOCUS T</text:p>
          </table:table-cell>
        </table:table-row>
        <table:table-row table:style-name="ro1">
          <table:table-cell office:value-type="string" calcext:value-type="string">
            <text:p>Control of pulsatile LH secretion during seasonal anoestrus in the ewe</text:p>
          </table:table-cell>
        </table:table-row>
        <table:table-row table:style-name="ro1">
          <table:table-cell office:value-type="string" calcext:value-type="string">
            <text:p>Control of reproductive and energetic status by environmental cues in a desert rodent, Shaw's jird</text:p>
          </table:table-cell>
        </table:table-row>
        <table:table-row table:style-name="ro1">
          <table:table-cell office:value-type="string" calcext:value-type="string">
            <text:p>CONTROL OF SHEEP AND GOAT REPRODUCTION - USE OF LIGHT AND MELATONIN</text:p>
          </table:table-cell>
        </table:table-row>
        <table:table-row table:style-name="ro1">
          <table:table-cell office:value-type="string" calcext:value-type="string">
            <text:p>Controlling reproduction in selection schemes of dairy goats</text:p>
          </table:table-cell>
        </table:table-row>
        <table:table-row table:style-name="ro1">
          <table:table-cell office:value-type="string" calcext:value-type="string">
            <text:p>Controlling reproductive seasonality in the geese: a review</text:p>
          </table:table-cell>
        </table:table-row>
        <table:table-row table:style-name="ro1">
          <table:table-cell office:value-type="string" calcext:value-type="string">
            <text:p>Controls over reproductive phenology among ungulates: allometry and tropical-temperate contrasts</text:p>
          </table:table-cell>
        </table:table-row>
        <table:table-row table:style-name="ro1">
          <table:table-cell office:value-type="string" calcext:value-type="string">
            <text:p>Controversial aspects of diapause development</text:p>
          </table:table-cell>
        </table:table-row>
        <table:table-row table:style-name="ro1">
          <table:table-cell table:style-name="ce1" office:value-type="string" calcext:value-type="string">
            <text:p>Controversial aspects of photoperiodism in insects and mites</text:p>
          </table:table-cell>
        </table:table-row>
        <table:table-row table:style-name="ro1">
          <table:table-cell office:value-type="string" calcext:value-type="string">
            <text:p>Coordination of Cryptochrome and Phytochrome Signals in the Regulation of Plant Light Responses</text:p>
          </table:table-cell>
        </table:table-row>
        <table:table-row table:style-name="ro1">
          <table:table-cell table:style-name="ce1" office:value-type="string" calcext:value-type="string">
            <text:p>Coping with Temperature at the Warm Edge - Patterns of Thermal Adaptation in the Microbial Eukaryote Paramecium caudatum</text:p>
          </table:table-cell>
        </table:table-row>
        <table:table-row table:style-name="ro1">
          <table:table-cell office:value-type="string" calcext:value-type="string">
            <text:p>Core collection of sorghum: I. Stratification based on eco-geographical data</text:p>
          </table:table-cell>
        </table:table-row>
        <table:table-row table:style-name="ro1">
          <table:table-cell office:value-type="string" calcext:value-type="string">
            <text:p>Core collection of sorghum: II. Comparison of three random sampling strategies</text:p>
          </table:table-cell>
        </table:table-row>
        <table:table-row table:style-name="ro1">
          <table:table-cell office:value-type="string" calcext:value-type="string">
            <text:p>Correlations between Circadian Rhythms and Growth in Challenging Environments</text:p>
          </table:table-cell>
        </table:table-row>
        <table:table-row table:style-name="ro1">
          <table:table-cell table:style-name="ce1" office:value-type="string" calcext:value-type="string">
            <text:p>Cost of Diapause on Life-History Traits Under Restricted Resources in Multivoltine Bruchid Acanthoscelides pallidipennis (Coleoptera: Bruchidae)</text:p>
          </table:table-cell>
        </table:table-row>
        <table:table-row table:style-name="ro1">
          <table:table-cell table:style-name="ce1" office:value-type="string" calcext:value-type="string">
            <text:p>Cost of male diapause indirectly affects female reproductive performance</text:p>
          </table:table-cell>
        </table:table-row>
        <table:table-row table:style-name="ro1">
          <table:table-cell office:value-type="string" calcext:value-type="string">
            <text:p>Costs of pair-bonding and paternal care in male prairie voles (Microtus ochrogaster)</text:p>
          </table:table-cell>
        </table:table-row>
        <table:table-row table:style-name="ro1">
          <table:table-cell table:style-name="ce1" office:value-type="string" calcext:value-type="string">
            <text:p>COULD AEDES-ALBOPICTUS (DIPTERA, CULICIDAE) BECOME ESTABLISHED IN CALIFORNIA TREE HOLES</text:p>
          </table:table-cell>
        </table:table-row>
        <table:table-row table:style-name="ro1">
          <table:table-cell table:style-name="ce1" office:value-type="string" calcext:value-type="string">
            <text:p>Countergradient vs. cogradient variation in growth and diapause in a lichen-feeding moth, Eilema depressum (Lepidoptera: Arctiidae)</text:p>
          </table:table-cell>
        </table:table-row>
        <table:table-row table:style-name="ro1">
          <table:table-cell office:value-type="string" calcext:value-type="string">
            <text:p>Countergradient vs. cogradient variation in growth and diapause in a lichen-feeding moth, Eilema depressum (Lepidoptera: Arctiidae)</text:p>
          </table:table-cell>
        </table:table-row>
        <table:table-row table:style-name="ro1">
          <table:table-cell table:style-name="ce1" office:value-type="string" calcext:value-type="string">
            <text:p>Coupling Developmental Physiology, Photoperiod, and Temperature to Model Phenology and Dynamics of an Invasive Heteropteran, Halyomorpha halys</text:p>
          </table:table-cell>
        </table:table-row>
        <table:table-row table:style-name="ro1">
          <table:table-cell office:value-type="string" calcext:value-type="string">
            <text:p>CRITICAL DAY LENGTHS FOR EGG-PRODUCTION AND HOTOREFRACTORINESS IN THE DOMESTIC TURKEY</text:p>
          </table:table-cell>
        </table:table-row>
        <table:table-row table:style-name="ro1">
          <table:table-cell office:value-type="string" calcext:value-type="string">
            <text:p>Critical day-length and photoinductive cycles for the induction of flowering in halophyte Suaeda salsa</text:p>
          </table:table-cell>
        </table:table-row>
        <table:table-row table:style-name="ro1">
          <table:table-cell office:value-type="string" calcext:value-type="string">
            <text:p>Critical night length for bud set and its variation in two photoperiodic ecotypes of Betula pendula</text:p>
          </table:table-cell>
        </table:table-row>
        <table:table-row table:style-name="ro1">
          <table:table-cell office:value-type="string" calcext:value-type="string">
            <text:p>Crop responses to temperature and precipitation according to long-term multi-location trials at high-latitude conditions</text:p>
          </table:table-cell>
        </table:table-row>
        <table:table-row table:style-name="ro1">
          <table:table-cell office:value-type="string" calcext:value-type="string">
            <text:p>Cross-national survey of winter and summer patterns of mood seasonality: a comparison between Italy and India</text:p>
          </table:table-cell>
        </table:table-row>
        <table:table-row table:style-name="ro1">
          <table:table-cell office:value-type="string" calcext:value-type="string">
            <text:p>CYCLE-CORRELATED CHANGES IN THE ACTIVITY BEHAVIOR OF FIELD VOLES, MICROTUS-AGRESTIS</text:p>
          </table:table-cell>
        </table:table-row>
        <table:table-row table:style-name="ro1">
          <table:table-cell table:style-name="ce1" office:value-type="string" calcext:value-type="string">
            <text:p>Daily Activity of the Housefly, Musca domestica, Is Influenced by Temperature Independent of 3 ' UTR period Gene Splicing</text:p>
          </table:table-cell>
        </table:table-row>
        <table:table-row table:style-name="ro1">
          <table:table-cell office:value-type="string" calcext:value-type="string">
            <text:p>Daily and circadian variations in 2-[(125)I]-iodomelatonin binding sites in the pike brain (Esox lucius)</text:p>
          </table:table-cell>
        </table:table-row>
        <table:table-row table:style-name="ro1">
          <table:table-cell office:value-type="string" calcext:value-type="string">
            <text:p>Daily light regulates seasonal responses in the migratory male redheaded bunting (Emberiza bruniceps)</text:p>
          </table:table-cell>
        </table:table-row>
        <table:table-row table:style-name="ro1">
          <table:table-cell office:value-type="string" calcext:value-type="string">
            <text:p>Daily rhythms of oxygen consumption, body temperature, activity and melatonin in the Norwegian lemming Lemmus lemmus under northern summer photoperiod</text:p>
          </table:table-cell>
        </table:table-row>
        <table:table-row table:style-name="ro1">
          <table:table-cell office:value-type="string" calcext:value-type="string">
            <text:p>Daily torpor in relation to photoperiod in a subtropical blossom-bat, Syconycteris australis (Megachiroptera)</text:p>
          </table:table-cell>
        </table:table-row>
        <table:table-row table:style-name="ro1">
          <table:table-cell office:value-type="string" calcext:value-type="string">
            <text:p>Dawn-song onset coincides with increased HVC androgen receptor expression but is decoupled from high circulating testosterone in an equatorial songbird</text:p>
          </table:table-cell>
        </table:table-row>
        <table:table-row table:style-name="ro1">
          <table:table-cell office:value-type="string" calcext:value-type="string">
            <text:p>Day length unlikely to constrain climate-driven shifts in leaf-out times of northern woody plants</text:p>
          </table:table-cell>
        </table:table-row>
        <table:table-row table:style-name="ro1">
          <table:table-cell office:value-type="string" calcext:value-type="string">
            <text:p>Day length variation and seasonal analysis of behaviour</text:p>
          </table:table-cell>
        </table:table-row>
        <table:table-row table:style-name="ro1">
          <table:table-cell office:value-type="string" calcext:value-type="string">
            <text:p>Day light quality affects the night-break response in the short-day plant chrysanthemum, suggesting differential phytochrome-mediated regulation of flowering</text:p>
          </table:table-cell>
        </table:table-row>
        <table:table-row table:style-name="ro1">
          <table:table-cell office:value-type="string" calcext:value-type="string">
            <text:p>Day-night temperature differential, rather than mean temperature, determines age of sexual maturation in Straicosta albicosta (Noctuidae)</text:p>
          </table:table-cell>
        </table:table-row>
        <table:table-row table:style-name="ro1">
          <table:table-cell table:style-name="ce1" office:value-type="string" calcext:value-type="string">
            <text:p>DAYLENGTH AND HUMIDITY AS ENVIRONMENTAL CUES FOR DIAPAUSE TERMINATION IN A TROPICAL BEETLE</text:p>
          </table:table-cell>
        </table:table-row>
        <table:table-row table:style-name="ro1">
          <table:table-cell office:value-type="string" calcext:value-type="string">
            <text:p>Daylength influences the response of three clover species (Trifolium spp.) to short-term ozone stress</text:p>
          </table:table-cell>
        </table:table-row>
        <table:table-row table:style-name="ro1">
          <table:table-cell office:value-type="string" calcext:value-type="string">
            <text:p>Daylength, Temperature and Solar Radiation Effects on the Phenology and Yield Formation of Spring Durum Wheat</text:p>
          </table:table-cell>
        </table:table-row>
        <table:table-row table:style-name="ro1">
          <table:table-cell office:value-type="string" calcext:value-type="string">
            <text:p>Deciphering reproductive polyphenism in aphids</text:p>
          </table:table-cell>
        </table:table-row>
        <table:table-row table:style-name="ro1">
          <table:table-cell table:style-name="ce1" office:value-type="string" calcext:value-type="string">
            <text:p>Deciphering time measurement: The role of circadian 'clock' genes and formal experimentation in insect photoperiodism</text:p>
          </table:table-cell>
        </table:table-row>
        <table:table-row table:style-name="ro1">
          <table:table-cell office:value-type="string" calcext:value-type="string">
            <text:p>Declining insolation induces synchronous flowering of Montanoa and Simsia (Asteraceae) between Mexico and the Equator</text:p>
          </table:table-cell>
        </table:table-row>
        <table:table-row table:style-name="ro1">
          <table:table-cell table:style-name="ce1" office:value-type="string" calcext:value-type="string">
            <text:p>Deep sequencing reveals complex mechanisms of diapause preparation in the invasive mosquito, Aedes albopictus</text:p>
          </table:table-cell>
        </table:table-row>
        <table:table-row table:style-name="ro1">
          <table:table-cell office:value-type="string" calcext:value-type="string">
            <text:p>Deep sequencing reveals complex mechanisms of diapause preparation in the invasive mosquito, Aedes albopictus</text:p>
          </table:table-cell>
        </table:table-row>
        <table:table-row table:style-name="ro1">
          <table:table-cell office:value-type="string" calcext:value-type="string">
            <text:p>Dehardening and second-year growth of white spruce provenances in response to duration of long-night treatments</text:p>
          </table:table-cell>
        </table:table-row>
        <table:table-row table:style-name="ro1">
          <table:table-cell office:value-type="string" calcext:value-type="string">
            <text:p>Dehardening of mountain birch (Betula pubescens ssp czerepanovii) ecotypes at elevated winter temperatures</text:p>
          </table:table-cell>
        </table:table-row>
        <table:table-row table:style-name="ro1">
          <table:table-cell office:value-type="string" calcext:value-type="string">
            <text:p>Delineating Soybean Maturity Groups across the United States</text:p>
          </table:table-cell>
        </table:table-row>
        <table:table-row table:style-name="ro1">
          <table:table-cell table:style-name="ce1" office:value-type="string" calcext:value-type="string">
            <text:p>Demographic effects of artificial nighttime lighting on animal populations</text:p>
          </table:table-cell>
        </table:table-row>
        <table:table-row table:style-name="ro1">
          <table:table-cell office:value-type="string" calcext:value-type="string">
            <text:p>Demographic effects of artificial nighttime lighting on animal populations</text:p>
          </table:table-cell>
        </table:table-row>
        <table:table-row table:style-name="ro1">
          <table:table-cell office:value-type="string" calcext:value-type="string">
            <text:p>Demographic history and adaptation account for clock gene diversity in humans</text:p>
          </table:table-cell>
        </table:table-row>
        <table:table-row table:style-name="ro1">
          <table:table-cell table:style-name="ce1" office:value-type="string" calcext:value-type="string">
            <text:p>Density dependence and microevolution interactively determine effects of phenology mismatch on population dynamics</text:p>
          </table:table-cell>
        </table:table-row>
        <table:table-row table:style-name="ro1">
          <table:table-cell table:style-name="ce1" office:value-type="string" calcext:value-type="string">
            <text:p>Density-Dependent Oviposition by Female Aedes albopictus (Diptera: Culicidae) Spreads Eggs Among Containers During the Summer but Accumulates Them in the Fall</text:p>
          </table:table-cell>
        </table:table-row>
        <table:table-row table:style-name="ro1">
          <table:table-cell office:value-type="string" calcext:value-type="string">
            <text:p>Density-Dependent Oviposition by Female Aedes albopictus (Diptera: Culicidae) Spreads Eggs Among Containers During the Summer but Accumulates Them in the Fall</text:p>
          </table:table-cell>
        </table:table-row>
        <table:table-row table:style-name="ro1">
          <table:table-cell office:value-type="string" calcext:value-type="string">
            <text:p>Dependence of photoperiodic response of growth cessation on the stage of development in Picea abies and Betula pendula seedlings</text:p>
          </table:table-cell>
        </table:table-row>
        <table:table-row table:style-name="ro1">
          <table:table-cell office:value-type="string" calcext:value-type="string">
            <text:p>Detection and resolution of genetic loci affecting circadian period in Brassica oleracea</text:p>
          </table:table-cell>
        </table:table-row>
        <table:table-row table:style-name="ro1">
          <table:table-cell office:value-type="string" calcext:value-type="string">
            <text:p>Detection of novel QTLs qDTH4.5 and qDTH6.3, which confer late heading under short-day conditions, by SSR marker-based and QTL-seq analysis</text:p>
          </table:table-cell>
        </table:table-row>
        <table:table-row table:style-name="ro1">
          <table:table-cell office:value-type="string" calcext:value-type="string">
            <text:p>Determinants of the annual pattern of reproduction in mature male Merino and Suffolk sheep: modification of endogenous rhythms by photoperiod</text:p>
          </table:table-cell>
        </table:table-row>
        <table:table-row table:style-name="ro1">
          <table:table-cell office:value-type="string" calcext:value-type="string">
            <text:p>Determination of effective light pulse and classical Bunsow experiment in the larval diapause of the Indian meal moth Plodia interpunctella</text:p>
          </table:table-cell>
        </table:table-row>
        <table:table-row table:style-name="ro1">
          <table:table-cell office:value-type="string" calcext:value-type="string">
            <text:p>Developing birdsfoot trefoil (Lotus corniculatus L.) varieties for permanent pasture applications in low latitude regions of eastern Australia</text:p>
          </table:table-cell>
        </table:table-row>
        <table:table-row table:style-name="ro1">
          <table:table-cell office:value-type="string" calcext:value-type="string">
            <text:p>Developing fundamentals for breeding of new ornamentals using the example of midday flowers</text:p>
          </table:table-cell>
        </table:table-row>
        <table:table-row table:style-name="ro1">
          <table:table-cell office:value-type="string" calcext:value-type="string">
            <text:p>Developing strategies for automated remote plant production systems: Environmental control and monitoring of the Arthur Clarke Mars Greenhouse in the Canadian High Arctic</text:p>
          </table:table-cell>
        </table:table-row>
        <table:table-row table:style-name="ro1">
          <table:table-cell office:value-type="string" calcext:value-type="string">
            <text:p>Development and Evaluation of a New Predictive Model for Metamorphosis of Great Lakes Larval Sea Lamprey (Petromyzon marinus) Populations</text:p>
          </table:table-cell>
        </table:table-row>
        <table:table-row table:style-name="ro1">
          <table:table-cell table:style-name="ce1" office:value-type="string" calcext:value-type="string">
            <text:p>Development and survival of immature Aedes albopictus and Aedes triseriatus (Diptera : Culicidae) in the laboratory: Effects of density, food, and competition on response to temperature</text:p>
          </table:table-cell>
        </table:table-row>
        <table:table-row table:style-name="ro1">
          <table:table-cell office:value-type="string" calcext:value-type="string">
            <text:p>Development in cowpea (Vigna unguiculata) .3. Effects of temperature and photoperiod on time to flowering in photoperiod-sensitive genotypes and screening for photothermal responses</text:p>
          </table:table-cell>
        </table:table-row>
        <table:table-row table:style-name="ro1">
          <table:table-cell office:value-type="string" calcext:value-type="string">
            <text:p>Development of a meridic diet for adults of the West Indian sweetpotato weevil, Euscepes postfasciatus (Fairmaire) (Coleoptera : Curculionidae).</text:p>
          </table:table-cell>
        </table:table-row>
        <table:table-row table:style-name="ro1">
          <table:table-cell table:style-name="ce1" office:value-type="string" calcext:value-type="string">
            <text:p>Development of a Nasonia vitripennis outbred laboratory population for genetic analysis</text:p>
          </table:table-cell>
        </table:table-row>
        <table:table-row table:style-name="ro1">
          <table:table-cell office:value-type="string" calcext:value-type="string">
            <text:p>DEVELOPMENT OF COLD TOLERANCE IN WHITE CLOVER (TRIFOLIUM-REPENS L) IN RELATION TO CARBOHYDRATE AND FREE AMINO-ACID CONTENT</text:p>
          </table:table-cell>
        </table:table-row>
        <table:table-row table:style-name="ro1">
          <table:table-cell table:style-name="ce1" office:value-type="string" calcext:value-type="string">
            <text:p>Development of defoliating insects and their preferences for host plants under varying temperatures in a subtropical evergreen forest in eastern China</text:p>
          </table:table-cell>
        </table:table-row>
        <table:table-row table:style-name="ro1">
          <table:table-cell office:value-type="string" calcext:value-type="string">
            <text:p>Development of durum wheat and triticale cultivars as affected by thermo-photoperiodic conditions</text:p>
          </table:table-cell>
        </table:table-row>
        <table:table-row table:style-name="ro1">
          <table:table-cell table:style-name="ce1" office:value-type="string" calcext:value-type="string">
            <text:p>Development of Geocoris varius and G-proteus (Hemiptera: Geocoridae) provided with Ephestia kuehniella (Lepidoptera: Pyralidae) eggs</text:p>
          </table:table-cell>
        </table:table-row>
        <table:table-row table:style-name="ro1">
          <table:table-cell table:style-name="ce1" office:value-type="string" calcext:value-type="string">
            <text:p>Development of microsatellite markers for the minute pirate bug Orius sauteri (Poppius), and their cross-species amplification in O-minutus (L.) and O-strigicollis (Poppius) (Heteroptera: Anthocoridae)</text:p>
          </table:table-cell>
        </table:table-row>
        <table:table-row table:style-name="ro1">
          <table:table-cell office:value-type="string" calcext:value-type="string">
            <text:p>Development, survivorship and reproduction of Helicoverpa armigera (Lepidoptera: Noctuidae) under fluctuating temperatures</text:p>
          </table:table-cell>
        </table:table-row>
        <table:table-row table:style-name="ro1">
          <table:table-cell office:value-type="string" calcext:value-type="string">
            <text:p>DEVELOPMENTAL PERIODS IN SOYBEAN - PHOTOPERIOD-SENSITIVE X INSENSITIVE CROSSES EVALUATED AT DIVERSE LATITUDES</text:p>
          </table:table-cell>
        </table:table-row>
        <table:table-row table:style-name="ro1">
          <table:table-cell office:value-type="string" calcext:value-type="string">
            <text:p>Developmental strategies of Koenigia islandica, a high-arctic annual plant</text:p>
          </table:table-cell>
        </table:table-row>
        <table:table-row table:style-name="ro1">
          <table:table-cell office:value-type="string" calcext:value-type="string">
            <text:p>DEVELOPMENTAL-CHANGES OF COTTON ROOT PRIMARY TISSUES INDUCED BY SALINITY</text:p>
          </table:table-cell>
        </table:table-row>
        <table:table-row table:style-name="ro1">
          <table:table-cell table:style-name="ce1" office:value-type="string" calcext:value-type="string">
            <text:p>Diapause and cold tolerance in Asian species of the parasitoid Leptopilina (Hymenoptera: Figitidae)</text:p>
          </table:table-cell>
        </table:table-row>
        <table:table-row table:style-name="ro1">
          <table:table-cell table:style-name="ce1" office:value-type="string" calcext:value-type="string">
            <text:p>Diapause and overwintering of two spruce bark beetle species</text:p>
          </table:table-cell>
        </table:table-row>
        <table:table-row table:style-name="ro1">
          <table:table-cell table:style-name="ce1" office:value-type="string" calcext:value-type="string">
            <text:p>Diapause and quiescence: dormancy mechanisms that contribute to the geographical expansion of mosquitoes and their evolutionary success</text:p>
          </table:table-cell>
        </table:table-row>
        <table:table-row table:style-name="ro1">
          <table:table-cell table:style-name="ce1" office:value-type="string" calcext:value-type="string">
            <text:p>Diapause and winter survival of two Orius species from southern Africa</text:p>
          </table:table-cell>
        </table:table-row>
        <table:table-row table:style-name="ro1">
          <table:table-cell table:style-name="ce1" office:value-type="string" calcext:value-type="string">
            <text:p>Diapause avoidance induced by low temperature in the yellow-spotted longicorn beetle, Psacothea hilaris</text:p>
          </table:table-cell>
        </table:table-row>
        <table:table-row table:style-name="ro1">
          <table:table-cell office:value-type="string" calcext:value-type="string">
            <text:p>Diapause avoidance induced by low temperature in the yellow-spotted longicorn beetle, Psacothea hilaris</text:p>
          </table:table-cell>
        </table:table-row>
        <table:table-row table:style-name="ro1">
          <table:table-cell table:style-name="ce1" office:value-type="string" calcext:value-type="string">
            <text:p>DIAPAUSE CHARACTERISTICS OF 2 GEOGRAPHICAL STRAINS OF TOBACCO HORNWORM AND THEIR RECIPROCAL CROSSES</text:p>
          </table:table-cell>
        </table:table-row>
        <table:table-row table:style-name="ro1">
          <table:table-cell table:style-name="ce1" office:value-type="string" calcext:value-type="string">
            <text:p>Diapause development and cold hardiness of Pectinophora gossypiella (Lepidoptera : Gelechiidae) larvae in Greece</text:p>
          </table:table-cell>
        </table:table-row>
        <table:table-row table:style-name="ro1">
          <table:table-cell office:value-type="string" calcext:value-type="string">
            <text:p>Diapause development and cold hardiness of Pectinophora gossypiella (Lepidoptera : Gelechiidae) larvae in Greece</text:p>
          </table:table-cell>
        </table:table-row>
        <table:table-row table:style-name="ro1">
          <table:table-cell table:style-name="ce1" office:value-type="string" calcext:value-type="string">
            <text:p>Diapause dynamics, seasonal phenology, and pupal color dimorphism of Papilio polyxenes in southern Florida, USA</text:p>
          </table:table-cell>
        </table:table-row>
        <table:table-row table:style-name="ro1">
          <table:table-cell office:value-type="string" calcext:value-type="string">
            <text:p>Diapause dynamics, seasonal phenology, and pupal color dimorphism of Papilio polyxenes in southern Florida, USA</text:p>
          </table:table-cell>
        </table:table-row>
        <table:table-row table:style-name="ro1">
          <table:table-cell table:style-name="ce1" office:value-type="string" calcext:value-type="string">
            <text:p>DIAPAUSE IN A TROPICAL STRAIN OF TOBACCO HORNWORM</text:p>
          </table:table-cell>
        </table:table-row>
        <table:table-row table:style-name="ro1">
          <table:table-cell table:style-name="ce1" office:value-type="string" calcext:value-type="string">
            <text:p>Diapause in Drosophila melanogaster - Photoperiodicity, cold tolerance and metabolites</text:p>
          </table:table-cell>
        </table:table-row>
        <table:table-row table:style-name="ro1">
          <table:table-cell table:style-name="ce1" office:value-type="string" calcext:value-type="string">
            <text:p>DIAPAUSE IN DROSOPHILA-MELANOGASTER FEMALES - A GENETIC-ANALYSIS</text:p>
          </table:table-cell>
        </table:table-row>
        <table:table-row table:style-name="ro1">
          <table:table-cell office:value-type="string" calcext:value-type="string">
            <text:p>Diapause in tarnished plant bug (Heteroptera : Miridae) reared in dynamic photoperiod environmental cabinets</text:p>
          </table:table-cell>
        </table:table-row>
        <table:table-row table:style-name="ro1">
          <table:table-cell office:value-type="string" calcext:value-type="string">
            <text:p>Diapause in ticks of the medically important Ixodes ricinus species complex</text:p>
          </table:table-cell>
        </table:table-row>
        <table:table-row table:style-name="ro1">
          <table:table-cell table:style-name="ce1" office:value-type="string" calcext:value-type="string">
            <text:p>Diapause incidence in the two-spotted spider mite increases due to predator presence, not due to selective predation</text:p>
          </table:table-cell>
        </table:table-row>
        <table:table-row table:style-name="ro1">
          <table:table-cell office:value-type="string" calcext:value-type="string">
            <text:p>Diapause incidence of progeny in relation to parental geographic origin, host plant and rearing density in the cabbage beetle, Colaphellus bowringi</text:p>
          </table:table-cell>
        </table:table-row>
        <table:table-row table:style-name="ro1">
          <table:table-cell table:style-name="ce1" office:value-type="string" calcext:value-type="string">
            <text:p>Diapause induction and clock mechanism in the cabbage beetle, Colaphellus bowringi (Coleoptera : Chrysomelidae)</text:p>
          </table:table-cell>
        </table:table-row>
        <table:table-row table:style-name="ro1">
          <table:table-cell table:style-name="ce1" office:value-type="string" calcext:value-type="string">
            <text:p>Diapause induction and relaxed selection on alternative developmental pathways in a butterfly</text:p>
          </table:table-cell>
        </table:table-row>
        <table:table-row table:style-name="ro1">
          <table:table-cell table:style-name="ce1" office:value-type="string" calcext:value-type="string">
            <text:p>Diapause induction and termination in a commonly univoltine leaf beetle (Phratora vulgatissima)</text:p>
          </table:table-cell>
        </table:table-row>
        <table:table-row table:style-name="ro1">
          <table:table-cell office:value-type="string" calcext:value-type="string">
            <text:p>Diapause induction and termination in a commonly univoltine leaf beetle (Phratora vulgatissima)</text:p>
          </table:table-cell>
        </table:table-row>
        <table:table-row table:style-name="ro1">
          <table:table-cell table:style-name="ce1" office:value-type="string" calcext:value-type="string">
            <text:p>Diapause induction and termination in eggs of the fruit tree red spider mite Panonychus ulmi in northern Greece</text:p>
          </table:table-cell>
        </table:table-row>
        <table:table-row table:style-name="ro1">
          <table:table-cell office:value-type="string" calcext:value-type="string">
            <text:p>Diapause induction and termination in eggs of the fruit tree red spider mite Panonychus ulmi in northern Greece</text:p>
          </table:table-cell>
        </table:table-row>
        <table:table-row table:style-name="ro1">
          <table:table-cell table:style-name="ce1" office:value-type="string" calcext:value-type="string">
            <text:p>Diapause Induction and Termination in Hyphantria cunea (Drury) (Lepidoptera: Arctiinae)</text:p>
          </table:table-cell>
        </table:table-row>
        <table:table-row table:style-name="ro1">
          <table:table-cell office:value-type="string" calcext:value-type="string">
            <text:p>Diapause Induction and Termination in Hyphantria cunea (Drury) (Lepidoptera: Arctiinae)</text:p>
          </table:table-cell>
        </table:table-row>
        <table:table-row table:style-name="ro1">
          <table:table-cell table:style-name="ce1" office:value-type="string" calcext:value-type="string">
            <text:p>Diapause induction and termination in the parasitoid Colpoclypeus florus (Hymenoptera : Eulophidae): Role of photoperiod and temperature</text:p>
          </table:table-cell>
        </table:table-row>
        <table:table-row table:style-name="ro1">
          <table:table-cell table:style-name="ce1" office:value-type="string" calcext:value-type="string">
            <text:p>Diapause Induction and Termination in the Small Brown Planthopper, Laodelphax striatellus (Hemiptera: Delphacidae)</text:p>
          </table:table-cell>
        </table:table-row>
        <table:table-row table:style-name="ro1">
          <table:table-cell office:value-type="string" calcext:value-type="string">
            <text:p>Diapause Induction and Termination in the Small Brown Planthopper, Laodelphax striatellus (Hemiptera: Delphacidae)</text:p>
          </table:table-cell>
        </table:table-row>
        <table:table-row table:style-name="ro1">
          <table:table-cell table:style-name="ce1" office:value-type="string" calcext:value-type="string">
            <text:p>Diapause induction as an interplay between seasonal token stimuli, and modifying and directly limiting factors: hibernation in Chymomyza costata</text:p>
          </table:table-cell>
        </table:table-row>
        <table:table-row table:style-name="ro1">
          <table:table-cell table:style-name="ce1" office:value-type="string" calcext:value-type="string">
            <text:p>Diapause Induction in Apolygus lucorum and Adelphocoris suturalis (Hemiptera: Miridae) in Northern China</text:p>
          </table:table-cell>
        </table:table-row>
        <table:table-row table:style-name="ro1">
          <table:table-cell office:value-type="string" calcext:value-type="string">
            <text:p>Diapause Induction in Apolygus lucorum and Adelphocoris suturalis (Hemiptera: Miridae) in Northern China</text:p>
          </table:table-cell>
        </table:table-row>
        <table:table-row table:style-name="ro1">
          <table:table-cell table:style-name="ce1" office:value-type="string" calcext:value-type="string">
            <text:p>Diapause induction under greenhouse conditions in two populations of Dicyphus hesperus (Hemiptera : Miridae)</text:p>
          </table:table-cell>
        </table:table-row>
        <table:table-row table:style-name="ro1">
          <table:table-cell office:value-type="string" calcext:value-type="string">
            <text:p>Diapause induction under greenhouse conditions in two populations of Dicyphus hesperus (Hemiptera : Miridae)</text:p>
          </table:table-cell>
        </table:table-row>
        <table:table-row table:style-name="ro1">
          <table:table-cell office:value-type="string" calcext:value-type="string">
            <text:p>Diapause induction, maintenance and termination in the rice stem borer Chilo suppressalis (Walker)</text:p>
          </table:table-cell>
        </table:table-row>
        <table:table-row table:style-name="ro1">
          <table:table-cell table:style-name="ce1" office:value-type="string" calcext:value-type="string">
            <text:p>Diapause pupal color diphenism induced by temperature and humidity conditions in Byasa alcinous (Lepidoptera: Papilionidae)</text:p>
          </table:table-cell>
        </table:table-row>
        <table:table-row table:style-name="ro1">
          <table:table-cell table:style-name="ce1" office:value-type="string" calcext:value-type="string">
            <text:p>Diapause termination in overwintering larvae of a Greek strain of Adoxophyes orana (Lepidoptera : Tortricidae)</text:p>
          </table:table-cell>
        </table:table-row>
        <table:table-row table:style-name="ro1">
          <table:table-cell table:style-name="ce1" office:value-type="string" calcext:value-type="string">
            <text:p>Diapause termination of Rhagoletis cerasi pupae is regulated by local adaptation and phenotypic plasticity: escape in time through bet-hedging strategies</text:p>
          </table:table-cell>
        </table:table-row>
        <table:table-row table:style-name="ro1">
          <table:table-cell table:style-name="ce1" office:value-type="string" calcext:value-type="string">
            <text:p>Diapause, signal and molecular characteristics of overwintering Chilo suppressalis (Insecta: Lepidoptera: Pyralidae)</text:p>
          </table:table-cell>
        </table:table-row>
        <table:table-row table:style-name="ro1">
          <table:table-cell office:value-type="string" calcext:value-type="string">
            <text:p>DIATOM GROWTH RESPONSES TO PHOTOPERIOD AND LIGHT ARE PREDICTABLE FROM DIEL REDUCTANT GENERATION</text:p>
          </table:table-cell>
        </table:table-row>
        <table:table-row table:style-name="ro1">
          <table:table-cell table:style-name="ce1" office:value-type="string" calcext:value-type="string">
            <text:p>Diel emergence patterns of the parasitoid Bathyplectes curculionis (Thomson) (Hymenoptera: Ichnenmonidae) at two photoperiods</text:p>
          </table:table-cell>
        </table:table-row>
        <table:table-row table:style-name="ro1">
          <table:table-cell office:value-type="string" calcext:value-type="string">
            <text:p>Diel pattern of corticosterone metabolites in Arctic barnacle goslings (Branta leucopsis) under continuous natural light</text:p>
          </table:table-cell>
        </table:table-row>
        <table:table-row table:style-name="ro1">
          <table:table-cell table:style-name="ce1" office:value-type="string" calcext:value-type="string">
            <text:p>Differences in dormancy characteristics among populations of Aphelinus asychis (Hymenoptera : Aphelinidae)</text:p>
          </table:table-cell>
        </table:table-row>
        <table:table-row table:style-name="ro1">
          <table:table-cell office:value-type="string" calcext:value-type="string">
            <text:p>DIFFERENCES IN KETANSERIN BINDING IN THE VENTROMEDIAL HYPOTHALAMUS OF EWES RESPONSIVE OR REFRACTORY TO SHORT DAYS</text:p>
          </table:table-cell>
        </table:table-row>
        <table:table-row table:style-name="ro1">
          <table:table-cell table:style-name="ce1" office:value-type="string" calcext:value-type="string">
            <text:p>Differences in life-cycle traits of Calanus finmarchicus originating from 60 degrees N and 69 degrees N, when reared in mesocosms at 69 degrees N</text:p>
          </table:table-cell>
        </table:table-row>
        <table:table-row table:style-name="ro1">
          <table:table-cell table:style-name="ce1" office:value-type="string" calcext:value-type="string">
            <text:p>Differences in photoperiod-induced diapause plasticity among different populations of the bark beetle Ips typographus and its predator Thanasimus formicarius</text:p>
          </table:table-cell>
        </table:table-row>
        <table:table-row table:style-name="ro1">
          <table:table-cell office:value-type="string" calcext:value-type="string">
            <text:p>Differences in photoperiod-induced diapause plasticity among different populations of the bark beetle Ips typographus and its predator Thanasimus formicarius</text:p>
          </table:table-cell>
        </table:table-row>
        <table:table-row table:style-name="ro1">
          <table:table-cell office:value-type="string" calcext:value-type="string">
            <text:p>Differences in protein expression among five species of stream stonefly (Plecoptera) along a latitudinal gradient in Japan</text:p>
          </table:table-cell>
        </table:table-row>
        <table:table-row table:style-name="ro1">
          <table:table-cell office:value-type="string" calcext:value-type="string">
            <text:p>Differences in sun time within the same time zone affect sleep-wake and social rhythms, but not morningness preference: Findings from a Polish-German comparison study</text:p>
          </table:table-cell>
        </table:table-row>
        <table:table-row table:style-name="ro1">
          <table:table-cell table:style-name="ce1" office:value-type="string" calcext:value-type="string">
            <text:p>Different responses to photoperiod in non-diapausing colonies of the flesh fly, Boettcherisca peregrina</text:p>
          </table:table-cell>
        </table:table-row>
        <table:table-row table:style-name="ro1">
          <table:table-cell office:value-type="string" calcext:value-type="string">
            <text:p>Differential contribution of two Ppd-1 homoeoalleles to early-flowering phenotype in Nepalese and Japanese varieties of common wheat</text:p>
          </table:table-cell>
        </table:table-row>
        <table:table-row table:style-name="ro1">
          <table:table-cell office:value-type="string" calcext:value-type="string">
            <text:p>Differential effects of multiple short day lengths on body weights of gonadectomized Siberian hamsters</text:p>
          </table:table-cell>
        </table:table-row>
        <table:table-row table:style-name="ro1">
          <table:table-cell office:value-type="string" calcext:value-type="string">
            <text:p>Differential expression of genes important for adaptation in Capsella bursa-pastoris (Brassicaceae)</text:p>
          </table:table-cell>
        </table:table-row>
        <table:table-row table:style-name="ro1">
          <table:table-cell office:value-type="string" calcext:value-type="string">
            <text:p>Differential responses of silver birch (Betula pendula) ecotypes to short-day photoperiod and low temperature</text:p>
          </table:table-cell>
        </table:table-row>
        <table:table-row table:style-name="ro1">
          <table:table-cell office:value-type="string" calcext:value-type="string">
            <text:p>DIFFERENTIAL-EFFECTS OF PHOTOPERIOD ON DEVELOPMENT AND REPRODUCTION IN MONTANE AND PRAIRIE STRAINS OF THE ROCKY-MOUNTAIN WOOD TICK (ACARI, IXODIDAE)</text:p>
          </table:table-cell>
        </table:table-row>
        <table:table-row table:style-name="ro1">
          <table:table-cell office:value-type="string" calcext:value-type="string">
            <text:p>Differentiation in developmental rate across geographic regions: a photoperiod driven latitude compensating mechanism?</text:p>
          </table:table-cell>
        </table:table-row>
        <table:table-row table:style-name="ro1">
          <table:table-cell table:style-name="ce1" office:value-type="string" calcext:value-type="string">
            <text:p>Differentiation in life cycle of sympatric populations of two forms of Hyphantria moth in central Missouri</text:p>
          </table:table-cell>
        </table:table-row>
        <table:table-row table:style-name="ro1">
          <table:table-cell table:style-name="ce1" office:value-type="string" calcext:value-type="string">
            <text:p>Direct observation of the crystallization of fat in a Drosophila fly body by small- and wide-angle X-ray scattering</text:p>
          </table:table-cell>
        </table:table-row>
        <table:table-row table:style-name="ro1">
          <table:table-cell table:style-name="ce1" office:value-type="string" calcext:value-type="string">
            <text:p>DISCORDANT LONGITUDINAL CLINES IN FLOWERING TIME AND PHYTOCHROME C IN ARABIDOPSIS THALIANA</text:p>
          </table:table-cell>
        </table:table-row>
        <table:table-row table:style-name="ro1">
          <table:table-cell office:value-type="string" calcext:value-type="string">
            <text:p>DISCORDANT LONGITUDINAL CLINES IN FLOWERING TIME AND PHYTOCHROME C IN ARABIDOPSIS THALIANA</text:p>
          </table:table-cell>
        </table:table-row>
        <table:table-row table:style-name="ro1">
          <table:table-cell office:value-type="string" calcext:value-type="string">
            <text:p>Discovery of latitudinal gradient of triidothyronine concentrations in ectotherms as revealed from a cyprinid fish, the common roach Rutilus rutilus</text:p>
          </table:table-cell>
        </table:table-row>
        <table:table-row table:style-name="ro1">
          <table:table-cell office:value-type="string" calcext:value-type="string">
            <text:p>Discovery, evaluation and distribution of haplotypes of the wheat Ppd-D1 gene</text:p>
          </table:table-cell>
        </table:table-row>
        <table:table-row table:style-name="ro1">
          <table:table-cell table:style-name="ce1" office:value-type="string" calcext:value-type="string">
            <text:p>Disentangling a Holobiont - Recent Advances and Perspectives in Nasonia Wasps</text:p>
          </table:table-cell>
        </table:table-row>
        <table:table-row table:style-name="ro1">
          <table:table-cell office:value-type="string" calcext:value-type="string">
            <text:p>DISJUNCTIVE CLINE OF CRITICAL PHOTOPERIOD IN THE REPRODUCTIVE DIAPAUSE OF DROSOPHILA LACERTOSA</text:p>
          </table:table-cell>
        </table:table-row>
        <table:table-row table:style-name="ro1">
          <table:table-cell table:style-name="ce1" office:value-type="string" calcext:value-type="string">
            <text:p>DISJUNCTIVE CLINE OF CRITICAL PHOTOPERIOD IN THE REPRODUCTIVE DIAPAUSE OF DROSOPHILA-LACERTOSA</text:p>
          </table:table-cell>
        </table:table-row>
        <table:table-row table:style-name="ro1">
          <table:table-cell office:value-type="string" calcext:value-type="string">
            <text:p>Disparate effects of constant and annually-cycling daylength and water temperature on reproductive maturation of striped bass (Morone saxatilis)</text:p>
          </table:table-cell>
        </table:table-row>
        <table:table-row table:style-name="ro1">
          <table:table-cell table:style-name="ce1" office:value-type="string" calcext:value-type="string">
            <text:p>Dispersal ability in codling moth: mark-release-recapture experiments and kinship analysis</text:p>
          </table:table-cell>
        </table:table-row>
        <table:table-row table:style-name="ro1">
          <table:table-cell table:style-name="ce1" office:value-type="string" calcext:value-type="string">
            <text:p>Dispersal patterns of exotic forest pests in South Korea</text:p>
          </table:table-cell>
        </table:table-row>
        <table:table-row table:style-name="ro1">
          <table:table-cell office:value-type="string" calcext:value-type="string">
            <text:p>Disruption of a horizontally transferred phytoene desaturase abolishes carotenoid accumulation and diapause in Tetranychus urticae</text:p>
          </table:table-cell>
        </table:table-row>
        <table:table-row table:style-name="ro1">
          <table:table-cell table:style-name="ce1" office:value-type="string" calcext:value-type="string">
            <text:p>Dissecting chill coma recovery as a measure of cold resistance: evidence for a biphasic response in Drosophila melanogaster</text:p>
          </table:table-cell>
        </table:table-row>
        <table:table-row table:style-name="ro1">
          <table:table-cell office:value-type="string" calcext:value-type="string">
            <text:p>Distinct Patterns of Genetic Variation Alter Flowering Responses of Arabidopsis Accessions to Different Daylengths</text:p>
          </table:table-cell>
        </table:table-row>
        <table:table-row table:style-name="ro1">
          <table:table-cell table:style-name="ce1" office:value-type="string" calcext:value-type="string">
            <text:p>DISTRIBUTION OF LAMBORNELLA-CLARKI (CILIOPHORA, TETRAHYMENIDAE) AND OTHER MOSQUITO PARASITES IN CALIFORNIA TREEHOLES</text:p>
          </table:table-cell>
        </table:table-row>
        <table:table-row table:style-name="ro1">
          <table:table-cell table:style-name="ce1" office:value-type="string" calcext:value-type="string">
            <text:p>DISTRIBUTION OF PINK BOLLWORM, PECTINOPHORA-GOSSYPIELLA (SAUND), IN AUSTRALIA AND ITS STATUS AS A PEST IN ORD IRRIGATION AREA</text:p>
          </table:table-cell>
        </table:table-row>
        <table:table-row table:style-name="ro1">
          <table:table-cell table:style-name="ce1" office:value-type="string" calcext:value-type="string">
            <text:p>DISTRIBUTION OF THE IMMATURE STAGES OF AEDES-VIGILAX ON A COASTAL SALT-MARSH IN SOUTHEAST QUEENSLAND</text:p>
          </table:table-cell>
        </table:table-row>
        <table:table-row table:style-name="ro1">
          <table:table-cell office:value-type="string" calcext:value-type="string">
            <text:p>Distribution of the photoperiod insensitive Ppd-D1a allele in Chinese wheat cultivars</text:p>
          </table:table-cell>
        </table:table-row>
        <table:table-row table:style-name="ro1">
          <table:table-cell office:value-type="string" calcext:value-type="string">
            <text:p>Distributional pattern and development of the winter-active beetle Quedius pellax (Staphylinidae)</text:p>
          </table:table-cell>
        </table:table-row>
        <table:table-row table:style-name="ro1">
          <table:table-cell office:value-type="string" calcext:value-type="string">
            <text:p>Diuraphis noxia: reproductive behaviour in Argentina</text:p>
          </table:table-cell>
        </table:table-row>
        <table:table-row table:style-name="ro1">
          <table:table-cell office:value-type="string" calcext:value-type="string">
            <text:p>Diurnal and annual rhythms in trees</text:p>
          </table:table-cell>
        </table:table-row>
        <table:table-row table:style-name="ro1">
          <table:table-cell office:value-type="string" calcext:value-type="string">
            <text:p>Diurnal Fluctuation in Tissue Nitrate Concentration of Field-grown Leafy Greens at Two Latitudes</text:p>
          </table:table-cell>
        </table:table-row>
        <table:table-row table:style-name="ro1">
          <table:table-cell office:value-type="string" calcext:value-type="string">
            <text:p>Diurnal profiles of blood glucose in relation to time of administration of melatonin in male spotted munia (Lonchura punctulata)</text:p>
          </table:table-cell>
        </table:table-row>
        <table:table-row table:style-name="ro1">
          <table:table-cell table:style-name="ce1" office:value-type="string" calcext:value-type="string">
            <text:p>Divergent timing of egg-laying may maintain life history polymorphism in potentially multivoltine insects in seasonal environments</text:p>
          </table:table-cell>
        </table:table-row>
        <table:table-row table:style-name="ro1">
          <table:table-cell office:value-type="string" calcext:value-type="string">
            <text:p>Diversity of floral regulatory genes of japonica rice cultivated at northern latitudes</text:p>
          </table:table-cell>
        </table:table-row>
        <table:table-row table:style-name="ro1">
          <table:table-cell table:style-name="ce1" office:value-type="string" calcext:value-type="string">
            <text:p>DNA barcodes and citizen science provoke a diversity reappraisal for the "ring" butterflies of Peninsular Malaysia (Ypthima: Satyrinae: Nymphalidae: Lepidoptera)</text:p>
          </table:table-cell>
        </table:table-row>
        <table:table-row table:style-name="ro1">
          <table:table-cell office:value-type="string" calcext:value-type="string">
            <text:p>Do Perinatal Photoperiods Imprint Human Chronobiology? Suggestion for a study into the possible signature of light in the Northern and Southern Hemispheres</text:p>
          </table:table-cell>
        </table:table-row>
        <table:table-row table:style-name="ro1">
          <table:table-cell office:value-type="string" calcext:value-type="string">
            <text:p>Does a melatonin-dependent circadian oscillator in the pars tuberalis drive prolactin seasonal rhythmicity?</text:p>
          </table:table-cell>
        </table:table-row>
        <table:table-row table:style-name="ro1">
          <table:table-cell table:style-name="ce1" office:value-type="string" calcext:value-type="string">
            <text:p>Does artificial selection on diapause incidence cause correlational changes in other life-history traits? Case study in a spider mite population</text:p>
          </table:table-cell>
        </table:table-row>
        <table:table-row table:style-name="ro1">
          <table:table-cell table:style-name="ce1" office:value-type="string" calcext:value-type="string">
            <text:p>Does human evolution in different latitudes influence susceptibility to obesity via the circadian pacemaker?</text:p>
          </table:table-cell>
        </table:table-row>
        <table:table-row table:style-name="ro1">
          <table:table-cell office:value-type="string" calcext:value-type="string">
            <text:p>Does light pollution alter daylength? A test using light loggers on free-ranging European blackbirds (Turdus merula)</text:p>
          </table:table-cell>
        </table:table-row>
        <table:table-row table:style-name="ro1">
          <table:table-cell office:value-type="string" calcext:value-type="string">
            <text:p>Does low temperature prevent Spartina alterniflora from expanding toward the austral-most salt marshes?</text:p>
          </table:table-cell>
        </table:table-row>
        <table:table-row table:style-name="ro1">
          <table:table-cell office:value-type="string" calcext:value-type="string">
            <text:p>Does the Tachet trait database report voltinism variability of aquatic insects between Mediterranean and Scandinavian regions?</text:p>
          </table:table-cell>
        </table:table-row>
        <table:table-row table:style-name="ro1">
          <table:table-cell office:value-type="string" calcext:value-type="string">
            <text:p>Domestic queens under natural temperate photoperiod do not manifest seasonal anestrus</text:p>
          </table:table-cell>
        </table:table-row>
        <table:table-row table:style-name="ro1">
          <table:table-cell table:style-name="ce1" office:value-type="string" calcext:value-type="string">
            <text:p>Dominant and Recessive Inheritance Patterns of Diapause in the Two-Spotted Spider Mite Tetranychus urticae</text:p>
          </table:table-cell>
        </table:table-row>
        <table:table-row table:style-name="ro1">
          <table:table-cell office:value-type="string" calcext:value-type="string">
            <text:p>Dopamine and serotonin in the larval CNS of a drosophilid fly, Chymomyza costata: Are they involved in the regulation of diapause?</text:p>
          </table:table-cell>
        </table:table-row>
        <table:table-row table:style-name="ro1">
          <table:table-cell office:value-type="string" calcext:value-type="string">
            <text:p>Dormancy and Cold Hardiness Transitions in Winegrape Cultivars Chardonnay and Cabernet Sauvignon</text:p>
          </table:table-cell>
        </table:table-row>
        <table:table-row table:style-name="ro1">
          <table:table-cell table:style-name="ce1" office:value-type="string" calcext:value-type="string">
            <text:p>Dormancy in invertebrates</text:p>
          </table:table-cell>
        </table:table-row>
        <table:table-row table:style-name="ro1">
          <table:table-cell office:value-type="string" calcext:value-type="string">
            <text:p>DORMANCY IN THE COPEPODA - AN OVERVIEW</text:p>
          </table:table-cell>
        </table:table-row>
        <table:table-row table:style-name="ro1">
          <table:table-cell table:style-name="ce1" office:value-type="string" calcext:value-type="string">
            <text:p>DORMANCY IN TROPICAL INSECTS</text:p>
          </table:table-cell>
        </table:table-row>
        <table:table-row table:style-name="ro1">
          <table:table-cell office:value-type="string" calcext:value-type="string">
            <text:p>DORMANCY RELEASE AND CHILLING REQUIREMENT OF BUDS OF LATITUDINAL ECOTYPES OF BETULA-PENDULA AND B-PUBESCENS</text:p>
          </table:table-cell>
        </table:table-row>
        <table:table-row table:style-name="ro1">
          <table:table-cell office:value-type="string" calcext:value-type="string">
            <text:p>DORMANCY RELEASE IN BEECH BUDS (FAGUS-SYLVATICA) REQUIRES BOTH CHILLING AND LONG DAYS</text:p>
          </table:table-cell>
        </table:table-row>
        <table:table-row table:style-name="ro1">
          <table:table-cell table:style-name="ce1" office:value-type="string" calcext:value-type="string">
            <text:p>Drosophila americana Diapausing Females Show Features Typical of Young Flies</text:p>
          </table:table-cell>
        </table:table-row>
        <table:table-row table:style-name="ro1">
          <table:table-cell office:value-type="string" calcext:value-type="string">
            <text:p>Drosophila americana Diapausing Females Show Features Typical of Young Flies</text:p>
          </table:table-cell>
        </table:table-row>
        <table:table-row table:style-name="ro1">
          <table:table-cell table:style-name="ce1" office:value-type="string" calcext:value-type="string">
            <text:p>Drosophila as models to understand the adaptive process during invasion</text:p>
          </table:table-cell>
        </table:table-row>
        <table:table-row table:style-name="ro1">
          <table:table-cell table:style-name="ce1" office:value-type="string" calcext:value-type="string">
            <text:p>Drosophila ezoana uses an hour-glass or highly damped circadian clock for measuring night length and inducing diapause</text:p>
          </table:table-cell>
        </table:table-row>
        <table:table-row table:style-name="ro1">
          <table:table-cell office:value-type="string" calcext:value-type="string">
            <text:p>Drosophila ezoana uses an hour-glass or highly damped circadian clock for measuring night length and inducing diapause</text:p>
          </table:table-cell>
        </table:table-row>
        <table:table-row table:style-name="ro1">
          <table:table-cell office:value-type="string" calcext:value-type="string">
            <text:p>Dual entrainment by light and food in the Svalbard ptarmigan (Lagopus mutus hyperboreus)</text:p>
          </table:table-cell>
        </table:table-row>
        <table:table-row table:style-name="ro1">
          <table:table-cell office:value-type="string" calcext:value-type="string">
            <text:p>Duration of vegetative and generative development phases in oat cultivars released since 1921</text:p>
          </table:table-cell>
        </table:table-row>
        <table:table-row table:style-name="ro1">
          <table:table-cell table:style-name="ce1" office:value-type="string" calcext:value-type="string">
            <text:p>Dynamics of production of sexual forms in aphids: Theoretical and experimental evidence for adaptive "coin-flipping" plasticity</text:p>
          </table:table-cell>
        </table:table-row>
        <table:table-row table:style-name="ro1">
          <table:table-cell office:value-type="string" calcext:value-type="string">
            <text:p>E-6, a dominant gene conditioning early flowering and maturity in soybeans</text:p>
          </table:table-cell>
        </table:table-row>
        <table:table-row table:style-name="ro1">
          <table:table-cell office:value-type="string" calcext:value-type="string">
            <text:p>Ear and eye in subterranean mole-rats, Fukomys anselli (Bathyergidae) and Spalax ehrenbergi (Spalacidae): progressive specialisation or regressive degeneration?</text:p>
          </table:table-cell>
        </table:table-row>
        <table:table-row table:style-name="ro1">
          <table:table-cell office:value-type="string" calcext:value-type="string">
            <text:p>Earliness and fruit yield and quality of annual-fruiting red raspberry (Rubus idaeus L.): Effects of temperature and genotype</text:p>
          </table:table-cell>
        </table:table-row>
        <table:table-row table:style-name="ro1">
          <table:table-cell office:value-type="string" calcext:value-type="string">
            <text:p>Early Cretaceous Gleicheniaceae and Matoniaceae (Gleicheniales) from Alexander Island, Antarctica</text:p>
          </table:table-cell>
        </table:table-row>
        <table:table-row table:style-name="ro1">
          <table:table-cell office:value-type="string" calcext:value-type="string">
            <text:p>Early spring sex differences in luteinizing hormone response to gonadotropin releasing hormone in co-occurring resident and migrant dark-eyed juncos (Junco hyemalis)</text:p>
          </table:table-cell>
        </table:table-row>
        <table:table-row table:style-name="ro1">
          <table:table-cell table:style-name="ce1" office:value-type="string" calcext:value-type="string">
            <text:p>Eclosion behaviour of three species of Drosophila under different light regimes</text:p>
          </table:table-cell>
        </table:table-row>
        <table:table-row table:style-name="ro1">
          <table:table-cell office:value-type="string" calcext:value-type="string">
            <text:p>Eco-physiological potential of jack pine (Pinus banksiana) for assisted northward migration: interactions among photoperiod, [CO2] and moisture stress</text:p>
          </table:table-cell>
        </table:table-row>
        <table:table-row table:style-name="ro1">
          <table:table-cell office:value-type="string" calcext:value-type="string">
            <text:p>Ecogeographic Factors Affecting Inflorescence Emergence of Cool-Season Forage Grasses</text:p>
          </table:table-cell>
        </table:table-row>
        <table:table-row table:style-name="ro1">
          <table:table-cell table:style-name="ce1" office:value-type="string" calcext:value-type="string">
            <text:p>Ecological genomics of local adaptation</text:p>
          </table:table-cell>
        </table:table-row>
        <table:table-row table:style-name="ro1">
          <table:table-cell table:style-name="ce1" office:value-type="string" calcext:value-type="string">
            <text:p>Ecological limits can obscure expansion history: patterns of genetic diversity in a temperate mosquito in Hawaii</text:p>
          </table:table-cell>
        </table:table-row>
        <table:table-row table:style-name="ro1">
          <table:table-cell office:value-type="string" calcext:value-type="string">
            <text:p>Ecological studies for harvesting and culturing Gymnogongrus furcellatus (Rhodophyta, Gigartinales) in Central Chile</text:p>
          </table:table-cell>
        </table:table-row>
        <table:table-row table:style-name="ro1">
          <table:table-cell table:style-name="ce1" office:value-type="string" calcext:value-type="string">
            <text:p>ECOLOGY AND EVOLUTION OF THE PITCHER-PLANT MOSQUITO .4. LARVAL INFLUENCE OVER ADULT REPRODUCTIVE-PERFORMANCE AND LONGEVITY</text:p>
          </table:table-cell>
        </table:table-row>
        <table:table-row table:style-name="ro1">
          <table:table-cell office:value-type="string" calcext:value-type="string">
            <text:p>ECOPHYSIOLOGICAL AND ENZYMATIC VARIABILITY OF CYDIA-POMONELLA L ACCORDING TO GEOGRAPHICAL ORIGIN AND HOST-PLANT</text:p>
          </table:table-cell>
        </table:table-row>
        <table:table-row table:style-name="ro1">
          <table:table-cell office:value-type="string" calcext:value-type="string">
            <text:p>Ecophysiological consequences of variability in diapause intensity</text:p>
          </table:table-cell>
        </table:table-row>
        <table:table-row table:style-name="ro1">
          <table:table-cell table:style-name="ce1" office:value-type="string" calcext:value-type="string">
            <text:p>Ecophysiology of Anopheles gambiae s.l.: Persistence in the Sahel</text:p>
          </table:table-cell>
        </table:table-row>
        <table:table-row table:style-name="ro1">
          <table:table-cell office:value-type="string" calcext:value-type="string">
            <text:p>Ecotypic and genetic variation in poplar bark storage protein gene expression and accumulation</text:p>
          </table:table-cell>
        </table:table-row>
        <table:table-row table:style-name="ro1">
          <table:table-cell office:value-type="string" calcext:value-type="string">
            <text:p>Ecotypic differentiation in Medicago polymorpha L. along an environmental gradient in central Chile. I. Phenology, biomass production and reproductive patterns</text:p>
          </table:table-cell>
        </table:table-row>
        <table:table-row table:style-name="ro1">
          <table:table-cell office:value-type="string" calcext:value-type="string">
            <text:p>ECOTYPIC DIFFERENTIATION OF DRY-MATTER PRODUCTION PROCESSES IN RELATION TO SURVIVORSHIP AND REPRODUCTIVE POTENTIAL IN PLANTAGO-ASIATICA POPULATIONS ALONG CLIMATIC GRADIENTS</text:p>
          </table:table-cell>
        </table:table-row>
        <table:table-row table:style-name="ro1">
          <table:table-cell office:value-type="string" calcext:value-type="string">
            <text:p>Ecotypic variation among European arctic and alpine populations of Oxyda digyna</text:p>
          </table:table-cell>
        </table:table-row>
        <table:table-row table:style-name="ro1">
          <table:table-cell office:value-type="string" calcext:value-type="string">
            <text:p>Ecotypic variation among switchgrass populations from the northern USA</text:p>
          </table:table-cell>
        </table:table-row>
        <table:table-row table:style-name="ro1">
          <table:table-cell office:value-type="string" calcext:value-type="string">
            <text:p>Ecotypic variation in response to light spectra in Scots pine (Pinus sylvestris L.)</text:p>
          </table:table-cell>
        </table:table-row>
        <table:table-row table:style-name="ro1">
          <table:table-cell office:value-type="string" calcext:value-type="string">
            <text:p>Effect of aging on circadian activity in gray mouse lemurs</text:p>
          </table:table-cell>
        </table:table-row>
        <table:table-row table:style-name="ro1">
          <table:table-cell office:value-type="string" calcext:value-type="string">
            <text:p>Effect of alternating day and night temperature on short day-induced bud set and subsequent bud burst in long days in Norway spruce</text:p>
          </table:table-cell>
        </table:table-row>
        <table:table-row table:style-name="ro1">
          <table:table-cell table:style-name="ce1" office:value-type="string" calcext:value-type="string">
            <text:p>Effect of an ecdysteroid agonist, tebufenozide, on the completion of diapause in susceptible and resistant strains of the codling moth, Cydia pomonella</text:p>
          </table:table-cell>
        </table:table-row>
        <table:table-row table:style-name="ro1">
          <table:table-cell office:value-type="string" calcext:value-type="string">
            <text:p>Effect of an inverse subtropical (19 degrees 13 ' N) photoperiod on ovarian activity, melatonin and prolactin secretion in Pelibuey ewes</text:p>
          </table:table-cell>
        </table:table-row>
        <table:table-row table:style-name="ro1">
          <table:table-cell office:value-type="string" calcext:value-type="string">
            <text:p>Effect of antiandrogen cyproterone acetate on the development of the antler cycle in Southern Pudu (Pudu puda)</text:p>
          </table:table-cell>
        </table:table-row>
        <table:table-row table:style-name="ro1">
          <table:table-cell office:value-type="string" calcext:value-type="string">
            <text:p>Effect of artificial long days and/or melatonin treatment on the sexual activity of Mediterranean bucks</text:p>
          </table:table-cell>
        </table:table-row>
        <table:table-row table:style-name="ro1">
          <table:table-cell office:value-type="string" calcext:value-type="string">
            <text:p>Effect of Birth Season on Circadian Typology Appearing in Japanese Young Children Aged 2 to 12 Years Disappears in Older Students Aged 18 to 25 Years</text:p>
          </table:table-cell>
        </table:table-row>
        <table:table-row table:style-name="ro1">
          <table:table-cell table:style-name="ce1" office:value-type="string" calcext:value-type="string">
            <text:p>Effect of cold exposure and photoperiod on diapause termination of the predatory mite Euseius finlandicus (Acari : Phytoseiidae)</text:p>
          </table:table-cell>
        </table:table-row>
        <table:table-row table:style-name="ro1">
          <table:table-cell table:style-name="ce1" office:value-type="string" calcext:value-type="string">
            <text:p>EFFECT OF DAYLENGTH AND AIR-TEMPERATURE ON THE MATURATION OF OVARIES IN DROSOPHILA-LUTESCENS KIKKAWA AND PENG AND DROSOPHILIA-TAKAHASHII STURTEVANT</text:p>
          </table:table-cell>
        </table:table-row>
        <table:table-row table:style-name="ro1">
          <table:table-cell table:style-name="ce1" office:value-type="string" calcext:value-type="string">
            <text:p>Effect of different light regimes on eclosion rhythm of Drosophila agumbensis and Drosophila nagarholensis</text:p>
          </table:table-cell>
        </table:table-row>
        <table:table-row table:style-name="ro1">
          <table:table-cell table:style-name="ce1" office:value-type="string" calcext:value-type="string">
            <text:p>Effect of different light regimes on pre-adult fitness in Drosophila melanogaster populations reared in constant light for over six hundred generations</text:p>
          </table:table-cell>
        </table:table-row>
        <table:table-row table:style-name="ro1">
          <table:table-cell office:value-type="string" calcext:value-type="string">
            <text:p>EFFECT OF DIFFERENT PHOTOPERIODIC LENGTHS ON TAIL REGENERATION IN GEKKONID LIZARD HEMIDACTYLUS-FLAVIVIRIDIS</text:p>
          </table:table-cell>
        </table:table-row>
        <table:table-row table:style-name="ro1">
          <table:table-cell office:value-type="string" calcext:value-type="string">
            <text:p>Effect of genotype and photoperiod on diapause strategies in Eucypris virens (Jurine, 1820) (Crustacea : Ostracoda)</text:p>
          </table:table-cell>
        </table:table-row>
        <table:table-row table:style-name="ro1">
          <table:table-cell table:style-name="ce1" office:value-type="string" calcext:value-type="string">
            <text:p>EFFECT OF GEOGRAPHICAL ORIGIN ON THE PHOTOPERIODIC CONTROL OF REPRODUCTION IN THE WHITE-FOOTED MOUSE, PEROMYSCUS LEUCOPUS</text:p>
          </table:table-cell>
        </table:table-row>
        <table:table-row table:style-name="ro1">
          <table:table-cell office:value-type="string" calcext:value-type="string">
            <text:p>EFFECT OF GEOGRAPHICAL ORIGIN ON THE PHOTOPERIODIC CONTROL OF REPRODUCTION IN THE WHITE-FOOTED MOUSE, PEROMYSCUS LEUCOPUS</text:p>
          </table:table-cell>
        </table:table-row>
        <table:table-row table:style-name="ro1">
          <table:table-cell office:value-type="string" calcext:value-type="string">
            <text:p>EFFECT OF GEOGRAPHICAL TRANSFER ON GROWTH AND SURVIVAL OF JACK PINE PINUS-BANKSIANA LAMB) POPULATIONS</text:p>
          </table:table-cell>
        </table:table-row>
        <table:table-row table:style-name="ro1">
          <table:table-cell table:style-name="ce1" office:value-type="string" calcext:value-type="string">
            <text:p>Effect of La Crosse virus infection on overwintering of Aedes triseriatus</text:p>
          </table:table-cell>
        </table:table-row>
        <table:table-row table:style-name="ro1">
          <table:table-cell office:value-type="string" calcext:value-type="string">
            <text:p>Effect of latitude on flavonoid biosynthesis in plants</text:p>
          </table:table-cell>
        </table:table-row>
        <table:table-row table:style-name="ro1">
          <table:table-cell office:value-type="string" calcext:value-type="string">
            <text:p>EFFECT OF LATITUDE ON THE CRITICAL PHOTOPERIOD FOR DIAPAUSE INDUCTION IN THE BERTHA ARMYWORM, MAMESTRA-CONFIGURATA (LEPIDOPTERA, NOCTUIDAE)</text:p>
          </table:table-cell>
        </table:table-row>
        <table:table-row table:style-name="ro1">
          <table:table-cell table:style-name="ce1" office:value-type="string" calcext:value-type="string">
            <text:p>Effect of light intensity on the oviposition rhythm of the altitudinal strains of Drosophila ananassae</text:p>
          </table:table-cell>
        </table:table-row>
        <table:table-row table:style-name="ro1">
          <table:table-cell office:value-type="string" calcext:value-type="string">
            <text:p>EFFECT OF LIGHT PERIOD ON DARK-TIME MEASUREMENT FOR DIAPAUSE INDUCTION IN MAMESTRA-BRASSICAE</text:p>
          </table:table-cell>
        </table:table-row>
        <table:table-row table:style-name="ro1">
          <table:table-cell office:value-type="string" calcext:value-type="string">
            <text:p>EFFECT OF LIGHT, RANGE OF TEMPERATURE AND PHOTOPERIODIC INDUCTION ON GERMINATING-SEEDS AND CARYOPSES OF AVENA-FATUA L</text:p>
          </table:table-cell>
        </table:table-row>
        <table:table-row table:style-name="ro1">
          <table:table-cell office:value-type="string" calcext:value-type="string">
            <text:p>Effect of Maternal Soil Treatment on First Year Growth and Autumn Frost Hardiness of Pinus sylvestris L. Full-sib Families</text:p>
          </table:table-cell>
        </table:table-row>
        <table:table-row table:style-name="ro1">
          <table:table-cell office:value-type="string" calcext:value-type="string">
            <text:p>Effect of nutritional state on semen characteristics, testicular size and serum testosterone concentration in Sanjabi ram lambs during the natural breeding season</text:p>
          </table:table-cell>
        </table:table-row>
        <table:table-row table:style-name="ro1">
          <table:table-cell office:value-type="string" calcext:value-type="string">
            <text:p>Effect of orexin-A on prolactin secretion in lambs born under different photoperiod conditions - in vitro study</text:p>
          </table:table-cell>
        </table:table-row>
        <table:table-row table:style-name="ro1">
          <table:table-cell office:value-type="string" calcext:value-type="string">
            <text:p>Effect of Photoperiod and Sowing Time Interaction on Growth and Flowering of Consolida orientalis Native to South Anatolia</text:p>
          </table:table-cell>
        </table:table-row>
        <table:table-row table:style-name="ro1">
          <table:table-cell office:value-type="string" calcext:value-type="string">
            <text:p>EFFECT OF PHOTOPERIOD AND TEMPERATURE ON COMMON BLIGHT DISEASE OF COMMON BEANS (PHASEOLUS-VULGARIS L)</text:p>
          </table:table-cell>
        </table:table-row>
        <table:table-row table:style-name="ro1">
          <table:table-cell office:value-type="string" calcext:value-type="string">
            <text:p>EFFECT OF PHOTOPERIOD AND TEMPERATURE ON NYMPHAL DEVELOPMENT AND ADULT REPRODUCTION OF PIEZODORUS GUILDINII (HETEROPTERA: PENTATOMIDAE)</text:p>
          </table:table-cell>
        </table:table-row>
        <table:table-row table:style-name="ro1">
          <table:table-cell table:style-name="ce1" office:value-type="string" calcext:value-type="string">
            <text:p>EFFECT OF PHOTOPERIOD AND TEMPERATURE ON THE LIFE-CYCLE OF DIFFERENT POPULATIONS OF THE PEACOCK BUTTERFLY INACHIS-IO</text:p>
          </table:table-cell>
        </table:table-row>
        <table:table-row table:style-name="ro1">
          <table:table-cell table:style-name="ce1" office:value-type="string" calcext:value-type="string">
            <text:p>Effect of photoperiod on adult size and weight in Harmonia axyridis (Coleoptera: Coccinellidae)</text:p>
          </table:table-cell>
        </table:table-row>
        <table:table-row table:style-name="ro1">
          <table:table-cell office:value-type="string" calcext:value-type="string">
            <text:p>Effect of photoperiod on characteristics of semen obtained by electroejaculation in stump-tailed macaques (Macaca arctoides)</text:p>
          </table:table-cell>
        </table:table-row>
        <table:table-row table:style-name="ro1">
          <table:table-cell office:value-type="string" calcext:value-type="string">
            <text:p>EFFECT OF PHOTOPERIOD ON DEVELOPMENT AND NUMBER OF SPIKELETS OF A TEMPERATE AND SOME LOW-LATITUDE WHEATS</text:p>
          </table:table-cell>
        </table:table-row>
        <table:table-row table:style-name="ro1">
          <table:table-cell office:value-type="string" calcext:value-type="string">
            <text:p>Effect of photoperiod on flower bud initiation and development in myoga (Zingiber mioga Roscoe)</text:p>
          </table:table-cell>
        </table:table-row>
        <table:table-row table:style-name="ro1">
          <table:table-cell office:value-type="string" calcext:value-type="string">
            <text:p>Effect of photoperiod on growth, physiologica and Hematological indices of juvenile Siberian sturgeon Acipenser baerii</text:p>
          </table:table-cell>
        </table:table-row>
        <table:table-row table:style-name="ro1">
          <table:table-cell office:value-type="string" calcext:value-type="string">
            <text:p>Effect of photoperiod on incubation period in a wild passerine, Sylvia atricapilla</text:p>
          </table:table-cell>
        </table:table-row>
        <table:table-row table:style-name="ro1">
          <table:table-cell office:value-type="string" calcext:value-type="string">
            <text:p>Effect of photoperiod on semen production and quality in bucks of Verata and Malaguena breeds</text:p>
          </table:table-cell>
        </table:table-row>
        <table:table-row table:style-name="ro1">
          <table:table-cell office:value-type="string" calcext:value-type="string">
            <text:p>Effect of photoperiod on semen production and quality in bucks of Verata and Malaguena breeds</text:p>
          </table:table-cell>
        </table:table-row>
        <table:table-row table:style-name="ro1">
          <table:table-cell office:value-type="string" calcext:value-type="string">
            <text:p>Effect of photoperiod on the duration of summer and winter diapause in the cabbage butterfly, Pieris melete (Lepidoptera : Pieridae)</text:p>
          </table:table-cell>
        </table:table-row>
        <table:table-row table:style-name="ro1">
          <table:table-cell office:value-type="string" calcext:value-type="string">
            <text:p>Effect of photoperiod on the mechanical response of the pregnant rabbit uterus to oxytocin</text:p>
          </table:table-cell>
        </table:table-row>
        <table:table-row table:style-name="ro1">
          <table:table-cell office:value-type="string" calcext:value-type="string">
            <text:p>EFFECT OF PHOTOPERIODIC REGIMES ON THE OVIPOSITION OF ARTIFICIALLY OVERWINTERED BOMBUS-TERRESTRIS L QUEENS AND THE PRODUCTION OF SEXUALS</text:p>
          </table:table-cell>
        </table:table-row>
        <table:table-row table:style-name="ro1">
          <table:table-cell office:value-type="string" calcext:value-type="string">
            <text:p>Effect of photostimutation on concentrations of plasma prolactin in castrated bantams (Gallus domesticus)</text:p>
          </table:table-cell>
        </table:table-row>
        <table:table-row table:style-name="ro1">
          <table:table-cell office:value-type="string" calcext:value-type="string">
            <text:p>Effect of plane of nutrition on seasonality of reproduction in Spanish Payoya goats</text:p>
          </table:table-cell>
        </table:table-row>
        <table:table-row table:style-name="ro1">
          <table:table-cell office:value-type="string" calcext:value-type="string">
            <text:p>Effect of polar day on plasma profiles of melatonin, testosterone, and estradiol in high-Arctic Lapland Longspurs</text:p>
          </table:table-cell>
        </table:table-row>
        <table:table-row table:style-name="ro1">
          <table:table-cell office:value-type="string" calcext:value-type="string">
            <text:p>Effect of Ppd-1 genes on durum wheat flowering time and grain filling duration in a wide range of latitudes</text:p>
          </table:table-cell>
        </table:table-row>
        <table:table-row table:style-name="ro1">
          <table:table-cell office:value-type="string" calcext:value-type="string">
            <text:p>Effect of seasonal variation on the clinical course of chronic hepatitis B</text:p>
          </table:table-cell>
        </table:table-row>
        <table:table-row table:style-name="ro1">
          <table:table-cell office:value-type="string" calcext:value-type="string">
            <text:p>EFFECT OF SHORT-DAY TREATMENT ON FLOWERING TIME AS AFFECTED BY PLANT AGES AND ITS VARIETAL DIFFERENCES IN SOYBEAN (GLYCINE-MAX (L) MERR)</text:p>
          </table:table-cell>
        </table:table-row>
        <table:table-row table:style-name="ro1">
          <table:table-cell office:value-type="string" calcext:value-type="string">
            <text:p>Effect of soil temperature on phenology, canopy development, biomass and yield of maize in a cool-temperate climate</text:p>
          </table:table-cell>
        </table:table-row>
        <table:table-row table:style-name="ro1">
          <table:table-cell office:value-type="string" calcext:value-type="string">
            <text:p>Effect of stock plant lighting on bulk vegetative propagation of hybrid larch (Larix x Eurolepis Henry)</text:p>
          </table:table-cell>
        </table:table-row>
        <table:table-row table:style-name="ro1">
          <table:table-cell table:style-name="ce1" office:value-type="string" calcext:value-type="string">
            <text:p>EFFECT OF TANNIC-ACID CONCENTRATION ON DEVELOPMENT OF THE WESTERN TREEHOLE MOSQUITO, AEDES-SIERRENSIS (DIPTERA, CULICIDAE)</text:p>
          </table:table-cell>
        </table:table-row>
        <table:table-row table:style-name="ro1">
          <table:table-cell office:value-type="string" calcext:value-type="string">
            <text:p>EFFECT OF TEMPERATURE AND PHOTOPERIOD ON THE CALLING BEHAVIOR OF A MIGRATORY INSECT, THE ORIENTAL ARMYWORM MYTHIMNA-SEPARATA</text:p>
          </table:table-cell>
        </table:table-row>
        <table:table-row table:style-name="ro1">
          <table:table-cell table:style-name="ce1" office:value-type="string" calcext:value-type="string">
            <text:p>Effect of temperature on development of Orius strigicollis (Heteroptera : Anthocoridae) fed on Frankliniella occidentalis (Thysanoptera : Thripidae)</text:p>
          </table:table-cell>
        </table:table-row>
        <table:table-row table:style-name="ro1">
          <table:table-cell table:style-name="ce1" office:value-type="string" calcext:value-type="string">
            <text:p>EFFECT OF TEMPERATURE ON DIAPAUSE RESPONSE TO PHOTOPERIOD IN HYPHANTRIA-CUNEA WITH SPECIAL REFERENCE TO LOCAL DIVERGENCE</text:p>
          </table:table-cell>
        </table:table-row>
        <table:table-row table:style-name="ro1">
          <table:table-cell office:value-type="string" calcext:value-type="string">
            <text:p>EFFECT OF TEMPERATURE ON DIAPAUSE RESPONSE TO PHOTOPERIOD IN HYPHANTRIA-CUNEA WITH SPECIAL REFERENCE TO LOCAL DIVERGENCE</text:p>
          </table:table-cell>
        </table:table-row>
        <table:table-row table:style-name="ro1">
          <table:table-cell office:value-type="string" calcext:value-type="string">
            <text:p>EFFECT OF TEMPERATURE ON KERNEL GROWTH-RATE OF MAIZE GROWN IN A TEMPERATE MARITIME ENVIRONMENT</text:p>
          </table:table-cell>
        </table:table-row>
        <table:table-row table:style-name="ro1">
          <table:table-cell table:style-name="ce1" office:value-type="string" calcext:value-type="string">
            <text:p>Effect of temperature on photoperiodic response in a selected 'non-diapause' strain of Pyrrhocoris apterus (Heteroptera)</text:p>
          </table:table-cell>
        </table:table-row>
        <table:table-row table:style-name="ro1">
          <table:table-cell table:style-name="ce1" office:value-type="string" calcext:value-type="string">
            <text:p>Effect of temperature on the duration of sensitive period and on the number of photoperiodic cycles required for the induction of reproductive diapause in Drosophila montana</text:p>
          </table:table-cell>
        </table:table-row>
        <table:table-row table:style-name="ro1">
          <table:table-cell table:style-name="ce1" office:value-type="string" calcext:value-type="string">
            <text:p>Effect of thermoperiod on immature development of powdered oakblue, Narathura bazalus (Hewitson) (Lepidoptera : Lycaenidae).</text:p>
          </table:table-cell>
        </table:table-row>
        <table:table-row table:style-name="ro1">
          <table:table-cell table:style-name="ce1" office:value-type="string" calcext:value-type="string">
            <text:p>Effect of variation in photoperiodic response on diapause induction and developmental time in the willow leaf beetle, Plagiodera versicolora</text:p>
          </table:table-cell>
        </table:table-row>
        <table:table-row table:style-name="ro1">
          <table:table-cell office:value-type="string" calcext:value-type="string">
            <text:p>Effect of variation in photoperiodic response on diapause induction and developmental time in the willow leaf beetle, Plagiodera versicolora</text:p>
          </table:table-cell>
        </table:table-row>
        <table:table-row table:style-name="ro1">
          <table:table-cell office:value-type="string" calcext:value-type="string">
            <text:p>EFFECT OF VERNALIZATION ON GRAIN FILL DURATION AND GRAIN WEIGHT IN SPRING WHEAT</text:p>
          </table:table-cell>
        </table:table-row>
        <table:table-row table:style-name="ro1">
          <table:table-cell office:value-type="string" calcext:value-type="string">
            <text:p>Effects of a social cue on reproductive development and pre-alternate molt in seasonally breeding migrant and resident female songbirds (Zonotrichia leucophrys)</text:p>
          </table:table-cell>
        </table:table-row>
        <table:table-row table:style-name="ro1">
          <table:table-cell table:style-name="ce1" office:value-type="string" calcext:value-type="string">
            <text:p>Effects of acclimation and diapause on the thermal tolerance of the two-spotted spider mite Tetranychus urticae</text:p>
          </table:table-cell>
        </table:table-row>
        <table:table-row table:style-name="ro1">
          <table:table-cell office:value-type="string" calcext:value-type="string">
            <text:p>Effects of climatic variation and warming on rice development across South China</text:p>
          </table:table-cell>
        </table:table-row>
        <table:table-row table:style-name="ro1">
          <table:table-cell table:style-name="ce1" office:value-type="string" calcext:value-type="string">
            <text:p>Effects of constant and changing temperature conditions on diapause induction in Helicoverpa armigera (Lepidoptera: Noctuidae)</text:p>
          </table:table-cell>
        </table:table-row>
        <table:table-row table:style-name="ro1">
          <table:table-cell office:value-type="string" calcext:value-type="string">
            <text:p>Effects of constant and changing temperature conditions on diapause induction in Helicoverpa armigera (Lepidoptera: Noctuidae)</text:p>
          </table:table-cell>
        </table:table-row>
        <table:table-row table:style-name="ro1">
          <table:table-cell office:value-type="string" calcext:value-type="string">
            <text:p>Effects of controlled post-flowering temperature and daylength on chemical composition of four black currant (Ribes nigrum L.) cultivars of contrasting origin</text:p>
          </table:table-cell>
        </table:table-row>
        <table:table-row table:style-name="ro1">
          <table:table-cell office:value-type="string" calcext:value-type="string">
            <text:p>Effects of culture density and shelter on growth and survival of juvenile spider crab, Maja brachydactyla (Balss, 1922)</text:p>
          </table:table-cell>
        </table:table-row>
        <table:table-row table:style-name="ro1">
          <table:table-cell office:value-type="string" calcext:value-type="string">
            <text:p>Effects of daylength and temperature on the growth and photosynthesis of an Arctic cyanobacterium, Schizothrix calcicola (Oscillatoriaceae)</text:p>
          </table:table-cell>
        </table:table-row>
        <table:table-row table:style-name="ro1">
          <table:table-cell table:style-name="ce1" office:value-type="string" calcext:value-type="string">
            <text:p>Effects of diet on life-history traits in a trivoltine Kobe population of Hyphantria cunea (Drury) (Lepidoptera : Arctiidae)</text:p>
          </table:table-cell>
        </table:table-row>
        <table:table-row table:style-name="ro1">
          <table:table-cell office:value-type="string" calcext:value-type="string">
            <text:p>Effects of diet on life-history traits in a trivoltine Kobe population of Hyphantria cunea (Drury) (Lepidoptera : Arctiidae)</text:p>
          </table:table-cell>
        </table:table-row>
        <table:table-row table:style-name="ro1">
          <table:table-cell office:value-type="string" calcext:value-type="string">
            <text:p>Effects of environmental conditions on onset of xylem growth in Pinus sylvestris under drought</text:p>
          </table:table-cell>
        </table:table-row>
        <table:table-row table:style-name="ro1">
          <table:table-cell office:value-type="string" calcext:value-type="string">
            <text:p>Effects of geographic location and habitat on breeding parameters of Great Tits</text:p>
          </table:table-cell>
        </table:table-row>
        <table:table-row table:style-name="ro1">
          <table:table-cell table:style-name="ce1" office:value-type="string" calcext:value-type="string">
            <text:p>Effects of heat stress on development, reproduction and activities of protective enzymes in Mononychellus mcgregori</text:p>
          </table:table-cell>
        </table:table-row>
        <table:table-row table:style-name="ro1">
          <table:table-cell table:style-name="ce1" office:value-type="string" calcext:value-type="string">
            <text:p>Effects of host-plant species on diapause induction of the Kanzawa spider mite, Tetranychus kanzawai</text:p>
          </table:table-cell>
        </table:table-row>
        <table:table-row table:style-name="ro1">
          <table:table-cell office:value-type="string" calcext:value-type="string">
            <text:p>Effects of initial plant spacing and applied nutrients on stand development and productivity of Texas bluegrass in the Louisiana Coastal Plain</text:p>
          </table:table-cell>
        </table:table-row>
        <table:table-row table:style-name="ro1">
          <table:table-cell office:value-type="string" calcext:value-type="string">
            <text:p>EFFECTS OF INTRACISTERNALLY INJECTED SEROTONIN ON CEREBRAL BLOOD-FLOW IN CATS DURING WINTER AND SUMMER, AND AFTER DARK EXPOSURE</text:p>
          </table:table-cell>
        </table:table-row>
        <table:table-row table:style-name="ro1">
          <table:table-cell office:value-type="string" calcext:value-type="string">
            <text:p>Effects of Latitude in Morphological and Physiologic Parameters and Plant Harvest Index in Fresh Plants of Strawberry cv. 'Camarosa'</text:p>
          </table:table-cell>
        </table:table-row>
        <table:table-row table:style-name="ro1">
          <table:table-cell office:value-type="string" calcext:value-type="string">
            <text:p>Effects of light and temperature on seed germination of Poa pratensis from high latitudes</text:p>
          </table:table-cell>
        </table:table-row>
        <table:table-row table:style-name="ro1">
          <table:table-cell office:value-type="string" calcext:value-type="string">
            <text:p>Effects of low temperature and photoperiod on reproduction in the female wild guinea pig (Cavia aperea)</text:p>
          </table:table-cell>
        </table:table-row>
        <table:table-row table:style-name="ro1">
          <table:table-cell table:style-name="ce1" office:value-type="string" calcext:value-type="string">
            <text:p>Effects of maternal and offspring environmental conditions on growth, development and diapause in latitudinal yellow dung fly populations</text:p>
          </table:table-cell>
        </table:table-row>
        <table:table-row table:style-name="ro1">
          <table:table-cell office:value-type="string" calcext:value-type="string">
            <text:p>Effects of maternal and offspring environmental conditions on growth, development and diapause in latitudinal yellow dung fly populations</text:p>
          </table:table-cell>
        </table:table-row>
        <table:table-row table:style-name="ro1">
          <table:table-cell office:value-type="string" calcext:value-type="string">
            <text:p>Effects of maturity stage, temperature and photoperiod on growth and nutritive value of timothy (Phleum pratense L.)</text:p>
          </table:table-cell>
        </table:table-row>
        <table:table-row table:style-name="ro1">
          <table:table-cell office:value-type="string" calcext:value-type="string">
            <text:p>EFFECTS OF MODIFIED CIRCULATING PROLACTIN LEVELS ON SEASONAL WOOL GROWTH IN ROMNEY EWES</text:p>
          </table:table-cell>
        </table:table-row>
        <table:table-row table:style-name="ro1">
          <table:table-cell office:value-type="string" calcext:value-type="string">
            <text:p>Effects of mother presence and photoperiod on egg production and hatching of two asexual lineages of Eucypris virens (Crustacea: Ostracoda)</text:p>
          </table:table-cell>
        </table:table-row>
        <table:table-row table:style-name="ro1">
          <table:table-cell office:value-type="string" calcext:value-type="string">
            <text:p>EFFECTS OF N-METHYL-D,L-ASPARTATE ON BETA-ENDORPHIN AND PROLACTIN SECRETION IN RAMS EXPOSED TO LONG OR SHORT DAYS</text:p>
          </table:table-cell>
        </table:table-row>
        <table:table-row table:style-name="ro1">
          <table:table-cell office:value-type="string" calcext:value-type="string">
            <text:p>Effects of photointensity and photoperiod on milk yield and reproductive performance of Norwegian Red cattle</text:p>
          </table:table-cell>
        </table:table-row>
        <table:table-row table:style-name="ro1">
          <table:table-cell office:value-type="string" calcext:value-type="string">
            <text:p>Effects of photoperiod and age of rice plant on larval development in two geographic ecotypes of Chlorops oryzae MATSUMURA (Diptera: Chloropidae)</text:p>
          </table:table-cell>
        </table:table-row>
        <table:table-row table:style-name="ro1">
          <table:table-cell table:style-name="ce1" office:value-type="string" calcext:value-type="string">
            <text:p>Effects of photoperiod and low temperature on diapause termination in the yellow-spotted longicorn beetle</text:p>
          </table:table-cell>
        </table:table-row>
        <table:table-row table:style-name="ro1">
          <table:table-cell table:style-name="ce1" office:value-type="string" calcext:value-type="string">
            <text:p>Effects of photoperiod and temperature on diapause induction in Conogethes punctiferalis (Lepidoptera: Pyralidae)</text:p>
          </table:table-cell>
        </table:table-row>
        <table:table-row table:style-name="ro1">
          <table:table-cell office:value-type="string" calcext:value-type="string">
            <text:p>Effects of photoperiod and temperature on growth and flowering in the annual (primocane) fruiting raspberry (Rubus idaeus L.) cultivar 'Polka'</text:p>
          </table:table-cell>
        </table:table-row>
        <table:table-row table:style-name="ro1">
          <table:table-cell office:value-type="string" calcext:value-type="string">
            <text:p>Effects of Photoperiod and Temperature on Growth, Flowering and Fruit Yield in Annual-Fruiting Red Raspberry Cultivars (Rubus idaeus L.)</text:p>
          </table:table-cell>
        </table:table-row>
        <table:table-row table:style-name="ro1">
          <table:table-cell office:value-type="string" calcext:value-type="string">
            <text:p>Effects of photoperiod and temperature on larval development and summer diapause in two geographic ecotypes of the rice stem maggot, Chlorops oryzae Matsumura (Diptera: Chloropidae)</text:p>
          </table:table-cell>
        </table:table-row>
        <table:table-row table:style-name="ro1">
          <table:table-cell table:style-name="ce1" office:value-type="string" calcext:value-type="string">
            <text:p>Effects of photoperiod and temperature on pupal diapause induction of grape berry moth Lobesia botrana</text:p>
          </table:table-cell>
        </table:table-row>
        <table:table-row table:style-name="ro1">
          <table:table-cell table:style-name="ce1" office:value-type="string" calcext:value-type="string">
            <text:p>EFFECTS OF PHOTOPERIOD AND TEMPERATURE ON REPRODUCTIVE DIAPAUSE IN DROSOPHILA-TESTACEA</text:p>
          </table:table-cell>
        </table:table-row>
        <table:table-row table:style-name="ro1">
          <table:table-cell office:value-type="string" calcext:value-type="string">
            <text:p>Effects of photoperiod and temperature on shoot, root and rhizome growth in three Lotus uliginosus Schkuhr populations</text:p>
          </table:table-cell>
        </table:table-row>
        <table:table-row table:style-name="ro1">
          <table:table-cell table:style-name="ce1" office:value-type="string" calcext:value-type="string">
            <text:p>Effects of photoperiod and temperature on the development and diapause of the endangered butterfly Zizina emelina (Lepidoptera: Lycaenidae)</text:p>
          </table:table-cell>
        </table:table-row>
        <table:table-row table:style-name="ro1">
          <table:table-cell office:value-type="string" calcext:value-type="string">
            <text:p>Effects of photoperiod and thermal time on the growth rhythm of Pinus sylvestris seedlings</text:p>
          </table:table-cell>
        </table:table-row>
        <table:table-row table:style-name="ro1">
          <table:table-cell office:value-type="string" calcext:value-type="string">
            <text:p>Effects of photoperiod on egg production in Eurytemora affinis Poppe, 1880 (Copepoda: Calanoida) from the Seine Estuary (France)</text:p>
          </table:table-cell>
        </table:table-row>
        <table:table-row table:style-name="ro1">
          <table:table-cell office:value-type="string" calcext:value-type="string">
            <text:p>Effects of Photoperiod on Embryos and Larvae of Tawny Puffer, Takifugu flavidus</text:p>
          </table:table-cell>
        </table:table-row>
        <table:table-row table:style-name="ro1">
          <table:table-cell office:value-type="string" calcext:value-type="string">
            <text:p>Effects of photoperiod on flower bud initiation of some okra (Abelmoschus esculentus) cultivars in spring and autumn</text:p>
          </table:table-cell>
        </table:table-row>
        <table:table-row table:style-name="ro1">
          <table:table-cell table:style-name="ce1" office:value-type="string" calcext:value-type="string">
            <text:p>Effects of photoperiod on population performance and sexually dimorphic responses in two major arbovirus mosquito vectors, Aedes albopictus and Aedes aegypti (Diptera: Culicidae)</text:p>
          </table:table-cell>
        </table:table-row>
        <table:table-row table:style-name="ro1">
          <table:table-cell office:value-type="string" calcext:value-type="string">
            <text:p>Effects of photoperiod on population performance and sexually dimorphic responses in two major arbovirus mosquito vectors, Aedes albopictus and Aedes aegypti (Diptera: Culicidae)</text:p>
          </table:table-cell>
        </table:table-row>
        <table:table-row table:style-name="ro1">
          <table:table-cell office:value-type="string" calcext:value-type="string">
            <text:p>EFFECTS OF PHOTOPERIOD ON REPRODUCTIVE DEVELOPMENT IN VELVETLEAF (ABUTILON-THEOPHRASTI)</text:p>
          </table:table-cell>
        </table:table-row>
        <table:table-row table:style-name="ro1">
          <table:table-cell table:style-name="ce1" office:value-type="string" calcext:value-type="string">
            <text:p>EFFECTS OF PHOTOPERIOD ON THE INDUCTION OF EMBRYONIC DIAPAUSE IN AEDES-TAENIORHYNCHUS (DIPTERA, CULICIDAE)</text:p>
          </table:table-cell>
        </table:table-row>
        <table:table-row table:style-name="ro1">
          <table:table-cell office:value-type="string" calcext:value-type="string">
            <text:p>Effects of photoperiod, growth temperature and cold acclimatisation on glucosinolates, sugars and fatty acids in kale</text:p>
          </table:table-cell>
        </table:table-row>
        <table:table-row table:style-name="ro1">
          <table:table-cell office:value-type="string" calcext:value-type="string">
            <text:p>Effects of photoperiodic manipulation during the dry period of dairy cows</text:p>
          </table:table-cell>
        </table:table-row>
        <table:table-row table:style-name="ro1">
          <table:table-cell office:value-type="string" calcext:value-type="string">
            <text:p>Effects of photoperiodically induced reproductive diapause and cold hardening on the cold tolerance of Drosophila montana</text:p>
          </table:table-cell>
        </table:table-row>
        <table:table-row table:style-name="ro1">
          <table:table-cell table:style-name="ce1" office:value-type="string" calcext:value-type="string">
            <text:p>Effects of photophase and altitude on oviposition rhythm of the himalayan strains of Drosophila ananassae</text:p>
          </table:table-cell>
        </table:table-row>
        <table:table-row table:style-name="ro1">
          <table:table-cell table:style-name="ce1" office:value-type="string" calcext:value-type="string">
            <text:p>Effects of plant species on development of Wollastoniella rotunda (Hemiptera : Anthocoridae)</text:p>
          </table:table-cell>
        </table:table-row>
        <table:table-row table:style-name="ro1">
          <table:table-cell table:style-name="ce1" office:value-type="string" calcext:value-type="string">
            <text:p>Effects of postglacial range expansion on allozyme and quantitative genetic variation of the pitcher-plant mosquito, Wyeomyia smithii</text:p>
          </table:table-cell>
        </table:table-row>
        <table:table-row table:style-name="ro1">
          <table:table-cell office:value-type="string" calcext:value-type="string">
            <text:p>Effects of postglacial range expansion on allozyme and quantitative genetic variation of the pitcher-plant mosquito, Wyeomyia smithii</text:p>
          </table:table-cell>
        </table:table-row>
        <table:table-row table:style-name="ro1">
          <table:table-cell table:style-name="ce1" office:value-type="string" calcext:value-type="string">
            <text:p>Effects of putrescine on diapause induction and intensity, and post-diapause development of Helicoverpa armigera</text:p>
          </table:table-cell>
        </table:table-row>
        <table:table-row table:style-name="ro1">
          <table:table-cell office:value-type="string" calcext:value-type="string">
            <text:p>Effects of rearing conditions, geographical origin, and selection on larval diapause in the Indianmeal moth, Plodia interpunctella</text:p>
          </table:table-cell>
        </table:table-row>
        <table:table-row table:style-name="ro1">
          <table:table-cell office:value-type="string" calcext:value-type="string">
            <text:p>Effects of red, far-red and blue light in maintaining growth in latitudinal populations of Norway spruce (Picea abies)</text:p>
          </table:table-cell>
        </table:table-row>
        <table:table-row table:style-name="ro1">
          <table:table-cell table:style-name="ce1" office:value-type="string" calcext:value-type="string">
            <text:p>Effects of resistance to Bt cotton on diapause in the pink bollworm, Pectinophora gossypiella</text:p>
          </table:table-cell>
        </table:table-row>
        <table:table-row table:style-name="ro1">
          <table:table-cell office:value-type="string" calcext:value-type="string">
            <text:p>Effects of season and breed on sperm acrosin activity and semen quality of boars</text:p>
          </table:table-cell>
        </table:table-row>
        <table:table-row table:style-name="ro1">
          <table:table-cell office:value-type="string" calcext:value-type="string">
            <text:p>Effects of season of birth on reproduction in contemporary humans: Brief communication</text:p>
          </table:table-cell>
        </table:table-row>
        <table:table-row table:style-name="ro1">
          <table:table-cell office:value-type="string" calcext:value-type="string">
            <text:p>Effects of seed origin and sowing time on timing of height growth cessation of Betula pendula seedlings</text:p>
          </table:table-cell>
        </table:table-row>
        <table:table-row table:style-name="ro1">
          <table:table-cell office:value-type="string" calcext:value-type="string">
            <text:p>Effects of Short Photoperiod on Codling Moth Diapause and Survival</text:p>
          </table:table-cell>
        </table:table-row>
        <table:table-row table:style-name="ro1">
          <table:table-cell office:value-type="string" calcext:value-type="string">
            <text:p>EFFECTS OF TEMPERATURE AND PHOTOPERIOD ON GROWTH AND DEVELOPMENT OF TILLERS AND RHIZOMES IN POA-PRATENSIS L ECOTYPES</text:p>
          </table:table-cell>
        </table:table-row>
        <table:table-row table:style-name="ro1">
          <table:table-cell office:value-type="string" calcext:value-type="string">
            <text:p>Effects of temperature and photoperiod on postponing bermudagrass (Cynodon dactylon [L.] Pers.) turf dormancy</text:p>
          </table:table-cell>
        </table:table-row>
        <table:table-row table:style-name="ro1">
          <table:table-cell office:value-type="string" calcext:value-type="string">
            <text:p>Effects of temperature and photoperiod on sensory quality and contents of glucosinolates, flavonols and vitamin C in broccoli florets</text:p>
          </table:table-cell>
        </table:table-row>
        <table:table-row table:style-name="ro1">
          <table:table-cell office:value-type="string" calcext:value-type="string">
            <text:p>EFFECTS OF TEMPERATURE AND PHOTOPERIOD ON THE BUD FORMATION OF CAMELLIA-WABISUKE TOSAURAKU</text:p>
          </table:table-cell>
        </table:table-row>
        <table:table-row table:style-name="ro1">
          <table:table-cell office:value-type="string" calcext:value-type="string">
            <text:p>Effects of temperature on diapause induction in Chrysopa perla (Linnaeus) (Insecta: Neuroptera: Chrysopidae)</text:p>
          </table:table-cell>
        </table:table-row>
        <table:table-row table:style-name="ro1">
          <table:table-cell table:style-name="ce1" office:value-type="string" calcext:value-type="string">
            <text:p>Effects of temperature on the development and fecundity of Thrips nigropilosus (Thysanoptera: Thripidae) on Chrysanthemum morifolium (Asterales: Asteraceae)</text:p>
          </table:table-cell>
        </table:table-row>
        <table:table-row table:style-name="ro1">
          <table:table-cell table:style-name="ce1" office:value-type="string" calcext:value-type="string">
            <text:p>EFFECTS OF TEMPERATURE ON THE DEVELOPMENT OF STENOMA IMPRESSELLA (LEPIDOPTERA: ELACHISTIDAE) ON OIL PALM IN COLOMBIA</text:p>
          </table:table-cell>
        </table:table-row>
        <table:table-row table:style-name="ro1">
          <table:table-cell table:style-name="ce1" office:value-type="string" calcext:value-type="string">
            <text:p>Effects of temperature on weak circadian eclosion rhythmicity in Chymomyza costata (Diptera: Drosophilidae)</text:p>
          </table:table-cell>
        </table:table-row>
        <table:table-row table:style-name="ro1">
          <table:table-cell table:style-name="ce1" office:value-type="string" calcext:value-type="string">
            <text:p>Effects of temperature, soil moisture and photoperiod on diapause termination and post-diapause development of the wheat blossom midge, Sitodiplosis mosellana (Gehin) (Diptera: Cecidomyiidae)</text:p>
          </table:table-cell>
        </table:table-row>
        <table:table-row table:style-name="ro1">
          <table:table-cell office:value-type="string" calcext:value-type="string">
            <text:p>Effects of the environment on dog semen parameters and testosterone concentration</text:p>
          </table:table-cell>
        </table:table-row>
        <table:table-row table:style-name="ro1">
          <table:table-cell office:value-type="string" calcext:value-type="string">
            <text:p>Effects of the Nordic Photoperiod on Ozone Sensitivity and Repair in Different Clover Species Studied Using Infrared Imaging</text:p>
          </table:table-cell>
        </table:table-row>
        <table:table-row table:style-name="ro1">
          <table:table-cell office:value-type="string" calcext:value-type="string">
            <text:p>Effects of the thermal threshold and the timing of temperature reduction on the initiation and course of oocyte development in cultured female of Eurasian perch Perca fluviatilis</text:p>
          </table:table-cell>
        </table:table-row>
        <table:table-row table:style-name="ro1">
          <table:table-cell table:style-name="ce1" office:value-type="string" calcext:value-type="string">
            <text:p>Effects of thermo-photoperiod on induction and termination of hibernation in Chilo partellus (Swinhoe)</text:p>
          </table:table-cell>
        </table:table-row>
        <table:table-row table:style-name="ro1">
          <table:table-cell table:style-name="ce1" office:value-type="string" calcext:value-type="string">
            <text:p>Effects of thermophotoperiod on growth parameters of Helicoverpa armigera</text:p>
          </table:table-cell>
        </table:table-row>
        <table:table-row table:style-name="ro1">
          <table:table-cell office:value-type="string" calcext:value-type="string">
            <text:p>Effects on flowering and seed yield of dominant alleles at maturity loci E2 and E3 in a Japanese cultivar, Enrei</text:p>
          </table:table-cell>
        </table:table-row>
        <table:table-row table:style-name="ro1">
          <table:table-cell office:value-type="string" calcext:value-type="string">
            <text:p>Efficacy of 24 h light to reduce maturation in Arctic charr (Salvelinus alpinus) is dependent on both the start date and duration</text:p>
          </table:table-cell>
        </table:table-row>
        <table:table-row table:style-name="ro1">
          <table:table-cell table:style-name="ce1" office:value-type="string" calcext:value-type="string">
            <text:p>Efficiency of two larval diets for mass-rearing of the mosquito Aedes aegypti</text:p>
          </table:table-cell>
        </table:table-row>
        <table:table-row table:style-name="ro1">
          <table:table-cell table:style-name="ce1" office:value-type="string" calcext:value-type="string">
            <text:p>EGG AND LARVAL DIAPAUSE IN 2 POPULATIONS OF AEDES-GENICULATUS (DIPTERA, CULICIDAE)</text:p>
          </table:table-cell>
        </table:table-row>
        <table:table-row table:style-name="ro1">
          <table:table-cell table:style-name="ce1" office:value-type="string" calcext:value-type="string">
            <text:p>EGG DIAPAUSE IN AEDES-TRISERIATUS (DIPTERA, CULICIDAE) - GEOGRAPHIC-VARIATION IN PHOTOPERIODIC RESPONSE AND FACTORS INFLUENCING DIAPAUSE TERMINATION</text:p>
          </table:table-cell>
        </table:table-row>
        <table:table-row table:style-name="ro1">
          <table:table-cell office:value-type="string" calcext:value-type="string">
            <text:p>EGG DIAPAUSE IN AEDES-TRISERIATUS (DIPTERA, CULICIDAE) - GEOGRAPHIC-VARIATION IN PHOTOPERIODIC RESPONSE AND FACTORS INFLUENCING DIAPAUSE TERMINATION</text:p>
          </table:table-cell>
        </table:table-row>
        <table:table-row table:style-name="ro1">
          <table:table-cell office:value-type="string" calcext:value-type="string">
            <text:p>Elevated temperature during reproductive development affects cone traits and progeny performance in Picea glauca x engelmannii complex</text:p>
          </table:table-cell>
        </table:table-row>
        <table:table-row table:style-name="ro1">
          <table:table-cell table:style-name="ce1" office:value-type="string" calcext:value-type="string">
            <text:p>EMBRYONIC DIAPAUSE IN 3 POPULATIONS OF THE WESTERN TREE HOLE MOSQUITO, AEDES-SIERRENSIS (DIPTERA, COLICIDAE)</text:p>
          </table:table-cell>
        </table:table-row>
        <table:table-row table:style-name="ro1">
          <table:table-cell office:value-type="string" calcext:value-type="string">
            <text:p>EMBRYONIC DIAPAUSE IN LOW LATITUDE LOCUSTS . EFFECT OF PARENTAL AGE AND PHOTOPERIOD</text:p>
          </table:table-cell>
        </table:table-row>
        <table:table-row table:style-name="ro1">
          <table:table-cell table:style-name="ce1" office:value-type="string" calcext:value-type="string">
            <text:p>EMBRYONIC DIAPAUSE IN PSOCID, PERIPSOCUS-QUADRIFASCIATUS - PHOTOPERIOD, TEMPERATURE, ONTOGENY AND GEOGRAPHIC VARIATION</text:p>
          </table:table-cell>
        </table:table-row>
        <table:table-row table:style-name="ro1">
          <table:table-cell table:style-name="ce1" office:value-type="string" calcext:value-type="string">
            <text:p>Embryonic diapause in the Australian plague locust relative to parental experience of cumulative photophase decline</text:p>
          </table:table-cell>
        </table:table-row>
        <table:table-row table:style-name="ro1">
          <table:table-cell office:value-type="string" calcext:value-type="string">
            <text:p>Embryonic diapause in the Australian plague locust relative to parental experience of cumulative photophase decline</text:p>
          </table:table-cell>
        </table:table-row>
        <table:table-row table:style-name="ro1">
          <table:table-cell table:style-name="ce1" office:value-type="string" calcext:value-type="string">
            <text:p>EMERGENCE CHARACTERISTICS OF AEDES-SIERRENSIS (DIPTERA, CULICIDAE) FROM CALIFORNIA TREEHOLES WITH PARTICULAR REFERENCE TO PARASITE LOADS</text:p>
          </table:table-cell>
        </table:table-row>
        <table:table-row table:style-name="ro1">
          <table:table-cell office:value-type="string" calcext:value-type="string">
            <text:p>EMERGENCE PATTERNS AND LATITUDINAL ADAPTATIONS IN DEVELOPMENT TIME OF ODONATA IN NORTH SWEDEN AND POLAND</text:p>
          </table:table-cell>
        </table:table-row>
        <table:table-row table:style-name="ro1">
          <table:table-cell table:style-name="ce1" office:value-type="string" calcext:value-type="string">
            <text:p>EMERGENCE RHYTHMS AND PROTANDRY IN RELATION TO DAILY PATTERNS OF LOCOMOTOR-ACTIVITY IN TRICHOGRAMMA SPECIES</text:p>
          </table:table-cell>
        </table:table-row>
        <table:table-row table:style-name="ro1">
          <table:table-cell table:style-name="ce1" office:value-type="string" calcext:value-type="string">
            <text:p>Endocrine changes associated with metamorphosis and diapause induction in the yellow-spotted longicorn beetle, Psacothea hilaris</text:p>
          </table:table-cell>
        </table:table-row>
        <table:table-row table:style-name="ro1">
          <table:table-cell office:value-type="string" calcext:value-type="string">
            <text:p>ENDOCRINE CORRELATES OF SEASONAL BODY-MASS DYNAMICS IN THE COLLARED LEMMING (DICROSTONYX GROENLANDICUS)</text:p>
          </table:table-cell>
        </table:table-row>
        <table:table-row table:style-name="ro1">
          <table:table-cell office:value-type="string" calcext:value-type="string">
            <text:p>Endocrine mechanisms of seasonal adaptation in small mammals: from early results to present understanding</text:p>
          </table:table-cell>
        </table:table-row>
        <table:table-row table:style-name="ro1">
          <table:table-cell office:value-type="string" calcext:value-type="string">
            <text:p>Endogenous circannual rhythm in luteinizing hormone secretion: insight from signal analysis coupled with mathematical modelling</text:p>
          </table:table-cell>
        </table:table-row>
        <table:table-row table:style-name="ro1">
          <table:table-cell office:value-type="string" calcext:value-type="string">
            <text:p>Endogenous control of migration and calendar effects in an intratropical migrant, the yellow-green vireo</text:p>
          </table:table-cell>
        </table:table-row>
        <table:table-row table:style-name="ro1">
          <table:table-cell office:value-type="string" calcext:value-type="string">
            <text:p>Endogenous reserve dynamics of northern common eiders wintering in Greenland</text:p>
          </table:table-cell>
        </table:table-row>
        <table:table-row table:style-name="ro1">
          <table:table-cell table:style-name="ce1" office:value-type="string" calcext:value-type="string">
            <text:p>ENERGY-STORAGE DURING REPRODUCTIVE DIAPAUSE IN THE DROSOPHILA-MELANOGASTER SPECIES GROUP</text:p>
          </table:table-cell>
        </table:table-row>
        <table:table-row table:style-name="ro1">
          <table:table-cell office:value-type="string" calcext:value-type="string">
            <text:p>Enhanced assimilation rate and water use efficiency with latitude through increased photosynthetic capacity and internal conductance in balsam poplar (Populus balsamifera L.)</text:p>
          </table:table-cell>
        </table:table-row>
        <table:table-row table:style-name="ro1">
          <table:table-cell office:value-type="string" calcext:value-type="string">
            <text:p>Enhanced bud and bulblet regeneration from bulbs of Nerine sarniensis cultured in vitro</text:p>
          </table:table-cell>
        </table:table-row>
        <table:table-row table:style-name="ro1">
          <table:table-cell office:value-type="string" calcext:value-type="string">
            <text:p>ENVIRONMENTAL AND HORMONAL-CONTROL OF VERNAL MIGRATION IN REDHEADED BUNTING (EMBERIZA BRUNICEPS)</text:p>
          </table:table-cell>
        </table:table-row>
        <table:table-row table:style-name="ro1">
          <table:table-cell office:value-type="string" calcext:value-type="string">
            <text:p>Environmental and social cues can be used in combination to develop sustainable breeding techniques for goat reproduction in the subtropics</text:p>
          </table:table-cell>
        </table:table-row>
        <table:table-row table:style-name="ro1">
          <table:table-cell office:value-type="string" calcext:value-type="string">
            <text:p>Environmental conditions for Diaphorina citri Kuwayama (Hemiptera: Liviidae) take-off</text:p>
          </table:table-cell>
        </table:table-row>
        <table:table-row table:style-name="ro1">
          <table:table-cell office:value-type="string" calcext:value-type="string">
            <text:p>Environmental control of flowering periodicity in Costa Rican and Mexican tropical dry forests</text:p>
          </table:table-cell>
        </table:table-row>
        <table:table-row table:style-name="ro1">
          <table:table-cell table:style-name="ce1" office:value-type="string" calcext:value-type="string">
            <text:p>Environmental control of ovarian dormancy in natural populations of Drosophila melanogaster</text:p>
          </table:table-cell>
        </table:table-row>
        <table:table-row table:style-name="ro1">
          <table:table-cell office:value-type="string" calcext:value-type="string">
            <text:p>Environmental control of ovarian dormancy in natural populations of Drosophila melanogaster</text:p>
          </table:table-cell>
        </table:table-row>
        <table:table-row table:style-name="ro1">
          <table:table-cell office:value-type="string" calcext:value-type="string">
            <text:p>Environmental control of seasonal reproduction in the wild and captive Eurasian Tree Sparrow (Passer montanus) with respect to variations in gonadal mass, histology, and sex steroids</text:p>
          </table:table-cell>
        </table:table-row>
        <table:table-row table:style-name="ro1">
          <table:table-cell office:value-type="string" calcext:value-type="string">
            <text:p>Environmental control of the annual erect phase of Nemalion helminthoides (Rhodophyta) in the field</text:p>
          </table:table-cell>
        </table:table-row>
        <table:table-row table:style-name="ro1">
          <table:table-cell office:value-type="string" calcext:value-type="string">
            <text:p>Environmental controls on cultivated soybean phenotypic traits across China</text:p>
          </table:table-cell>
        </table:table-row>
        <table:table-row table:style-name="ro1">
          <table:table-cell office:value-type="string" calcext:value-type="string">
            <text:p>Environmental controls on the phenology of moths: predicting plasticity and constraint under climate change</text:p>
          </table:table-cell>
        </table:table-row>
        <table:table-row table:style-name="ro1">
          <table:table-cell office:value-type="string" calcext:value-type="string">
            <text:p>Environmental heterogeneity and the maintenance of genetic variation for reproductive diapause in Drosophila melanogaster</text:p>
          </table:table-cell>
        </table:table-row>
        <table:table-row table:style-name="ro1">
          <table:table-cell office:value-type="string" calcext:value-type="string">
            <text:p>Environmental induction of larval diapause and life-history consequences of post-diapause development in the Large Copper butterfly, Lycaena dispar (Lepidoptera: Lycaenidae)</text:p>
          </table:table-cell>
        </table:table-row>
        <table:table-row table:style-name="ro1">
          <table:table-cell office:value-type="string" calcext:value-type="string">
            <text:p>Environmental regulation of adult diapause of Graphosoma rubrolineatum (Westwood) (Heteroptera : Pentatomidae) in southern and northern populations of Japan</text:p>
          </table:table-cell>
        </table:table-row>
        <table:table-row table:style-name="ro1">
          <table:table-cell office:value-type="string" calcext:value-type="string">
            <text:p>Environmental seasonality and incremental growth rates of beaver (Castor canadensis) incisors: implications for palaeobiology</text:p>
          </table:table-cell>
        </table:table-row>
        <table:table-row table:style-name="ro1">
          <table:table-cell office:value-type="string" calcext:value-type="string">
            <text:p>Environmental trends in the variation of biologically active phenolic compounds in Labrador tea, Rhododendron groenlandicum, from northern Quebec, Canada</text:p>
          </table:table-cell>
        </table:table-row>
        <table:table-row table:style-name="ro1">
          <table:table-cell office:value-type="string" calcext:value-type="string">
            <text:p>ENVIRONMENTAL-REGULATION AND GEOGRAPHICAL ADAPTATION OF DIAPAUSE IN COTESIA-PLUTELLAE (HYMENOPTERA, BRACONIDAE), A PARASITOID OF THE DIAMONDBACK MOTH LARVAE</text:p>
          </table:table-cell>
        </table:table-row>
        <table:table-row table:style-name="ro1">
          <table:table-cell office:value-type="string" calcext:value-type="string">
            <text:p>ENVIRONMENTAL-REGULATION OF DEVELOPMENT, LIFE-HISTORY AND BIOGEOGRAPHY OF HELMINTHORA-STACKHOUSEI (RHODOPHYTA) BY DAYLENGTH AND TEMPERATURE</text:p>
          </table:table-cell>
        </table:table-row>
        <table:table-row table:style-name="ro1">
          <table:table-cell office:value-type="string" calcext:value-type="string">
            <text:p>ENVIRONMENTAL-TEMPERATURE AND REPRODUCTIVE SEASONALITY IN JAPANESE MACAQUES (MACACA-FUSCATA)</text:p>
          </table:table-cell>
        </table:table-row>
        <table:table-row table:style-name="ro1">
          <table:table-cell office:value-type="string" calcext:value-type="string">
            <text:p>ENVIRONMENTAL-TEMPERATURE HAS AN INFLUENCE ON TIMING OF THE FIRST OVULATION OF SEASONAL ESTRUS IN THE MARE</text:p>
          </table:table-cell>
        </table:table-row>
        <table:table-row table:style-name="ro1">
          <table:table-cell table:style-name="ce1" office:value-type="string" calcext:value-type="string">
            <text:p>Enzymatic diagnosis of resistance to deltamethrin in diapausing larvae of the codling moth, Cydia pomonella (L.)</text:p>
          </table:table-cell>
        </table:table-row>
        <table:table-row table:style-name="ro1">
          <table:table-cell table:style-name="ce1" office:value-type="string" calcext:value-type="string">
            <text:p>EPISTASIS AND THE GENETIC-DIVERGENCE OF PHOTOPERIODISM BETWEEN POPULATIONS OF THE PITCHER-PLANT MOSQUITO, WYEOMYIA-SMITHII</text:p>
          </table:table-cell>
        </table:table-row>
        <table:table-row table:style-name="ro1">
          <table:table-cell office:value-type="string" calcext:value-type="string">
            <text:p>Erwin Bunning and Tony Lees, two giants of chronobiology, and the problem of time measurement in insect photoperiodism</text:p>
          </table:table-cell>
        </table:table-row>
        <table:table-row table:style-name="ro1">
          <table:table-cell table:style-name="ce1" office:value-type="string" calcext:value-type="string">
            <text:p>Escape in time: stay young or age gracefully?</text:p>
          </table:table-cell>
        </table:table-row>
        <table:table-row table:style-name="ro1">
          <table:table-cell table:style-name="ce1" office:value-type="string" calcext:value-type="string">
            <text:p>Establishment of Aedes japonicus japonicus and Its Colonization of Container Habitats in Michigan</text:p>
          </table:table-cell>
        </table:table-row>
        <table:table-row table:style-name="ro1">
          <table:table-cell office:value-type="string" calcext:value-type="string">
            <text:p>Estivation and hibernation of Pieris brassicae (L.) in southern Spain: synchronization of two complex behavioral patterns</text:p>
          </table:table-cell>
        </table:table-row>
        <table:table-row table:style-name="ro1">
          <table:table-cell office:value-type="string" calcext:value-type="string">
            <text:p>ESTROGEN COULD CONTROL PHOTOPERIODIC ADJUSTMENT IN SEASONAL AFFECTIVE-DISORDER</text:p>
          </table:table-cell>
        </table:table-row>
        <table:table-row table:style-name="ro1">
          <table:table-cell office:value-type="string" calcext:value-type="string">
            <text:p>Euphausiid respiration model revamped: Latitudinal and seasonal shaping effects on krill respiration rates</text:p>
          </table:table-cell>
        </table:table-row>
        <table:table-row table:style-name="ro1">
          <table:table-cell office:value-type="string" calcext:value-type="string">
            <text:p>European hamsters (Cricetus cricetus) show a transient phase of insensitivity to long photoperiods after gonadal regression</text:p>
          </table:table-cell>
        </table:table-row>
        <table:table-row table:style-name="ro1">
          <table:table-cell office:value-type="string" calcext:value-type="string">
            <text:p>Evaluation of a phenological model for strategic decisions for hemp (Cannabis Sativa L.) biomass production across European sites</text:p>
          </table:table-cell>
        </table:table-row>
        <table:table-row table:style-name="ro1">
          <table:table-cell office:value-type="string" calcext:value-type="string">
            <text:p>Evaluation of hormone-free protocols based on the "male effect" for artificial insemination in lactating goats during seasonal anestrus</text:p>
          </table:table-cell>
        </table:table-row>
        <table:table-row table:style-name="ro1">
          <table:table-cell office:value-type="string" calcext:value-type="string">
            <text:p>Evaluation of putative reference genes for gene expression normalization in soybean by quantitative real-time RT-PCR</text:p>
          </table:table-cell>
        </table:table-row>
        <table:table-row table:style-name="ro1">
          <table:table-cell office:value-type="string" calcext:value-type="string">
            <text:p>Evaluation of reference genes for gene expression studies in radish (Raphanus sativus L.) using quantitative real-time PCR</text:p>
          </table:table-cell>
        </table:table-row>
        <table:table-row table:style-name="ro1">
          <table:table-cell table:style-name="ce1" office:value-type="string" calcext:value-type="string">
            <text:p>Evaluation of the phenological synchrony between potato crop and Colorado potato beetle under future climate in Europe</text:p>
          </table:table-cell>
        </table:table-row>
        <table:table-row table:style-name="ro1">
          <table:table-cell table:style-name="ce1" office:value-type="string" calcext:value-type="string">
            <text:p>Evidence for adaptive divergence of thermal responses among Bemisia tabaci populations from tropical Colombia following a recent invasion</text:p>
          </table:table-cell>
        </table:table-row>
        <table:table-row table:style-name="ro1">
          <table:table-cell office:value-type="string" calcext:value-type="string">
            <text:p>Evidence for light-controlled migration amplitude of a sound scattering layer in the Norwegian Sea</text:p>
          </table:table-cell>
        </table:table-row>
        <table:table-row table:style-name="ro1">
          <table:table-cell office:value-type="string" calcext:value-type="string">
            <text:p>Evidence for selection on a CONSTANS-like gene between two red oak species</text:p>
          </table:table-cell>
        </table:table-row>
        <table:table-row table:style-name="ro1">
          <table:table-cell table:style-name="ce1" office:value-type="string" calcext:value-type="string">
            <text:p>EVIDENCE FOR SYNONYMY BETWEEN TETRANYCHUS URTICAE AND TETRANYCHUS CINNABARINUS (ACARI, PROSTIGMATA, TETRANYCHIDAE): REVIEW AND NEW DATA</text:p>
          </table:table-cell>
        </table:table-row>
        <table:table-row table:style-name="ro1">
          <table:table-cell office:value-type="string" calcext:value-type="string">
            <text:p>Evidence for the existence of a high-altitude white wagtail (Motacilla alba) population in the Yamal Peninsula and the boundaries of its distribution</text:p>
          </table:table-cell>
        </table:table-row>
        <table:table-row table:style-name="ro1">
          <table:table-cell office:value-type="string" calcext:value-type="string">
            <text:p>Evidence for Weakened Intercellular Coupling in the Mammalian Circadian Clock under Long Photoperiod</text:p>
          </table:table-cell>
        </table:table-row>
        <table:table-row table:style-name="ro1">
          <table:table-cell table:style-name="ce1" office:value-type="string" calcext:value-type="string">
            <text:p>EVIDENCE OF CO-SPECIFICITY BETWEEN TETRANYCHUS EVANSI AND TETRANYCHUS TAKAFUJII (ACARI: PROSTIGMATA, TETRANYCHIDAE): COMMENTS ON TAXONOMIC AND AGRICULTURAL ASPECTS</text:p>
          </table:table-cell>
        </table:table-row>
        <table:table-row table:style-name="ro1">
          <table:table-cell table:style-name="ce1" office:value-type="string" calcext:value-type="string">
            <text:p>Evidence that implicit assumptions of 'no evolution' of disease vectors in changing environments can be violated on a rapid timescale</text:p>
          </table:table-cell>
        </table:table-row>
        <table:table-row table:style-name="ro1">
          <table:table-cell table:style-name="ce1" office:value-type="string" calcext:value-type="string">
            <text:p>Evolution of animal photoperiodism</text:p>
          </table:table-cell>
        </table:table-row>
        <table:table-row table:style-name="ro1">
          <table:table-cell office:value-type="string" calcext:value-type="string">
            <text:p>Evolution of animal photoperiodism</text:p>
          </table:table-cell>
        </table:table-row>
        <table:table-row table:style-name="ro1">
          <table:table-cell office:value-type="string" calcext:value-type="string">
            <text:p>Evolution of CONSTANS Regulation and Function after Gene Duplication Produced a Photoperiodic Flowering Switch in the Brassicaceae</text:p>
          </table:table-cell>
        </table:table-row>
        <table:table-row table:style-name="ro1">
          <table:table-cell table:style-name="ce1" office:value-type="string" calcext:value-type="string">
            <text:p>Evolution of critical day length for diapause induction enables range expansion of Diorhabda carinulata, a biological control agent against tamarisk (Tamarix spp.)</text:p>
          </table:table-cell>
        </table:table-row>
        <table:table-row table:style-name="ro1">
          <table:table-cell office:value-type="string" calcext:value-type="string">
            <text:p>Evolution of critical day length for diapause induction enables range expansion of Diorhabda carinulata, a biological control agent against tamarisk (Tamarix spp.)</text:p>
          </table:table-cell>
        </table:table-row>
        <table:table-row table:style-name="ro1">
          <table:table-cell table:style-name="ce1" office:value-type="string" calcext:value-type="string">
            <text:p>EVOLUTION OF DORMANCY AND ITS PHOTOPERIODIC CONTROL IN PITCHER-PLANT MOSQUITOS</text:p>
          </table:table-cell>
        </table:table-row>
        <table:table-row table:style-name="ro1">
          <table:table-cell table:style-name="ce1" office:value-type="string" calcext:value-type="string">
            <text:p>Evolution of Ecological Niche Breadth</text:p>
          </table:table-cell>
        </table:table-row>
        <table:table-row table:style-name="ro1">
          <table:table-cell table:style-name="ce1" office:value-type="string" calcext:value-type="string">
            <text:p>Evolution of overwintering strategies in Eurasian species of the Drosophila obscura species group</text:p>
          </table:table-cell>
        </table:table-row>
        <table:table-row table:style-name="ro1">
          <table:table-cell table:style-name="ce1" office:value-type="string" calcext:value-type="string">
            <text:p>Evolution of photoperiodic time measurement is independent of the circadian clock in the pitcher-plant mosquito, Wyeomyia smithii</text:p>
          </table:table-cell>
        </table:table-row>
        <table:table-row table:style-name="ro1">
          <table:table-cell office:value-type="string" calcext:value-type="string">
            <text:p>Evolution of photoperiodic time measurement is independent of the circadian clock in the pitcher-plant mosquito, Wyeomyia smithii</text:p>
          </table:table-cell>
        </table:table-row>
        <table:table-row table:style-name="ro1">
          <table:table-cell table:style-name="ce1" office:value-type="string" calcext:value-type="string">
            <text:p>Evolution of the genetic architecture underlying fitness in the pitcher-plant mosquito, Wyeomyia smithii</text:p>
          </table:table-cell>
        </table:table-row>
        <table:table-row table:style-name="ro1">
          <table:table-cell office:value-type="string" calcext:value-type="string">
            <text:p>Evolution of thermotolerance in seasonal environments: The effects of annual temperature variation and life-history timing in Wyeomyia smithii</text:p>
          </table:table-cell>
        </table:table-row>
        <table:table-row table:style-name="ro1">
          <table:table-cell office:value-type="string" calcext:value-type="string">
            <text:p>Evolution of time-keeping mechanisms: early emergence and adaptation to photoperiod</text:p>
          </table:table-cell>
        </table:table-row>
        <table:table-row table:style-name="ro1">
          <table:table-cell table:style-name="ce1" office:value-type="string" calcext:value-type="string">
            <text:p>Evolution: Fruit Fly Clocks on the Edge</text:p>
          </table:table-cell>
        </table:table-row>
        <table:table-row table:style-name="ro1">
          <table:table-cell office:value-type="string" calcext:value-type="string">
            <text:p>Evolution: Fruit Fly Clocks on the Edge</text:p>
          </table:table-cell>
        </table:table-row>
        <table:table-row table:style-name="ro1">
          <table:table-cell table:style-name="ce1" office:value-type="string" calcext:value-type="string">
            <text:p>Evolutionary and plastic responses of freshwater invertebrates to climate change: realized patterns and future potential</text:p>
          </table:table-cell>
        </table:table-row>
        <table:table-row table:style-name="ro1">
          <table:table-cell office:value-type="string" calcext:value-type="string">
            <text:p>Evolutionary and plastic responses of freshwater invertebrates to climate change: realized patterns and future potential</text:p>
          </table:table-cell>
        </table:table-row>
        <table:table-row table:style-name="ro1">
          <table:table-cell office:value-type="string" calcext:value-type="string">
            <text:p>Evolutionary change in flowering phenology in the iteroparous herb Beta vulgaris ssp maritima: a search for the underlying mechanisms</text:p>
          </table:table-cell>
        </table:table-row>
        <table:table-row table:style-name="ro1">
          <table:table-cell table:style-name="ce1" office:value-type="string" calcext:value-type="string">
            <text:p>Evolutionary determinants of population differences in population growth rate x habitat temperature interactions in Chironomus riparius</text:p>
          </table:table-cell>
        </table:table-row>
        <table:table-row table:style-name="ro1">
          <table:table-cell table:style-name="ce1" office:value-type="string" calcext:value-type="string">
            <text:p>Evolutionary divergence of circadian and photoperiodic phenotypes in the pitcher-plant mosquito, Wyeomyia smithii</text:p>
          </table:table-cell>
        </table:table-row>
        <table:table-row table:style-name="ro1">
          <table:table-cell office:value-type="string" calcext:value-type="string">
            <text:p>Evolutionary divergence of circadian and photoperiodic phenotypes in the pitcher-plant mosquito, Wyeomyia smithii</text:p>
          </table:table-cell>
        </table:table-row>
        <table:table-row table:style-name="ro1">
          <table:table-cell office:value-type="string" calcext:value-type="string">
            <text:p>Evolutionary divergence of core and post-translational circadian clock genes in the pitcher-plant mosquito, Wyeomyia smithii</text:p>
          </table:table-cell>
        </table:table-row>
        <table:table-row table:style-name="ro1">
          <table:table-cell table:style-name="ce1" office:value-type="string" calcext:value-type="string">
            <text:p>Evolutionary divergence of the genetic architecture underlying photoperiodism in the pitcher-plant mosquito, Wyeomyia smithii</text:p>
          </table:table-cell>
        </table:table-row>
        <table:table-row table:style-name="ro1">
          <table:table-cell office:value-type="string" calcext:value-type="string">
            <text:p>Evolutionary divergence of the genetic architecture underlying photoperiodism in the pitcher-plant mosquito, Wyeomyia smithii</text:p>
          </table:table-cell>
        </table:table-row>
        <table:table-row table:style-name="ro1">
          <table:table-cell table:style-name="ce1" office:value-type="string" calcext:value-type="string">
            <text:p>Evolutionary Links Between Circadian Clocks and Photoperiodic Diapause in Insects</text:p>
          </table:table-cell>
        </table:table-row>
        <table:table-row table:style-name="ro1">
          <table:table-cell table:style-name="ce1" office:value-type="string" calcext:value-type="string">
            <text:p>Evolutionary mechanisms of habitat invasions, using the copepod Eurytemora affinis as a model system</text:p>
          </table:table-cell>
        </table:table-row>
        <table:table-row table:style-name="ro1">
          <table:table-cell table:style-name="ce1" office:value-type="string" calcext:value-type="string">
            <text:p>Evolutionary trade-offs between thermal tolerance and locomotor and developmental performance in drosophilid flies</text:p>
          </table:table-cell>
        </table:table-row>
        <table:table-row table:style-name="ro1">
          <table:table-cell office:value-type="string" calcext:value-type="string">
            <text:p>Evolutionary transition from blood feeding to obligate nonbiting in a mosquito</text:p>
          </table:table-cell>
        </table:table-row>
        <table:table-row table:style-name="ro1">
          <table:table-cell office:value-type="string" calcext:value-type="string">
            <text:p>Excremental androgen metabolite concentrations and gonad sizes in temperate zone vs. tropical Stonechats (Saxicola torquata ssp.)</text:p>
          </table:table-cell>
        </table:table-row>
        <table:table-row table:style-name="ro1">
          <table:table-cell table:style-name="ce1" office:value-type="string" calcext:value-type="string">
            <text:p>EXISTENCE OF A LIGHT-SENSITIVE PHASE IN THE PHOTOPERIODIC TERMINATION OF DIAPAUSE IN PIERIS-BRASSICAE L (INSECTA, LEPIDOPTERA) AND COMPARISON WITH DIAPAUSE INDUCTION</text:p>
          </table:table-cell>
        </table:table-row>
        <table:table-row table:style-name="ro1">
          <table:table-cell office:value-type="string" calcext:value-type="string">
            <text:p>Experimental analysis of 3 internal marking methods for Red Sea urchins</text:p>
          </table:table-cell>
        </table:table-row>
        <table:table-row table:style-name="ro1">
          <table:table-cell office:value-type="string" calcext:value-type="string">
            <text:p>Experimental determination of the photoperiodic basis for geographic variation in avian seasonality</text:p>
          </table:table-cell>
        </table:table-row>
        <table:table-row table:style-name="ro1">
          <table:table-cell office:value-type="string" calcext:value-type="string">
            <text:p>Experimental field tests of natural algal diets on gonad index and quality in the green sea urchin, Strongylocentrotus droebachiensis: a case for rapid summer production in post-spawned animals</text:p>
          </table:table-cell>
        </table:table-row>
        <table:table-row table:style-name="ro1">
          <table:table-cell table:style-name="ce1" office:value-type="string" calcext:value-type="string">
            <text:p>Explaining the sawtooth: latitudinal periodicity in a circadian gene correlates with shifts in generation number</text:p>
          </table:table-cell>
        </table:table-row>
        <table:table-row table:style-name="ro1">
          <table:table-cell office:value-type="string" calcext:value-type="string">
            <text:p>Explaining the sawtooth: latitudinal periodicity in a circadian gene correlates with shifts in generation number</text:p>
          </table:table-cell>
        </table:table-row>
        <table:table-row table:style-name="ro1">
          <table:table-cell table:style-name="ce1" office:value-type="string" calcext:value-type="string">
            <text:p>Exploring links between physiology and ecology at macro-scales: the role of respiratory metabolism in insects</text:p>
          </table:table-cell>
        </table:table-row>
        <table:table-row table:style-name="ro1">
          <table:table-cell office:value-type="string" calcext:value-type="string">
            <text:p>Exposure of arctic field scientists to ultraviolet radiation evaluated using personal dosimeters</text:p>
          </table:table-cell>
        </table:table-row>
        <table:table-row table:style-name="ro1">
          <table:table-cell office:value-type="string" calcext:value-type="string">
            <text:p>EXPOSURE OF DUNNOCKS (PRUNELLA-MODULARIS) TO THEIR PREVIOUS WINTERING SITE MODIFIES AUTUMNAL ACTIVITY PATTERN - EVIDENCE FOR SITE RECOGNITION</text:p>
          </table:table-cell>
        </table:table-row>
        <table:table-row table:style-name="ro1">
          <table:table-cell office:value-type="string" calcext:value-type="string">
            <text:p>Extending the evaluation of the SoySim model to soybean cultivars with high maturation groups</text:p>
          </table:table-cell>
        </table:table-row>
        <table:table-row table:style-name="ro1">
          <table:table-cell office:value-type="string" calcext:value-type="string">
            <text:p>Extending the range of an ancient crop, Salvia hispanica L.-a new omega 3 source</text:p>
          </table:table-cell>
        </table:table-row>
        <table:table-row table:style-name="ro1">
          <table:table-cell table:style-name="ce1" office:value-type="string" calcext:value-type="string">
            <text:p>Extrinsic light : dark cycles, rather than endogenous circadian cycles, affect the photoperiodic counter in the pitcher-plant mosquito, Wyeomyia smithii</text:p>
          </table:table-cell>
        </table:table-row>
        <table:table-row table:style-name="ro1">
          <table:table-cell office:value-type="string" calcext:value-type="string">
            <text:p>Extrinsic light : dark cycles, rather than endogenous circadian cycles, affect the photoperiodic counter in the pitcher-plant mosquito, Wyeomyia smithii</text:p>
          </table:table-cell>
        </table:table-row>
        <table:table-row table:style-name="ro1">
          <table:table-cell office:value-type="string" calcext:value-type="string">
            <text:p>Eye disorder differentiates seasonality outcomes in persons with severe visual impairment</text:p>
          </table:table-cell>
        </table:table-row>
        <table:table-row table:style-name="ro1">
          <table:table-cell table:style-name="ce1" office:value-type="string" calcext:value-type="string">
            <text:p>Faster (or slower) developers have a shorter (or longer) circadian period in Bactrocera cucurbitae</text:p>
          </table:table-cell>
        </table:table-row>
        <table:table-row table:style-name="ro1">
          <table:table-cell table:style-name="ce1" office:value-type="string" calcext:value-type="string">
            <text:p>Fatty acids of membrane phospholipids in Drosophila melanogaster lines showing rapid and slow recovery from chill coma</text:p>
          </table:table-cell>
        </table:table-row>
        <table:table-row table:style-name="ro1">
          <table:table-cell office:value-type="string" calcext:value-type="string">
            <text:p>Fecal steroid profiles in black-footed ferrets exposed to natural photoperiod</text:p>
          </table:table-cell>
        </table:table-row>
        <table:table-row table:style-name="ro1">
          <table:table-cell office:value-type="string" calcext:value-type="string">
            <text:p>Feeding Ability of Early Zoeal Stages of the Norway Lobster Nephrops norvegicus (L.)</text:p>
          </table:table-cell>
        </table:table-row>
        <table:table-row table:style-name="ro1">
          <table:table-cell office:value-type="string" calcext:value-type="string">
            <text:p>FERTILITY LEVELS IN RAMS EXPOSED TO GNRH AND DIFFERENT PHOTOPERIODS</text:p>
          </table:table-cell>
        </table:table-row>
        <table:table-row table:style-name="ro1">
          <table:table-cell table:style-name="ce1" office:value-type="string" calcext:value-type="string">
            <text:p>Field and laboratory comparison of hatch rates in Aedes albopictus (Skuse)</text:p>
          </table:table-cell>
        </table:table-row>
        <table:table-row table:style-name="ro1">
          <table:table-cell office:value-type="string" calcext:value-type="string">
            <text:p>Field phenomics for response of a rice diversity panel to ten environments in Senegal and Madagascar. 1. Plant phenological traits</text:p>
          </table:table-cell>
        </table:table-row>
        <table:table-row table:style-name="ro1">
          <table:table-cell office:value-type="string" calcext:value-type="string">
            <text:p>FIELD-EVALUATION OF A MODEL OF PHOTOTHERMAL FLOWERING RESPONSES IN A WORLD LENTIL COLLECTION</text:p>
          </table:table-cell>
        </table:table-row>
        <table:table-row table:style-name="ro1">
          <table:table-cell office:value-type="string" calcext:value-type="string">
            <text:p>Fine mapping of qHd1, a minor heading date QTL with pleiotropism for yield traits in rice (Oryza sativa L.)</text:p>
          </table:table-cell>
        </table:table-row>
        <table:table-row table:style-name="ro1">
          <table:table-cell office:value-type="string" calcext:value-type="string">
            <text:p>First -day release and Dio2: a test of latitudinal variation in photoperiodic control of reproduction in great tits Parus major</text:p>
          </table:table-cell>
        </table:table-row>
        <table:table-row table:style-name="ro1">
          <table:table-cell table:style-name="ce1" office:value-type="string" calcext:value-type="string">
            <text:p>First evidence of pupal summer diapause in Pieris brassicae L.: the evolution of local adaptedness</text:p>
          </table:table-cell>
        </table:table-row>
        <table:table-row table:style-name="ro1">
          <table:table-cell office:value-type="string" calcext:value-type="string">
            <text:p>First evidence of pupal summer diapause in Pieris brassicae L.: the evolution of local adaptedness</text:p>
          </table:table-cell>
        </table:table-row>
        <table:table-row table:style-name="ro1">
          <table:table-cell table:style-name="ce1" office:value-type="string" calcext:value-type="string">
            <text:p>First laboratory culture of Phortica variegata (Diptera, Steganinae), a vector of Thelazia callipaeda</text:p>
          </table:table-cell>
        </table:table-row>
        <table:table-row table:style-name="ro1">
          <table:table-cell office:value-type="string" calcext:value-type="string">
            <text:p>First record of the harlequin ladybird, Harmonia axyridis (Coleoptera: Coccinellidae) in the Caucasus</text:p>
          </table:table-cell>
        </table:table-row>
        <table:table-row table:style-name="ro1">
          <table:table-cell office:value-type="string" calcext:value-type="string">
            <text:p>FLC expression is down-regulated by cold treatment in Diplotaxis tenuifolia (wild rocket), but flowering time is unaffected</text:p>
          </table:table-cell>
        </table:table-row>
        <table:table-row table:style-name="ro1">
          <table:table-cell table:style-name="ce1" office:value-type="string" calcext:value-type="string">
            <text:p>Flies in the North: Locomotor Behavior and Clock Neuron Organization of Drosophila montana</text:p>
          </table:table-cell>
        </table:table-row>
        <table:table-row table:style-name="ro1">
          <table:table-cell table:style-name="ce1" office:value-type="string" calcext:value-type="string">
            <text:p>Flight characteristics and dispersal patterns of fall webworm (Lepidoptera : Arctiidae) males</text:p>
          </table:table-cell>
        </table:table-row>
        <table:table-row table:style-name="ro1">
          <table:table-cell office:value-type="string" calcext:value-type="string">
            <text:p>Floral initiation in black currant cultivars (Ribes nigrum L.): Effects of plant size, photoperiod, temperature, and duration of short day exposure</text:p>
          </table:table-cell>
        </table:table-row>
        <table:table-row table:style-name="ro1">
          <table:table-cell office:value-type="string" calcext:value-type="string">
            <text:p>Florigen and the Photoperiodic Control of Flowering in Rice</text:p>
          </table:table-cell>
        </table:table-row>
        <table:table-row table:style-name="ro1">
          <table:table-cell office:value-type="string" calcext:value-type="string">
            <text:p>Flowering and lodging, physiological-based traits affecting cane and sugar yield - What do we know of their control mechanisms and how do we manage them?</text:p>
          </table:table-cell>
        </table:table-row>
        <table:table-row table:style-name="ro1">
          <table:table-cell office:value-type="string" calcext:value-type="string">
            <text:p>Flowering in pigeonpea (Cajanus cajan) in Kenya: Responses of medium- and late-maturing genotypes to location and date of sowing</text:p>
          </table:table-cell>
        </table:table-row>
        <table:table-row table:style-name="ro1">
          <table:table-cell office:value-type="string" calcext:value-type="string">
            <text:p>Flowering induction in the bioenergy grass Miscanthus sacchariflorus is a quantitative short-day response, whilst delayed flowering under long days increases biomass accumulation</text:p>
          </table:table-cell>
        </table:table-row>
        <table:table-row table:style-name="ro1">
          <table:table-cell office:value-type="string" calcext:value-type="string">
            <text:p>Flowering of Artemisia annua L. plants submitted to different photoperiod and temperature conditions</text:p>
          </table:table-cell>
        </table:table-row>
        <table:table-row table:style-name="ro1">
          <table:table-cell office:value-type="string" calcext:value-type="string">
            <text:p>FLOWERING OF PIGEONPEA (CAJANUS-CAJAN) IN KENYA - RESPONSES OF EARLY-MATURING GENOTYPES TO LOCATION AND DATE OF SOWING</text:p>
          </table:table-cell>
        </table:table-row>
        <table:table-row table:style-name="ro1">
          <table:table-cell office:value-type="string" calcext:value-type="string">
            <text:p>Flowering physiology and cold resistance of Potentilla palustris (L.) Scop., a wild relative of the strawberry</text:p>
          </table:table-cell>
        </table:table-row>
        <table:table-row table:style-name="ro1">
          <table:table-cell office:value-type="string" calcext:value-type="string">
            <text:p>Flowering responses of contrasting ecotypes of Poa annua and their putative ancestors Poa infirma and Poa supina</text:p>
          </table:table-cell>
        </table:table-row>
        <table:table-row table:style-name="ro1">
          <table:table-cell office:value-type="string" calcext:value-type="string">
            <text:p>Flowering time QTL in natural populations of Arabidopsis thaliana and implications for their adaptive value</text:p>
          </table:table-cell>
        </table:table-row>
        <table:table-row table:style-name="ro1">
          <table:table-cell office:value-type="string" calcext:value-type="string">
            <text:p>Food restriction affects the gonadotropin releasing hormone neuronal system of male prairie voles (Microtus ochrogaster)</text:p>
          </table:table-cell>
        </table:table-row>
        <table:table-row table:style-name="ro1">
          <table:table-cell office:value-type="string" calcext:value-type="string">
            <text:p>Food supplementation experiments: A tool to reveal mechanisms that mediate timing of reproduction</text:p>
          </table:table-cell>
        </table:table-row>
        <table:table-row table:style-name="ro1">
          <table:table-cell office:value-type="string" calcext:value-type="string">
            <text:p>Footprints of natural and artificial selection for photoperiod pathway genes in Oryza</text:p>
          </table:table-cell>
        </table:table-row>
        <table:table-row table:style-name="ro1">
          <table:table-cell office:value-type="string" calcext:value-type="string">
            <text:p>Forage production of tropical grasses under extended daylength at subtropical and tropical latitudes</text:p>
          </table:table-cell>
        </table:table-row>
        <table:table-row table:style-name="ro1">
          <table:table-cell office:value-type="string" calcext:value-type="string">
            <text:p>Formal properties of the circadian and photoperiodic systems of Japanese quail: Phase response curve and effects of T-cycles</text:p>
          </table:table-cell>
        </table:table-row>
        <table:table-row table:style-name="ro1">
          <table:table-cell office:value-type="string" calcext:value-type="string">
            <text:p>FRIGIDA-independent variation in flowering time of natural Arabidopsis thaliana accessions</text:p>
          </table:table-cell>
        </table:table-row>
        <table:table-row table:style-name="ro1">
          <table:table-cell table:style-name="ce1" office:value-type="string" calcext:value-type="string">
            <text:p>From effective biocontrol agent to successful invader: the harlequin ladybird (Harmonia axyridis) as an example of good ideas that could go wrong</text:p>
          </table:table-cell>
        </table:table-row>
        <table:table-row table:style-name="ro1">
          <table:table-cell table:style-name="ce1" office:value-type="string" calcext:value-type="string">
            <text:p>From species distributions to climate change adaptation: Knowledge gaps in managing invertebrate pests in broad-acre grain crops</text:p>
          </table:table-cell>
        </table:table-row>
        <table:table-row table:style-name="ro1">
          <table:table-cell office:value-type="string" calcext:value-type="string">
            <text:p>From the eye to the pituitary: Pathways controlling seasonal reproduction</text:p>
          </table:table-cell>
        </table:table-row>
        <table:table-row table:style-name="ro1">
          <table:table-cell office:value-type="string" calcext:value-type="string">
            <text:p>Frost hardiness, height, and dormancy of 15 short-day, nursery-treated interior spruce seed lots</text:p>
          </table:table-cell>
        </table:table-row>
        <table:table-row table:style-name="ro1">
          <table:table-cell office:value-type="string" calcext:value-type="string">
            <text:p>Frost tolerance and hardening capacity during the germination and early developmental stages of four white spruce (Picea glauca) provenances</text:p>
          </table:table-cell>
        </table:table-row>
        <table:table-row table:style-name="ro1">
          <table:table-cell office:value-type="string" calcext:value-type="string">
            <text:p>Functional groups of woody species in semi-arid regions at low latitudes</text:p>
          </table:table-cell>
        </table:table-row>
        <table:table-row table:style-name="ro1">
          <table:table-cell table:style-name="ce1" office:value-type="string" calcext:value-type="string">
            <text:p>Fundamental Evolutionary Limits in Ecological Traits Drive Drosophila Species Distributions</text:p>
          </table:table-cell>
        </table:table-row>
        <table:table-row table:style-name="ro1">
          <table:table-cell table:style-name="ce1" office:value-type="string" calcext:value-type="string">
            <text:p>Gene flow among Cydia pomonella (Lepidoptera : Tortricidae) geographic and host populations in South Africa</text:p>
          </table:table-cell>
        </table:table-row>
        <table:table-row table:style-name="ro1">
          <table:table-cell table:style-name="ce1" office:value-type="string" calcext:value-type="string">
            <text:p>Gene flow and local adaptation in trees</text:p>
          </table:table-cell>
        </table:table-row>
        <table:table-row table:style-name="ro1">
          <table:table-cell table:style-name="ce1" office:value-type="string" calcext:value-type="string">
            <text:p>Generalist feeding behaviors of Aedes sierrensis larvae and their effects on protozoan populations</text:p>
          </table:table-cell>
        </table:table-row>
        <table:table-row table:style-name="ro1">
          <table:table-cell office:value-type="string" calcext:value-type="string">
            <text:p>Genetic adaptation of the human circadian clock to day-length latitudinal variations and relevance for affective disorders</text:p>
          </table:table-cell>
        </table:table-row>
        <table:table-row table:style-name="ro1">
          <table:table-cell office:value-type="string" calcext:value-type="string">
            <text:p>Genetic analyses for deciphering the status and role of photoperiodic and maturity genes in major Indian soybean cultivars</text:p>
          </table:table-cell>
        </table:table-row>
        <table:table-row table:style-name="ro1">
          <table:table-cell office:value-type="string" calcext:value-type="string">
            <text:p>Genetic analyses of heading date of Japonica rice cultivars from Northeast China</text:p>
          </table:table-cell>
        </table:table-row>
        <table:table-row table:style-name="ro1">
          <table:table-cell office:value-type="string" calcext:value-type="string">
            <text:p>Genetic analysis and gain from selection of thrips resistance in cotton</text:p>
          </table:table-cell>
        </table:table-row>
        <table:table-row table:style-name="ro1">
          <table:table-cell office:value-type="string" calcext:value-type="string">
            <text:p>Genetic analysis of flowering and maturity time in high latitude spring wheat - Genetic analysis of earliness in spring wheat</text:p>
          </table:table-cell>
        </table:table-row>
        <table:table-row table:style-name="ro1">
          <table:table-cell office:value-type="string" calcext:value-type="string">
            <text:p>Genetic analysis of photoperiod sensitivity in a tropical by temperate maize recombinant inbred population using molecular markers</text:p>
          </table:table-cell>
        </table:table-row>
        <table:table-row table:style-name="ro1">
          <table:table-cell office:value-type="string" calcext:value-type="string">
            <text:p>Genetic and environmental influences on leaf phenology and cold hardiness of native and introduced riparian trees</text:p>
          </table:table-cell>
        </table:table-row>
        <table:table-row table:style-name="ro1">
          <table:table-cell table:style-name="ce1" office:value-type="string" calcext:value-type="string">
            <text:p>Genetic and phenotypic variation in juvenile development in relation to temperature and developmental pathway in a geometrid moth</text:p>
          </table:table-cell>
        </table:table-row>
        <table:table-row table:style-name="ro1">
          <table:table-cell table:style-name="ce1" office:value-type="string" calcext:value-type="string">
            <text:p>Genetic and physiological variation among sexual and parthenogenetic populations of Asobara japonica (Hymenoptera: Braconidae), a larval parasitoid of drosophilid flies</text:p>
          </table:table-cell>
        </table:table-row>
        <table:table-row table:style-name="ro1">
          <table:table-cell table:style-name="ce1" office:value-type="string" calcext:value-type="string">
            <text:p>Genetic architecture in codling moth populations: comparison between microsatellite and insecticide resistance markers</text:p>
          </table:table-cell>
        </table:table-row>
        <table:table-row table:style-name="ro1">
          <table:table-cell table:style-name="ce1" office:value-type="string" calcext:value-type="string">
            <text:p>Genetic architecture underlying morning and evening circadian phenotypes in fruit flies Drosophila melanogaster</text:p>
          </table:table-cell>
        </table:table-row>
        <table:table-row table:style-name="ro1">
          <table:table-cell table:style-name="ce1" office:value-type="string" calcext:value-type="string">
            <text:p>GENETIC BASIS OF GEOGRAPHICALLY VARIABLE PHOTOPERIODIC DIAPAUSE IN DROSOPHILA-LITTORALIS</text:p>
          </table:table-cell>
        </table:table-row>
        <table:table-row table:style-name="ro1">
          <table:table-cell office:value-type="string" calcext:value-type="string">
            <text:p>GENETIC BASIS OF GEOGRAPHICALLY VARIABLE PHOTOPERIODIC DIAPAUSE IN DROSOPHILA-LITTORALIS</text:p>
          </table:table-cell>
        </table:table-row>
        <table:table-row table:style-name="ro1">
          <table:table-cell table:style-name="ce1" office:value-type="string" calcext:value-type="string">
            <text:p>Genetic basis of incidence and period length of circadian rhythm for locomotor activity in populations of a seed beetle</text:p>
          </table:table-cell>
        </table:table-row>
        <table:table-row table:style-name="ro1">
          <table:table-cell office:value-type="string" calcext:value-type="string">
            <text:p>Genetic basis of photoperiodic control of summer and winter diapause in geographic ecotypes of the rice stem maggot, Chlorops oryzae</text:p>
          </table:table-cell>
        </table:table-row>
        <table:table-row table:style-name="ro1">
          <table:table-cell table:style-name="ce1" office:value-type="string" calcext:value-type="string">
            <text:p>Genetic Basis Underlying Rapid Evolution of an Introduced Insect Ophraella communa (Coleoptera: Chrysomelidae): Heritability of Photoperiodic Response</text:p>
          </table:table-cell>
        </table:table-row>
        <table:table-row table:style-name="ro1">
          <table:table-cell office:value-type="string" calcext:value-type="string">
            <text:p>Genetic Basis Underlying Rapid Evolution of an Introduced Insect Ophraella communa (Coleoptera: Chrysomelidae): Heritability of Photoperiodic Response</text:p>
          </table:table-cell>
        </table:table-row>
        <table:table-row table:style-name="ro1">
          <table:table-cell office:value-type="string" calcext:value-type="string">
            <text:p>Genetic changes in flowering and morphology in response to adaptation to a high-latitude environment in Arabidopsis lyrata</text:p>
          </table:table-cell>
        </table:table-row>
        <table:table-row table:style-name="ro1">
          <table:table-cell table:style-name="ce1" office:value-type="string" calcext:value-type="string">
            <text:p>Genetic constraints to life-history evolution in the pitcher-plant mosquito, Wyeomyia smithii</text:p>
          </table:table-cell>
        </table:table-row>
        <table:table-row table:style-name="ro1">
          <table:table-cell office:value-type="string" calcext:value-type="string">
            <text:p>GENETIC COORDINATION OF DEMOGRAPHY AND PHENOLOGY IN THE PITCHER-PLANT MOSQUITO, WYEOMYIA-SMITHII</text:p>
          </table:table-cell>
        </table:table-row>
        <table:table-row table:style-name="ro1">
          <table:table-cell table:style-name="ce1" office:value-type="string" calcext:value-type="string">
            <text:p>GENETIC COORDINATION OF DIAPAUSE IN THE PITCHERPLANT MOSQUITO, WYEOMYIA-SMITHII (DIPTERA, CULICIDAE)</text:p>
          </table:table-cell>
        </table:table-row>
        <table:table-row table:style-name="ro1">
          <table:table-cell office:value-type="string" calcext:value-type="string">
            <text:p>GENETIC COORDINATION OF DIAPAUSE IN THE PITCHERPLANT MOSQUITO, WYEOMYIA-SMITHII (DIPTERA, CULICIDAE)</text:p>
          </table:table-cell>
        </table:table-row>
        <table:table-row table:style-name="ro1">
          <table:table-cell office:value-type="string" calcext:value-type="string">
            <text:p>Genetic correlations and the evolution of photoperiodic time measurement within a local population of the pitcher-plant mosquito, Wyeomyia smithii</text:p>
          </table:table-cell>
        </table:table-row>
        <table:table-row table:style-name="ro1">
          <table:table-cell office:value-type="string" calcext:value-type="string">
            <text:p>Genetic differences in human circadian clock genes among worldwide populations</text:p>
          </table:table-cell>
        </table:table-row>
        <table:table-row table:style-name="ro1">
          <table:table-cell table:style-name="ce1" office:value-type="string" calcext:value-type="string">
            <text:p>Genetic differentiation and phenotypic plasticity in life-history traits between native and introduced populations of invasive maple trees</text:p>
          </table:table-cell>
        </table:table-row>
        <table:table-row table:style-name="ro1">
          <table:table-cell table:style-name="ce1" office:value-type="string" calcext:value-type="string">
            <text:p>Genetic differentiation of Ganaspis brasiliensis (Hymenoptera: Figitidae) from East and Southeast Asia</text:p>
          </table:table-cell>
        </table:table-row>
        <table:table-row table:style-name="ro1">
          <table:table-cell office:value-type="string" calcext:value-type="string">
            <text:p>Genetic Differentiation, Clinal Variation and Phenotypic Associations With Growth Cessation Across the Populus tremula Photoperiodic Pathway</text:p>
          </table:table-cell>
        </table:table-row>
        <table:table-row table:style-name="ro1">
          <table:table-cell office:value-type="string" calcext:value-type="string">
            <text:p>Genetic dissection of earliness by analysis of a recombinant chromosome substitution double haploid mapping population of bread wheat (Triticum aestivum L.) in different geographic regions</text:p>
          </table:table-cell>
        </table:table-row>
        <table:table-row table:style-name="ro1">
          <table:table-cell office:value-type="string" calcext:value-type="string">
            <text:p>Genetic diversity and ecotypic differentiation in arctic and alpine populations of Polygonum viviparum</text:p>
          </table:table-cell>
        </table:table-row>
        <table:table-row table:style-name="ro1">
          <table:table-cell office:value-type="string" calcext:value-type="string">
            <text:p>Genetic Diversity and Population Structure of Rice Varieties Cultivated in Temperate Regions</text:p>
          </table:table-cell>
        </table:table-row>
        <table:table-row table:style-name="ro1">
          <table:table-cell office:value-type="string" calcext:value-type="string">
            <text:p>Genetic diversity for agronomic and fiber traits in day-neutral accessions derived from primitive cotton germplasm</text:p>
          </table:table-cell>
        </table:table-row>
        <table:table-row table:style-name="ro1">
          <table:table-cell office:value-type="string" calcext:value-type="string">
            <text:p>Genetic enhancement of pigeonpea for high latitude areas in southern Africa</text:p>
          </table:table-cell>
        </table:table-row>
        <table:table-row table:style-name="ro1">
          <table:table-cell table:style-name="ce1" office:value-type="string" calcext:value-type="string">
            <text:p>Genetic evidence for a worldwide chaotic dispersion pattern of the arbovirus vector, Aedes albopictus</text:p>
          </table:table-cell>
        </table:table-row>
        <table:table-row table:style-name="ro1">
          <table:table-cell office:value-type="string" calcext:value-type="string">
            <text:p>Genetic interactions between diverged alleles of Early heading date 1 (Ehd1) and Heading date 3a (Hd3a)/RICE FLOWERING LOCUS T1 (RFT1) control differential heading and contribute to regional adaptation in rice (Oryza sativa)</text:p>
          </table:table-cell>
        </table:table-row>
        <table:table-row table:style-name="ro1">
          <table:table-cell office:value-type="string" calcext:value-type="string">
            <text:p>Genetic regulation of day length adaptation and bulb formation in onion (Ailium cepa L.)</text:p>
          </table:table-cell>
        </table:table-row>
        <table:table-row table:style-name="ro1">
          <table:table-cell table:style-name="ce1" office:value-type="string" calcext:value-type="string">
            <text:p>Genetic response to rapid climate change: it's seasonal timing that matters</text:p>
          </table:table-cell>
        </table:table-row>
        <table:table-row table:style-name="ro1">
          <table:table-cell office:value-type="string" calcext:value-type="string">
            <text:p>Genetic response to rapid climate change: it's seasonal timing that matters</text:p>
          </table:table-cell>
        </table:table-row>
        <table:table-row table:style-name="ro1">
          <table:table-cell table:style-name="ce1" office:value-type="string" calcext:value-type="string">
            <text:p>Genetic shift in photoperiodic response correlated with global warming</text:p>
          </table:table-cell>
        </table:table-row>
        <table:table-row table:style-name="ro1">
          <table:table-cell office:value-type="string" calcext:value-type="string">
            <text:p>Genetic systems regulating flowering response in wheat (Reprinted from Wheat: Prospects for global improvement, 1998)</text:p>
          </table:table-cell>
        </table:table-row>
        <table:table-row table:style-name="ro1">
          <table:table-cell office:value-type="string" calcext:value-type="string">
            <text:p>Genetic variance for diapause expression and associated life histories in Drosophila melanogaster</text:p>
          </table:table-cell>
        </table:table-row>
        <table:table-row table:style-name="ro1">
          <table:table-cell office:value-type="string" calcext:value-type="string">
            <text:p>Genetic Variation and Inheritance of Diapause Induction in Two Distinct Voltine Ecotypes of Ostrinia nubilalis (Lepidoptera: Crambidae)</text:p>
          </table:table-cell>
        </table:table-row>
        <table:table-row table:style-name="ro1">
          <table:table-cell office:value-type="string" calcext:value-type="string">
            <text:p>Genetic variation for plasticity in physiological and life-history traits among populations of an invasive species, the terrestrial isopod Porcellio laevis</text:p>
          </table:table-cell>
        </table:table-row>
        <table:table-row table:style-name="ro1">
          <table:table-cell office:value-type="string" calcext:value-type="string">
            <text:p>Genetic variation in a Norwegian germplasm collection of white clover (Trifolium repens L.)-1. Population differences in agronomic characteristics</text:p>
          </table:table-cell>
        </table:table-row>
        <table:table-row table:style-name="ro1">
          <table:table-cell office:value-type="string" calcext:value-type="string">
            <text:p>Genetic variation in four maturity genes affects photoperiod insensitivity and PHYA-regulated post-flowering responses of soybean</text:p>
          </table:table-cell>
        </table:table-row>
        <table:table-row table:style-name="ro1">
          <table:table-cell office:value-type="string" calcext:value-type="string">
            <text:p>Genetic variation in photoperiodism in Peromyscus leucopus: Geographic variation in an alternative life-history strategy</text:p>
          </table:table-cell>
        </table:table-row>
        <table:table-row table:style-name="ro1">
          <table:table-cell office:value-type="string" calcext:value-type="string">
            <text:p>Genetic variation in the flowering and yield formation of timothy (Phleum pratense L.) accessions after different photoperiod and vernalization treatments</text:p>
          </table:table-cell>
        </table:table-row>
        <table:table-row table:style-name="ro1">
          <table:table-cell office:value-type="string" calcext:value-type="string">
            <text:p>Genetic variation of world soybean maturity date and geographic distribution of maturity groups</text:p>
          </table:table-cell>
        </table:table-row>
        <table:table-row table:style-name="ro1">
          <table:table-cell table:style-name="ce1" office:value-type="string" calcext:value-type="string">
            <text:p>Genetic variations in a population of herbivorous mites Tetranychus urticae in the production of the induced volatiles by kidney bean plants</text:p>
          </table:table-cell>
        </table:table-row>
        <table:table-row table:style-name="ro1">
          <table:table-cell table:style-name="ce1" office:value-type="string" calcext:value-type="string">
            <text:p>GENETIC-ANALYSIS OF GEOGRAPHICAL VARIATION IN PHOTOPERIODIC DIAPAUSE AND PUPAL ECLOSION RHYTHM IN DROSOPHILA-LITTORALIS</text:p>
          </table:table-cell>
        </table:table-row>
        <table:table-row table:style-name="ro1">
          <table:table-cell office:value-type="string" calcext:value-type="string">
            <text:p>GENETIC-ANALYSIS OF GEOGRAPHICAL VARIATION IN PHOTOPERIODIC DIAPAUSE AND PUPAL ECLOSION RHYTHM IN DROSOPHILA-LITTORALIS</text:p>
          </table:table-cell>
        </table:table-row>
        <table:table-row table:style-name="ro1">
          <table:table-cell office:value-type="string" calcext:value-type="string">
            <text:p>GENETIC-ANALYSIS OF GEOGRAPHICAL VARIATION IN PHOTOPERIODIC DIAPAUSE AND PUPAL ECLOSION RHYTHM IN DROSOPHILA-LITTORALIS - DISCUSSION</text:p>
          </table:table-cell>
        </table:table-row>
        <table:table-row table:style-name="ro1">
          <table:table-cell office:value-type="string" calcext:value-type="string">
            <text:p>GENETIC-ANALYSIS OF GROWTH OF DETERMINATE SOYBEAN GENOTYPES UNDER 3 PHOTOPERIODS</text:p>
          </table:table-cell>
        </table:table-row>
        <table:table-row table:style-name="ro1">
          <table:table-cell table:style-name="ce1" office:value-type="string" calcext:value-type="string">
            <text:p>GENETIC-ANALYSIS OF THE INTERSPECIFIC DIFFERENCE IN THE BRISTLE NUMBER OF THE 6TH STERNITE OF MALES IN DROSOPHILA-AURARIA COMPLEX .2. THE EFFECT OF EACH CHROMOSOME</text:p>
          </table:table-cell>
        </table:table-row>
        <table:table-row table:style-name="ro1">
          <table:table-cell office:value-type="string" calcext:value-type="string">
            <text:p>GENETIC-CONTROL OF FLOWERING IN DETERMINATE SOYBEAN GENOTYPES UNDER DIVERSE PHOTOPERIODS</text:p>
          </table:table-cell>
        </table:table-row>
        <table:table-row table:style-name="ro1">
          <table:table-cell table:style-name="ce1" office:value-type="string" calcext:value-type="string">
            <text:p>GENETIC-DIFFERENCES IN PUPAL DIAPAUSE INCIDENCE BETWEEN 2 SELECTED STRAINS OF THE FLESH FLY</text:p>
          </table:table-cell>
        </table:table-row>
        <table:table-row table:style-name="ro1">
          <table:table-cell office:value-type="string" calcext:value-type="string">
            <text:p>GENETIC-EFFECTS OF VRN GENES ON HEADING DATE AND AGRONOMIC TRAITS IN BREAD WHEAT</text:p>
          </table:table-cell>
        </table:table-row>
        <table:table-row table:style-name="ro1">
          <table:table-cell table:style-name="ce1" office:value-type="string" calcext:value-type="string">
            <text:p>GENETIC-VARIABILITY OF THE CIRCADIAN PATTERN OF LOCOMOTOR-ACTIVITY WITHIN A NATURAL-POPULATION OF DROSOPHILA-MELANOGASTER</text:p>
          </table:table-cell>
        </table:table-row>
        <table:table-row table:style-name="ro1">
          <table:table-cell office:value-type="string" calcext:value-type="string">
            <text:p>GENETIC-VARIABILITY OF THE WING-FORM RESPONSE TO PHOTOPERIOD IN A SUBTROPICAL POPULATION OF THE GROUND CRICKET, DIANEMOBIUS FASCIPES</text:p>
          </table:table-cell>
        </table:table-row>
        <table:table-row table:style-name="ro1">
          <table:table-cell table:style-name="ce1" office:value-type="string" calcext:value-type="string">
            <text:p>Genetics of diapause in the comma butterfly Polygonia c-album</text:p>
          </table:table-cell>
        </table:table-row>
        <table:table-row table:style-name="ro1">
          <table:table-cell office:value-type="string" calcext:value-type="string">
            <text:p>GENETICS OF PRECALLING PERIOD IN THE ORIENTAL ARMYWORM, MYTHIMNA-SEPARATA (WALKER) (LEPIDOPTERA, NOCTUIDAE), AND IMPLICATIONS FOR MIGRATION</text:p>
          </table:table-cell>
        </table:table-row>
        <table:table-row table:style-name="ro1">
          <table:table-cell table:style-name="ce1" office:value-type="string" calcext:value-type="string">
            <text:p>GENETICS OF THE PHOTOPERIODIC LARVAL DIAPAUSE IN CHYMOMYZA-COSTATA (DIPTERA, DROSOPHILIDAE)</text:p>
          </table:table-cell>
        </table:table-row>
        <table:table-row table:style-name="ro1">
          <table:table-cell office:value-type="string" calcext:value-type="string">
            <text:p>Genome wide in silico characterization of Dof gene families of pigeonpea (Cajanus cajan (L) Millsp.)</text:p>
          </table:table-cell>
        </table:table-row>
        <table:table-row table:style-name="ro1">
          <table:table-cell office:value-type="string" calcext:value-type="string">
            <text:p>Genome wide transcriptional profiling of acclimation to photoperiod in high-latitude accessions of Arabidopsis thaliana</text:p>
          </table:table-cell>
        </table:table-row>
        <table:table-row table:style-name="ro1">
          <table:table-cell office:value-type="string" calcext:value-type="string">
            <text:p>Genome-wide associations with flowering time in switchgrass using exome-capture sequencing data</text:p>
          </table:table-cell>
        </table:table-row>
        <table:table-row table:style-name="ro1">
          <table:table-cell office:value-type="string" calcext:value-type="string">
            <text:p>Genome-wide identification of microRNAs and their targets in wild type and phyB mutant provides a key link between microRNAs and the phyB-mediated light signaling pathway in rice</text:p>
          </table:table-cell>
        </table:table-row>
        <table:table-row table:style-name="ro1">
          <table:table-cell office:value-type="string" calcext:value-type="string">
            <text:p>Genome-wide single-generation signatures of local selection in the panmictic European eel</text:p>
          </table:table-cell>
        </table:table-row>
        <table:table-row table:style-name="ro1">
          <table:table-cell office:value-type="string" calcext:value-type="string">
            <text:p>Genome-wide survey of B-box proteins in potato (Solanum tuberosum)-Identification, characterization and expression patterns during diurnal cycle, etiolation and de-etiolation</text:p>
          </table:table-cell>
        </table:table-row>
        <table:table-row table:style-name="ro1">
          <table:table-cell table:style-name="ce1" office:value-type="string" calcext:value-type="string">
            <text:p>Genomic approaches for studying biological clocks</text:p>
          </table:table-cell>
        </table:table-row>
        <table:table-row table:style-name="ro1">
          <table:table-cell table:style-name="ce1" office:value-type="string" calcext:value-type="string">
            <text:p>Genomic Patterns of Geographic Differentiation in Drosophila simulans</text:p>
          </table:table-cell>
        </table:table-row>
        <table:table-row table:style-name="ro1">
          <table:table-cell office:value-type="string" calcext:value-type="string">
            <text:p>Genomic regions controlling vernalization and photoperiod responses in oat</text:p>
          </table:table-cell>
        </table:table-row>
        <table:table-row table:style-name="ro1">
          <table:table-cell office:value-type="string" calcext:value-type="string">
            <text:p>Genotype and genotype-by-environment interaction effects for grain yield and grain size of quinoa (Chenopodium quinoa Willd.) as revealed by pattern analysis of international multi-environment trials</text:p>
          </table:table-cell>
        </table:table-row>
        <table:table-row table:style-name="ro1">
          <table:table-cell office:value-type="string" calcext:value-type="string">
            <text:p>Genotype by environment studies demonstrate the critical role of phenology in adaptation of chickpea (Cicer arietinum L.) to high and low yielding environments of India</text:p>
          </table:table-cell>
        </table:table-row>
        <table:table-row table:style-name="ro1">
          <table:table-cell office:value-type="string" calcext:value-type="string">
            <text:p>Genotypic variation of height growth and trunk diameter of Cordyline australis (Lomandraceae) grown at three locations in New Zealand</text:p>
          </table:table-cell>
        </table:table-row>
        <table:table-row table:style-name="ro1">
          <table:table-cell office:value-type="string" calcext:value-type="string">
            <text:p>Geo-environmental influences on breeding parameters of the Eurasian Kestrel (Falco tinnunculus) in the Western Palaearctic</text:p>
          </table:table-cell>
        </table:table-row>
        <table:table-row table:style-name="ro1">
          <table:table-cell table:style-name="ce1" office:value-type="string" calcext:value-type="string">
            <text:p>Geographic and developmental variation in expression of the circadian rhythm gene, timeless, in the pitcher-plant mosquito, Wyeomyia smithii</text:p>
          </table:table-cell>
        </table:table-row>
        <table:table-row table:style-name="ro1">
          <table:table-cell office:value-type="string" calcext:value-type="string">
            <text:p>Geographic and developmental variation in expression of the circadian rhythm gene, timeless, in the pitcher-plant mosquito, Wyeomyia smithii</text:p>
          </table:table-cell>
        </table:table-row>
        <table:table-row table:style-name="ro1">
          <table:table-cell table:style-name="ce1" office:value-type="string" calcext:value-type="string">
            <text:p>GEOGRAPHIC DIFFERENTIATION IN THE DEVELOPMENT OF AEDES-SIERRENSIS (DIPTERA, CULICIDAE) IN NATURE</text:p>
          </table:table-cell>
        </table:table-row>
        <table:table-row table:style-name="ro1">
          <table:table-cell office:value-type="string" calcext:value-type="string">
            <text:p>Geographic latitude and sleep duration: A population-based survey from the Tropic of Capricorn to the Antarctic Circle</text:p>
          </table:table-cell>
        </table:table-row>
        <table:table-row table:style-name="ro1">
          <table:table-cell office:value-type="string" calcext:value-type="string">
            <text:p>Geographic variability in diapause response of Japanese Orius species</text:p>
          </table:table-cell>
        </table:table-row>
        <table:table-row table:style-name="ro1">
          <table:table-cell table:style-name="ce1" office:value-type="string" calcext:value-type="string">
            <text:p>GEOGRAPHIC VARIABILITY OF AGROTIS-SEGETUM, AND SELECTION OF DEVELOPMENT TIME CHARACTER</text:p>
          </table:table-cell>
        </table:table-row>
        <table:table-row table:style-name="ro1">
          <table:table-cell office:value-type="string" calcext:value-type="string">
            <text:p>Geographic variation and bud dormancy in beech seedlings (Fagus sylvatica L)</text:p>
          </table:table-cell>
        </table:table-row>
        <table:table-row table:style-name="ro1">
          <table:table-cell table:style-name="ce1" office:value-type="string" calcext:value-type="string">
            <text:p>Geographic variation in cold hardiness of eggs and neonate larvae of the yellow-spotted longicorn beetle Psacothea hilaris</text:p>
          </table:table-cell>
        </table:table-row>
        <table:table-row table:style-name="ro1">
          <table:table-cell office:value-type="string" calcext:value-type="string">
            <text:p>Geographic variation in cold hardiness of eggs and neonate larvae of the yellow-spotted longicorn beetle Psacothea hilaris</text:p>
          </table:table-cell>
        </table:table-row>
        <table:table-row table:style-name="ro1">
          <table:table-cell table:style-name="ce1" office:value-type="string" calcext:value-type="string">
            <text:p>Geographic variation in critical photoperiod for diapause induction and its temperature dependence in Hyphantria cunea Drury (Lepidoptera: Arctiidae)</text:p>
          </table:table-cell>
        </table:table-row>
        <table:table-row table:style-name="ro1">
          <table:table-cell office:value-type="string" calcext:value-type="string">
            <text:p>Geographic variation in critical photoperiod for diapause induction and its temperature dependence in Hyphantria cunea Drury (Lepidoptera: Arctiidae)</text:p>
          </table:table-cell>
        </table:table-row>
        <table:table-row table:style-name="ro1">
          <table:table-cell office:value-type="string" calcext:value-type="string">
            <text:p>Geographic variation in diapause incidence, life-history traits, and climatic adaptation in Drosophila melanogaster</text:p>
          </table:table-cell>
        </table:table-row>
        <table:table-row table:style-name="ro1">
          <table:table-cell table:style-name="ce1" office:value-type="string" calcext:value-type="string">
            <text:p>Geographic variation in diapause induction and mode of diapause inheritance in Tetranychus pueraricola</text:p>
          </table:table-cell>
        </table:table-row>
        <table:table-row table:style-name="ro1">
          <table:table-cell office:value-type="string" calcext:value-type="string">
            <text:p>Geographic variation in diapause induction and mode of diapause inheritance in Tetranychus pueraricola</text:p>
          </table:table-cell>
        </table:table-row>
        <table:table-row table:style-name="ro1">
          <table:table-cell table:style-name="ce1" office:value-type="string" calcext:value-type="string">
            <text:p>Geographic Variation in Diapause Induction and Pre-oviposition Period of Adult Females in Haplothrips brevitubus (Thysanoptera: Phlaeothripinae)</text:p>
          </table:table-cell>
        </table:table-row>
        <table:table-row table:style-name="ro1">
          <table:table-cell office:value-type="string" calcext:value-type="string">
            <text:p>Geographic Variation in Diapause Induction and Pre-oviposition Period of Adult Females in Haplothrips brevitubus (Thysanoptera: Phlaeothripinae)</text:p>
          </table:table-cell>
        </table:table-row>
        <table:table-row table:style-name="ro1">
          <table:table-cell table:style-name="ce1" office:value-type="string" calcext:value-type="string">
            <text:p>Geographic variation in diapause induction and termination of the cotton bollworm, Helicoverpa armigera Hubner (Lepidoptera: Noctuidae)</text:p>
          </table:table-cell>
        </table:table-row>
        <table:table-row table:style-name="ro1">
          <table:table-cell office:value-type="string" calcext:value-type="string">
            <text:p>Geographic variation in diapause induction and termination of the cotton bollworm, Helicoverpa armigera Hubner (Lepidoptera: Noctuidae)</text:p>
          </table:table-cell>
        </table:table-row>
        <table:table-row table:style-name="ro1">
          <table:table-cell table:style-name="ce1" office:value-type="string" calcext:value-type="string">
            <text:p>Geographic variation in diapause induction under constant and changing conditions in Helicoverpa armigera</text:p>
          </table:table-cell>
        </table:table-row>
        <table:table-row table:style-name="ro1">
          <table:table-cell table:style-name="ce1" office:value-type="string" calcext:value-type="string">
            <text:p>Geographic Variation in Diapause Induction: The Grape Berry Moth (Lepidoptera: Tortricidae)</text:p>
          </table:table-cell>
        </table:table-row>
        <table:table-row table:style-name="ro1">
          <table:table-cell office:value-type="string" calcext:value-type="string">
            <text:p>Geographic Variation in Diapause Induction: The Grape Berry Moth (Lepidoptera: Tortricidae)</text:p>
          </table:table-cell>
        </table:table-row>
        <table:table-row table:style-name="ro1">
          <table:table-cell office:value-type="string" calcext:value-type="string">
            <text:p>Geographic variation in diapause response of adult Rhipicephalus appendiculatus ticks</text:p>
          </table:table-cell>
        </table:table-row>
        <table:table-row table:style-name="ro1">
          <table:table-cell office:value-type="string" calcext:value-type="string">
            <text:p>Geographic variation in embryonic diapause, cold-hardiness and life cycles in the migratory locust Locusta migratoria (Orthoptera : Acrididae) in China</text:p>
          </table:table-cell>
        </table:table-row>
        <table:table-row table:style-name="ro1">
          <table:table-cell office:value-type="string" calcext:value-type="string">
            <text:p>Geographic variation in esterase allozymes of Aulacorthum solani (Homoptera : Aphididae) in Japan, in relation to its outbreaks on soybean</text:p>
          </table:table-cell>
        </table:table-row>
        <table:table-row table:style-name="ro1">
          <table:table-cell office:value-type="string" calcext:value-type="string">
            <text:p>Geographic variation in photoperiodic diapause induction and diapause intensity in Sericinus montelus (Lepidoptera: Papilionidae)</text:p>
          </table:table-cell>
        </table:table-row>
        <table:table-row table:style-name="ro1">
          <table:table-cell office:value-type="string" calcext:value-type="string">
            <text:p>Geographic variation in photoperiodic response for the induction of pupal diapause in the Aristolochia-feeding butterfly Atrophaneura alcinous</text:p>
          </table:table-cell>
        </table:table-row>
        <table:table-row table:style-name="ro1">
          <table:table-cell table:style-name="ce1" office:value-type="string" calcext:value-type="string">
            <text:p>Geographic Variation in Photoperiodic Response for the Induction of Pupal Diapause in the White Cabbage Butterfly, Pieris rapae crucivora Boisuduval (Lepidoptera: Pieridae)</text:p>
          </table:table-cell>
        </table:table-row>
        <table:table-row table:style-name="ro1">
          <table:table-cell office:value-type="string" calcext:value-type="string">
            <text:p>Geographic Variation in Photoperiodic Response for the Induction of Pupal Diapause in the White Cabbage Butterfly, Pieris rapae crucivora Boisuduval (Lepidoptera: Pieridae)</text:p>
          </table:table-cell>
        </table:table-row>
        <table:table-row table:style-name="ro1">
          <table:table-cell table:style-name="ce1" office:value-type="string" calcext:value-type="string">
            <text:p>GEOGRAPHIC VARIATION IN PHOTOPERIODIC RESPONSE OF WESTERN TREE-HOLE MOSQUITO, AEDES-SIERRENSIS</text:p>
          </table:table-cell>
        </table:table-row>
        <table:table-row table:style-name="ro1">
          <table:table-cell office:value-type="string" calcext:value-type="string">
            <text:p>GEOGRAPHIC VARIATION IN PHOTOPERIODIC RESPONSE OF WESTERN TREE-HOLE MOSQUITO, AEDES-SIERRENSIS</text:p>
          </table:table-cell>
        </table:table-row>
        <table:table-row table:style-name="ro1">
          <table:table-cell table:style-name="ce1" office:value-type="string" calcext:value-type="string">
            <text:p>Geographic variation in plasticity in Eristalis arbustorum</text:p>
          </table:table-cell>
        </table:table-row>
        <table:table-row table:style-name="ro1">
          <table:table-cell table:style-name="ce1" office:value-type="string" calcext:value-type="string">
            <text:p>Geographic variation in thermal and photoperiodic effects on development of zoophytophagous plant bug Nesidiocoris tenuis</text:p>
          </table:table-cell>
        </table:table-row>
        <table:table-row table:style-name="ro1">
          <table:table-cell office:value-type="string" calcext:value-type="string">
            <text:p>Geographic variation in thermal and photoperiodic effects on development of zoophytophagous plant bug Nesidiocoris tenuis</text:p>
          </table:table-cell>
        </table:table-row>
        <table:table-row table:style-name="ro1">
          <table:table-cell table:style-name="ce1" office:value-type="string" calcext:value-type="string">
            <text:p>Geographic Variation of Diapause and Sensitive Stages of Photoperiodic Response in Laodelphax striatellus Fallen (Hemiptera: Delphacidae)</text:p>
          </table:table-cell>
        </table:table-row>
        <table:table-row table:style-name="ro1">
          <table:table-cell office:value-type="string" calcext:value-type="string">
            <text:p>Geographic Variation of Diapause and Sensitive Stages of Photoperiodic Response in Laodelphax striatellus Fallen (Hemiptera: Delphacidae)</text:p>
          </table:table-cell>
        </table:table-row>
        <table:table-row table:style-name="ro1">
          <table:table-cell table:style-name="ce1" office:value-type="string" calcext:value-type="string">
            <text:p>Geographic Variation of Diapause Induction Rates in Trichogramma drendrolimi (Hymenoptera: Trichogrammatidae) in China</text:p>
          </table:table-cell>
        </table:table-row>
        <table:table-row table:style-name="ro1">
          <table:table-cell office:value-type="string" calcext:value-type="string">
            <text:p>GEOGRAPHIC VARIATION OF DIAPAUSE INTENSITY AND PHOTOPERIODIC REACTION IN DROSOPHILA-AURARIA</text:p>
          </table:table-cell>
        </table:table-row>
        <table:table-row table:style-name="ro1">
          <table:table-cell table:style-name="ce1" office:value-type="string" calcext:value-type="string">
            <text:p>Geographic Variation of Photoperiodic Diapause but Not Adult Survival or Reproduction of the Invasive Mosquito Aedes albopictus (Diptera: Culicidae) in North America</text:p>
          </table:table-cell>
        </table:table-row>
        <table:table-row table:style-name="ro1">
          <table:table-cell office:value-type="string" calcext:value-type="string">
            <text:p>Geographic Variation of Photoperiodic Diapause but Not Adult Survival or Reproduction of the Invasive Mosquito Aedes albopictus (Diptera: Culicidae) in North America</text:p>
          </table:table-cell>
        </table:table-row>
        <table:table-row table:style-name="ro1">
          <table:table-cell office:value-type="string" calcext:value-type="string">
            <text:p>Geographic variation of photoperiodic response in larval development of the yellow-spotted longicorn beetle, Psacothea hilaris (PASCOE) (Coleoptera: Cerambycidae)</text:p>
          </table:table-cell>
        </table:table-row>
        <table:table-row table:style-name="ro1">
          <table:table-cell office:value-type="string" calcext:value-type="string">
            <text:p>Geographic variation of reproductive diapause in the Drosophila auraria complex (Diptera: Drosophilidae)</text:p>
          </table:table-cell>
        </table:table-row>
        <table:table-row table:style-name="ro1">
          <table:table-cell table:style-name="ce1" office:value-type="string" calcext:value-type="string">
            <text:p>GEOGRAPHIC-VARIATION AND GENETIC-ASPECTS OF REPRODUCTIVE DIAPAUSE IN DROSOPHILA-TRIAURARIA AND DROSOPHILA-QUADRARIA</text:p>
          </table:table-cell>
        </table:table-row>
        <table:table-row table:style-name="ro1">
          <table:table-cell office:value-type="string" calcext:value-type="string">
            <text:p>GEOGRAPHIC-VARIATION IN PHOTOPERIODIC RESPONSES IN AN INTRODUCED INSECT, HYPHANTRIA-CUNEA DRURY (LEPIDOPTERA, ARCTIIDAE) IN JAPAN</text:p>
          </table:table-cell>
        </table:table-row>
        <table:table-row table:style-name="ro1">
          <table:table-cell table:style-name="ce1" office:value-type="string" calcext:value-type="string">
            <text:p>GEOGRAPHIC-VARIATION IN THE EFFECTS OF TEMPERATURE AND PHOTOPERIOD ON DORMANCY INDUCTION, DEVELOPMENT TIME, AND PREDATION IN THE TREE-HOLE MOSQUITO, TOXORHYNCHITES-RUTILUS-SEPTENTRIONALIS (DIPTERA, CULICIDAE)</text:p>
          </table:table-cell>
        </table:table-row>
        <table:table-row table:style-name="ro1">
          <table:table-cell office:value-type="string" calcext:value-type="string">
            <text:p>GEOGRAPHIC-VARIATION IN THE EXPRESSION OF AUTOGENY IN AEDES TOGOI (DIPTERA, CULICIDAE) UNDER DIFFERENT TEMPERATURE AND PHOTOPERIOD CONDITIONS</text:p>
          </table:table-cell>
        </table:table-row>
        <table:table-row table:style-name="ro1">
          <table:table-cell table:style-name="ce1" office:value-type="string" calcext:value-type="string">
            <text:p>GEOGRAPHIC-VARIATION IN THE INCIDENCE OF PUPAL DIAPAUSE IN ASIAN AND OCEANIAN SPECIES OF THE FLESH FLY BOETTCHERISCA (DIPTERA, SARCOPHAGIDAE)</text:p>
          </table:table-cell>
        </table:table-row>
        <table:table-row table:style-name="ro1">
          <table:table-cell table:style-name="ce1" office:value-type="string" calcext:value-type="string">
            <text:p>GEOGRAPHIC-VARIATION OF DIAPAUSE INTENSITY IN THE SPIDER-MITE TETRANYCHUS-URTICAE</text:p>
          </table:table-cell>
        </table:table-row>
        <table:table-row table:style-name="ro1">
          <table:table-cell office:value-type="string" calcext:value-type="string">
            <text:p>GEOGRAPHIC-VARIATION OF DIAPAUSE INTENSITY IN THE SPIDER-MITE TETRANYCHUS-URTICAE</text:p>
          </table:table-cell>
        </table:table-row>
        <table:table-row table:style-name="ro1">
          <table:table-cell office:value-type="string" calcext:value-type="string">
            <text:p>GEOGRAPHIC-VARIATION OF NYMPHAL DIAPAUSE IN THE SMALL BROWN PLANTHOPPER IN JAPAN</text:p>
          </table:table-cell>
        </table:table-row>
        <table:table-row table:style-name="ro1">
          <table:table-cell table:style-name="ce1" office:value-type="string" calcext:value-type="string">
            <text:p>GEOGRAPHIC-VARIATION OF REPRODUCTIVE DIAPAUSE IN THE DROSOPHILA-AURARIA COMPLEX (DIPTERA, DROSOPHILIDAE)</text:p>
          </table:table-cell>
        </table:table-row>
        <table:table-row table:style-name="ro1">
          <table:table-cell office:value-type="string" calcext:value-type="string">
            <text:p>Geographical analysis of diapause inducibility in European Drosophila melanogaster populations</text:p>
          </table:table-cell>
        </table:table-row>
        <table:table-row table:style-name="ro1">
          <table:table-cell table:style-name="ce1" office:value-type="string" calcext:value-type="string">
            <text:p>Geographical and diapause-related cold tolerance in the blow fly, Calliphora vicina</text:p>
          </table:table-cell>
        </table:table-row>
        <table:table-row table:style-name="ro1">
          <table:table-cell office:value-type="string" calcext:value-type="string">
            <text:p>Geographical and environmental gradients shape phenotypic trait variation and genetic structure in Populus trichocarpa</text:p>
          </table:table-cell>
        </table:table-row>
        <table:table-row table:style-name="ro1">
          <table:table-cell table:style-name="ce1" office:value-type="string" calcext:value-type="string">
            <text:p>Geographical and species variation in circadian rhythm parameters in nemobiine crickets</text:p>
          </table:table-cell>
        </table:table-row>
        <table:table-row table:style-name="ro1">
          <table:table-cell office:value-type="string" calcext:value-type="string">
            <text:p>Geographical displacement and timing of molt of the remiges in male Wood Ducks</text:p>
          </table:table-cell>
        </table:table-row>
        <table:table-row table:style-name="ro1">
          <table:table-cell office:value-type="string" calcext:value-type="string">
            <text:p>Geographical implications of seasonal reproduction in the bat star Asterina stellifera</text:p>
          </table:table-cell>
        </table:table-row>
        <table:table-row table:style-name="ro1">
          <table:table-cell office:value-type="string" calcext:value-type="string">
            <text:p>Geographical pattern in the response of the arctic-alpine Silene suecica (Cariophyllaceae) to the interaction between water availability and photoperiod</text:p>
          </table:table-cell>
        </table:table-row>
        <table:table-row table:style-name="ro1">
          <table:table-cell office:value-type="string" calcext:value-type="string">
            <text:p>Geographical structure and adaptive population differentiation in herbivore defence genes in European aspen (Populus tremula L., Salicaceae)</text:p>
          </table:table-cell>
        </table:table-row>
        <table:table-row table:style-name="ro1">
          <table:table-cell table:style-name="ce1" office:value-type="string" calcext:value-type="string">
            <text:p>GEOGRAPHICAL VARIABILITY IN ECOPHYSIOLOGICAL TRAITS CONTROLLING DORMANCY IN CHRYSOPA-OCULATA (NEUROPTERA, CHRYSOPIDAE)</text:p>
          </table:table-cell>
        </table:table-row>
        <table:table-row table:style-name="ro1">
          <table:table-cell table:style-name="ce1" office:value-type="string" calcext:value-type="string">
            <text:p>Geographical variation and inheritance of the photoperiodic response controlling larval diapause in two distinct voltine ecotypes of the Asian cornborer Ostrinia furnacalis</text:p>
          </table:table-cell>
        </table:table-row>
        <table:table-row table:style-name="ro1">
          <table:table-cell office:value-type="string" calcext:value-type="string">
            <text:p>Geographical variation and inheritance of the photoperiodic response controlling larval diapause in two distinct voltine ecotypes of the Asian cornborer Ostrinia furnacalis</text:p>
          </table:table-cell>
        </table:table-row>
        <table:table-row table:style-name="ro1">
          <table:table-cell office:value-type="string" calcext:value-type="string">
            <text:p>Geographical Variation in Body Size, Development Time, and Wing Dimorphism in the Cricket Velarifictorus micado (Orthoptera: Gryllidae)</text:p>
          </table:table-cell>
        </table:table-row>
        <table:table-row table:style-name="ro1">
          <table:table-cell table:style-name="ce1" office:value-type="string" calcext:value-type="string">
            <text:p>GEOGRAPHICAL VARIATION IN CIRCADIAN ECLOSION RHYTHM AND PHOTOPERIODIC ADULT DIAPAUSE IN DROSOPHILA-LITTORALIS</text:p>
          </table:table-cell>
        </table:table-row>
        <table:table-row table:style-name="ro1">
          <table:table-cell office:value-type="string" calcext:value-type="string">
            <text:p>GEOGRAPHICAL VARIATION IN CIRCADIAN ECLOSION RHYTHM AND PHOTOPERIODIC ADULT DIAPAUSE IN DROSOPHILA-LITTORALIS</text:p>
          </table:table-cell>
        </table:table-row>
        <table:table-row table:style-name="ro1">
          <table:table-cell office:value-type="string" calcext:value-type="string">
            <text:p>Geographical variation in diapause development in eggs of Sympetrum frequens (Odonata: Libellulidae)</text:p>
          </table:table-cell>
        </table:table-row>
        <table:table-row table:style-name="ro1">
          <table:table-cell office:value-type="string" calcext:value-type="string">
            <text:p>Geographical variation in egg diapause in Sympetrum frequens</text:p>
          </table:table-cell>
        </table:table-row>
        <table:table-row table:style-name="ro1">
          <table:table-cell office:value-type="string" calcext:value-type="string">
            <text:p>GEOGRAPHICAL VARIATION IN HEADING CHARACTERS AMONG WHEAT LANDRACES, TRITICUM-AESTIVUM L, AND ITS IMPLICATION FOR THEIR ADAPTABILITY</text:p>
          </table:table-cell>
        </table:table-row>
        <table:table-row table:style-name="ro1">
          <table:table-cell office:value-type="string" calcext:value-type="string">
            <text:p>GEOGRAPHICAL VARIATION IN PHOTOPERIODIC INDUCTION OF DIAPAUSE IN THE SPIDER-MITE (TETRANYCHUS-URTICAE) - A CAUSAL RELATION BETWEEN CRITICAL NIGHT-LENGTH AND CIRCADIAN PERIOD</text:p>
          </table:table-cell>
        </table:table-row>
        <table:table-row table:style-name="ro1">
          <table:table-cell table:style-name="ce1" office:value-type="string" calcext:value-type="string">
            <text:p>Geographical variation in photoperiodic induction of larval diapause in the bruchid beetle, Bruchidius dorsalis: polymorphism in overwintering stages</text:p>
          </table:table-cell>
        </table:table-row>
        <table:table-row table:style-name="ro1">
          <table:table-cell office:value-type="string" calcext:value-type="string">
            <text:p>Geographical variation in photoperiodic induction of larval diapause in the bruchid beetle, Bruchidius dorsalis: polymorphism in overwintering stages</text:p>
          </table:table-cell>
        </table:table-row>
        <table:table-row table:style-name="ro1">
          <table:table-cell table:style-name="ce1" office:value-type="string" calcext:value-type="string">
            <text:p>Geographical variation in photoperiodic response for diapause induction between univoltine and multivoltine populations of Kytorhinus sharpianus (Coleoptera : Bruchidae)</text:p>
          </table:table-cell>
        </table:table-row>
        <table:table-row table:style-name="ro1">
          <table:table-cell office:value-type="string" calcext:value-type="string">
            <text:p>Geographical variation in photoperiodic response for diapause induction between univoltine and multivoltine populations of Kytorhinus sharpianus (Coleoptera : Bruchidae)</text:p>
          </table:table-cell>
        </table:table-row>
        <table:table-row table:style-name="ro1">
          <table:table-cell table:style-name="ce1" office:value-type="string" calcext:value-type="string">
            <text:p>Geographical variation in the larval diapause of Chymomyza costata (Diptera; Drosophilidae)</text:p>
          </table:table-cell>
        </table:table-row>
        <table:table-row table:style-name="ro1">
          <table:table-cell office:value-type="string" calcext:value-type="string">
            <text:p>Geographical variation in the larval diapause of Chymomyza costata (Diptera; Drosophilidae)</text:p>
          </table:table-cell>
        </table:table-row>
        <table:table-row table:style-name="ro1">
          <table:table-cell table:style-name="ce1" office:value-type="string" calcext:value-type="string">
            <text:p>GEOGRAPHICAL VARIATION IN THE REPRODUCTIVE-CYCLE AND PHOTOPERIODIC DIAPAUSE OF DROSOPHILA-PHALERATA AND DROSOPHILA-TRANSVERSA (DROSOPHILIDAE, DIPTERA)</text:p>
          </table:table-cell>
        </table:table-row>
        <table:table-row table:style-name="ro1">
          <table:table-cell office:value-type="string" calcext:value-type="string">
            <text:p>GEOGRAPHICAL VARIATION IN THE REPRODUCTIVE-CYCLE AND PHOTOPERIODIC DIAPAUSE OF DROSOPHILA-PHALERATA AND DROSOPHILA-TRANSVERSA (DROSOPHILIDAE, DIPTERA)</text:p>
          </table:table-cell>
        </table:table-row>
        <table:table-row table:style-name="ro1">
          <table:table-cell table:style-name="ce1" office:value-type="string" calcext:value-type="string">
            <text:p>GEOGRAPHICAL VARIATION OF DIAPAUSE TERMINATION OF PINK BOLLWORM</text:p>
          </table:table-cell>
        </table:table-row>
        <table:table-row table:style-name="ro1">
          <table:table-cell table:style-name="ce1" office:value-type="string" calcext:value-type="string">
            <text:p>Geographical variation of life cycle in crickets (Ensifera: Grylloidea)</text:p>
          </table:table-cell>
        </table:table-row>
        <table:table-row table:style-name="ro1">
          <table:table-cell office:value-type="string" calcext:value-type="string">
            <text:p>Geographical variation of life cycle in crickets (Ensifera: Grylloidea)</text:p>
          </table:table-cell>
        </table:table-row>
        <table:table-row table:style-name="ro1">
          <table:table-cell table:style-name="ce1" office:value-type="string" calcext:value-type="string">
            <text:p>GEOGRAPHICAL VARIATION OF PHOTOPERIODIC ADULT DIAPAUSE IN DROSOPHILA-AURARIA</text:p>
          </table:table-cell>
        </table:table-row>
        <table:table-row table:style-name="ro1">
          <table:table-cell office:value-type="string" calcext:value-type="string">
            <text:p>GEOGRAPHICAL VARIATION OF PHOTOPERIODIC ADULT DIAPAUSE IN DROSOPHILA-AURARIA</text:p>
          </table:table-cell>
        </table:table-row>
        <table:table-row table:style-name="ro1">
          <table:table-cell office:value-type="string" calcext:value-type="string">
            <text:p>Geographical variation of photoperiodic response in the females of a predatory bug, Orius sauteri (Poppius) (Heteroptera : Anthocoridae) from northern Japan</text:p>
          </table:table-cell>
        </table:table-row>
        <table:table-row table:style-name="ro1">
          <table:table-cell office:value-type="string" calcext:value-type="string">
            <text:p>Geographical variation of photoperiodic wing form determination and genetic background of reproductive diapause in arrhenotokous populations of Thrips nigropilosus Uzel (Thysanoptera: Thripidae) in Japan</text:p>
          </table:table-cell>
        </table:table-row>
        <table:table-row table:style-name="ro1">
          <table:table-cell office:value-type="string" calcext:value-type="string">
            <text:p>Geographical variation of pupal diapause in the great mormon butterfly, Papilio memnon L (Lepidoptera : Papilionidae), in western Japan</text:p>
          </table:table-cell>
        </table:table-row>
        <table:table-row table:style-name="ro1">
          <table:table-cell office:value-type="string" calcext:value-type="string">
            <text:p>Geographically distinct reproductive schedules in a changing world: Costly implications in captive Stonechats</text:p>
          </table:table-cell>
        </table:table-row>
        <table:table-row table:style-name="ro1">
          <table:table-cell table:style-name="ce1" office:value-type="string" calcext:value-type="string">
            <text:p>Geography has a greater effect than Wolbachia infection on population genetic structure in the spider mite, Tetranychus pueraricola</text:p>
          </table:table-cell>
        </table:table-row>
        <table:table-row table:style-name="ro1">
          <table:table-cell table:style-name="ce1" office:value-type="string" calcext:value-type="string">
            <text:p>GEOGRAPHY OF LARVAL DORMANCY IN THE TREE-HOLE MOSQUITO, AEDES-TRISERIATUS (SAY)</text:p>
          </table:table-cell>
        </table:table-row>
        <table:table-row table:style-name="ro1">
          <table:table-cell office:value-type="string" calcext:value-type="string">
            <text:p>GEOGRAPHY OF PHOTOPERIODIC RESPONSE IN DIAPAUSING MOSQUITO</text:p>
          </table:table-cell>
        </table:table-row>
        <table:table-row table:style-name="ro1">
          <table:table-cell office:value-type="string" calcext:value-type="string">
            <text:p>Geography of the circadian gene clock and photoperiodic response in western North American populations of the three-spined stickleback Gasterosteus aculeatus</text:p>
          </table:table-cell>
        </table:table-row>
        <table:table-row table:style-name="ro1">
          <table:table-cell table:style-name="ce1" office:value-type="string" calcext:value-type="string">
            <text:p>Geometric Morphometrics of Nine Field Isolates of Aedes aegypti with Different Resistance Levels to Lambda-Cyhalothrin and Relative Fitness of One Artificially Selected for Resistance</text:p>
          </table:table-cell>
        </table:table-row>
        <table:table-row table:style-name="ro1">
          <table:table-cell office:value-type="string" calcext:value-type="string">
            <text:p>Germinal variability of seeds in some Moroccan maritime pine (Pinus pinaster Ait.) under controlled conditions</text:p>
          </table:table-cell>
        </table:table-row>
        <table:table-row table:style-name="ro1">
          <table:table-cell office:value-type="string" calcext:value-type="string">
            <text:p>Gestation length and occurrence of daytime foaling of Standardbred mares on two stud farms in New Zealand</text:p>
          </table:table-cell>
        </table:table-row>
        <table:table-row table:style-name="ro1">
          <table:table-cell table:style-name="ce1" office:value-type="string" calcext:value-type="string">
            <text:p>Global Transcriptional Dynamics of Diapause Induction in Non-Blood-Fed and Blood-Fed Aedes albopictus</text:p>
          </table:table-cell>
        </table:table-row>
        <table:table-row table:style-name="ro1">
          <table:table-cell office:value-type="string" calcext:value-type="string">
            <text:p>Global Transcriptional Dynamics of Diapause Induction in Non-Blood-Fed and Blood-Fed Aedes albopictus</text:p>
          </table:table-cell>
        </table:table-row>
        <table:table-row table:style-name="ro1">
          <table:table-cell office:value-type="string" calcext:value-type="string">
            <text:p>Global Transcriptional Profiling of Diapause and Climatic Adaptation in Drosophila melanogaster</text:p>
          </table:table-cell>
        </table:table-row>
        <table:table-row table:style-name="ro1">
          <table:table-cell office:value-type="string" calcext:value-type="string">
            <text:p>Graft union formation in artichoke grafting onto wild and cultivated cardoon: An anatomical study</text:p>
          </table:table-cell>
        </table:table-row>
        <table:table-row table:style-name="ro1">
          <table:table-cell table:style-name="ce1" office:value-type="string" calcext:value-type="string">
            <text:p>Gregariousness does not vary with geography, developmental stage, or group relatedness in feeding redheaded pine sawfly larvae</text:p>
          </table:table-cell>
        </table:table-row>
        <table:table-row table:style-name="ro1">
          <table:table-cell office:value-type="string" calcext:value-type="string">
            <text:p>GROWTH AND BIOMASS PARTITIONING OF POPULATIONS OF EUROPEAN PINUS-SYLVESTRIS L UNDER SIMULATED 50-DEGREES AND 60-DEGREES-N DAYLENGTHS - EVIDENCE FOR PHOTOPERIODIC ECOTYPES</text:p>
          </table:table-cell>
        </table:table-row>
        <table:table-row table:style-name="ro1">
          <table:table-cell table:style-name="ce1" office:value-type="string" calcext:value-type="string">
            <text:p>Growth and development of an araneophagic assassin bug, Stenolemus bituberus (Heteroptera : Reduviidae)</text:p>
          </table:table-cell>
        </table:table-row>
        <table:table-row table:style-name="ro1">
          <table:table-cell office:value-type="string" calcext:value-type="string">
            <text:p>Growth and hardening of four provenances of containerized white spruce (Picea glauca (Moench) Voss) seedlings in response to the duration of 16 h long-night treatments</text:p>
          </table:table-cell>
        </table:table-row>
        <table:table-row table:style-name="ro1">
          <table:table-cell office:value-type="string" calcext:value-type="string">
            <text:p>Growth and reproduction of Loxechinus albus (Echinodermata: Echinoidea) at the southerly peripheries of their species range, Falkland Islands (South Atlantic)</text:p>
          </table:table-cell>
        </table:table-row>
        <table:table-row table:style-name="ro1">
          <table:table-cell office:value-type="string" calcext:value-type="string">
            <text:p>Growth and survival of Arcto-Norwegian and Norwegian coastal cod larvae (Gadus morhua L.) reared together in mesocosms under different light regimes</text:p>
          </table:table-cell>
        </table:table-row>
        <table:table-row table:style-name="ro1">
          <table:table-cell office:value-type="string" calcext:value-type="string">
            <text:p>Growth and Survival of Seedlings of Various Picea Species under Northern Climatic Conditions</text:p>
          </table:table-cell>
        </table:table-row>
        <table:table-row table:style-name="ro1">
          <table:table-cell office:value-type="string" calcext:value-type="string">
            <text:p>Growth and yield of chia (Salvia hispanica L.) in the Mediterranean and desert climates of Chile</text:p>
          </table:table-cell>
        </table:table-row>
        <table:table-row table:style-name="ro1">
          <table:table-cell office:value-type="string" calcext:value-type="string">
            <text:p>Growth dynamics of non-toxic Pseudo-nitzschia delicatissima and toxic P. seriata (Bacillariophyceae) under simulated spring and summer photoperiods</text:p>
          </table:table-cell>
        </table:table-row>
        <table:table-row table:style-name="ro1">
          <table:table-cell office:value-type="string" calcext:value-type="string">
            <text:p>Growth of Rhododendron cultivars as affected by temperature and light</text:p>
          </table:table-cell>
        </table:table-row>
        <table:table-row table:style-name="ro1">
          <table:table-cell table:style-name="ce1" office:value-type="string" calcext:value-type="string">
            <text:p>Growth Pattern Responses to Photoperiod across Latitudes in a Northern Damselfly</text:p>
          </table:table-cell>
        </table:table-row>
        <table:table-row table:style-name="ro1">
          <table:table-cell office:value-type="string" calcext:value-type="string">
            <text:p>Growth Pattern Responses to Photoperiod across Latitudes in a Northern Damselfly</text:p>
          </table:table-cell>
        </table:table-row>
        <table:table-row table:style-name="ro1">
          <table:table-cell office:value-type="string" calcext:value-type="string">
            <text:p>Growth Rate and Shoot : Root Allometry in Pseudotsuga menziesii (Mirb.) Franco and Pinus contorta Dougl. Seedlings Raised under Two Photoperiodic Regimes</text:p>
          </table:table-cell>
        </table:table-row>
        <table:table-row table:style-name="ro1">
          <table:table-cell office:value-type="string" calcext:value-type="string">
            <text:p>Growth responses of seedlings of six Betula pubescens Ehrh. provenances to six ozone exposure regimes</text:p>
          </table:table-cell>
        </table:table-row>
        <table:table-row table:style-name="ro1">
          <table:table-cell office:value-type="string" calcext:value-type="string">
            <text:p>Growth, opium gum yield, and photoperiod response of five opium poppy accessions</text:p>
          </table:table-cell>
        </table:table-row>
        <table:table-row table:style-name="ro1">
          <table:table-cell office:value-type="string" calcext:value-type="string">
            <text:p>Habitat selection and population spreading of the horned octopus Eledone cirrhosa (Lamarck, 1798) in Galician waters (NW Atlantic)</text:p>
          </table:table-cell>
        </table:table-row>
        <table:table-row table:style-name="ro1">
          <table:table-cell office:value-type="string" calcext:value-type="string">
            <text:p>Hair cycle in dogs with different hair types in a tropical region of Brazil</text:p>
          </table:table-cell>
        </table:table-row>
        <table:table-row table:style-name="ro1">
          <table:table-cell office:value-type="string" calcext:value-type="string">
            <text:p>Hair sheep genetic resources and their contribution to diversified small ruminant production in the United States</text:p>
          </table:table-cell>
        </table:table-row>
        <table:table-row table:style-name="ro1">
          <table:table-cell office:value-type="string" calcext:value-type="string">
            <text:p>Hallauer's Tuson: a decade of selection for tropical-to-temperate phenological adaptation in maize</text:p>
          </table:table-cell>
        </table:table-row>
        <table:table-row table:style-name="ro1">
          <table:table-cell table:style-name="ce1" office:value-type="string" calcext:value-type="string">
            <text:p>Haplotype diversity of mtCOI in the fall webworm Hyphantria cunea (Lepidoptera: Arctiidae) in introduced regions in China, Iran, Japan, Korea, and its homeland, the United States</text:p>
          </table:table-cell>
        </table:table-row>
        <table:table-row table:style-name="ro1">
          <table:table-cell office:value-type="string" calcext:value-type="string">
            <text:p>HATCH OF EGGS OF OVERWINTERING BLACKHEADED FIREWORM (LEPIDOPTERA, TORTRICIDAE) IN RESPONSE TO DURATION OF WINTER</text:p>
          </table:table-cell>
        </table:table-row>
        <table:table-row table:style-name="ro1">
          <table:table-cell table:style-name="ce1" office:value-type="string" calcext:value-type="string">
            <text:p>Hatch Plasticity in Response to Varied Inundation Frequency in Aedes albopictus</text:p>
          </table:table-cell>
        </table:table-row>
        <table:table-row table:style-name="ro1">
          <table:table-cell office:value-type="string" calcext:value-type="string">
            <text:p>Hd-q, a novel allele of Ef7 from a Chinese rice landrace, confers weak photoperiod sensitivity and improves local adaptability and yield potential</text:p>
          </table:table-cell>
        </table:table-row>
        <table:table-row table:style-name="ro1">
          <table:table-cell office:value-type="string" calcext:value-type="string">
            <text:p>Heading time genes responsible for the regional adaptability of 'Tongil-type short-culmed rice cultivars' developed in Korea</text:p>
          </table:table-cell>
        </table:table-row>
        <table:table-row table:style-name="ro1">
          <table:table-cell office:value-type="string" calcext:value-type="string">
            <text:p>HEAT STRESS EFFECTS ON GROWTH AND DEVELOPMENT IN THREE ECOTYPES OF VARYING LATITUDE OF ARABIDOPSIS</text:p>
          </table:table-cell>
        </table:table-row>
        <table:table-row table:style-name="ro1">
          <table:table-cell table:style-name="ce1" office:value-type="string" calcext:value-type="string">
            <text:p>Heat- and cold-shock responses and temperature adaptations in subtropical and temperate species of Drosophila</text:p>
          </table:table-cell>
        </table:table-row>
        <table:table-row table:style-name="ro1">
          <table:table-cell table:style-name="ce1" office:value-type="string" calcext:value-type="string">
            <text:p>Heat-shock-responsive genes are not involved in the adult diapause of Drosophila triauraria</text:p>
          </table:table-cell>
        </table:table-row>
        <table:table-row table:style-name="ro1">
          <table:table-cell table:style-name="ce1" office:value-type="string" calcext:value-type="string">
            <text:p>Herbivory in global climate change research: direct effects of rising temperature on insect herbivores</text:p>
          </table:table-cell>
        </table:table-row>
        <table:table-row table:style-name="ro1">
          <table:table-cell office:value-type="string" calcext:value-type="string">
            <text:p>Herbivory in global climate change research: direct effects of rising temperature on insect herbivores</text:p>
          </table:table-cell>
        </table:table-row>
        <table:table-row table:style-name="ro1">
          <table:table-cell table:style-name="ce1" office:value-type="string" calcext:value-type="string">
            <text:p>Heritability of development time and protandry in the pitcher-plant mosquito, Wyeomyia smithii</text:p>
          </table:table-cell>
        </table:table-row>
        <table:table-row table:style-name="ro1">
          <table:table-cell office:value-type="string" calcext:value-type="string">
            <text:p>High autumn temperature delays spring bud burst in boreal trees, counterbalancing the effect of climatic warming</text:p>
          </table:table-cell>
        </table:table-row>
        <table:table-row table:style-name="ro1">
          <table:table-cell office:value-type="string" calcext:value-type="string">
            <text:p>High efficiency in vitro plant regeneration from epicotyl explants of Ponkan Mandarin (Citrus reticulata Blanco)</text:p>
          </table:table-cell>
        </table:table-row>
        <table:table-row table:style-name="ro1">
          <table:table-cell office:value-type="string" calcext:value-type="string">
            <text:p>High latitude fossil forests in greenhouse climates: Influence of the polar light regime on their growth</text:p>
          </table:table-cell>
        </table:table-row>
        <table:table-row table:style-name="ro1">
          <table:table-cell office:value-type="string" calcext:value-type="string">
            <text:p>High root-zone temperature causes similar changes in water relations and growth of silver maples from 33 degrees and 44 degrees N latitude</text:p>
          </table:table-cell>
        </table:table-row>
        <table:table-row table:style-name="ro1">
          <table:table-cell office:value-type="string" calcext:value-type="string">
            <text:p>High temperature delay of floral initiation in modern poinsettia cultivars</text:p>
          </table:table-cell>
        </table:table-row>
        <table:table-row table:style-name="ro1">
          <table:table-cell office:value-type="string" calcext:value-type="string">
            <text:p>High Temperatures and Marginally Inductive Photoperiods Impact the Floral Display of Poinsettias 'Freedom Red', 'Early Red Splendor', and 'Prestige Early Red'</text:p>
          </table:table-cell>
        </table:table-row>
        <table:table-row table:style-name="ro1">
          <table:table-cell office:value-type="string" calcext:value-type="string">
            <text:p>High Tunnel versus Climate-controlled Greenhouse: Transplant Time and Production Environment Impact Growth and Morphology of Cold-tolerant Bedding Plants</text:p>
          </table:table-cell>
        </table:table-row>
        <table:table-row table:style-name="ro1">
          <table:table-cell table:style-name="ce1" office:value-type="string" calcext:value-type="string">
            <text:p>High-throughput sequencing of transposable element insertions suggests adaptive evolution of the invasive Asian tiger mosquito towards temperate environments</text:p>
          </table:table-cell>
        </table:table-row>
        <table:table-row table:style-name="ro1">
          <table:table-cell table:style-name="ce1" office:value-type="string" calcext:value-type="string">
            <text:p>Higher Mosquito Production in Low-Income Neighborhoods of Baltimore and Washington, DC: Understanding Ecological Drivers and Mosquito-Borne Disease Risk in Temperate Cities</text:p>
          </table:table-cell>
        </table:table-row>
        <table:table-row table:style-name="ro1">
          <table:table-cell table:style-name="ce1" office:value-type="string" calcext:value-type="string">
            <text:p>Historical and projected interactions between climate change and insect voltinism in a multivoltine species</text:p>
          </table:table-cell>
        </table:table-row>
        <table:table-row table:style-name="ro1">
          <table:table-cell office:value-type="string" calcext:value-type="string">
            <text:p>Hormone-free Protocols for the Control of Reproduction and Artificial Insemination in Goats</text:p>
          </table:table-cell>
        </table:table-row>
        <table:table-row table:style-name="ro1">
          <table:table-cell table:style-name="ce1" office:value-type="string" calcext:value-type="string">
            <text:p>Host plant quality influences diapause induction of Byasa alcinous (Lepidoptera : Papilionidae)</text:p>
          </table:table-cell>
        </table:table-row>
        <table:table-row table:style-name="ro1">
          <table:table-cell office:value-type="string" calcext:value-type="string">
            <text:p>Host specificity of different populations of the leaf beetle Diorhabda elongata (Coleoptera : Chrysomelidae), a biological control agent of saltcedar (Tamarix spp.)</text:p>
          </table:table-cell>
        </table:table-row>
        <table:table-row table:style-name="ro1">
          <table:table-cell office:value-type="string" calcext:value-type="string">
            <text:p>HOST-PLANT MEDIATED GEOGRAPHIC-VARIATION IN THE LIFE-HISTORY OF PLATYCOTIS-VITTATA (HOMOPTERA, MEMBRACIDAE)</text:p>
          </table:table-cell>
        </table:table-row>
        <table:table-row table:style-name="ro1">
          <table:table-cell table:style-name="ce1" office:value-type="string" calcext:value-type="string">
            <text:p>Host-plant quality alters herbivore responses to temperature: a case study using the generalist Hyphantria cunea</text:p>
          </table:table-cell>
        </table:table-row>
        <table:table-row table:style-name="ro1">
          <table:table-cell table:style-name="ce1" office:value-type="string" calcext:value-type="string">
            <text:p>Host-plant-induced larval decision-making in a habitat/host-plant generalist butterfly</text:p>
          </table:table-cell>
        </table:table-row>
        <table:table-row table:style-name="ro1">
          <table:table-cell table:style-name="ce1" office:value-type="string" calcext:value-type="string">
            <text:p>Hourglass and rhythmic components of photoperiodic time measurement in the pitcher plant mosquito, Wyeomyia smithii</text:p>
          </table:table-cell>
        </table:table-row>
        <table:table-row table:style-name="ro1">
          <table:table-cell office:value-type="string" calcext:value-type="string">
            <text:p>Hourglass and rhythmic components of photoperiodic time measurement in the pitcher plant mosquito, Wyeomyia smithii</text:p>
          </table:table-cell>
        </table:table-row>
        <table:table-row table:style-name="ro1">
          <table:table-cell table:style-name="ce1" office:value-type="string" calcext:value-type="string">
            <text:p>How Diverse Detrital Environments Influence Nutrient Stoichiometry between Males and Females of the Co-Occurring Container Mosquitoes Aedes albopictus, Ae. aegypti, and Culex quinquefasciatus</text:p>
          </table:table-cell>
        </table:table-row>
        <table:table-row table:style-name="ro1">
          <table:table-cell office:value-type="string" calcext:value-type="string">
            <text:p>How Rainfall Variation Influences Reproductive Patterns of African Savanna Ungulates in an Equatorial Region Where Photoperiod Variation Is Absent</text:p>
          </table:table-cell>
        </table:table-row>
        <table:table-row table:style-name="ro1">
          <table:table-cell office:value-type="string" calcext:value-type="string">
            <text:p>How significant is the TSH level in the circulation?</text:p>
          </table:table-cell>
        </table:table-row>
        <table:table-row table:style-name="ro1">
          <table:table-cell office:value-type="string" calcext:value-type="string">
            <text:p>How similar are daily and seasonal biological clocks?</text:p>
          </table:table-cell>
        </table:table-row>
        <table:table-row table:style-name="ro1">
          <table:table-cell table:style-name="ce1" office:value-type="string" calcext:value-type="string">
            <text:p>How to assess Drosophila cold tolerance: chill coma temperature and lower lethal temperature are the best predictors of cold distribution limits</text:p>
          </table:table-cell>
        </table:table-row>
        <table:table-row table:style-name="ro1">
          <table:table-cell table:style-name="ce1" office:value-type="string" calcext:value-type="string">
            <text:p>Human alteration of natural light cycles: causes and ecological consequences</text:p>
          </table:table-cell>
        </table:table-row>
        <table:table-row table:style-name="ro1">
          <table:table-cell office:value-type="string" calcext:value-type="string">
            <text:p>Human exposure to ultraviolet radiation at the Antipodes - a comparison between an Antarctic (67 degrees S) and Arctic (75 degrees N) location</text:p>
          </table:table-cell>
        </table:table-row>
        <table:table-row table:style-name="ro1">
          <table:table-cell office:value-type="string" calcext:value-type="string">
            <text:p>HUMAN PLASMA MELATONIN AND URINARY 6-SULPHATOXY MELATONIN - STUDIES IN NATURAL ANNUAL PHOTOPERIOD AND IN EXTENDED DARKNESS</text:p>
          </table:table-cell>
        </table:table-row>
        <table:table-row table:style-name="ro1">
          <table:table-cell table:style-name="ce1" office:value-type="string" calcext:value-type="string">
            <text:p>Human to mosquito transmiss on of dengue viruses</text:p>
          </table:table-cell>
        </table:table-row>
        <table:table-row table:style-name="ro1">
          <table:table-cell office:value-type="string" calcext:value-type="string">
            <text:p>Humans at tropical latitudes produce more females</text:p>
          </table:table-cell>
        </table:table-row>
        <table:table-row table:style-name="ro1">
          <table:table-cell office:value-type="string" calcext:value-type="string">
            <text:p>HvFT1 (VrnH3) drives latitudinal adaptation in Spanish barleys</text:p>
          </table:table-cell>
        </table:table-row>
        <table:table-row table:style-name="ro1">
          <table:table-cell office:value-type="string" calcext:value-type="string">
            <text:p>Hypothalamic control of seasonal changes in food intake and body weight</text:p>
          </table:table-cell>
        </table:table-row>
        <table:table-row table:style-name="ro1">
          <table:table-cell office:value-type="string" calcext:value-type="string">
            <text:p>Hypothesis: Cyclical Histogenesis Is the Basis of Circannual Timing</text:p>
          </table:table-cell>
        </table:table-row>
        <table:table-row table:style-name="ro1">
          <table:table-cell table:style-name="ce1" office:value-type="string" calcext:value-type="string">
            <text:p>Ichneumonid (Hymenoptera) parasitoids of overwintering Hyphantria cunea (Drury) (Lepidoptera: Arctiidae) pupae in hazelnut plantations of the central Black Sea region of Turkey</text:p>
          </table:table-cell>
        </table:table-row>
        <table:table-row table:style-name="ro1">
          <table:table-cell office:value-type="string" calcext:value-type="string">
            <text:p>Identification and molecular mapping of Flowering Date1 (FD1), a major photoperiod insensitivity gene in the adzuki bean (Vigna angularis)</text:p>
          </table:table-cell>
        </table:table-row>
        <table:table-row table:style-name="ro1">
          <table:table-cell table:style-name="ce1" office:value-type="string" calcext:value-type="string">
            <text:p>Identification and sequence determination of mRNAs detected in dormant (diapausing) Aedes triseriatus mosquito embryos</text:p>
          </table:table-cell>
        </table:table-row>
        <table:table-row table:style-name="ro1">
          <table:table-cell office:value-type="string" calcext:value-type="string">
            <text:p>Identification of a novel gene ef7 conferring an extremely long basic vegetative growth phase in rice</text:p>
          </table:table-cell>
        </table:table-row>
        <table:table-row table:style-name="ro1">
          <table:table-cell office:value-type="string" calcext:value-type="string">
            <text:p>Identification of additional QTLs for flowering time by removing the effect of the maturity gene E1 in soybean</text:p>
          </table:table-cell>
        </table:table-row>
        <table:table-row table:style-name="ro1">
          <table:table-cell table:style-name="ce1" office:value-type="string" calcext:value-type="string">
            <text:p>Identification of five Orius species in Japan by multiplex polymerase chain reaction</text:p>
          </table:table-cell>
        </table:table-row>
        <table:table-row table:style-name="ro1">
          <table:table-cell office:value-type="string" calcext:value-type="string">
            <text:p>Identification of high long-day leaf number cultivars and prevention of premature budding by cold pre-treatment for fine control of flowering in summer-to-autumn-flowering chrysanthemum (Chrysanthemum morifolium Ramat.)</text:p>
          </table:table-cell>
        </table:table-row>
        <table:table-row table:style-name="ro1">
          <table:table-cell office:value-type="string" calcext:value-type="string">
            <text:p>Identification of High-Temperature-Responsive Genes in Cereals</text:p>
          </table:table-cell>
        </table:table-row>
        <table:table-row table:style-name="ro1">
          <table:table-cell office:value-type="string" calcext:value-type="string">
            <text:p>Identification of mega-environments in Europe and effect of allelic variation at maturity E loci on adaptation of European soybean</text:p>
          </table:table-cell>
        </table:table-row>
        <table:table-row table:style-name="ro1">
          <table:table-cell office:value-type="string" calcext:value-type="string">
            <text:p>Identification of soybean genes involved in circadian clock mechanism and photoperiodic control of flowering time by In silico analyses</text:p>
          </table:table-cell>
        </table:table-row>
        <table:table-row table:style-name="ro1">
          <table:table-cell office:value-type="string" calcext:value-type="string">
            <text:p>IDENTIFICATION OF VERTEBRATE DEEP BRAIN PHOTORECEPTORS</text:p>
          </table:table-cell>
        </table:table-row>
        <table:table-row table:style-name="ro1">
          <table:table-cell table:style-name="ce1" office:value-type="string" calcext:value-type="string">
            <text:p>Identity of two sympatric species of Orius (Hemiptera: Heteroptera: Anthocoridae)</text:p>
          </table:table-cell>
        </table:table-row>
        <table:table-row table:style-name="ro1">
          <table:table-cell office:value-type="string" calcext:value-type="string">
            <text:p>Immense plasticity of timing of breeding in a sedentary forest passerine, Poecile palustris</text:p>
          </table:table-cell>
        </table:table-row>
        <table:table-row table:style-name="ro1">
          <table:table-cell table:style-name="ce1" office:value-type="string" calcext:value-type="string">
            <text:p>Impact of Climate Change on the Distribution of Aedes albopictus (Diptera: Culicidae) in Northern Japan: Retrospective Analyses</text:p>
          </table:table-cell>
        </table:table-row>
        <table:table-row table:style-name="ro1">
          <table:table-cell table:style-name="ce1" office:value-type="string" calcext:value-type="string">
            <text:p>Impact of mass rearing and gamma irradiation on thermal tolerance of Eldana saccharina</text:p>
          </table:table-cell>
        </table:table-row>
        <table:table-row table:style-name="ro1">
          <table:table-cell office:value-type="string" calcext:value-type="string">
            <text:p>Impact of Perinatal Photoperiod on the Chronotype of 11-to 18-Year-Olds in Northern European Russia</text:p>
          </table:table-cell>
        </table:table-row>
        <table:table-row table:style-name="ro1">
          <table:table-cell office:value-type="string" calcext:value-type="string">
            <text:p>Impact of photoperiod on the sexual behavior of the black cutworm moth (Lepidoptera : Noctuidae)</text:p>
          </table:table-cell>
        </table:table-row>
        <table:table-row table:style-name="ro1">
          <table:table-cell office:value-type="string" calcext:value-type="string">
            <text:p>Impact of smolt production strategy on vertebral growth and mineralisation during smoltification and the early seawater phase in Atlantic salmon (Salmo salar, L.)</text:p>
          </table:table-cell>
        </table:table-row>
        <table:table-row table:style-name="ro1">
          <table:table-cell table:style-name="ce1" office:value-type="string" calcext:value-type="string">
            <text:p>Impact of the timing of male emergence on mating capacity of males in Trichogramma evanescens Westwood</text:p>
          </table:table-cell>
        </table:table-row>
        <table:table-row table:style-name="ro1">
          <table:table-cell table:style-name="ce1" office:value-type="string" calcext:value-type="string">
            <text:p>Impacts of Climate, Land Use, and Biological Invasion on the Ecology of Immature Aedes Mosquitoes: Implications for La Crosse Emergence</text:p>
          </table:table-cell>
        </table:table-row>
        <table:table-row table:style-name="ro1">
          <table:table-cell table:style-name="ce1" office:value-type="string" calcext:value-type="string">
            <text:p>Impacts of global warming on Nezara viridula and its native congeneric species</text:p>
          </table:table-cell>
        </table:table-row>
        <table:table-row table:style-name="ro1">
          <table:table-cell office:value-type="string" calcext:value-type="string">
            <text:p>Implantation and Parturition Dates of North American River Otters, Lontra canadensis, in Southern Missouri</text:p>
          </table:table-cell>
        </table:table-row>
        <table:table-row table:style-name="ro1">
          <table:table-cell office:value-type="string" calcext:value-type="string">
            <text:p>Importance of the signals provided by the buck for the success of the male effect in goats</text:p>
          </table:table-cell>
        </table:table-row>
        <table:table-row table:style-name="ro1">
          <table:table-cell office:value-type="string" calcext:value-type="string">
            <text:p>In vitro plant regeneration in rough lemon (Citrus jambhiri Lush) by direct organogenesis</text:p>
          </table:table-cell>
        </table:table-row>
        <table:table-row table:style-name="ro1">
          <table:table-cell office:value-type="string" calcext:value-type="string">
            <text:p>IN-VITRO RESPONSE AND PEDIGREE ANALYSIS FOR SOMATIC EMBRYOGENESIS OF LONG-DAY PHOTOPERIOD ADAPTED SOYBEAN</text:p>
          </table:table-cell>
        </table:table-row>
        <table:table-row table:style-name="ro1">
          <table:table-cell office:value-type="string" calcext:value-type="string">
            <text:p>IN-VITRO TUBERIZATION OF POTATO - EFFECT OF SEVERAL MORPHOGENIC REGULATORS IN LIGHT AND DARKNESS</text:p>
          </table:table-cell>
        </table:table-row>
        <table:table-row table:style-name="ro1">
          <table:table-cell office:value-type="string" calcext:value-type="string">
            <text:p>Incidence and seasonality of falls amongst old people receiving home help services in a municipality in northern Sweden</text:p>
          </table:table-cell>
        </table:table-row>
        <table:table-row table:style-name="ro1">
          <table:table-cell table:style-name="ce1" office:value-type="string" calcext:value-type="string">
            <text:p>Incidence of Brachypterous and Diapausing Females of Thrips nigropilosus (Thysanoptera: Thripidae) in Ryukyu Islands, Japan</text:p>
          </table:table-cell>
        </table:table-row>
        <table:table-row table:style-name="ro1">
          <table:table-cell table:style-name="ce1" office:value-type="string" calcext:value-type="string">
            <text:p>Incipient reproductive isolation between two morphs of Drosophila elegans (Diptera: Drosophilidae)</text:p>
          </table:table-cell>
        </table:table-row>
        <table:table-row table:style-name="ro1">
          <table:table-cell table:style-name="ce1" office:value-type="string" calcext:value-type="string">
            <text:p>Increase in dark morphs and decrease in size during a range extension of Cheilomenes sexmaculata (Coleoptera: Coccinellidae)</text:p>
          </table:table-cell>
        </table:table-row>
        <table:table-row table:style-name="ro1">
          <table:table-cell office:value-type="string" calcext:value-type="string">
            <text:p>Increased air temperature during simulated autumn conditions impairs photosynthetic electron transport between photosystem II and photosystem I</text:p>
          </table:table-cell>
        </table:table-row>
        <table:table-row table:style-name="ro1">
          <table:table-cell office:value-type="string" calcext:value-type="string">
            <text:p>Increased photic sensitivity for phase resetting but not melatonin suppression in Siberian hamsters under short photoperiods</text:p>
          </table:table-cell>
        </table:table-row>
        <table:table-row table:style-name="ro1">
          <table:table-cell office:value-type="string" calcext:value-type="string">
            <text:p>Increasing day-length induces spring flushing of tropical dry forest trees in the absence of rain</text:p>
          </table:table-cell>
        </table:table-row>
        <table:table-row table:style-name="ro1">
          <table:table-cell table:style-name="ce1" office:value-type="string" calcext:value-type="string">
            <text:p>Independence of genetic geographical variation between photoperiodic diapause, circadian eclosion rhythm, and thr-gly repeat region of the period gene in Drosophila littoralis</text:p>
          </table:table-cell>
        </table:table-row>
        <table:table-row table:style-name="ro1">
          <table:table-cell office:value-type="string" calcext:value-type="string">
            <text:p>Independence of genetic geographical variation between photoperiodic diapause, circadian eclosion rhythm, and thr-gly repeat region of the period gene in Drosophila littoralis</text:p>
          </table:table-cell>
        </table:table-row>
        <table:table-row table:style-name="ro1">
          <table:table-cell office:value-type="string" calcext:value-type="string">
            <text:p>Independent introductions and admixtures have contributed to adaptation of European maize and its American counterparts</text:p>
          </table:table-cell>
        </table:table-row>
        <table:table-row table:style-name="ro1">
          <table:table-cell table:style-name="ce1" office:value-type="string" calcext:value-type="string">
            <text:p>INDEPENDENT RESPONSE OF 2 CHARACTERS TO SELECTION FOR INSENSITIVITY TO PHOTOPERIOD IN PYRRHOCORIS-APTERUS</text:p>
          </table:table-cell>
        </table:table-row>
        <table:table-row table:style-name="ro1">
          <table:table-cell office:value-type="string" calcext:value-type="string">
            <text:p>Indirect effects of FRIGIDA: floral trait (co)variances are altered by seasonally variable abiotic factors associated with flowering time</text:p>
          </table:table-cell>
        </table:table-row>
        <table:table-row table:style-name="ro1">
          <table:table-cell office:value-type="string" calcext:value-type="string">
            <text:p>Individual variation in the seasonal reproduction of the terrestrial isopod Armadillidium vulgare Latr, (Crustacea, Oniscidea)</text:p>
          </table:table-cell>
        </table:table-row>
        <table:table-row table:style-name="ro1">
          <table:table-cell office:value-type="string" calcext:value-type="string">
            <text:p>Individually tracked geese follow peaks of temperature acceleration during spring migration</text:p>
          </table:table-cell>
        </table:table-row>
        <table:table-row table:style-name="ro1">
          <table:table-cell office:value-type="string" calcext:value-type="string">
            <text:p>Induced and natural variation of promoter length modulates the photoperiodic response of FLOWERING LOCUS T</text:p>
          </table:table-cell>
        </table:table-row>
        <table:table-row table:style-name="ro1">
          <table:table-cell table:style-name="ce1" office:value-type="string" calcext:value-type="string">
            <text:p>Induction and development of winter larval diapause in a drosophilid fly, Chymomyza costata</text:p>
          </table:table-cell>
        </table:table-row>
        <table:table-row table:style-name="ro1">
          <table:table-cell office:value-type="string" calcext:value-type="string">
            <text:p>Induction and development of winter larval diapause in a drosophilid fly, Chymomyza costata</text:p>
          </table:table-cell>
        </table:table-row>
        <table:table-row table:style-name="ro1">
          <table:table-cell office:value-type="string" calcext:value-type="string">
            <text:p>Induction and termination of prepupal summer diapause in Pseudopidorus fasciata (Lepidoptera : Zygaenidae)</text:p>
          </table:table-cell>
        </table:table-row>
        <table:table-row table:style-name="ro1">
          <table:table-cell table:style-name="ce1" office:value-type="string" calcext:value-type="string">
            <text:p>Induction of diapause and seasonal morphs in butterflies and other insects: knowns, unknowns and the challenge of integration</text:p>
          </table:table-cell>
        </table:table-row>
        <table:table-row table:style-name="ro1">
          <table:table-cell table:style-name="ce1" office:value-type="string" calcext:value-type="string">
            <text:p>INDUCTION OF DIAPAUSE IN DROSOPHILA-MELANOGASTER - PHOTOPERIODIC REGULATION AND THE IMPACT OF ARRHYTHMIC CLOCK MUTATIONS ON TIME MEASUREMENT</text:p>
          </table:table-cell>
        </table:table-row>
        <table:table-row table:style-name="ro1">
          <table:table-cell office:value-type="string" calcext:value-type="string">
            <text:p>Induction of flowering in tropical trees by a 30-min reduction in photoperiod: evidence from field observations and herbarium specimens</text:p>
          </table:table-cell>
        </table:table-row>
        <table:table-row table:style-name="ro1">
          <table:table-cell office:value-type="string" calcext:value-type="string">
            <text:p>Induction of ovarian activity with artificial photoperiod in criollo mares located at 19 degrees 9 ' N</text:p>
          </table:table-cell>
        </table:table-row>
        <table:table-row table:style-name="ro1">
          <table:table-cell office:value-type="string" calcext:value-type="string">
            <text:p>Induction of sexual activity in lactating anovulatory female goats using male goats treated only with artificially long days</text:p>
          </table:table-cell>
        </table:table-row>
        <table:table-row table:style-name="ro1">
          <table:table-cell office:value-type="string" calcext:value-type="string">
            <text:p>Induction of sexual activity of male creole goats in subtropical northern Mexico using long days and melatonin</text:p>
          </table:table-cell>
        </table:table-row>
        <table:table-row table:style-name="ro1">
          <table:table-cell table:style-name="ce1" office:value-type="string" calcext:value-type="string">
            <text:p>Infection density of Wolbachia and incompatibility level in two planthopper species, Laodelphax striatellus and Sogatella furcifera</text:p>
          </table:table-cell>
        </table:table-row>
        <table:table-row table:style-name="ro1">
          <table:table-cell office:value-type="string" calcext:value-type="string">
            <text:p>Inflexible versus flexible: the influence of temperature and photoperiod on pre- and post-eyespot development time in Libellulidae (Odonata)</text:p>
          </table:table-cell>
        </table:table-row>
        <table:table-row table:style-name="ro1">
          <table:table-cell office:value-type="string" calcext:value-type="string">
            <text:p>Influence of changes in daylength and carbon dioxide on the growth of potato</text:p>
          </table:table-cell>
        </table:table-row>
        <table:table-row table:style-name="ro1">
          <table:table-cell table:style-name="ce1" office:value-type="string" calcext:value-type="string">
            <text:p>INFLUENCE OF COLD ON THE SURVIVAL AND THE REPRODUCTIVE CAPACITY OF AN ADULT-POPULATION OF DROSOPHILA-MELANOGASTER</text:p>
          </table:table-cell>
        </table:table-row>
        <table:table-row table:style-name="ro1">
          <table:table-cell office:value-type="string" calcext:value-type="string">
            <text:p>Influence of Controlled Postflowering Temperature and Daylength on Individual Phenolic Compounds in Four Black Currant Cultivars</text:p>
          </table:table-cell>
        </table:table-row>
        <table:table-row table:style-name="ro1">
          <table:table-cell office:value-type="string" calcext:value-type="string">
            <text:p>Influence of Day Length and Temperature on the Content of Health-Related Compounds in Broccoli (Brassica oleracea L. var. italica)</text:p>
          </table:table-cell>
        </table:table-row>
        <table:table-row table:style-name="ro1">
          <table:table-cell table:style-name="ce1" office:value-type="string" calcext:value-type="string">
            <text:p>INFLUENCE OF DENSITY-DEPENDENT FACTORS ON LARVAL DEVELOPMENT IN NATIVE AND INVASIVE POPULATIONS OF &amp;ITHARMONIA AXYRIDIS&amp;IT (COLEOPTERA, COCCINELLIDAE)</text:p>
          </table:table-cell>
        </table:table-row>
        <table:table-row table:style-name="ro1">
          <table:table-cell table:style-name="ce1" office:value-type="string" calcext:value-type="string">
            <text:p>Influence of developmental temperature on cold shock and chill coma recovery in Drosophila ananassae: Acclimation and latitudinal variations among Indian populations</text:p>
          </table:table-cell>
        </table:table-row>
        <table:table-row table:style-name="ro1">
          <table:table-cell office:value-type="string" calcext:value-type="string">
            <text:p>Influence of explant selection and culture conditions on organogenesis and germplasm conservation in Bacopa monnieri (L.) wettst</text:p>
          </table:table-cell>
        </table:table-row>
        <table:table-row table:style-name="ro1">
          <table:table-cell table:style-name="ce1" office:value-type="string" calcext:value-type="string">
            <text:p>INFLUENCE OF GENETIC SELECTION ON DIAPAUSE TERMINATION OF PINK BOLLWORM</text:p>
          </table:table-cell>
        </table:table-row>
        <table:table-row table:style-name="ro1">
          <table:table-cell office:value-type="string" calcext:value-type="string">
            <text:p>Influence of high latitude light conditions on sensory quality and contents of health and sensory-related compounds in swede roots (Brassica napus L. ssp rapifera Metzg.)</text:p>
          </table:table-cell>
        </table:table-row>
        <table:table-row table:style-name="ro1">
          <table:table-cell office:value-type="string" calcext:value-type="string">
            <text:p>Influence of light exposure during early life on the age of onset of bipolar disorder</text:p>
          </table:table-cell>
        </table:table-row>
        <table:table-row table:style-name="ro1">
          <table:table-cell office:value-type="string" calcext:value-type="string">
            <text:p>INFLUENCE OF LONG PHOTOPERIODS ON THE GROWTH OF TIMOTHY (PHLEUM-PRATENSE L) VARIETIES FROM DIFFERENT LATITUDES IN NORTHERN EUROPE</text:p>
          </table:table-cell>
        </table:table-row>
        <table:table-row table:style-name="ro1">
          <table:table-cell office:value-type="string" calcext:value-type="string">
            <text:p>Influence of melatonin receptor 1A gene polymorphisms on seasonal reproduction in Sarda ewes with different body condition scores and ages</text:p>
          </table:table-cell>
        </table:table-row>
        <table:table-row table:style-name="ro1">
          <table:table-cell office:value-type="string" calcext:value-type="string">
            <text:p>Influence of near-ultraviolet radiation on reproductive and immunological development in juvenile male Siberian hamsters</text:p>
          </table:table-cell>
        </table:table-row>
        <table:table-row table:style-name="ro1">
          <table:table-cell office:value-type="string" calcext:value-type="string">
            <text:p>Influence of nutritional and socio-sexual cues upon reproductive efficiency of goats exposed to the male effect under extensive conditions</text:p>
          </table:table-cell>
        </table:table-row>
        <table:table-row table:style-name="ro1">
          <table:table-cell office:value-type="string" calcext:value-type="string">
            <text:p>Influence of photoperiod and feed delivery on growth and survival of first-feeding Arctic char</text:p>
          </table:table-cell>
        </table:table-row>
        <table:table-row table:style-name="ro1">
          <table:table-cell table:style-name="ce1" office:value-type="string" calcext:value-type="string">
            <text:p>Influence of photoperiod on the development of diapause in larvae and its cost for individuals of a univoltine population of Dendrolimus punctatus (Lepidoptera: Lasiocampidae)</text:p>
          </table:table-cell>
        </table:table-row>
        <table:table-row table:style-name="ro1">
          <table:table-cell office:value-type="string" calcext:value-type="string">
            <text:p>Influence of photoperiod on the development of diapause in larvae and its cost for individuals of a univoltine population of Dendrolimus punctatus (Lepidoptera: Lasiocampidae)</text:p>
          </table:table-cell>
        </table:table-row>
        <table:table-row table:style-name="ro1">
          <table:table-cell office:value-type="string" calcext:value-type="string">
            <text:p>INFLUENCE OF PHOTOPERIOD ON THE SEASONAL PATTERN OF SECRETION OF LUTEINIZING-HORMONE AND TESTOSTERONE AND ON THE ANTLER CYCLE IN ROE DEER (CAPREOLUS-CAPREOLUS)</text:p>
          </table:table-cell>
        </table:table-row>
        <table:table-row table:style-name="ro1">
          <table:table-cell office:value-type="string" calcext:value-type="string">
            <text:p>Influence of photoperiod on vegetative propagule production in three turion-producing races of Hydrilla verticillata (L.f.) Royle</text:p>
          </table:table-cell>
        </table:table-row>
        <table:table-row table:style-name="ro1">
          <table:table-cell table:style-name="ce1" office:value-type="string" calcext:value-type="string">
            <text:p>Influence of predator density, diet and living substrate on developmental fitness of Orius laevigatus</text:p>
          </table:table-cell>
        </table:table-row>
        <table:table-row table:style-name="ro1">
          <table:table-cell office:value-type="string" calcext:value-type="string">
            <text:p>INFLUENCE OF PRENATAL AND POSTNATAL PHOTOPERIODS ON POSTNATAL TESTIS DEVELOPMENT IN THE SIBERIAN HAMSTER (PHODOPUS-SUNGORUS)</text:p>
          </table:table-cell>
        </table:table-row>
        <table:table-row table:style-name="ro1">
          <table:table-cell office:value-type="string" calcext:value-type="string">
            <text:p>INFLUENCE OF PRENATAL PHOTOPERIODS ON POSTNATAL REPRODUCTIVE RESPONSES TO DAILY INFUSIONS OF MELATONIN IN THE SIBERIAN HAMSTER (PHODOPUS-SUNGORUS)</text:p>
          </table:table-cell>
        </table:table-row>
        <table:table-row table:style-name="ro1">
          <table:table-cell office:value-type="string" calcext:value-type="string">
            <text:p>Influence of seasonal time constraints on growth and development of common frog tadpoles: a photoperiod experiment</text:p>
          </table:table-cell>
        </table:table-row>
        <table:table-row table:style-name="ro1">
          <table:table-cell office:value-type="string" calcext:value-type="string">
            <text:p>Influence of seasonal timing on thermal ecology and thermal reaction norm evolution in Wyeomyia smithii</text:p>
          </table:table-cell>
        </table:table-row>
        <table:table-row table:style-name="ro1">
          <table:table-cell table:style-name="ce1" office:value-type="string" calcext:value-type="string">
            <text:p>Influence of temperature and photoperiod on embryonic development in the dragonfly Sympetrum striolatum (Odonata: Libellulidae)</text:p>
          </table:table-cell>
        </table:table-row>
        <table:table-row table:style-name="ro1">
          <table:table-cell office:value-type="string" calcext:value-type="string">
            <text:p>Influence of temperature and photoperiod on survival and growth of North East Atlantic isolates of Phycodrys rubens (Rhodophyta) from different latitudes</text:p>
          </table:table-cell>
        </table:table-row>
        <table:table-row table:style-name="ro1">
          <table:table-cell office:value-type="string" calcext:value-type="string">
            <text:p>INFLUENCES OF DAYLENGTH AND TEMPERATURE ON THE PERIOD OF DIAPAUSE AND ITS ENDING PROCESS IN DORMANT LARVAE OF BURNET MOTHS (LEPIDOPTERA, ZYGAENIDAE)</text:p>
          </table:table-cell>
        </table:table-row>
        <table:table-row table:style-name="ro1">
          <table:table-cell office:value-type="string" calcext:value-type="string">
            <text:p>Influences of growth cessation and photoacclimation on winter survival of non-native Lolium-Festuca grasses in high-latitude regions</text:p>
          </table:table-cell>
        </table:table-row>
        <table:table-row table:style-name="ro1">
          <table:table-cell table:style-name="ce1" office:value-type="string" calcext:value-type="string">
            <text:p>Inheritance of Diapause in Crosses between the Northernmost and the Southernmost Strains of the Asian Corn Borer Ostrinia furnacalis</text:p>
          </table:table-cell>
        </table:table-row>
        <table:table-row table:style-name="ro1">
          <table:table-cell office:value-type="string" calcext:value-type="string">
            <text:p>Inheritance of Diapause in Crosses between the Northernmost and the Southernmost Strains of the Asian Corn Borer Ostrinia furnacalis</text:p>
          </table:table-cell>
        </table:table-row>
        <table:table-row table:style-name="ro1">
          <table:table-cell table:style-name="ce1" office:value-type="string" calcext:value-type="string">
            <text:p>Inheritance of diapause regulation in the multicoloured Asian ladybird Harmonia axyridis (Coleoptera: Coccinellidae)</text:p>
          </table:table-cell>
        </table:table-row>
        <table:table-row table:style-name="ro1">
          <table:table-cell office:value-type="string" calcext:value-type="string">
            <text:p>INHERITANCE OF HEADING TIME IN NATIVE JAPANESE UPLAND RICE, ORYZA-SATIVA L</text:p>
          </table:table-cell>
        </table:table-row>
        <table:table-row table:style-name="ro1">
          <table:table-cell office:value-type="string" calcext:value-type="string">
            <text:p>Inheritance of late flowering in natural variants of soybean cultivars under short-day conditions</text:p>
          </table:table-cell>
        </table:table-row>
        <table:table-row table:style-name="ro1">
          <table:table-cell table:style-name="ce1" office:value-type="string" calcext:value-type="string">
            <text:p>Inheritance of photoperiodic control of larval diapause in the Asian corn borer Ostrinia furnacalis (Guenee)</text:p>
          </table:table-cell>
        </table:table-row>
        <table:table-row table:style-name="ro1">
          <table:table-cell office:value-type="string" calcext:value-type="string">
            <text:p>Inheritance of photoperiodic control of larval diapause in the Asian corn borer Ostrinia furnacalis (Guenee)</text:p>
          </table:table-cell>
        </table:table-row>
        <table:table-row table:style-name="ro1">
          <table:table-cell table:style-name="ce1" office:value-type="string" calcext:value-type="string">
            <text:p>Inheritance of photoperiodic control of pupal diapause in the cotton bollworm, Helicoverpa armigera (Hubner)</text:p>
          </table:table-cell>
        </table:table-row>
        <table:table-row table:style-name="ro1">
          <table:table-cell office:value-type="string" calcext:value-type="string">
            <text:p>Inheritance of photoperiodic control of pupal diapause in the cotton bollworm, Helicoverpa armigera (Hubner)</text:p>
          </table:table-cell>
        </table:table-row>
        <table:table-row table:style-name="ro1">
          <table:table-cell table:style-name="ce1" office:value-type="string" calcext:value-type="string">
            <text:p>Inheritance of photoperiodic induction of larval diapause in the Asian corn borer Ostrinia furnacalis</text:p>
          </table:table-cell>
        </table:table-row>
        <table:table-row table:style-name="ro1">
          <table:table-cell office:value-type="string" calcext:value-type="string">
            <text:p>Inheritance of photoperiodic induction of larval diapause in the Asian corn borer Ostrinia furnacalis</text:p>
          </table:table-cell>
        </table:table-row>
        <table:table-row table:style-name="ro1">
          <table:table-cell table:style-name="ce1" office:value-type="string" calcext:value-type="string">
            <text:p>Inheritance of photoperiodic response in the bird cherry aphid, Rhopalosiphum padi</text:p>
          </table:table-cell>
        </table:table-row>
        <table:table-row table:style-name="ro1">
          <table:table-cell office:value-type="string" calcext:value-type="string">
            <text:p>Inheritance of photoperiodic response in the bird cherry aphid, Rhopalosiphum padi</text:p>
          </table:table-cell>
        </table:table-row>
        <table:table-row table:style-name="ro1">
          <table:table-cell table:style-name="ce1" office:value-type="string" calcext:value-type="string">
            <text:p>Inheritance of the photoperiodic response controlling larval diapause in the blow fly, Calliphora vicina</text:p>
          </table:table-cell>
        </table:table-row>
        <table:table-row table:style-name="ro1">
          <table:table-cell office:value-type="string" calcext:value-type="string">
            <text:p>Inheritance of the photoperiodic response controlling larval diapause in the blow fly, Calliphora vicina</text:p>
          </table:table-cell>
        </table:table-row>
        <table:table-row table:style-name="ro1">
          <table:table-cell table:style-name="ce1" office:value-type="string" calcext:value-type="string">
            <text:p>Inheritance patterns of photoperiodic diapause induction in Leptinotarsa decemlineata</text:p>
          </table:table-cell>
        </table:table-row>
        <table:table-row table:style-name="ro1">
          <table:table-cell office:value-type="string" calcext:value-type="string">
            <text:p>Inheritance patterns of photoperiodic diapause induction in Leptinotarsa decemlineata</text:p>
          </table:table-cell>
        </table:table-row>
        <table:table-row table:style-name="ro1">
          <table:table-cell table:style-name="ce1" office:value-type="string" calcext:value-type="string">
            <text:p>INSECT DIAPAUSE - STABILITY AND CHANGE</text:p>
          </table:table-cell>
        </table:table-row>
        <table:table-row table:style-name="ro1">
          <table:table-cell office:value-type="string" calcext:value-type="string">
            <text:p>INSECT MIGRATION - VARIABILITY AND SUCCESS IN A CAPRICIOUS ENVIRONMENT</text:p>
          </table:table-cell>
        </table:table-row>
        <table:table-row table:style-name="ro1">
          <table:table-cell table:style-name="ce1" office:value-type="string" calcext:value-type="string">
            <text:p>Insect photoperiodic calendar and circadian clock: Independence, cooperation, or unity?</text:p>
          </table:table-cell>
        </table:table-row>
        <table:table-row table:style-name="ro1">
          <table:table-cell table:style-name="ce1" office:value-type="string" calcext:value-type="string">
            <text:p>INSECT PHOTOPERIODISM - THE CLOCK AND THE COUNTER - A REVIEW</text:p>
          </table:table-cell>
        </table:table-row>
        <table:table-row table:style-name="ro1">
          <table:table-cell table:style-name="ce1" office:value-type="string" calcext:value-type="string">
            <text:p>INSECT PHOTOPERIODISM - THE LINDEN BUG, PYRRHOCORIS-APTERUS, A SPECIES THAT MEASURES DAYLENGTH RATHER THAN NIGHTLENGTH</text:p>
          </table:table-cell>
        </table:table-row>
        <table:table-row table:style-name="ro1">
          <table:table-cell table:style-name="ce1" office:value-type="string" calcext:value-type="string">
            <text:p>Insect photoperiodism and circadian clocks: Models and mechanisms</text:p>
          </table:table-cell>
        </table:table-row>
        <table:table-row table:style-name="ro1">
          <table:table-cell table:style-name="ce1" office:value-type="string" calcext:value-type="string">
            <text:p>Insect photoperiodism: Measuring the night</text:p>
          </table:table-cell>
        </table:table-row>
        <table:table-row table:style-name="ro1">
          <table:table-cell office:value-type="string" calcext:value-type="string">
            <text:p>Insect photoperiodism: seeing the light</text:p>
          </table:table-cell>
        </table:table-row>
        <table:table-row table:style-name="ro1">
          <table:table-cell table:style-name="ce1" office:value-type="string" calcext:value-type="string">
            <text:p>Insect population differentiation in response to enviromental thermal stress</text:p>
          </table:table-cell>
        </table:table-row>
        <table:table-row table:style-name="ro1">
          <table:table-cell table:style-name="ce1" office:value-type="string" calcext:value-type="string">
            <text:p>INSECT SEASONAL CYCLES - GENETICS AND EVOLUTION</text:p>
          </table:table-cell>
        </table:table-row>
        <table:table-row table:style-name="ro1">
          <table:table-cell table:style-name="ce1" office:value-type="string" calcext:value-type="string">
            <text:p>Insecticide resistance may enhance the response to a host-plant volatile kairomone for the codling moth, Cydia pomonella (L.)</text:p>
          </table:table-cell>
        </table:table-row>
        <table:table-row table:style-name="ro1">
          <table:table-cell office:value-type="string" calcext:value-type="string">
            <text:p>Insects in a warmer world: ecological, physiological and life-history responses of true bugs (Heteroptera) to climate change</text:p>
          </table:table-cell>
        </table:table-row>
        <table:table-row table:style-name="ro1">
          <table:table-cell office:value-type="string" calcext:value-type="string">
            <text:p>Insects of forensic significance in Argentina</text:p>
          </table:table-cell>
        </table:table-row>
        <table:table-row table:style-name="ro1">
          <table:table-cell office:value-type="string" calcext:value-type="string">
            <text:p>Insight into a Physiological Role for the EC Night-Time Repressor in the Arabidopsis Circadian Clock</text:p>
          </table:table-cell>
        </table:table-row>
        <table:table-row table:style-name="ro1">
          <table:table-cell office:value-type="string" calcext:value-type="string">
            <text:p>Insolation and photoperiodic control of tree development near the equator</text:p>
          </table:table-cell>
        </table:table-row>
        <table:table-row table:style-name="ro1">
          <table:table-cell office:value-type="string" calcext:value-type="string">
            <text:p>Insulin-like growth factor I in growing thoroughbreds</text:p>
          </table:table-cell>
        </table:table-row>
        <table:table-row table:style-name="ro1">
          <table:table-cell office:value-type="string" calcext:value-type="string">
            <text:p>Insulins, leptin and feeding in a population of Peromyscus leucopus (white-footed mouse) with variable fertility</text:p>
          </table:table-cell>
        </table:table-row>
        <table:table-row table:style-name="ro1">
          <table:table-cell office:value-type="string" calcext:value-type="string">
            <text:p>Integrating evolution in the management of captive zoo populations</text:p>
          </table:table-cell>
        </table:table-row>
        <table:table-row table:style-name="ro1">
          <table:table-cell office:value-type="string" calcext:value-type="string">
            <text:p>Integrating multiple stressors across life stages and latitudes: Combined and delayed effects of an egg heat wave and larval pesticide exposure in a damselfly</text:p>
          </table:table-cell>
        </table:table-row>
        <table:table-row table:style-name="ro1">
          <table:table-cell table:style-name="ce1" office:value-type="string" calcext:value-type="string">
            <text:p>Integrative action and temporal order - A review of complex annual rhythms</text:p>
          </table:table-cell>
        </table:table-row>
        <table:table-row table:style-name="ro1">
          <table:table-cell office:value-type="string" calcext:value-type="string">
            <text:p>Integrative action and temporal order - A review of complex annual rhythms</text:p>
          </table:table-cell>
        </table:table-row>
        <table:table-row table:style-name="ro1">
          <table:table-cell table:style-name="ce1" office:value-type="string" calcext:value-type="string">
            <text:p>Inter- and intraclonal variability in the photoperiodic response and fecundity in the pea aphid Acyrthosiphon pisum (Hemiptera : Aphididae)</text:p>
          </table:table-cell>
        </table:table-row>
        <table:table-row table:style-name="ro1">
          <table:table-cell office:value-type="string" calcext:value-type="string">
            <text:p>Inter- and intraclonal variability in the photoperiodic response and fecundity in the pea aphid Acyrthosiphon pisum (Hemiptera : Aphididae)</text:p>
          </table:table-cell>
        </table:table-row>
        <table:table-row table:style-name="ro1">
          <table:table-cell table:style-name="ce1" office:value-type="string" calcext:value-type="string">
            <text:p>Interacting effect of thermoperiod and photoperiod on the eclosion rhythm in the onion fly, Delia antiqua supports the two-oscillator model</text:p>
          </table:table-cell>
        </table:table-row>
        <table:table-row table:style-name="ro1">
          <table:table-cell table:style-name="ce1" office:value-type="string" calcext:value-type="string">
            <text:p>Interaction of exogenous factors (light and temperature) in their influence on the daily pattern of adult eclosion in Trichogramma embryophagum (Hymenoptera : Trichogrammatidae)</text:p>
          </table:table-cell>
        </table:table-row>
        <table:table-row table:style-name="ro1">
          <table:table-cell office:value-type="string" calcext:value-type="string">
            <text:p>INTERACTION OF PHOTOPERIOD AND GIBBERELLIN ON GROWTH AND PHOTOSYNTHESIS OF HIGH-LATITUDE POA-PRATENSIS</text:p>
          </table:table-cell>
        </table:table-row>
        <table:table-row table:style-name="ro1">
          <table:table-cell office:value-type="string" calcext:value-type="string">
            <text:p>Interactions of daylength, temperature and nutrients affect thresholds for life stage transitions in the kelp Laminaria digitata (Phaeophyceae)</text:p>
          </table:table-cell>
        </table:table-row>
        <table:table-row table:style-name="ro1">
          <table:table-cell office:value-type="string" calcext:value-type="string">
            <text:p>Interactions of Temperature and Photoperiod Determine Expression of Repeat Flowering in Strawberry</text:p>
          </table:table-cell>
        </table:table-row>
        <table:table-row table:style-name="ro1">
          <table:table-cell office:value-type="string" calcext:value-type="string">
            <text:p>Interactions of temperature and photoperiod in the control of flowering of latitudinal and altitudinal populations of wild strawberry (Fragaria vesca)</text:p>
          </table:table-cell>
        </table:table-row>
        <table:table-row table:style-name="ro1">
          <table:table-cell table:style-name="ce1" office:value-type="string" calcext:value-type="string">
            <text:p>Interactive effects of photoperiod and temperature on diapause induction and termination in the yellow-spotted longicorn beetle, Psacothea hilaris</text:p>
          </table:table-cell>
        </table:table-row>
        <table:table-row table:style-name="ro1">
          <table:table-cell office:value-type="string" calcext:value-type="string">
            <text:p>INTERPOPULATION VARIABILITY OF THE SEASONAL REPRODUCTION IN THE TERRESTRIAL ISOPOD ARMADILLIDIUM-VULGARE LATR (CRUSTACEA, ONISCIDEA) - A REVIEW</text:p>
          </table:table-cell>
        </table:table-row>
        <table:table-row table:style-name="ro1">
          <table:table-cell table:style-name="ce1" office:value-type="string" calcext:value-type="string">
            <text:p>Interspecific and geographic variation of diapause intensity and seasonal adaptation in the Drosophila auraria species complex (Diptera: Drosophilidae)</text:p>
          </table:table-cell>
        </table:table-row>
        <table:table-row table:style-name="ro1">
          <table:table-cell table:style-name="ce1" office:value-type="string" calcext:value-type="string">
            <text:p>Interspecific Competition between Aedes albopictus and A. sierrensis: Potential for Competitive Displacement in the Western United States</text:p>
          </table:table-cell>
        </table:table-row>
        <table:table-row table:style-name="ro1">
          <table:table-cell office:value-type="string" calcext:value-type="string">
            <text:p>Interspecific variation in photo-induced GnRH plasticity among nomadic cardueline finches</text:p>
          </table:table-cell>
        </table:table-row>
        <table:table-row table:style-name="ro1">
          <table:table-cell table:style-name="ce1" office:value-type="string" calcext:value-type="string">
            <text:p>Intraspecific variation in thermal tolerance and heat shock protein gene expression in common killifish, Fundulus heteroclitus</text:p>
          </table:table-cell>
        </table:table-row>
        <table:table-row table:style-name="ro1">
          <table:table-cell office:value-type="string" calcext:value-type="string">
            <text:p>Intrinsic development rate of spruce budworm (Lepidoptera : Tortricidae) across a gradient of latitude</text:p>
          </table:table-cell>
        </table:table-row>
        <table:table-row table:style-name="ro1">
          <table:table-cell office:value-type="string" calcext:value-type="string">
            <text:p>Introduction of the northern Pacific asteroid Asterias amurensis to Tasmania: Reproduction and current distribution</text:p>
          </table:table-cell>
        </table:table-row>
        <table:table-row table:style-name="ro1">
          <table:table-cell table:style-name="ce1" office:value-type="string" calcext:value-type="string">
            <text:p>Invasive Insects Differ from Non-Invasive in Their Thermal Requirements</text:p>
          </table:table-cell>
        </table:table-row>
        <table:table-row table:style-name="ro1">
          <table:table-cell table:style-name="ce1" office:value-type="string" calcext:value-type="string">
            <text:p>Inverse European Latitudinal Cline at the timeless Locus of Drosophila melanogaster Reveals Selection on a Clock Gene: Population Genetics of ls-tim</text:p>
          </table:table-cell>
        </table:table-row>
        <table:table-row table:style-name="ro1">
          <table:table-cell table:style-name="ce1" office:value-type="string" calcext:value-type="string">
            <text:p>Involvement of a sodium channel mutation in pyrethroid resistance in Cydia pomonella L, and development of a diagnostic test</text:p>
          </table:table-cell>
        </table:table-row>
        <table:table-row table:style-name="ro1">
          <table:table-cell table:style-name="ce1" office:value-type="string" calcext:value-type="string">
            <text:p>Involvement of circadian oscillation(s) in the photoperiodic time measurement and the induction of reproductive diapause in a northern Drosophila species</text:p>
          </table:table-cell>
        </table:table-row>
        <table:table-row table:style-name="ro1">
          <table:table-cell table:style-name="ce1" office:value-type="string" calcext:value-type="string">
            <text:p>Involvement of the circadian system in photoperiodic termination of diapause in the spider mite Tetranychus urticae</text:p>
          </table:table-cell>
        </table:table-row>
        <table:table-row table:style-name="ro1">
          <table:table-cell office:value-type="string" calcext:value-type="string">
            <text:p>Involvement of the circadian system in photoperiodic termination of diapause in the spider mite Tetranychus urticae</text:p>
          </table:table-cell>
        </table:table-row>
        <table:table-row table:style-name="ro1">
          <table:table-cell table:style-name="ce1" office:value-type="string" calcext:value-type="string">
            <text:p>Is a change in juvenile hormone sensitivity involved in range expansion in an invasive beetle?</text:p>
          </table:table-cell>
        </table:table-row>
        <table:table-row table:style-name="ro1">
          <table:table-cell office:value-type="string" calcext:value-type="string">
            <text:p>Is a change in juvenile hormone sensitivity involved in range expansion in an invasive beetle?</text:p>
          </table:table-cell>
        </table:table-row>
        <table:table-row table:style-name="ro1">
          <table:table-cell office:value-type="string" calcext:value-type="string">
            <text:p>Is a critical interval of the circadian pacemaker at dusk responsive to light and melatonin responsible for the timing of estrus in the Romney Marsh ewe?</text:p>
          </table:table-cell>
        </table:table-row>
        <table:table-row table:style-name="ro1">
          <table:table-cell table:style-name="ce1" office:value-type="string" calcext:value-type="string">
            <text:p>Is bigger really bigger? Differential responses to temperature in measures of body size of the mosquito, Aedes albopictus</text:p>
          </table:table-cell>
        </table:table-row>
        <table:table-row table:style-name="ro1">
          <table:table-cell table:style-name="ce1" office:value-type="string" calcext:value-type="string">
            <text:p>Is diapause an ancient adaptation in Drosophila?</text:p>
          </table:table-cell>
        </table:table-row>
        <table:table-row table:style-name="ro1">
          <table:table-cell office:value-type="string" calcext:value-type="string">
            <text:p>Is evolution necessary for range expansion? Manipulating reproductive timing of a weedy annual transplanted beyond its range</text:p>
          </table:table-cell>
        </table:table-row>
        <table:table-row table:style-name="ro1">
          <table:table-cell office:value-type="string" calcext:value-type="string">
            <text:p>Is period gene causally involved in the photoperiodic regulation of reproductive diapause in the linden bug, Pyrrhocoris apterus?</text:p>
          </table:table-cell>
        </table:table-row>
        <table:table-row table:style-name="ro1">
          <table:table-cell office:value-type="string" calcext:value-type="string">
            <text:p>Is the Santa Ins sheep a typical non-seasonal breeder in the Brazilian Southeast?</text:p>
          </table:table-cell>
        </table:table-row>
        <table:table-row table:style-name="ro1">
          <table:table-cell office:value-type="string" calcext:value-type="string">
            <text:p>Is the shift in chronotype associated with an alteration in well-being?</text:p>
          </table:table-cell>
        </table:table-row>
        <table:table-row table:style-name="ro1">
          <table:table-cell table:style-name="ce1" office:value-type="string" calcext:value-type="string">
            <text:p>Is the Success of Plant Invasions the Result of Rapid Adaptive Evolution in Seed Traits? Evidence from a Latitudinal Rainfall Gradient</text:p>
          </table:table-cell>
        </table:table-row>
        <table:table-row table:style-name="ro1">
          <table:table-cell office:value-type="string" calcext:value-type="string">
            <text:p>Isolation and Characterization of Circadian Clock Genes in the Biofuel Plant Pongamia (Millettia pinnata)</text:p>
          </table:table-cell>
        </table:table-row>
        <table:table-row table:style-name="ro1">
          <table:table-cell office:value-type="string" calcext:value-type="string">
            <text:p>Isozyme and morphological variation in a Cornus florida L provenance plantation representing geographically diverse populations</text:p>
          </table:table-cell>
        </table:table-row>
        <table:table-row table:style-name="ro1">
          <table:table-cell office:value-type="string" calcext:value-type="string">
            <text:p>Ixodes rubicundus nymphs are short-day diapause-induced ticks with thermolabile sensitivity and desiccation resistance</text:p>
          </table:table-cell>
        </table:table-row>
        <table:table-row table:style-name="ro1">
          <table:table-cell office:value-type="string" calcext:value-type="string">
            <text:p>Jack pine becomes more vulnerable to cavitation with increasing latitudes under doubled CO2 concentration</text:p>
          </table:table-cell>
        </table:table-row>
        <table:table-row table:style-name="ro1">
          <table:table-cell office:value-type="string" calcext:value-type="string">
            <text:p>Juvenility and flowering of Brunonia australis (Goodeniaceae) and Calandrinia sp (Portulacaceae) in relation to vernalization and daylength</text:p>
          </table:table-cell>
        </table:table-row>
        <table:table-row table:style-name="ro1">
          <table:table-cell table:style-name="ce1" office:value-type="string" calcext:value-type="string">
            <text:p>Keeping time without a spine: what can the insect clock teach us about seasonal adaptation?</text:p>
          </table:table-cell>
        </table:table-row>
        <table:table-row table:style-name="ro1">
          <table:table-cell office:value-type="string" calcext:value-type="string">
            <text:p>Keeping time without a spine: what can the insect clock teach us about seasonal adaptation?</text:p>
          </table:table-cell>
        </table:table-row>
        <table:table-row table:style-name="ro1">
          <table:table-cell office:value-type="string" calcext:value-type="string">
            <text:p>Keeping track of time under ice and snow in a sub-arctic lake: plasma melatonin rhythms in Arctic charr overwintering under natural conditions</text:p>
          </table:table-cell>
        </table:table-row>
        <table:table-row table:style-name="ro1">
          <table:table-cell table:style-name="ce1" office:value-type="string" calcext:value-type="string">
            <text:p>Key themes in the study of seasonal adaptations in insects II. Life-cycle patterns</text:p>
          </table:table-cell>
        </table:table-row>
        <table:table-row table:style-name="ro1">
          <table:table-cell office:value-type="string" calcext:value-type="string">
            <text:p>Key themes in the study of seasonal adaptations in insects II. Life-cycle patterns</text:p>
          </table:table-cell>
        </table:table-row>
        <table:table-row table:style-name="ro1">
          <table:table-cell table:style-name="ce1" office:value-type="string" calcext:value-type="string">
            <text:p>La Crosse virus: replication in vertebrate and invertebrate hosts</text:p>
          </table:table-cell>
        </table:table-row>
        <table:table-row table:style-name="ro1">
          <table:table-cell office:value-type="string" calcext:value-type="string">
            <text:p>LABORATORY STUDIES OF EGG DEVELOPMENT AND DIAPAUSE IN ISOPERLA-OBSCURA (PLECOPTERA) FROM A MOUNTAIN STREAM IN NORWAY</text:p>
          </table:table-cell>
        </table:table-row>
        <table:table-row table:style-name="ro1">
          <table:table-cell office:value-type="string" calcext:value-type="string">
            <text:p>Laboratory-simulated naturally-decreasing day lengths, twilight and aphid photoperiodism</text:p>
          </table:table-cell>
        </table:table-row>
        <table:table-row table:style-name="ro1">
          <table:table-cell table:style-name="ce1" office:value-type="string" calcext:value-type="string">
            <text:p>Ladies last: diel rhythmicity of adult emergence in a parasitoid with complementary sex determination</text:p>
          </table:table-cell>
        </table:table-row>
        <table:table-row table:style-name="ro1">
          <table:table-cell table:style-name="ce1" office:value-type="string" calcext:value-type="string">
            <text:p>Large variation in length of egg period in Psacothea hilaris (Coleoptera: Cerambycidae)</text:p>
          </table:table-cell>
        </table:table-row>
        <table:table-row table:style-name="ro1">
          <table:table-cell office:value-type="string" calcext:value-type="string">
            <text:p>Large variation in length of egg period in Psacothea hilaris (Coleoptera: Cerambycidae)</text:p>
          </table:table-cell>
        </table:table-row>
        <table:table-row table:style-name="ro1">
          <table:table-cell table:style-name="ce1" office:value-type="string" calcext:value-type="string">
            <text:p>Large-Scale Modelling of the Environmentally-Driven Population Dynamics of Temperate Aedes albopictus (Skuse)</text:p>
          </table:table-cell>
        </table:table-row>
        <table:table-row table:style-name="ro1">
          <table:table-cell office:value-type="string" calcext:value-type="string">
            <text:p>Larvae of the coral eating crown-of-thorns starfish, Acanthaster planci in a warmer-high CO2 ocean</text:p>
          </table:table-cell>
        </table:table-row>
        <table:table-row table:style-name="ro1">
          <table:table-cell table:style-name="ce1" office:value-type="string" calcext:value-type="string">
            <text:p>Larval diapause duration and fat metabolism in three geographical strains of the blow fly, Calliphora vicina</text:p>
          </table:table-cell>
        </table:table-row>
        <table:table-row table:style-name="ro1">
          <table:table-cell office:value-type="string" calcext:value-type="string">
            <text:p>Larval diapause duration and fat metabolism in three geographical strains of the blow fly, Calliphora vicina</text:p>
          </table:table-cell>
        </table:table-row>
        <table:table-row table:style-name="ro1">
          <table:table-cell table:style-name="ce1" office:value-type="string" calcext:value-type="string">
            <text:p>LARVAL DIAPAUSE IN THE EASTERN TREE-HOLE MOSQUITO, AEDES-TRISERIATUS - LATITUDINAL VARIATION IN INDUCTION AND INTENSITY</text:p>
          </table:table-cell>
        </table:table-row>
        <table:table-row table:style-name="ro1">
          <table:table-cell office:value-type="string" calcext:value-type="string">
            <text:p>LARVAL DIAPAUSE, SIZE, AND AUTOGENY IN THE MOSQUITO AEDES TOGOI (DIPTERA, CULICIDAE) FROM TROPICAL TO SUB-ARCTIC ZONES</text:p>
          </table:table-cell>
        </table:table-row>
        <table:table-row table:style-name="ro1">
          <table:table-cell office:value-type="string" calcext:value-type="string">
            <text:p>Larval melanism in a geometrid moth: promoted neither by a thermal nor seasonal adaptation but desiccating environments</text:p>
          </table:table-cell>
        </table:table-row>
        <table:table-row table:style-name="ro1">
          <table:table-cell table:style-name="ce1" office:value-type="string" calcext:value-type="string">
            <text:p>Late-season induction of diapause in Nezara viridula and its effect on adult coloration and post-diapause reproductive performance</text:p>
          </table:table-cell>
        </table:table-row>
        <table:table-row table:style-name="ro1">
          <table:table-cell office:value-type="string" calcext:value-type="string">
            <text:p>Latitude affects Morningness-Eveningness: evidence for the environment hypothesis based on a systematic review</text:p>
          </table:table-cell>
        </table:table-row>
        <table:table-row table:style-name="ro1">
          <table:table-cell office:value-type="string" calcext:value-type="string">
            <text:p>Latitude affects photoperiod-induced changes in immune response in meadow voles (Microtus pennsylvanicus)</text:p>
          </table:table-cell>
        </table:table-row>
        <table:table-row table:style-name="ro1">
          <table:table-cell office:value-type="string" calcext:value-type="string">
            <text:p>Latitude and Date of Sowing Influences Phenology of Photoperiod-Sensitive Sorghums</text:p>
          </table:table-cell>
        </table:table-row>
        <table:table-row table:style-name="ro1">
          <table:table-cell office:value-type="string" calcext:value-type="string">
            <text:p>Latitude and social habits as determinants of the distribution of morning and evening types in Brazil</text:p>
          </table:table-cell>
        </table:table-row>
        <table:table-row table:style-name="ro1">
          <table:table-cell table:style-name="ce1" office:value-type="string" calcext:value-type="string">
            <text:p>Latitude dependent arrhythmicity in the circadian oviposition rhythm of Drosophila ananassale</text:p>
          </table:table-cell>
        </table:table-row>
        <table:table-row table:style-name="ro1">
          <table:table-cell office:value-type="string" calcext:value-type="string">
            <text:p>Latitude dependent arrhythmicity in the circadian oviposition rhythm of Drosophila ananassale</text:p>
          </table:table-cell>
        </table:table-row>
        <table:table-row table:style-name="ro1">
          <table:table-cell table:style-name="ce1" office:value-type="string" calcext:value-type="string">
            <text:p>Latitude dependent lability of phase response curve for oviposition rhythm of Drosophila ananassale</text:p>
          </table:table-cell>
        </table:table-row>
        <table:table-row table:style-name="ro1">
          <table:table-cell office:value-type="string" calcext:value-type="string">
            <text:p>LATITUDE OF ORIGIN INFLUENCES PHOTOPERIODIC CONTROL OF REPRODUCTION OF DEER MICE (PEROMYSCUS-MANICULATUS)</text:p>
          </table:table-cell>
        </table:table-row>
        <table:table-row table:style-name="ro1">
          <table:table-cell office:value-type="string" calcext:value-type="string">
            <text:p>Latitude-related changes in the amplitude of annual mortality rhythm. The biological equator in man</text:p>
          </table:table-cell>
        </table:table-row>
        <table:table-row table:style-name="ro1">
          <table:table-cell office:value-type="string" calcext:value-type="string">
            <text:p>Latitudinal and age-specific patterns of larval mortality in the damselfly Lestes sponsa: Senescence before maturity?</text:p>
          </table:table-cell>
        </table:table-row>
        <table:table-row table:style-name="ro1">
          <table:table-cell table:style-name="ce1" office:value-type="string" calcext:value-type="string">
            <text:p>Latitudinal and cold-tolerance variation associate with DNA repeat-number variation in the hsr-omega RNA gene of Drosophila melanogaster</text:p>
          </table:table-cell>
        </table:table-row>
        <table:table-row table:style-name="ro1">
          <table:table-cell table:style-name="ce1" office:value-type="string" calcext:value-type="string">
            <text:p>Latitudinal and local geographic mosaics in host plant preferences as shaped by thermal units and voltinism in Papilio spp. (Lepidoptera)</text:p>
          </table:table-cell>
        </table:table-row>
        <table:table-row table:style-name="ro1">
          <table:table-cell office:value-type="string" calcext:value-type="string">
            <text:p>Latitudinal cline in allele length provides evidence for selection in a circadian rhythm gene</text:p>
          </table:table-cell>
        </table:table-row>
        <table:table-row table:style-name="ro1">
          <table:table-cell office:value-type="string" calcext:value-type="string">
            <text:p>Latitudinal cline of requirement for far-red light for the photoperiodic control of budset and extension growth in Picea abies (Norway spruce)</text:p>
          </table:table-cell>
        </table:table-row>
        <table:table-row table:style-name="ro1">
          <table:table-cell table:style-name="ce1" office:value-type="string" calcext:value-type="string">
            <text:p>Latitudinal clines in alternative life histories in a geometrid moth</text:p>
          </table:table-cell>
        </table:table-row>
        <table:table-row table:style-name="ro1">
          <table:table-cell table:style-name="ce1" office:value-type="string" calcext:value-type="string">
            <text:p>Latitudinal clines: an evolutionary view on biological rhythms</text:p>
          </table:table-cell>
        </table:table-row>
        <table:table-row table:style-name="ro1">
          <table:table-cell office:value-type="string" calcext:value-type="string">
            <text:p>Latitudinal clines: an evolutionary view on biological rhythms</text:p>
          </table:table-cell>
        </table:table-row>
        <table:table-row table:style-name="ro1">
          <table:table-cell table:style-name="ce1" office:value-type="string" calcext:value-type="string">
            <text:p>Latitudinal differences in diapause related photoperiodic responses of European Colorado potato beetles (Leptinotarsa decemlineata)</text:p>
          </table:table-cell>
        </table:table-row>
        <table:table-row table:style-name="ro1">
          <table:table-cell office:value-type="string" calcext:value-type="string">
            <text:p>Latitudinal differences in diapause related photoperiodic responses of European Colorado potato beetles (Leptinotarsa decemlineata)</text:p>
          </table:table-cell>
        </table:table-row>
        <table:table-row table:style-name="ro1">
          <table:table-cell office:value-type="string" calcext:value-type="string">
            <text:p>Latitudinal gradient in response of wing polymorphism to photoperiod in a flightless bug, Pyrrhocoris apterus (Heteroptera : Pyrrhocoridae)</text:p>
          </table:table-cell>
        </table:table-row>
        <table:table-row table:style-name="ro1">
          <table:table-cell office:value-type="string" calcext:value-type="string">
            <text:p>Latitudinal Gradient in the Body Weight of Bluegill Lepomis macrochirus in Lake Biwa, Japan</text:p>
          </table:table-cell>
        </table:table-row>
        <table:table-row table:style-name="ro1">
          <table:table-cell office:value-type="string" calcext:value-type="string">
            <text:p>Latitudinal gradients in growth and spawning of sea bass, Dicentrarchus labrax, and their relationship with temperature and photoperiod</text:p>
          </table:table-cell>
        </table:table-row>
        <table:table-row table:style-name="ro1">
          <table:table-cell office:value-type="string" calcext:value-type="string">
            <text:p>Latitudinal patterns of diversity in the world collection of pearl millet landraces at the ICRISAT genebank</text:p>
          </table:table-cell>
        </table:table-row>
        <table:table-row table:style-name="ro1">
          <table:table-cell office:value-type="string" calcext:value-type="string">
            <text:p>Latitudinal patterns of export production recorded in surface sediments of the Chilean Patagonian fjords (41-55 degrees S) as a response to water column productivity</text:p>
          </table:table-cell>
        </table:table-row>
        <table:table-row table:style-name="ro1">
          <table:table-cell office:value-type="string" calcext:value-type="string">
            <text:p>Latitudinal population transfer reduces temperature sum requirements for bud burst of European beech</text:p>
          </table:table-cell>
        </table:table-row>
        <table:table-row table:style-name="ro1">
          <table:table-cell office:value-type="string" calcext:value-type="string">
            <text:p>Latitudinal trends in the growth and reproductive seasonality of Delesseria sanguinea, Membranoptera alata, and Phycodrys rubens (Rhodophyta)</text:p>
          </table:table-cell>
        </table:table-row>
        <table:table-row table:style-name="ro1">
          <table:table-cell office:value-type="string" calcext:value-type="string">
            <text:p>Latitudinal trends in within-year reoccupation of nest boxes and their implications</text:p>
          </table:table-cell>
        </table:table-row>
        <table:table-row table:style-name="ro1">
          <table:table-cell office:value-type="string" calcext:value-type="string">
            <text:p>Latitudinal variation and distribution of photoperiod and temperature sensitivity for flowering in the world collection of pearl millet germplasm at ICRISAT genebank</text:p>
          </table:table-cell>
        </table:table-row>
        <table:table-row table:style-name="ro1">
          <table:table-cell office:value-type="string" calcext:value-type="string">
            <text:p>Latitudinal variation in a photoperiod response gene in European barley: insight into the dynamics of agricultural spread from 'historic' specimens</text:p>
          </table:table-cell>
        </table:table-row>
        <table:table-row table:style-name="ro1">
          <table:table-cell office:value-type="string" calcext:value-type="string">
            <text:p>Latitudinal variation in birth dates of northern fur seals (Callorhinus ursinus) in captivity</text:p>
          </table:table-cell>
        </table:table-row>
        <table:table-row table:style-name="ro1">
          <table:table-cell office:value-type="string" calcext:value-type="string">
            <text:p>Latitudinal variation in breeding time reaction norms in a passerine bird</text:p>
          </table:table-cell>
        </table:table-row>
        <table:table-row table:style-name="ro1">
          <table:table-cell table:style-name="ce1" office:value-type="string" calcext:value-type="string">
            <text:p>Latitudinal variation in Dendroctonus ponderosae (Coleoptera : Scolytidae) development time and adult size</text:p>
          </table:table-cell>
        </table:table-row>
        <table:table-row table:style-name="ro1">
          <table:table-cell office:value-type="string" calcext:value-type="string">
            <text:p>Latitudinal variation in life-cycle characteristics of Potamogeton pectinatus L.: vegetative growth and asexual reproduction</text:p>
          </table:table-cell>
        </table:table-row>
        <table:table-row table:style-name="ro1">
          <table:table-cell table:style-name="ce1" office:value-type="string" calcext:value-type="string">
            <text:p>Latitudinal variation in locomotor activity rhythm in adult Drosophila ananassae</text:p>
          </table:table-cell>
        </table:table-row>
        <table:table-row table:style-name="ro1">
          <table:table-cell table:style-name="ce1" office:value-type="string" calcext:value-type="string">
            <text:p>Latitudinal variation in oviposition rhythm of Drosophila ananassae strains originating from the equator to subtropics</text:p>
          </table:table-cell>
        </table:table-row>
        <table:table-row table:style-name="ro1">
          <table:table-cell office:value-type="string" calcext:value-type="string">
            <text:p>Latitudinal variation in photoperiodic response of the three-spined stickleback Gasterosteus aculeatus in western North America</text:p>
          </table:table-cell>
        </table:table-row>
        <table:table-row table:style-name="ro1">
          <table:table-cell office:value-type="string" calcext:value-type="string">
            <text:p>LATITUDINAL VARIATION IN THE BIRTH TIMING OF CAPTIVE CALIFORNIA SEA LIONS AND OTHER CAPTIVE NORTH PACIFIC PINNIPEDS</text:p>
          </table:table-cell>
        </table:table-row>
        <table:table-row table:style-name="ro1">
          <table:table-cell table:style-name="ce1" office:value-type="string" calcext:value-type="string">
            <text:p>LATITUDINAL VARIATION IN THE PHOTOPERIODIC RESPONSES OF POPULATIONS OF PEA APHID (HOMOPTERA, APHIDIDAE)</text:p>
          </table:table-cell>
        </table:table-row>
        <table:table-row table:style-name="ro1">
          <table:table-cell office:value-type="string" calcext:value-type="string">
            <text:p>LATITUDINAL VARIATION IN THE PHOTOPERIODIC RESPONSES OF POPULATIONS OF PEA APHID (HOMOPTERA, APHIDIDAE)</text:p>
          </table:table-cell>
        </table:table-row>
        <table:table-row table:style-name="ro1">
          <table:table-cell office:value-type="string" calcext:value-type="string">
            <text:p>Latitudinal variation in tuber production in an aquatic pseudo-annual plant, Potamogeton pectinatus</text:p>
          </table:table-cell>
        </table:table-row>
        <table:table-row table:style-name="ro1">
          <table:table-cell office:value-type="string" calcext:value-type="string">
            <text:p>Latitudinal variation of immune defense and sickness behavior in the white-crowned sparrow (Zonotrichia leucophrys)</text:p>
          </table:table-cell>
        </table:table-row>
        <table:table-row table:style-name="ro1">
          <table:table-cell table:style-name="ce1" office:value-type="string" calcext:value-type="string">
            <text:p>Latitudinal variation of morphological characteristics in the swallowtail Sericinus montelus Gray, 1798 (Lepidoptera: Papilionidae)</text:p>
          </table:table-cell>
        </table:table-row>
        <table:table-row table:style-name="ro1">
          <table:table-cell office:value-type="string" calcext:value-type="string">
            <text:p>Latitudinal variation of morphological characteristics in the swallowtail Sericinus montelus Gray, 1798 (Lepidoptera: Papilionidae)</text:p>
          </table:table-cell>
        </table:table-row>
        <table:table-row table:style-name="ro1">
          <table:table-cell office:value-type="string" calcext:value-type="string">
            <text:p>Length of the pre-reproductive period of Plantago asiatica L. from different latitudes</text:p>
          </table:table-cell>
        </table:table-row>
        <table:table-row table:style-name="ro1">
          <table:table-cell table:style-name="ce1" office:value-type="string" calcext:value-type="string">
            <text:p>Length variation in a specific region of the period gene correlates with differences in pupal diapause incidence in the flesh fly, Sarcophaga bullata</text:p>
          </table:table-cell>
        </table:table-row>
        <table:table-row table:style-name="ro1">
          <table:table-cell office:value-type="string" calcext:value-type="string">
            <text:p>Life at a different pace: Annual itineraries are conserved in seasonal songbirds</text:p>
          </table:table-cell>
        </table:table-row>
        <table:table-row table:style-name="ro1">
          <table:table-cell table:style-name="ce1" office:value-type="string" calcext:value-type="string">
            <text:p>Life cycle of Agrotis malefida (Lepidoptera: Noctuidae): a diapausing cutworm</text:p>
          </table:table-cell>
        </table:table-row>
        <table:table-row table:style-name="ro1">
          <table:table-cell table:style-name="ce1" office:value-type="string" calcext:value-type="string">
            <text:p>Life cycle of Harmonia axyridis in central Europe</text:p>
          </table:table-cell>
        </table:table-row>
        <table:table-row table:style-name="ro1">
          <table:table-cell office:value-type="string" calcext:value-type="string">
            <text:p>Life cycle regulation in the heather psyllid Strophingia ericae: responses to temperature and photoperiod</text:p>
          </table:table-cell>
        </table:table-row>
        <table:table-row table:style-name="ro1">
          <table:table-cell office:value-type="string" calcext:value-type="string">
            <text:p>Life History Aspects of a Relict Ironcolor Shiner Notropis chalybaeus Population in a Novel Spring Environment</text:p>
          </table:table-cell>
        </table:table-row>
        <table:table-row table:style-name="ro1">
          <table:table-cell table:style-name="ce1" office:value-type="string" calcext:value-type="string">
            <text:p>Life history plasticity in the satyrine butterfly Lasiommata petropolitana: investigating an adaptive reaction norm</text:p>
          </table:table-cell>
        </table:table-row>
        <table:table-row table:style-name="ro1">
          <table:table-cell office:value-type="string" calcext:value-type="string">
            <text:p>Life history strategies and production of caddisflies in a perennial headwater stream in Patagonia</text:p>
          </table:table-cell>
        </table:table-row>
        <table:table-row table:style-name="ro1">
          <table:table-cell table:style-name="ce1" office:value-type="string" calcext:value-type="string">
            <text:p>Life History Traits and Damage Potential of an Invasive Pest Acharia fusca (Lepidoptera: Limacodidae) on Oil Palm</text:p>
          </table:table-cell>
        </table:table-row>
        <table:table-row table:style-name="ro1">
          <table:table-cell table:style-name="ce1" office:value-type="string" calcext:value-type="string">
            <text:p>LIFE HISTORY TRAITS AND REARING TECHNIQUES FOR FALL WEBWORMS (HYPHANTRIA CUNEA DRURY) IN COLORADO</text:p>
          </table:table-cell>
        </table:table-row>
        <table:table-row table:style-name="ro1">
          <table:table-cell office:value-type="string" calcext:value-type="string">
            <text:p>Life history traits of Characidium pterostictum (Characiformes, Crenuchidae) along the longitudinal gradient of a Neotropical river in southern Brazil</text:p>
          </table:table-cell>
        </table:table-row>
        <table:table-row table:style-name="ro1">
          <table:table-cell office:value-type="string" calcext:value-type="string">
            <text:p>Life in a temperate Polar sea: a unique taphonomic window on the structure of a Late Cretaceous Arctic marine ecosystem</text:p>
          </table:table-cell>
        </table:table-row>
        <table:table-row table:style-name="ro1">
          <table:table-cell table:style-name="ce1" office:value-type="string" calcext:value-type="string">
            <text:p>LIFE-CYCLE OF HYPHANTRIA-CUNEA DRURY (LEPIDOPTERA, ARCTIIDAE) IN TSUKUBA</text:p>
          </table:table-cell>
        </table:table-row>
        <table:table-row table:style-name="ro1">
          <table:table-cell table:style-name="ce1" office:value-type="string" calcext:value-type="string">
            <text:p>LIFE-CYCLE REGULATION AND LIFE-HISTORY PLASTICITY IN THE SPECKLED WOOD BUTTERFLY - ARE REACTION NORMS PREDICTABLE</text:p>
          </table:table-cell>
        </table:table-row>
        <table:table-row table:style-name="ro1">
          <table:table-cell office:value-type="string" calcext:value-type="string">
            <text:p>LIFE-CYCLE REGULATION AND LIFE-HISTORY PLASTICITY IN THE SPECKLED WOOD BUTTERFLY - ARE REACTION NORMS PREDICTABLE</text:p>
          </table:table-cell>
        </table:table-row>
        <table:table-row table:style-name="ro1">
          <table:table-cell table:style-name="ce1" office:value-type="string" calcext:value-type="string">
            <text:p>Life-cycle variation in the aphid Sitobion avenae: costs and benefits of male production</text:p>
          </table:table-cell>
        </table:table-row>
        <table:table-row table:style-name="ro1">
          <table:table-cell table:style-name="ce1" office:value-type="string" calcext:value-type="string">
            <text:p>LIFE-HISTORICAL CONSEQUENCES OF DENSITY-DEPENDENT SELECTION IN THE PITCHER-PLANT MOSQUITO, WYEOMYIA-SMITHII</text:p>
          </table:table-cell>
        </table:table-row>
        <table:table-row table:style-name="ro1">
          <table:table-cell office:value-type="string" calcext:value-type="string">
            <text:p>LIFE-HISTORY ADAPTATION ALONG A LATITUDINAL CLINE IN THE WATER STRIDER AQUARIUS-REMIGIS (HETEROPTERA, GERRIDAE)</text:p>
          </table:table-cell>
        </table:table-row>
        <table:table-row table:style-name="ro1">
          <table:table-cell table:style-name="ce1" office:value-type="string" calcext:value-type="string">
            <text:p>Life-history traits of Drosophila melanogaster populations exhibiting early and late eclosion chronotypes</text:p>
          </table:table-cell>
        </table:table-row>
        <table:table-row table:style-name="ro1">
          <table:table-cell table:style-name="ce1" office:value-type="string" calcext:value-type="string">
            <text:p>Life-history traits related to diapause in univoltine and bivoltine populations of Ypthima multistriata (Lepidoptera: Satyridae) inhabiting similar latitudes</text:p>
          </table:table-cell>
        </table:table-row>
        <table:table-row table:style-name="ro1">
          <table:table-cell office:value-type="string" calcext:value-type="string">
            <text:p>Life-history traits related to diapause in univoltine and bivoltine populations of Ypthima multistriata (Lepidoptera: Satyridae) inhabiting similar latitudes</text:p>
          </table:table-cell>
        </table:table-row>
        <table:table-row table:style-name="ro1">
          <table:table-cell office:value-type="string" calcext:value-type="string">
            <text:p>LIGHT AND MELATONIN FOR THE CONTROL OF SHEEP AND GOAT REPRODUCTION</text:p>
          </table:table-cell>
        </table:table-row>
        <table:table-row table:style-name="ro1">
          <table:table-cell office:value-type="string" calcext:value-type="string">
            <text:p>Light and temperature sensing and signaling in induction of bud dormancy in woody plants</text:p>
          </table:table-cell>
        </table:table-row>
        <table:table-row table:style-name="ro1">
          <table:table-cell table:style-name="ce1" office:value-type="string" calcext:value-type="string">
            <text:p>LIGHT AT NIGHT ALTERS THE PARAMETERS OF THE ECLOSION RHYTHM IN A TROPICAL FRUIT FLY, DROSOPHILA JAMBULINA</text:p>
          </table:table-cell>
        </table:table-row>
        <table:table-row table:style-name="ro1">
          <table:table-cell office:value-type="string" calcext:value-type="string">
            <text:p>Light control of growth and development in vegetable plants with various life strategies</text:p>
          </table:table-cell>
        </table:table-row>
        <table:table-row table:style-name="ro1">
          <table:table-cell office:value-type="string" calcext:value-type="string">
            <text:p>Light increases the rate of embryonic development: implications for latitudinal trends in incubation period</text:p>
          </table:table-cell>
        </table:table-row>
        <table:table-row table:style-name="ro1">
          <table:table-cell office:value-type="string" calcext:value-type="string">
            <text:p>Light intensity and age at first egg in pullets</text:p>
          </table:table-cell>
        </table:table-row>
        <table:table-row table:style-name="ro1">
          <table:table-cell office:value-type="string" calcext:value-type="string">
            <text:p>Light spectrum and intensity, and the timekeeping in birds</text:p>
          </table:table-cell>
        </table:table-row>
        <table:table-row table:style-name="ro1">
          <table:table-cell office:value-type="string" calcext:value-type="string">
            <text:p>Light-driven host-symbiont interactions under hosts' range shifts caused by global warming: A review</text:p>
          </table:table-cell>
        </table:table-row>
        <table:table-row table:style-name="ro1">
          <table:table-cell office:value-type="string" calcext:value-type="string">
            <text:p>Light-induced behavioural effects on the locomotor activity rhythm of the blow fly, Calliphora vicina (Diptera: Calliphoridae)</text:p>
          </table:table-cell>
        </table:table-row>
        <table:table-row table:style-name="ro1">
          <table:table-cell table:style-name="ce1" office:value-type="string" calcext:value-type="string">
            <text:p>Light, Time, and the Physiology of Biotic Response to Rapid Climate Change in Animals</text:p>
          </table:table-cell>
        </table:table-row>
        <table:table-row table:style-name="ro1">
          <table:table-cell office:value-type="string" calcext:value-type="string">
            <text:p>Light, Time, and the Physiology of Biotic Response to Rapid Climate Change in Animals</text:p>
          </table:table-cell>
        </table:table-row>
        <table:table-row table:style-name="ro1">
          <table:table-cell office:value-type="string" calcext:value-type="string">
            <text:p>Limitation of seasonality in reproductive parameters of Mediterranean bucks, using photoperiod treatment</text:p>
          </table:table-cell>
        </table:table-row>
        <table:table-row table:style-name="ro1">
          <table:table-cell office:value-type="string" calcext:value-type="string">
            <text:p>Limited ecoclinal variation found in Malva parviflora (small-flowered mallow) across the Mediterranean-climatic agricultural region of Western Australia</text:p>
          </table:table-cell>
        </table:table-row>
        <table:table-row table:style-name="ro1">
          <table:table-cell table:style-name="ce1" office:value-type="string" calcext:value-type="string">
            <text:p>Limited genomic divergence between intraspecific forms of Culex pipiens under different ecological pressures</text:p>
          </table:table-cell>
        </table:table-row>
        <table:table-row table:style-name="ro1">
          <table:table-cell table:style-name="ce1" office:value-type="string" calcext:value-type="string">
            <text:p>Linking Life-History Traits, Ecology, and Niche Breadth Evolution in North American Eriogonoids (Polygonaceae)</text:p>
          </table:table-cell>
        </table:table-row>
        <table:table-row table:style-name="ro1">
          <table:table-cell table:style-name="ce1" office:value-type="string" calcext:value-type="string">
            <text:p>Lipid deposition and sexual maturation in cohorts of Calanus finmarchicus (Gunnerus) originating from Bergen (60 degrees N) and Tromso (69 degrees N) reared in Tromso, Norway</text:p>
          </table:table-cell>
        </table:table-row>
        <table:table-row table:style-name="ro1">
          <table:table-cell office:value-type="string" calcext:value-type="string">
            <text:p>Local adaptation at the range peripheries of Sitka spruce</text:p>
          </table:table-cell>
        </table:table-row>
        <table:table-row table:style-name="ro1">
          <table:table-cell office:value-type="string" calcext:value-type="string">
            <text:p>Local adaptations and climate change: converging sensitivity of bud break in black spruce provenances</text:p>
          </table:table-cell>
        </table:table-row>
        <table:table-row table:style-name="ro1">
          <table:table-cell table:style-name="ce1" office:value-type="string" calcext:value-type="string">
            <text:p>Local change of butterfly species in response to global warming and reforestation in Korea</text:p>
          </table:table-cell>
        </table:table-row>
        <table:table-row table:style-name="ro1">
          <table:table-cell office:value-type="string" calcext:value-type="string">
            <text:p>Local Populations of Arabidopsis thaliana Show Clear Relationship between Photoperiodic Sensitivity of Flowering Time and Altitude</text:p>
          </table:table-cell>
        </table:table-row>
        <table:table-row table:style-name="ro1">
          <table:table-cell office:value-type="string" calcext:value-type="string">
            <text:p>Local Selection Across a Latitudinal Gradient Shapes Nucleotide Diversity in Balsam Poplar, Populus balsamifera L</text:p>
          </table:table-cell>
        </table:table-row>
        <table:table-row table:style-name="ro1">
          <table:table-cell office:value-type="string" calcext:value-type="string">
            <text:p>LOCAL VARIATION IN DIAPAUSE CHARACTERISTICS OF TETRANYCHUS-URTICAE KOCH (ACARINA, TETRANYCHIDAE)</text:p>
          </table:table-cell>
        </table:table-row>
        <table:table-row table:style-name="ro1">
          <table:table-cell table:style-name="ce1" office:value-type="string" calcext:value-type="string">
            <text:p>Localization of quantitative trait loci for diapause and other photoperiodically regulated life history traits important in adaptation to seasonally varying environments</text:p>
          </table:table-cell>
        </table:table-row>
        <table:table-row table:style-name="ro1">
          <table:table-cell office:value-type="string" calcext:value-type="string">
            <text:p>Localization of quantitative trait loci for diapause and other photoperiodically regulated life history traits important in adaptation to seasonally varying environments</text:p>
          </table:table-cell>
        </table:table-row>
        <table:table-row table:style-name="ro1">
          <table:table-cell table:style-name="ce1" office:value-type="string" calcext:value-type="string">
            <text:p>LOCALIZATION OF THE GENETIC UNIT CONTROLLING THE PHOTOPERIODIC ADULT DIAPAUSE IN DROSOPHILA-LITTORALIS</text:p>
          </table:table-cell>
        </table:table-row>
        <table:table-row table:style-name="ro1">
          <table:table-cell office:value-type="string" calcext:value-type="string">
            <text:p>LOCKING LIFE-CYCLES ONTO SEASONS - CIRCLE-MAP MODELS OF POPULATION-DYNAMICS AND LOCAL ADAPTATION</text:p>
          </table:table-cell>
        </table:table-row>
        <table:table-row table:style-name="ro1">
          <table:table-cell office:value-type="string" calcext:value-type="string">
            <text:p>LOCOMOTOR-ACTIVITY RHYTHMS IN THE HAGFISH UNDER EXPANDED OR CONTRACTED LIGHT-DARK CYCLES</text:p>
          </table:table-cell>
        </table:table-row>
        <table:table-row table:style-name="ro1">
          <table:table-cell office:value-type="string" calcext:value-type="string">
            <text:p>Long day plants and the response to global warming: rapid evolutionary change in day length sensitivity is possible in wild beet</text:p>
          </table:table-cell>
        </table:table-row>
        <table:table-row table:style-name="ro1">
          <table:table-cell office:value-type="string" calcext:value-type="string">
            <text:p>LONG DAY STIMULATION OF DRY-MATTER PRODUCTION IN POA-ALPINA ALONG A LATITUDINAL GRADIENT IN NORWAY</text:p>
          </table:table-cell>
        </table:table-row>
        <table:table-row table:style-name="ro1">
          <table:table-cell office:value-type="string" calcext:value-type="string">
            <text:p>Long-day inhibition of reproduction and circadian photogonadosensitivity in Zembra Island wild rabbits (Oryctolagus cuniculus)</text:p>
          </table:table-cell>
        </table:table-row>
        <table:table-row table:style-name="ro1">
          <table:table-cell office:value-type="string" calcext:value-type="string">
            <text:p>Long-day rather than autonomous control of flowering in the diploid everbearing strawberry Fragaria vesca ssp semperflorens</text:p>
          </table:table-cell>
        </table:table-row>
        <table:table-row table:style-name="ro1">
          <table:table-cell table:style-name="ce1" office:value-type="string" calcext:value-type="string">
            <text:p>Long-Lived alpha MUPA Mice Show Reduced Sexual Dimorphism in Lifespan, and in Energy and Circadian Homeostasis-Related Parameters</text:p>
          </table:table-cell>
        </table:table-row>
        <table:table-row table:style-name="ro1">
          <table:table-cell office:value-type="string" calcext:value-type="string">
            <text:p>Long-term entrainment of circannual reproductive and metabolic cycles by Northern and Southern Hemisphere photoperiods in woodchucks (Marmota monax)</text:p>
          </table:table-cell>
        </table:table-row>
        <table:table-row table:style-name="ro1">
          <table:table-cell office:value-type="string" calcext:value-type="string">
            <text:p>Long-Term Experiment on Physiological Responses to Synergetic Effects of Ocean Acidification and Photoperiod in the Antarctic Sea Ice Algae Chlamydomonas sp ICE-L</text:p>
          </table:table-cell>
        </table:table-row>
        <table:table-row table:style-name="ro1">
          <table:table-cell office:value-type="string" calcext:value-type="string">
            <text:p>Long-term leptin fluctuations in female donkeys</text:p>
          </table:table-cell>
        </table:table-row>
        <table:table-row table:style-name="ro1">
          <table:table-cell office:value-type="string" calcext:value-type="string">
            <text:p>Longitudinal differences in Scots pine frost hardiness</text:p>
          </table:table-cell>
        </table:table-row>
        <table:table-row table:style-name="ro1">
          <table:table-cell office:value-type="string" calcext:value-type="string">
            <text:p>Longitudinal monitoring of fecal testosterone in male Malayan Sun bears (U-malayanus)</text:p>
          </table:table-cell>
        </table:table-row>
        <table:table-row table:style-name="ro1">
          <table:table-cell table:style-name="ce1" office:value-type="string" calcext:value-type="string">
            <text:p>Loss of adaptive variation during evolutionary responses to climate change</text:p>
          </table:table-cell>
        </table:table-row>
        <table:table-row table:style-name="ro1">
          <table:table-cell office:value-type="string" calcext:value-type="string">
            <text:p>Loss of floral repressor function adapts rice to higher latitudes in Europe</text:p>
          </table:table-cell>
        </table:table-row>
        <table:table-row table:style-name="ro1">
          <table:table-cell office:value-type="string" calcext:value-type="string">
            <text:p>MAIZE LEAF NUMBER SENSITIVITY IN RELATION TO PHOTOPERIOD IN MULTILOCATION FIELD TRIALS</text:p>
          </table:table-cell>
        </table:table-row>
        <table:table-row table:style-name="ro1">
          <table:table-cell office:value-type="string" calcext:value-type="string">
            <text:p>Major ontogenetic transitions during Volvox (Chlorophyta) evolution: when and where might they have occurred?</text:p>
          </table:table-cell>
        </table:table-row>
        <table:table-row table:style-name="ro1">
          <table:table-cell office:value-type="string" calcext:value-type="string">
            <text:p>Major QTLs for critical photoperiod and vernalization underlie extensive variation in flowering in the Mimulus guttatus species complex</text:p>
          </table:table-cell>
        </table:table-row>
        <table:table-row table:style-name="ro1">
          <table:table-cell office:value-type="string" calcext:value-type="string">
            <text:p>MAKING NO BONES ABOUT IT: BONE MINERAL DENSITY CHANGES SEASONALLY IN A NONHIBERNATING ALASKAN RODENT</text:p>
          </table:table-cell>
        </table:table-row>
        <table:table-row table:style-name="ro1">
          <table:table-cell table:style-name="ce1" office:value-type="string" calcext:value-type="string">
            <text:p>MALE MATING ACTIVITY AND GENETIC-ASPECTS IN IMAGINAL DIAPAUSE OF DROSOPHILA-TRIAURARIA</text:p>
          </table:table-cell>
        </table:table-row>
        <table:table-row table:style-name="ro1">
          <table:table-cell table:style-name="ce1" office:value-type="string" calcext:value-type="string">
            <text:p>Malfunction of circadian clock in the non-photoperiodic-diapause mutants of the drosophilid fly, Chymomyza costata</text:p>
          </table:table-cell>
        </table:table-row>
        <table:table-row table:style-name="ro1">
          <table:table-cell office:value-type="string" calcext:value-type="string">
            <text:p>MAMMALIAN REPRODUCTIVE STRATEGIES - GENES, PHOTOPERIOD AND LATITUDE</text:p>
          </table:table-cell>
        </table:table-row>
        <table:table-row table:style-name="ro1">
          <table:table-cell office:value-type="string" calcext:value-type="string">
            <text:p>Management of goat reproduction and insemination for genetic improvement in France</text:p>
          </table:table-cell>
        </table:table-row>
        <table:table-row table:style-name="ro1">
          <table:table-cell office:value-type="string" calcext:value-type="string">
            <text:p>Management of photoperiod to control caprine reproduction in the subtropics</text:p>
          </table:table-cell>
        </table:table-row>
        <table:table-row table:style-name="ro1">
          <table:table-cell office:value-type="string" calcext:value-type="string">
            <text:p>Manipulation of photoperiod to increase milk production in cattle: Biological, economic and practical considerations</text:p>
          </table:table-cell>
        </table:table-row>
        <table:table-row table:style-name="ro1">
          <table:table-cell office:value-type="string" calcext:value-type="string">
            <text:p>MANIPULATION OF REPRODUCTIVE SEASONALITY OF FARMED RED DEER (CERVUS-ELAPHUS) AND FALLOW DEER (DAMA-DAMA) BY STRATEGIC ADMINISTRATION OF EXOGENOUS MELATONIN</text:p>
          </table:table-cell>
        </table:table-row>
        <table:table-row table:style-name="ro1">
          <table:table-cell office:value-type="string" calcext:value-type="string">
            <text:p>Manipulative approaches to testing adaptive plasticity: Phytochrome-mediated shade-avoidance responses in plants</text:p>
          </table:table-cell>
        </table:table-row>
        <table:table-row table:style-name="ro1">
          <table:table-cell office:value-type="string" calcext:value-type="string">
            <text:p>Mapping homologous sequences for determinacy and photoperiod sensitivity in common bean (Phaseolus vulgaris)</text:p>
          </table:table-cell>
        </table:table-row>
        <table:table-row table:style-name="ro1">
          <table:table-cell office:value-type="string" calcext:value-type="string">
            <text:p>Mapping QTL Associated with Photoperiod Sensitivity and Assessing the Importance of QTLxEnvironment Interaction for Flowering Time in Maize</text:p>
          </table:table-cell>
        </table:table-row>
        <table:table-row table:style-name="ro1">
          <table:table-cell office:value-type="string" calcext:value-type="string">
            <text:p>MASS SPAWNING OF CORALS ON A HIGH-LATITUDE CORAL-REEF</text:p>
          </table:table-cell>
        </table:table-row>
        <table:table-row table:style-name="ro1">
          <table:table-cell table:style-name="ce1" office:value-type="string" calcext:value-type="string">
            <text:p>Maternal photoperiod effect on and geographic variation of diapause incidence in Cotesia plutellae (Hymenoptera : Braconidae) from China</text:p>
          </table:table-cell>
        </table:table-row>
        <table:table-row table:style-name="ro1">
          <table:table-cell table:style-name="ce1" office:value-type="string" calcext:value-type="string">
            <text:p>Maternal temperature has different effects on the photoperiodic response and duration of larval diapause in blow fly (Calliphora vicina) strains collected at two latitudes</text:p>
          </table:table-cell>
        </table:table-row>
        <table:table-row table:style-name="ro1">
          <table:table-cell office:value-type="string" calcext:value-type="string">
            <text:p>Maternal temperature has different effects on the photoperiodic response and duration of larval diapause in blow fly (Calliphora vicina) strains collected at two latitudes</text:p>
          </table:table-cell>
        </table:table-row>
        <table:table-row table:style-name="ro1">
          <table:table-cell office:value-type="string" calcext:value-type="string">
            <text:p>Mathematical Models Light Up Plant Signaling</text:p>
          </table:table-cell>
        </table:table-row>
        <table:table-row table:style-name="ro1">
          <table:table-cell table:style-name="ce1" office:value-type="string" calcext:value-type="string">
            <text:p>Mating compatibility among populations of codling moth Cydia pomonella Linnaeus (Lepidoptera: Tortricidae) from different geographic origins</text:p>
          </table:table-cell>
        </table:table-row>
        <table:table-row table:style-name="ro1">
          <table:table-cell office:value-type="string" calcext:value-type="string">
            <text:p>Maturity Group Classification and Maturity Locus Genotyping of Early-Maturing Soybean Varieties from High-Latitude Cold Regions</text:p>
          </table:table-cell>
        </table:table-row>
        <table:table-row table:style-name="ro1">
          <table:table-cell office:value-type="string" calcext:value-type="string">
            <text:p>Maximal changes in daily photoperiod around the vernal equinox wind the circannual clock in Spotted Munias at low and mid latitudes</text:p>
          </table:table-cell>
        </table:table-row>
        <table:table-row table:style-name="ro1">
          <table:table-cell office:value-type="string" calcext:value-type="string">
            <text:p>Mechanisms controlling time measurement in plants and their significance in natural populations</text:p>
          </table:table-cell>
        </table:table-row>
        <table:table-row table:style-name="ro1">
          <table:table-cell table:style-name="ce1" office:value-type="string" calcext:value-type="string">
            <text:p>MECHANISMS OF INTERFERENCE COMPETITION IN THE WESTERN TREE-HOLE MOSQUITO, AEDES-SIERRENSIS</text:p>
          </table:table-cell>
        </table:table-row>
        <table:table-row table:style-name="ro1">
          <table:table-cell office:value-type="string" calcext:value-type="string">
            <text:p>Mediterranean blue tits as a case study of local adaptation</text:p>
          </table:table-cell>
        </table:table-row>
        <table:table-row table:style-name="ro1">
          <table:table-cell office:value-type="string" calcext:value-type="string">
            <text:p>Melatonin - Nature's most versatile biological signal?</text:p>
          </table:table-cell>
        </table:table-row>
        <table:table-row table:style-name="ro1">
          <table:table-cell office:value-type="string" calcext:value-type="string">
            <text:p>Melatonin and human reproduction</text:p>
          </table:table-cell>
        </table:table-row>
        <table:table-row table:style-name="ro1">
          <table:table-cell office:value-type="string" calcext:value-type="string">
            <text:p>Melatonin and the seasonal control of reproduction</text:p>
          </table:table-cell>
        </table:table-row>
        <table:table-row table:style-name="ro1">
          <table:table-cell office:value-type="string" calcext:value-type="string">
            <text:p>Melatonin as a chemical indicator of environmental light-dark cycle</text:p>
          </table:table-cell>
        </table:table-row>
        <table:table-row table:style-name="ro1">
          <table:table-cell office:value-type="string" calcext:value-type="string">
            <text:p>Melatonin excretion with affect disorders over age 60</text:p>
          </table:table-cell>
        </table:table-row>
        <table:table-row table:style-name="ro1">
          <table:table-cell office:value-type="string" calcext:value-type="string">
            <text:p>MELATONIN IN PLANTS MULTIPURPOSE MOLECULE</text:p>
          </table:table-cell>
        </table:table-row>
        <table:table-row table:style-name="ro1">
          <table:table-cell office:value-type="string" calcext:value-type="string">
            <text:p>Melatonin receptors in red deer fetuses (Cervus elaphus)</text:p>
          </table:table-cell>
        </table:table-row>
        <table:table-row table:style-name="ro1">
          <table:table-cell office:value-type="string" calcext:value-type="string">
            <text:p>Melatonin rhythms and pineal structure in a tropical bat, Anoura geoffroyi, that does not use photoperiod to regulate seasonal reproduction</text:p>
          </table:table-cell>
        </table:table-row>
        <table:table-row table:style-name="ro1">
          <table:table-cell office:value-type="string" calcext:value-type="string">
            <text:p>Melatonin-Dependent Timing of Seasonal Reproduction by the Pars Tuberalis: Pivotal Roles for Long Daylengths and Thyroid Hormones</text:p>
          </table:table-cell>
        </table:table-row>
        <table:table-row table:style-name="ro1">
          <table:table-cell office:value-type="string" calcext:value-type="string">
            <text:p>Melatonin, adolescence, and the brain: An insight into the period-specific influences of a multifunctional signaling molecule</text:p>
          </table:table-cell>
        </table:table-row>
        <table:table-row table:style-name="ro1">
          <table:table-cell office:value-type="string" calcext:value-type="string">
            <text:p>Melatonin: marvel or marker?</text:p>
          </table:table-cell>
        </table:table-row>
        <table:table-row table:style-name="ro1">
          <table:table-cell table:style-name="ce1" office:value-type="string" calcext:value-type="string">
            <text:p>Mendelian Inheritance of Pupal Diapause in the Flesh Fly, Sarcophaga bullata</text:p>
          </table:table-cell>
        </table:table-row>
        <table:table-row table:style-name="ro1">
          <table:table-cell office:value-type="string" calcext:value-type="string">
            <text:p>Mendelian Inheritance of Pupal Diapause in the Flesh Fly, Sarcophaga bullata</text:p>
          </table:table-cell>
        </table:table-row>
        <table:table-row table:style-name="ro1">
          <table:table-cell office:value-type="string" calcext:value-type="string">
            <text:p>Metabolic and cardiovascular adjustments of juvenile green turtles to seasonal changes in temperature and photoperiod</text:p>
          </table:table-cell>
        </table:table-row>
        <table:table-row table:style-name="ro1">
          <table:table-cell office:value-type="string" calcext:value-type="string">
            <text:p>METABOLISM, THERMOGENESIS AND DAILY RHYTHM OF BODY-TEMPERATURE IN THE WOOD LEMMING, MYOPUS SCHISTICOLOR</text:p>
          </table:table-cell>
        </table:table-row>
        <table:table-row table:style-name="ro1">
          <table:table-cell office:value-type="string" calcext:value-type="string">
            <text:p>Metabolite signature during short-day induced growth cessation in Populus</text:p>
          </table:table-cell>
        </table:table-row>
        <table:table-row table:style-name="ro1">
          <table:table-cell table:style-name="ce1" office:value-type="string" calcext:value-type="string">
            <text:p>Metabolome dynamics of diapause in the butterfly Pieris napi: distinguishing maintenance, termination and post-diapause phases</text:p>
          </table:table-cell>
        </table:table-row>
        <table:table-row table:style-name="ro1">
          <table:table-cell office:value-type="string" calcext:value-type="string">
            <text:p>Methylation of the circadian Clock gene in the offspring of a free-living passerine bird increases with maternal and individual exposure to PM10</text:p>
          </table:table-cell>
        </table:table-row>
        <table:table-row table:style-name="ro1">
          <table:table-cell table:style-name="ce1" office:value-type="string" calcext:value-type="string">
            <text:p>Microarrays Reveal Early Transcriptional Events during the Termination of Larval Diapause in Natural Populations of the Mosquito, Wyeomyia smithii</text:p>
          </table:table-cell>
        </table:table-row>
        <table:table-row table:style-name="ro1">
          <table:table-cell office:value-type="string" calcext:value-type="string">
            <text:p>Micropropagation of field-grown perennial teosinte from node culture</text:p>
          </table:table-cell>
        </table:table-row>
        <table:table-row table:style-name="ro1">
          <table:table-cell office:value-type="string" calcext:value-type="string">
            <text:p>MicroRNA-16 Modulates Melatonin-Induced Cell Growth in the Mouse-Derived Spermatogonia Cell Line GC-1 spg Cells by Targeting Ccnd1</text:p>
          </table:table-cell>
        </table:table-row>
        <table:table-row table:style-name="ro1">
          <table:table-cell table:style-name="ce1" office:value-type="string" calcext:value-type="string">
            <text:p>MicroRNAs are differentially abundant during Aedes albopictus diapause maintenance but not diapause induction</text:p>
          </table:table-cell>
        </table:table-row>
        <table:table-row table:style-name="ro1">
          <table:table-cell office:value-type="string" calcext:value-type="string">
            <text:p>Microsatellite analysis of wheat chromosome 2D allows the reconstruction of chromosomal inheritance in pedigrees of breeding programmes</text:p>
          </table:table-cell>
        </table:table-row>
        <table:table-row table:style-name="ro1">
          <table:table-cell table:style-name="ce1" office:value-type="string" calcext:value-type="string">
            <text:p>Microsatellites reveal genetic differentiation among populations in an insect species with high genetic variability in dispersal, the codling moth, Cydia pomonella (L.) (Lepidoptera: Tortricidae)</text:p>
          </table:table-cell>
        </table:table-row>
        <table:table-row table:style-name="ro1">
          <table:table-cell office:value-type="string" calcext:value-type="string">
            <text:p>MidnightSun: Software for determining light exposure and phase-shifting schedules during global travel</text:p>
          </table:table-cell>
        </table:table-row>
        <table:table-row table:style-name="ro1">
          <table:table-cell office:value-type="string" calcext:value-type="string">
            <text:p>Migration Flight of Carrot Psyllid (Trioza apicalis) at Various Latitudes is Independent of Local Phenology</text:p>
          </table:table-cell>
        </table:table-row>
        <table:table-row table:style-name="ro1">
          <table:table-cell table:style-name="ce1" office:value-type="string" calcext:value-type="string">
            <text:p>Mitochondrial DNA analysis of the introduced fall webworm, showing its shift in life cycle in Japan</text:p>
          </table:table-cell>
        </table:table-row>
        <table:table-row table:style-name="ro1">
          <table:table-cell table:style-name="ce1" office:value-type="string" calcext:value-type="string">
            <text:p>Mitochondrial DNA revealed the extent of genetic diversity and invasion origin of populations from two separate invaded areas of a newly invasive pest, Cydia pomonella (L.) (Lepidoptera: Tortricidae) in China</text:p>
          </table:table-cell>
        </table:table-row>
        <table:table-row table:style-name="ro1">
          <table:table-cell table:style-name="ce1" office:value-type="string" calcext:value-type="string">
            <text:p>Mixed life cycles in the transitional zone between voltinisms in the fall webworm, Hyphantria cunea</text:p>
          </table:table-cell>
        </table:table-row>
        <table:table-row table:style-name="ro1">
          <table:table-cell office:value-type="string" calcext:value-type="string">
            <text:p>Modeling Chilling Requirement and Diurnal Temperature Differences on Flowering and Yield Performance in Strawberry Crown Production</text:p>
          </table:table-cell>
        </table:table-row>
        <table:table-row table:style-name="ro1">
          <table:table-cell office:value-type="string" calcext:value-type="string">
            <text:p>Modeling Dormant Bud Cold Hardiness and Budbreak in Twenty-Three Vitis Genotypes Reveals Variation by Region of Origin</text:p>
          </table:table-cell>
        </table:table-row>
        <table:table-row table:style-name="ro1">
          <table:table-cell office:value-type="string" calcext:value-type="string">
            <text:p>Modeling genetic effects on the photothermal response of soybean phenological development</text:p>
          </table:table-cell>
        </table:table-row>
        <table:table-row table:style-name="ro1">
          <table:table-cell office:value-type="string" calcext:value-type="string">
            <text:p>MODELING GENOTYPIC AND ENVIRONMENTAL-CONTROL OF LEAF-AREA DYNAMICS IN GRAIN-SORGHUM .2. INDIVIDUAL LEAF LEVEL</text:p>
          </table:table-cell>
        </table:table-row>
        <table:table-row table:style-name="ro1">
          <table:table-cell office:value-type="string" calcext:value-type="string">
            <text:p>Modeling of sorghum response to photoperiod: a threshold-hyperbolic approach</text:p>
          </table:table-cell>
        </table:table-row>
        <table:table-row table:style-name="ro1">
          <table:table-cell office:value-type="string" calcext:value-type="string">
            <text:p>Modeling spatiotemporal variations in leaf coloring date of three tree species across China</text:p>
          </table:table-cell>
        </table:table-row>
        <table:table-row table:style-name="ro1">
          <table:table-cell office:value-type="string" calcext:value-type="string">
            <text:p>Modeling the photoperiodic entrainment of the plant circadian clock</text:p>
          </table:table-cell>
        </table:table-row>
        <table:table-row table:style-name="ro1">
          <table:table-cell office:value-type="string" calcext:value-type="string">
            <text:p>Modelling photoperiod and temperature responses of flowering in quinoa (Chenopodium quinoa Willd.)</text:p>
          </table:table-cell>
        </table:table-row>
        <table:table-row table:style-name="ro1">
          <table:table-cell office:value-type="string" calcext:value-type="string">
            <text:p>Modelling post-emergent hemp phenology (Cannabis sativa L.): Theory and evaluation</text:p>
          </table:table-cell>
        </table:table-row>
        <table:table-row table:style-name="ro1">
          <table:table-cell office:value-type="string" calcext:value-type="string">
            <text:p>Modelling the basin-scale demography of Calanus finmarchicus in the north-east Atlantic</text:p>
          </table:table-cell>
        </table:table-row>
        <table:table-row table:style-name="ro1">
          <table:table-cell office:value-type="string" calcext:value-type="string">
            <text:p>Modelling the dynamics of carbon-nitrogen metabolism in the unicellular diazotrophic cyanobacterium Crocosphaera watsonii WH8501, under variable light regimes</text:p>
          </table:table-cell>
        </table:table-row>
        <table:table-row table:style-name="ro1">
          <table:table-cell office:value-type="string" calcext:value-type="string">
            <text:p>Modelling the timing of Betula pubescens budburst. II. Integrating complex effects of photoperiod into process-based models</text:p>
          </table:table-cell>
        </table:table-row>
        <table:table-row table:style-name="ro1">
          <table:table-cell office:value-type="string" calcext:value-type="string">
            <text:p>Moderate-intensity blue radiation can regulate flowering, but not extension growth, of several photoperiodic ornamental crops</text:p>
          </table:table-cell>
        </table:table-row>
        <table:table-row table:style-name="ro1">
          <table:table-cell table:style-name="ce1" office:value-type="string" calcext:value-type="string">
            <text:p>MODES OF SEASONAL ADAPTATION IN INSECTS .1. WINTER SURVIVAL</text:p>
          </table:table-cell>
        </table:table-row>
        <table:table-row table:style-name="ro1">
          <table:table-cell office:value-type="string" calcext:value-type="string">
            <text:p>Molecular and Evolutionary Analysis of the Hd6 Photoperiod Sensitivity Gene Within Genus Oryza</text:p>
          </table:table-cell>
        </table:table-row>
        <table:table-row table:style-name="ro1">
          <table:table-cell office:value-type="string" calcext:value-type="string">
            <text:p>Molecular basis for regulating seasonal reproduction in vertebrates</text:p>
          </table:table-cell>
        </table:table-row>
        <table:table-row table:style-name="ro1">
          <table:table-cell office:value-type="string" calcext:value-type="string">
            <text:p>Molecular control of seasonal flowering in rice, arabidopsis and temperate cereals</text:p>
          </table:table-cell>
        </table:table-row>
        <table:table-row table:style-name="ro1">
          <table:table-cell office:value-type="string" calcext:value-type="string">
            <text:p>Molecular Evolution of the Sorghum Maturity Gene Ma(3)</text:p>
          </table:table-cell>
        </table:table-row>
        <table:table-row table:style-name="ro1">
          <table:table-cell office:value-type="string" calcext:value-type="string">
            <text:p>Molecular genetics analysis of onion (Allium cepa L.) adaptive physiology of bulb</text:p>
          </table:table-cell>
        </table:table-row>
        <table:table-row table:style-name="ro1">
          <table:table-cell table:style-name="ce1" office:value-type="string" calcext:value-type="string">
            <text:p>Molecular Identification and Evaluation of Orius species (Heteroptera: Anthocoridae) as Biological Control Agents</text:p>
          </table:table-cell>
        </table:table-row>
        <table:table-row table:style-name="ro1">
          <table:table-cell office:value-type="string" calcext:value-type="string">
            <text:p>Molecular mechanism of photoperiodic time measurement in the brain of Japanese quail</text:p>
          </table:table-cell>
        </table:table-row>
        <table:table-row table:style-name="ro1">
          <table:table-cell office:value-type="string" calcext:value-type="string">
            <text:p>Molecular mechanisms of flowering under long days and stem growth habit in soybean</text:p>
          </table:table-cell>
        </table:table-row>
        <table:table-row table:style-name="ro1">
          <table:table-cell table:style-name="ce1" office:value-type="string" calcext:value-type="string">
            <text:p>Molecular phylogeny and population structure of the codling moth (Cydia pomonella) in Central Europe: I. Ancient clade splitting revealed by mitochondrial haplotype markers</text:p>
          </table:table-cell>
        </table:table-row>
        <table:table-row table:style-name="ro1">
          <table:table-cell table:style-name="ce1" office:value-type="string" calcext:value-type="string">
            <text:p>Molecular phylogeny and population structure of the codling moth (Cydia pomonella) in Central Europe: II. AFLP analysis reflects human-aided local adaptation of a global pest species</text:p>
          </table:table-cell>
        </table:table-row>
        <table:table-row table:style-name="ro1">
          <table:table-cell office:value-type="string" calcext:value-type="string">
            <text:p>MOLT AND BASAL METABOLIC COSTS IN MALES OF 2 SUBSPECIES OF STONECHATS - THE EUROPEAN SAXICOLA-TORQUATA-RUBICULA AND THE EAST-AFRICAN SAXICOLA-TORQUATA-AXILLARIS</text:p>
          </table:table-cell>
        </table:table-row>
        <table:table-row table:style-name="ro1">
          <table:table-cell table:style-name="ce1" office:value-type="string" calcext:value-type="string">
            <text:p>Monoclonal aphid colonies and the measurement of clonal fitness</text:p>
          </table:table-cell>
        </table:table-row>
        <table:table-row table:style-name="ro1">
          <table:table-cell office:value-type="string" calcext:value-type="string">
            <text:p>Morphological and phenological variation in the wild relatives of lentil</text:p>
          </table:table-cell>
        </table:table-row>
        <table:table-row table:style-name="ro1">
          <table:table-cell office:value-type="string" calcext:value-type="string">
            <text:p>Morphological variation within Antechinus agilis and Antechinus stuartii (Marsupialia : Dasyuridae)</text:p>
          </table:table-cell>
        </table:table-row>
        <table:table-row table:style-name="ro1">
          <table:table-cell table:style-name="ce1" office:value-type="string" calcext:value-type="string">
            <text:p>Mosquito Diapause</text:p>
          </table:table-cell>
        </table:table-row>
        <table:table-row table:style-name="ro1">
          <table:table-cell office:value-type="string" calcext:value-type="string">
            <text:p>Mosquito Diapause</text:p>
          </table:table-cell>
        </table:table-row>
        <table:table-row table:style-name="ro1">
          <table:table-cell office:value-type="string" calcext:value-type="string">
            <text:p>Mouse period1 (mPER1) acts as a circadian adaptor to entrain the oscillator to environmental light/dark cycles by regulating mPER2 protein</text:p>
          </table:table-cell>
        </table:table-row>
        <table:table-row table:style-name="ro1">
          <table:table-cell table:style-name="ce1" office:value-type="string" calcext:value-type="string">
            <text:p>Movement of insect pests in agricultural landscapes</text:p>
          </table:table-cell>
        </table:table-row>
        <table:table-row table:style-name="ro1">
          <table:table-cell office:value-type="string" calcext:value-type="string">
            <text:p>Multiparental Mapping of Plant Height and Flowering Time QTL in Partially Isogenic Sorghum Families</text:p>
          </table:table-cell>
        </table:table-row>
        <table:table-row table:style-name="ro1">
          <table:table-cell office:value-type="string" calcext:value-type="string">
            <text:p>Multiple alleles at Early flowering 1 locus making variation in the basic vegetative growth period in rice (Oryza sativa L.)</text:p>
          </table:table-cell>
        </table:table-row>
        <table:table-row table:style-name="ro1">
          <table:table-cell office:value-type="string" calcext:value-type="string">
            <text:p>MULTIPLE-SCLEROSIS AND LATITUDE - A NEW PERSPECTIVE ON AN OLD ASSOCIATION</text:p>
          </table:table-cell>
        </table:table-row>
        <table:table-row table:style-name="ro1">
          <table:table-cell office:value-type="string" calcext:value-type="string">
            <text:p>Mutation at the circadian clock gene EARLY MATURITY 8 adapts domesticated barley (Hordeum vulgare) to short growing seasons</text:p>
          </table:table-cell>
        </table:table-row>
        <table:table-row table:style-name="ro1">
          <table:table-cell office:value-type="string" calcext:value-type="string">
            <text:p>My Experiences on Physiological Research on Sugarcane in India</text:p>
          </table:table-cell>
        </table:table-row>
        <table:table-row table:style-name="ro1">
          <table:table-cell table:style-name="ce1" office:value-type="string" calcext:value-type="string">
            <text:p>Myo-inositol as a main metabolite in overwintering flies: seasonal metabolomic profiles and cold stress tolerance in a northern drosophilid fly</text:p>
          </table:table-cell>
        </table:table-row>
        <table:table-row table:style-name="ro1">
          <table:table-cell office:value-type="string" calcext:value-type="string">
            <text:p>Myopia and natural lighting extremes: risk factors in Finnish army conscripts</text:p>
          </table:table-cell>
        </table:table-row>
        <table:table-row table:style-name="ro1">
          <table:table-cell table:style-name="ce1" office:value-type="string" calcext:value-type="string">
            <text:p>Natural variability in the seasonal occurrence and densities of adult populations of Ochlerotatus sierrensis</text:p>
          </table:table-cell>
        </table:table-row>
        <table:table-row table:style-name="ro1">
          <table:table-cell table:style-name="ce1" office:value-type="string" calcext:value-type="string">
            <text:p>Natural Variation and Genetics of Photoperiodism in Wyeomyia smithii</text:p>
          </table:table-cell>
        </table:table-row>
        <table:table-row table:style-name="ro1">
          <table:table-cell office:value-type="string" calcext:value-type="string">
            <text:p>Natural variation at the soybean J locus improves adaptation to the tropics and enhances yield</text:p>
          </table:table-cell>
        </table:table-row>
        <table:table-row table:style-name="ro1">
          <table:table-cell office:value-type="string" calcext:value-type="string">
            <text:p>Natural variation in Early flowering1 contributes to early flowering in japonica rice under long days</text:p>
          </table:table-cell>
        </table:table-row>
        <table:table-row table:style-name="ro1">
          <table:table-cell office:value-type="string" calcext:value-type="string">
            <text:p>Natural Variation in OsPRR37 Regulates Heading Date and Contributes to Rice Cultivation at a Wide Range of Latitudes</text:p>
          </table:table-cell>
        </table:table-row>
        <table:table-row table:style-name="ro1">
          <table:table-cell office:value-type="string" calcext:value-type="string">
            <text:p>Natural variation in photoperiodic flowering pathway and identification of photoperiod-insensitive accessions in wild wheat, Aegilops tauschii</text:p>
          </table:table-cell>
        </table:table-row>
        <table:table-row table:style-name="ro1">
          <table:table-cell office:value-type="string" calcext:value-type="string">
            <text:p>Natural variation in transcriptional rhythms modulates photoperiodic responses</text:p>
          </table:table-cell>
        </table:table-row>
        <table:table-row table:style-name="ro1">
          <table:table-cell office:value-type="string" calcext:value-type="string">
            <text:p>Natural variation involving deletion alleles of FRIGIDA modulate temperature-sensitive flowering responses in Arabidopsis thaliana</text:p>
          </table:table-cell>
        </table:table-row>
        <table:table-row table:style-name="ro1">
          <table:table-cell table:style-name="ce1" office:value-type="string" calcext:value-type="string">
            <text:p>NATURE OF GENETIC VARIANCE INFLUENCING PHOTOPERIODIC DIAPAUSE IN A MIGRANT INSECT, ONCOPELTUS-FASCIATUS</text:p>
          </table:table-cell>
        </table:table-row>
        <table:table-row table:style-name="ro1">
          <table:table-cell table:style-name="ce1" office:value-type="string" calcext:value-type="string">
            <text:p>Negative genetic correlation between diapause duration and fecundity after diapause in a spider mite</text:p>
          </table:table-cell>
        </table:table-row>
        <table:table-row table:style-name="ro1">
          <table:table-cell office:value-type="string" calcext:value-type="string">
            <text:p>Neuroendocrine and Genetic Control of Seasonal Reproduction in Sheep and Goats</text:p>
          </table:table-cell>
        </table:table-row>
        <table:table-row table:style-name="ro1">
          <table:table-cell office:value-type="string" calcext:value-type="string">
            <text:p>Neuroendocrine control of seasonal reproduction in the ewe</text:p>
          </table:table-cell>
        </table:table-row>
        <table:table-row table:style-name="ro1">
          <table:table-cell office:value-type="string" calcext:value-type="string">
            <text:p>Neuroendocrine interactions and seasonality</text:p>
          </table:table-cell>
        </table:table-row>
        <table:table-row table:style-name="ro1">
          <table:table-cell table:style-name="ce1" office:value-type="string" calcext:value-type="string">
            <text:p>New insights into the biology and ecology of Cydia pomonella from apple orchards in Croatia</text:p>
          </table:table-cell>
        </table:table-row>
        <table:table-row table:style-name="ro1">
          <table:table-cell table:style-name="ce1" office:value-type="string" calcext:value-type="string">
            <text:p>Niche Overlap of Congeneric Invaders Supports a Single-Species Hypothesis and Provides Insight into Future Invasion Risk: Implications for Global Management of the Bactrocera dorsalis Complex</text:p>
          </table:table-cell>
        </table:table-row>
        <table:table-row table:style-name="ro1">
          <table:table-cell table:style-name="ce1" office:value-type="string" calcext:value-type="string">
            <text:p>Night-interrupting light inhibits diapause induction in the Kanzawa spider mite, Tetranychus kanzawai Kishida (Acari: Tetranychidae)</text:p>
          </table:table-cell>
        </table:table-row>
        <table:table-row table:style-name="ro1">
          <table:table-cell office:value-type="string" calcext:value-type="string">
            <text:p>Nitrogen fixation and respiratory electron transport in the cyanobacterium Cyanothece under different light/dark cycles</text:p>
          </table:table-cell>
        </table:table-row>
        <table:table-row table:style-name="ro1">
          <table:table-cell office:value-type="string" calcext:value-type="string">
            <text:p>No photoperiodoc control of the formation of turions in eight clones of Spirodela polyrhiza</text:p>
          </table:table-cell>
        </table:table-row>
        <table:table-row table:style-name="ro1">
          <table:table-cell office:value-type="string" calcext:value-type="string">
            <text:p>Non-photoperiodic factors and timing of breeding in blue tits: Impact of environmental and social influences in semi-natural conditions</text:p>
          </table:table-cell>
        </table:table-row>
        <table:table-row table:style-name="ro1">
          <table:table-cell table:style-name="ce1" office:value-type="string" calcext:value-type="string">
            <text:p>NONDIAPAUSING STRAIN OF PINK BOLLWORM FROM SOUTHERN INDIA</text:p>
          </table:table-cell>
        </table:table-row>
        <table:table-row table:style-name="ro1">
          <table:table-cell table:style-name="ce1" office:value-type="string" calcext:value-type="string">
            <text:p>NORTH SOUTH DIFFERENCES IN CIRCADIAN ECLOSION RHYTHM IN EUROPEAN POPULATIONS OF DROSOPHILA-SUBOBSCURA</text:p>
          </table:table-cell>
        </table:table-row>
        <table:table-row table:style-name="ro1">
          <table:table-cell office:value-type="string" calcext:value-type="string">
            <text:p>NORTH SOUTH DIFFERENCES IN CIRCADIAN ECLOSION RHYTHM IN EUROPEAN POPULATIONS OF DROSOPHILA-SUBOBSCURA</text:p>
          </table:table-cell>
        </table:table-row>
        <table:table-row table:style-name="ro1">
          <table:table-cell table:style-name="ce1" office:value-type="string" calcext:value-type="string">
            <text:p>Northerly shift in voltinism watershed in Hyphantria cunea (Drury) (Lepidoptera: Arctiidae) along the Japan Sea coast: Evidence of global warming?</text:p>
          </table:table-cell>
        </table:table-row>
        <table:table-row table:style-name="ro1">
          <table:table-cell office:value-type="string" calcext:value-type="string">
            <text:p>Northerly shift in voltinism watershed in Hyphantria cunea (Drury) (Lepidoptera: Arctiidae) along the Japan Sea coast: Evidence of global warming?</text:p>
          </table:table-cell>
        </table:table-row>
        <table:table-row table:style-name="ro1">
          <table:table-cell table:style-name="ce1" office:value-type="string" calcext:value-type="string">
            <text:p>Northern Drosophila montana flies show variation both within and between cline populations in the critical day length evoking reproductive diapause</text:p>
          </table:table-cell>
        </table:table-row>
        <table:table-row table:style-name="ro1">
          <table:table-cell office:value-type="string" calcext:value-type="string">
            <text:p>Northern Drosophila montana flies show variation both within and between cline populations in the critical day length evoking reproductive diapause</text:p>
          </table:table-cell>
        </table:table-row>
        <table:table-row table:style-name="ro1">
          <table:table-cell office:value-type="string" calcext:value-type="string">
            <text:p>Northern geometrid forest pests (Lepidoptera: Geometridae) hatch at lower temperatures than their southern conspecifics: Implications of climate change</text:p>
          </table:table-cell>
        </table:table-row>
        <table:table-row table:style-name="ro1">
          <table:table-cell table:style-name="ce1" office:value-type="string" calcext:value-type="string">
            <text:p>Northward Range Expansion of Nezara viridula in Kinki District, Japan: Expansion Speed</text:p>
          </table:table-cell>
        </table:table-row>
        <table:table-row table:style-name="ro1">
          <table:table-cell table:style-name="ce1" office:value-type="string" calcext:value-type="string">
            <text:p>Northward range expansion requires synchronization of both overwintering behaviour and physiology with photoperiod in the invasive Colorado potato beetle (Leptinotarsa decemlineata)</text:p>
          </table:table-cell>
        </table:table-row>
        <table:table-row table:style-name="ro1">
          <table:table-cell office:value-type="string" calcext:value-type="string">
            <text:p>Northward range expansion requires synchronization of both overwintering behaviour and physiology with photoperiod in the invasive Colorado potato beetle (Leptinotarsa decemlineata)</text:p>
          </table:table-cell>
        </table:table-row>
        <table:table-row table:style-name="ro1">
          <table:table-cell table:style-name="ce1" office:value-type="string" calcext:value-type="string">
            <text:p>Notes on biometric variability in invasive species: the case of Psacothea hilaris hilaris</text:p>
          </table:table-cell>
        </table:table-row>
        <table:table-row table:style-name="ro1">
          <table:table-cell office:value-type="string" calcext:value-type="string">
            <text:p>Notes on biometric variability in invasive species: the case of Psacothea hilaris hilaris</text:p>
          </table:table-cell>
        </table:table-row>
        <table:table-row table:style-name="ro1">
          <table:table-cell office:value-type="string" calcext:value-type="string">
            <text:p>Nucleotide diversity at two phytochrome loci along a latitudinal cline in Pinus sylvestris</text:p>
          </table:table-cell>
        </table:table-row>
        <table:table-row table:style-name="ro1">
          <table:table-cell office:value-type="string" calcext:value-type="string">
            <text:p>Occurrence of Ayu (Plecoglossus altivelis) larvae in northern Vietnam</text:p>
          </table:table-cell>
        </table:table-row>
        <table:table-row table:style-name="ro1">
          <table:table-cell office:value-type="string" calcext:value-type="string">
            <text:p>On critical night lengths and temperature compensation in the photoperiodic response of two geographical clones of the black bean aphid, Aphis fabae</text:p>
          </table:table-cell>
        </table:table-row>
        <table:table-row table:style-name="ro1">
          <table:table-cell table:style-name="ce1" office:value-type="string" calcext:value-type="string">
            <text:p>On the Adaptive Significance of Circadian Clocks for Their Owners</text:p>
          </table:table-cell>
        </table:table-row>
        <table:table-row table:style-name="ro1">
          <table:table-cell office:value-type="string" calcext:value-type="string">
            <text:p>On the problem of ecological evolution in Volvox</text:p>
          </table:table-cell>
        </table:table-row>
        <table:table-row table:style-name="ro1">
          <table:table-cell office:value-type="string" calcext:value-type="string">
            <text:p>On the relationship between fertility and geographic latitude: A cross-national study</text:p>
          </table:table-cell>
        </table:table-row>
        <table:table-row table:style-name="ro1">
          <table:table-cell table:style-name="ce1" office:value-type="string" calcext:value-type="string">
            <text:p>On the relevance of using laboratory selection to study the adaptive value of circadian clocks</text:p>
          </table:table-cell>
        </table:table-row>
        <table:table-row table:style-name="ro1">
          <table:table-cell office:value-type="string" calcext:value-type="string">
            <text:p>Oospore production of Phytophthora infestans in potato and tomato leaves</text:p>
          </table:table-cell>
        </table:table-row>
        <table:table-row table:style-name="ro1">
          <table:table-cell office:value-type="string" calcext:value-type="string">
            <text:p>Opsin Clines in Butterflies Suggest Novel Roles for Insect Photopigments</text:p>
          </table:table-cell>
        </table:table-row>
        <table:table-row table:style-name="ro1">
          <table:table-cell office:value-type="string" calcext:value-type="string">
            <text:p>Optimal migration schedules depend on the landscape and the physical environment: a dynamic modeling view</text:p>
          </table:table-cell>
        </table:table-row>
        <table:table-row table:style-name="ro1">
          <table:table-cell office:value-type="string" calcext:value-type="string">
            <text:p>Optimal Regulation of the Balance between Productivity and Overwintering of Perennial Grasses in a Warmer Climate</text:p>
          </table:table-cell>
        </table:table-row>
        <table:table-row table:style-name="ro1">
          <table:table-cell table:style-name="ce1" office:value-type="string" calcext:value-type="string">
            <text:p>Optimization an Optimal Artificial Diet for the Predatory Bug Orius sauteri (Hemiptera: Anthocoridae)</text:p>
          </table:table-cell>
        </table:table-row>
        <table:table-row table:style-name="ro1">
          <table:table-cell office:value-type="string" calcext:value-type="string">
            <text:p>Optimization of Thermal Shock for Poliplody Induction in Rainbow Trout (Oncorhynchus mykiss) under Photoperiodic Control of Spawning</text:p>
          </table:table-cell>
        </table:table-row>
        <table:table-row table:style-name="ro1">
          <table:table-cell office:value-type="string" calcext:value-type="string">
            <text:p>OPTIMUM USE OF SUBCUTANEOUS MELATONIN IMPLANTS TO ENHANCE THE REPRODUCTIVE-PERFORMANCE OF SEASONAL AND NONSEASONAL SHEEP JOINED IN SPRING AND EARLY SUMMER</text:p>
          </table:table-cell>
        </table:table-row>
        <table:table-row table:style-name="ro1">
          <table:table-cell table:style-name="ce1" office:value-type="string" calcext:value-type="string">
            <text:p>ORBITAL SINE CURVES AND HUMAN CONCEPTIONS IN THE UNITED-STATES-OF-AMERICA</text:p>
          </table:table-cell>
        </table:table-row>
        <table:table-row table:style-name="ro1">
          <table:table-cell office:value-type="string" calcext:value-type="string">
            <text:p>ORIGIN OF LEUKOMA-CANDIDA (STAUDINGER) IN JAPAN AS INFERRED FROM GEOGRAPHICAL VARIATION IN PHOTOPERIODIC RESPONSE</text:p>
          </table:table-cell>
        </table:table-row>
        <table:table-row table:style-name="ro1">
          <table:table-cell office:value-type="string" calcext:value-type="string">
            <text:p>Out-of-season control of reproduction in subtropical goats without exogenous hormonal treatments</text:p>
          </table:table-cell>
        </table:table-row>
        <table:table-row table:style-name="ro1">
          <table:table-cell office:value-type="string" calcext:value-type="string">
            <text:p>Over-expression of CONSTANS-LIKE 5 can induce flowering in short-day grown Arabidopsis</text:p>
          </table:table-cell>
        </table:table-row>
        <table:table-row table:style-name="ro1">
          <table:table-cell table:style-name="ce1" office:value-type="string" calcext:value-type="string">
            <text:p>Over-wintering stage polymorphism of a bruchine beetle: geographical variation in optimal diapause strategy</text:p>
          </table:table-cell>
        </table:table-row>
        <table:table-row table:style-name="ro1">
          <table:table-cell office:value-type="string" calcext:value-type="string">
            <text:p>Over-wintering stage polymorphism of a bruchine beetle: geographical variation in optimal diapause strategy</text:p>
          </table:table-cell>
        </table:table-row>
        <table:table-row table:style-name="ro1">
          <table:table-cell office:value-type="string" calcext:value-type="string">
            <text:p>Overexpression of the chimeric gene of the floral regulator CONSTANS and the EAR motif repressor causes late flowering in Arabidopsis</text:p>
          </table:table-cell>
        </table:table-row>
        <table:table-row table:style-name="ro1">
          <table:table-cell office:value-type="string" calcext:value-type="string">
            <text:p>OVERWINTERING BIOLOGY OF THE PREDATORY BUG ORIUS-ALBIDIPENNIS (HEMIPTERA, ANTHOCORIDAE) IN ISRAEL</text:p>
          </table:table-cell>
        </table:table-row>
        <table:table-row table:style-name="ro1">
          <table:table-cell table:style-name="ce1" office:value-type="string" calcext:value-type="string">
            <text:p>Overwintering in Drosophila melanogaster: outdoor field cage experiments on clinal and laboratory selected populations help to elucidate traits under selection</text:p>
          </table:table-cell>
        </table:table-row>
        <table:table-row table:style-name="ro1">
          <table:table-cell table:style-name="ce1" office:value-type="string" calcext:value-type="string">
            <text:p>Overwintering in the Bamboo Mosquito Tripteroides bambusa (Diptera: Culicidae) During a Warm, But Unpredictably Changing, Winter</text:p>
          </table:table-cell>
        </table:table-row>
        <table:table-row table:style-name="ro1">
          <table:table-cell office:value-type="string" calcext:value-type="string">
            <text:p>Overwintering of herbaceous plants in a changing climate. Still more questions than answers</text:p>
          </table:table-cell>
        </table:table-row>
        <table:table-row table:style-name="ro1">
          <table:table-cell table:style-name="ce1" office:value-type="string" calcext:value-type="string">
            <text:p>Overwintering strategies depending on high cold hardiness in nondiapause stages in Bruchidius dorsalis (Coleoptera : Bruchidae)</text:p>
          </table:table-cell>
        </table:table-row>
        <table:table-row table:style-name="ro1">
          <table:table-cell office:value-type="string" calcext:value-type="string">
            <text:p>Overwintering strategies in Calanus finmarchicus</text:p>
          </table:table-cell>
        </table:table-row>
        <table:table-row table:style-name="ro1">
          <table:table-cell table:style-name="ce1" office:value-type="string" calcext:value-type="string">
            <text:p>Overwintering Survival and Spring Emergence of Helicoverpa armigera (Lepidoptera: Noctuidae) in Northern Greece</text:p>
          </table:table-cell>
        </table:table-row>
        <table:table-row table:style-name="ro1">
          <table:table-cell table:style-name="ce1" office:value-type="string" calcext:value-type="string">
            <text:p>Oviposition model of overwintered adult Tetranychus urticae (Acari : Tetranychidae) and mite phenology on the ground cover in apple orchards</text:p>
          </table:table-cell>
        </table:table-row>
        <table:table-row table:style-name="ro1">
          <table:table-cell table:style-name="ce1" office:value-type="string" calcext:value-type="string">
            <text:p>OVIPOSITION RHYTHM OF DROSOPHILA-ALGONQUIN (DIPTERA, DROSOPHILIDAE)</text:p>
          </table:table-cell>
        </table:table-row>
        <table:table-row table:style-name="ro1">
          <table:table-cell office:value-type="string" calcext:value-type="string">
            <text:p>Ovulatory activity of female goats adapted to the subtropics is responsive to photoperiod</text:p>
          </table:table-cell>
        </table:table-row>
        <table:table-row table:style-name="ro1">
          <table:table-cell office:value-type="string" calcext:value-type="string">
            <text:p>OXYGEN-CONSUMPTION OF ENGORGED NYMPHS AND UNFED ADULTS OF HYALOMMA-ASIATICUM TICKS (ACARI, IXODIDAE) EXPOSED TO VARIOUS PHOTOPERIODS</text:p>
          </table:table-cell>
        </table:table-row>
        <table:table-row table:style-name="ro1">
          <table:table-cell office:value-type="string" calcext:value-type="string">
            <text:p>PALEOBOTANICAL EVIDENCE FOR THE ORIGINS OF TEMPERATE HARDWOODS</text:p>
          </table:table-cell>
        </table:table-row>
        <table:table-row table:style-name="ro1">
          <table:table-cell table:style-name="ce1" office:value-type="string" calcext:value-type="string">
            <text:p>Parallel invasions produce heterogenous patterns of life history adaptation: rapid divergence in an invasive insect</text:p>
          </table:table-cell>
        </table:table-row>
        <table:table-row table:style-name="ro1">
          <table:table-cell office:value-type="string" calcext:value-type="string">
            <text:p>PARAMETER-ESTIMATION FOR PREDICTING FLOWERING DATE OF SOYBEAN CULTIVARS</text:p>
          </table:table-cell>
        </table:table-row>
        <table:table-row table:style-name="ro1">
          <table:table-cell table:style-name="ce1" office:value-type="string" calcext:value-type="string">
            <text:p>PARASITISM OF NEWLY-HATCHED AEDES-SIERRENSIS (DIPTERA, CULICIDAE) LARVAE BY LAMBORNELLA-CLARKI (CILIOPHORA, TETRAHYMENIDAE) FOLLOWING HABITAT FLOODING</text:p>
          </table:table-cell>
        </table:table-row>
        <table:table-row table:style-name="ro1">
          <table:table-cell table:style-name="ce1" office:value-type="string" calcext:value-type="string">
            <text:p>PARTIAL PHOTOPERIODIC CONTROL OF DIAPAUSE IN 3 POPULATIONS OF THE FRESH-WATER COPEPOD DIAPTOMUS-SANGUINEUS</text:p>
          </table:table-cell>
        </table:table-row>
        <table:table-row table:style-name="ro1">
          <table:table-cell office:value-type="string" calcext:value-type="string">
            <text:p>Participation of endogenous circadian rhythm in photoperiodic time measurement during ovarian responses of the subtropical tree sparrow, Passer montanus</text:p>
          </table:table-cell>
        </table:table-row>
        <table:table-row table:style-name="ro1">
          <table:table-cell office:value-type="string" calcext:value-type="string">
            <text:p>Passerines may be sufficiently plastic to track temperature-mediated shifts in optimum lay date</text:p>
          </table:table-cell>
        </table:table-row>
        <table:table-row table:style-name="ro1">
          <table:table-cell office:value-type="string" calcext:value-type="string">
            <text:p>Pattern analysis of international sorghum multi-environment trials for grain-yield adaptation</text:p>
          </table:table-cell>
        </table:table-row>
        <table:table-row table:style-name="ro1">
          <table:table-cell office:value-type="string" calcext:value-type="string">
            <text:p>Pattern analysis on grain yield performance of Chinese and CIMMYT spring wheat cultivars sown in China and CIMMYT</text:p>
          </table:table-cell>
        </table:table-row>
        <table:table-row table:style-name="ro1">
          <table:table-cell office:value-type="string" calcext:value-type="string">
            <text:p>Pattern of gonad maturation in a highly stocked population of brown trout (Salmo trutta L., 1758) from Central Italy</text:p>
          </table:table-cell>
        </table:table-row>
        <table:table-row table:style-name="ro1">
          <table:table-cell table:style-name="ce1" office:value-type="string" calcext:value-type="string">
            <text:p>Patterns of diapause frequency and emergence in swede midges of southern Ontario</text:p>
          </table:table-cell>
        </table:table-row>
        <table:table-row table:style-name="ro1">
          <table:table-cell table:style-name="ce1" office:value-type="string" calcext:value-type="string">
            <text:p>Patterns of divergence across the geographic and genomic landscape of a butterfly hybrid zone associated with a climatic gradient</text:p>
          </table:table-cell>
        </table:table-row>
        <table:table-row table:style-name="ro1">
          <table:table-cell office:value-type="string" calcext:value-type="string">
            <text:p>Patterns of molecular and phenotypic diversity in pearl millet [Pennisetum glaucum (L.) R. Br.] from West and Central Africa and their relation to geographical and environmental parameters</text:p>
          </table:table-cell>
        </table:table-row>
        <table:table-row table:style-name="ro1">
          <table:table-cell office:value-type="string" calcext:value-type="string">
            <text:p>Patterns of parasite transmission in polar seas: Daily rhythms of cercarial emergence from intertidal snails</text:p>
          </table:table-cell>
        </table:table-row>
        <table:table-row table:style-name="ro1">
          <table:table-cell office:value-type="string" calcext:value-type="string">
            <text:p>Patterns of Spatial Variation of Assemblages Associated with Intertidal Rocky Shores: A Global Perspective</text:p>
          </table:table-cell>
        </table:table-row>
        <table:table-row table:style-name="ro1">
          <table:table-cell office:value-type="string" calcext:value-type="string">
            <text:p>Peeking into the bleak midwinter: Investigating nonbreeding strategies of Gentoo Penguins using a camera network</text:p>
          </table:table-cell>
        </table:table-row>
        <table:table-row table:style-name="ro1">
          <table:table-cell office:value-type="string" calcext:value-type="string">
            <text:p>Perinatal light imprinting of circadian clocks and systems (PLICCS): A signature of photoperiod around birth on circadian system stability and association with cancer</text:p>
          </table:table-cell>
        </table:table-row>
        <table:table-row table:style-name="ro1">
          <table:table-cell office:value-type="string" calcext:value-type="string">
            <text:p>Perinatal Light Imprinting of Circadian Clocks and Systems (PLICCS): The PLICCS and Cancer Hypothesis</text:p>
          </table:table-cell>
        </table:table-row>
        <table:table-row table:style-name="ro1">
          <table:table-cell table:style-name="ce1" office:value-type="string" calcext:value-type="string">
            <text:p>Period gene expression in relation to seasonality and circadian rhythms in the linden bug, Pyrrhocoris apterus (Heteroptera)</text:p>
          </table:table-cell>
        </table:table-row>
        <table:table-row table:style-name="ro1">
          <table:table-cell office:value-type="string" calcext:value-type="string">
            <text:p>pH gradients in the diffusive boundary layer of subarctic macrophytes</text:p>
          </table:table-cell>
        </table:table-row>
        <table:table-row table:style-name="ro1">
          <table:table-cell table:style-name="ce1" office:value-type="string" calcext:value-type="string">
            <text:p>Phase resetting and phase singularity of an insect circannual oscillator</text:p>
          </table:table-cell>
        </table:table-row>
        <table:table-row table:style-name="ro1">
          <table:table-cell office:value-type="string" calcext:value-type="string">
            <text:p>Phased cell division, specific division rates and other biological observations of Dinophysis populations in sub-surface layers off the south coast of Ireland</text:p>
          </table:table-cell>
        </table:table-row>
        <table:table-row table:style-name="ro1">
          <table:table-cell table:style-name="ce1" office:value-type="string" calcext:value-type="string">
            <text:p>PHENOLOGICAL ADAPTATIONS OF A COLONIZING INSECT - THE SOUTHWESTERN CORN-BORER, DIATRAEA-GRANDIOSELLA</text:p>
          </table:table-cell>
        </table:table-row>
        <table:table-row table:style-name="ro1">
          <table:table-cell office:value-type="string" calcext:value-type="string">
            <text:p>Phenological cues drive an apparent trade-off between freezing tolerance and growth in the family Salicaceae</text:p>
          </table:table-cell>
        </table:table-row>
        <table:table-row table:style-name="ro1">
          <table:table-cell office:value-type="string" calcext:value-type="string">
            <text:p>Phenological development of Brassica campestris, B-juncea, B-napus and B-carinata grown in controlled environments and from 14 sowing dates in the field</text:p>
          </table:table-cell>
        </table:table-row>
        <table:table-row table:style-name="ro1">
          <table:table-cell office:value-type="string" calcext:value-type="string">
            <text:p>PHENOLOGICAL PLASTICITY AS AN ADAPTATION BY COMMON BEAN TO RAIN-FED ENVIRONMENTS</text:p>
          </table:table-cell>
        </table:table-row>
        <table:table-row table:style-name="ro1">
          <table:table-cell office:value-type="string" calcext:value-type="string">
            <text:p>Phenological response of plants to temperature varies at the same latitude: case study of dog violet and horse chestnut in England and Poland</text:p>
          </table:table-cell>
        </table:table-row>
        <table:table-row table:style-name="ro1">
          <table:table-cell office:value-type="string" calcext:value-type="string">
            <text:p>Phenological responses of Icelandic subarctic grasslands to short-term and long-term natural soil warming</text:p>
          </table:table-cell>
        </table:table-row>
        <table:table-row table:style-name="ro1">
          <table:table-cell office:value-type="string" calcext:value-type="string">
            <text:p>Phenological responses of maize to changes in environment when grown at different latitudes in China</text:p>
          </table:table-cell>
        </table:table-row>
        <table:table-row table:style-name="ro1">
          <table:table-cell office:value-type="string" calcext:value-type="string">
            <text:p>Phenological Variation in Ambrosia artemisiifolia L. Facilitates Near Future Establishment at Northern Latitudes</text:p>
          </table:table-cell>
        </table:table-row>
        <table:table-row table:style-name="ro1">
          <table:table-cell table:style-name="ce1" office:value-type="string" calcext:value-type="string">
            <text:p>Phenology and overwintering of the Colorado potato beetle Leptinotarsa decemlineata Say in 2008-2015 in Estonia</text:p>
          </table:table-cell>
        </table:table-row>
        <table:table-row table:style-name="ro1">
          <table:table-cell office:value-type="string" calcext:value-type="string">
            <text:p>Phenology model from surface meteorology does not capture satellite-based greenup estimations</text:p>
          </table:table-cell>
        </table:table-row>
        <table:table-row table:style-name="ro1">
          <table:table-cell table:style-name="ce1" office:value-type="string" calcext:value-type="string">
            <text:p>Phenology of brown marmorated stink bug described using female reproductive development</text:p>
          </table:table-cell>
        </table:table-row>
        <table:table-row table:style-name="ro1">
          <table:table-cell office:value-type="string" calcext:value-type="string">
            <text:p>Phenology of brown marmorated stink bug described using female reproductive development</text:p>
          </table:table-cell>
        </table:table-row>
        <table:table-row table:style-name="ro1">
          <table:table-cell office:value-type="string" calcext:value-type="string">
            <text:p>PHENOLOGY OF DECIDUOUS TREES IN A FRENCH-GUIANAN FOREST (5 DEGREES LATITUDE NORTH) - CASE OF A DETERMINISM WITH ENDOGENOUS AND EXOGENOUS COMPONENTS</text:p>
          </table:table-cell>
        </table:table-row>
        <table:table-row table:style-name="ro1">
          <table:table-cell office:value-type="string" calcext:value-type="string">
            <text:p>Phenology of grape berry moth (Lepidoptera : Tortricidae) in cultivated grape at selected geographic locations</text:p>
          </table:table-cell>
        </table:table-row>
        <table:table-row table:style-name="ro1">
          <table:table-cell office:value-type="string" calcext:value-type="string">
            <text:p>Phenology of hibernation and reproduction in ground squirrels: integration of environmental cues with endogenous programming</text:p>
          </table:table-cell>
        </table:table-row>
        <table:table-row table:style-name="ro1">
          <table:table-cell table:style-name="ce1" office:value-type="string" calcext:value-type="string">
            <text:p>PHENOLOGY OF THE ADULT ANGEL LICHEN MOTH (CISTHENE ANGELUS) IN GRAND CANYON, USA</text:p>
          </table:table-cell>
        </table:table-row>
        <table:table-row table:style-name="ro1">
          <table:table-cell table:style-name="ce1" office:value-type="string" calcext:value-type="string">
            <text:p>Phenotypic evolution and the genetic architecture underlying photoperiodic time measurement</text:p>
          </table:table-cell>
        </table:table-row>
        <table:table-row table:style-name="ro1">
          <table:table-cell office:value-type="string" calcext:value-type="string">
            <text:p>Phenotypic evolution and the genetic architecture underlying photoperiodic time measurement</text:p>
          </table:table-cell>
        </table:table-row>
        <table:table-row table:style-name="ro1">
          <table:table-cell office:value-type="string" calcext:value-type="string">
            <text:p>PHENOTYPIC PLASTICITY AND GEOGRAPHICAL VARIATION IN THE PRE-REPRODUCTIVE PERIOD OF AUTOGRAPHA-GAMMA (LEPIDOPTERA, NOCTUIDAE) AND ITS IMPLICATIONS FOR MIGRATION IN THIS SPECIES</text:p>
          </table:table-cell>
        </table:table-row>
        <table:table-row table:style-name="ro1">
          <table:table-cell office:value-type="string" calcext:value-type="string">
            <text:p>PHENOTYPIC PLASTICITY IN CHRYSOPERLA - GENETIC-VARIATION IN THE SENSORY MECHANISM AND IN CORRELATED REPRODUCTIVE TRAITS</text:p>
          </table:table-cell>
        </table:table-row>
        <table:table-row table:style-name="ro1">
          <table:table-cell table:style-name="ce1" office:value-type="string" calcext:value-type="string">
            <text:p>Phenotypic plasticity in temperature stress resistance is triggered by photoperiod in a fly</text:p>
          </table:table-cell>
        </table:table-row>
        <table:table-row table:style-name="ro1">
          <table:table-cell office:value-type="string" calcext:value-type="string">
            <text:p>Phenotypic plasticity of flying-fox reproduction aligns the genome-encoded rhythm to environmental conditions</text:p>
          </table:table-cell>
        </table:table-row>
        <table:table-row table:style-name="ro1">
          <table:table-cell office:value-type="string" calcext:value-type="string">
            <text:p>PHENOTYPIC PLASTICITY OF THE PHENOLOGY OF 7 EUROPEAN TREE SPECIES IN RELATION TO CLIMATIC WARMING</text:p>
          </table:table-cell>
        </table:table-row>
        <table:table-row table:style-name="ro1">
          <table:table-cell office:value-type="string" calcext:value-type="string">
            <text:p>Phodopus campbelli detect reduced photoperiod during development but, unlike Phodopus sungorus, retain functional reproductive physiology</text:p>
          </table:table-cell>
        </table:table-row>
        <table:table-row table:style-name="ro1">
          <table:table-cell office:value-type="string" calcext:value-type="string">
            <text:p>Photic entrainment in hamsters: Effects of simulated twilights and nest box availability</text:p>
          </table:table-cell>
        </table:table-row>
        <table:table-row table:style-name="ro1">
          <table:table-cell office:value-type="string" calcext:value-type="string">
            <text:p>Photo-thermoperiodic responses in some species of lacewings (Neuroptera: Chrysopidae): Their role in diapause induction</text:p>
          </table:table-cell>
        </table:table-row>
        <table:table-row table:style-name="ro1">
          <table:table-cell office:value-type="string" calcext:value-type="string">
            <text:p>Photoadaptation to the polar night by phytoplankton in a permanently ice-covered Antarctic lake</text:p>
          </table:table-cell>
        </table:table-row>
        <table:table-row table:style-name="ro1">
          <table:table-cell office:value-type="string" calcext:value-type="string">
            <text:p>Photoperiod affects compensating developmental rate across latitudes in the damselfly Lestes sponsa</text:p>
          </table:table-cell>
        </table:table-row>
        <table:table-row table:style-name="ro1">
          <table:table-cell office:value-type="string" calcext:value-type="string">
            <text:p>Photoperiod affects the gonadotropin-releasing hormone neuronal system of male prairie voles (Microtus ochrogaster)</text:p>
          </table:table-cell>
        </table:table-row>
        <table:table-row table:style-name="ro1">
          <table:table-cell office:value-type="string" calcext:value-type="string">
            <text:p>Photoperiod and food restriction differentially affect reproductive and immune responses in Siberian hamsters Phodopus sungorus</text:p>
          </table:table-cell>
        </table:table-row>
        <table:table-row table:style-name="ro1">
          <table:table-cell office:value-type="string" calcext:value-type="string">
            <text:p>Photoperiod and light intensity effects on growth and utilization of nutrients by the aquaculture feed microalga, Tetraselmis chui (PLY429)</text:p>
          </table:table-cell>
        </table:table-row>
        <table:table-row table:style-name="ro1">
          <table:table-cell office:value-type="string" calcext:value-type="string">
            <text:p>PHOTOPERIOD AND TEMPERATURE AS INDUCERS OF GAMOGENESIS IN A DICYCLIC POPULATION OF SCAPHOLEBERIS-ARMATA HERRICK (CRUSTACEA, CLADOCERA, DAPHNIIDAE)</text:p>
          </table:table-cell>
        </table:table-row>
        <table:table-row table:style-name="ro1">
          <table:table-cell office:value-type="string" calcext:value-type="string">
            <text:p>Photoperiod and temperature differentially regulate the expression of two dehydrin genes during overwintering of birch (Betula pubescens Ehrh.)</text:p>
          </table:table-cell>
        </table:table-row>
        <table:table-row table:style-name="ro1">
          <table:table-cell office:value-type="string" calcext:value-type="string">
            <text:p>Photoperiod and temperature effects on the rate of leaf appearance in quinoa (Chenopodium quinoa)</text:p>
          </table:table-cell>
        </table:table-row>
        <table:table-row table:style-name="ro1">
          <table:table-cell table:style-name="ce1" office:value-type="string" calcext:value-type="string">
            <text:p>Photoperiod and variation in life history traits in core and peripheral populations in the damselfly Lestes sponsa</text:p>
          </table:table-cell>
        </table:table-row>
        <table:table-row table:style-name="ro1">
          <table:table-cell office:value-type="string" calcext:value-type="string">
            <text:p>Photoperiod and variation in life history traits in core and peripheral populations in the damselfly Lestes sponsa</text:p>
          </table:table-cell>
        </table:table-row>
        <table:table-row table:style-name="ro1">
          <table:table-cell office:value-type="string" calcext:value-type="string">
            <text:p>Photoperiod and vernalisation response of Mediterranean wheats, and implications for adaption (Reprinted from Wheat: Prospects for global improvement, 1998)</text:p>
          </table:table-cell>
        </table:table-row>
        <table:table-row table:style-name="ro1">
          <table:table-cell office:value-type="string" calcext:value-type="string">
            <text:p>Photoperiod as a proximate factor in control of seasonality in the subtropical male Tree Sparrow, Passer montanus</text:p>
          </table:table-cell>
        </table:table-row>
        <table:table-row table:style-name="ro1">
          <table:table-cell office:value-type="string" calcext:value-type="string">
            <text:p>Photoperiod as a reproductive cue in the marsupial genus Antechinus: ecological and evolutionary consequences</text:p>
          </table:table-cell>
        </table:table-row>
        <table:table-row table:style-name="ro1">
          <table:table-cell office:value-type="string" calcext:value-type="string">
            <text:p>Photoperiod constraints on tree phenology, performance and migration in a warming world</text:p>
          </table:table-cell>
        </table:table-row>
        <table:table-row table:style-name="ro1">
          <table:table-cell office:value-type="string" calcext:value-type="string">
            <text:p>PHOTOPERIOD CONTROL OF BIRTH TIMING IN THE HARBOR SEAL (PHOCA-VITULINA)</text:p>
          </table:table-cell>
        </table:table-row>
        <table:table-row table:style-name="ro1">
          <table:table-cell table:style-name="ce1" office:value-type="string" calcext:value-type="string">
            <text:p>PHOTOPERIOD CONTROL OF DIAPAUSE IN DAPHNIA .2. INDUCTION OF WINTER DIAPAUSE IN ARCTIC</text:p>
          </table:table-cell>
        </table:table-row>
        <table:table-row table:style-name="ro1">
          <table:table-cell office:value-type="string" calcext:value-type="string">
            <text:p>Photoperiod cues and patterns of genetic variation limit phenological responses to climate change in warm parts of species' range: Modeling diameter-growth cessation in coast Douglas-fir</text:p>
          </table:table-cell>
        </table:table-row>
        <table:table-row table:style-name="ro1">
          <table:table-cell office:value-type="string" calcext:value-type="string">
            <text:p>PHOTOPERIOD DEFINES THE PHENOLOGY OF BIRTH IN CAPTIVE CALIFORNIA SEA LIONS</text:p>
          </table:table-cell>
        </table:table-row>
        <table:table-row table:style-name="ro1">
          <table:table-cell office:value-type="string" calcext:value-type="string">
            <text:p>Photoperiod Is Associated With Hippocampal Volume in a Large Community Sample</text:p>
          </table:table-cell>
        </table:table-row>
        <table:table-row table:style-name="ro1">
          <table:table-cell office:value-type="string" calcext:value-type="string">
            <text:p>Photoperiod length and the chronometric mechanism of the sun compass in Mediterranean sandhoppers</text:p>
          </table:table-cell>
        </table:table-row>
        <table:table-row table:style-name="ro1">
          <table:table-cell office:value-type="string" calcext:value-type="string">
            <text:p>Photoperiod may constrain the effect of global warming in arctic marine systems</text:p>
          </table:table-cell>
        </table:table-row>
        <table:table-row table:style-name="ro1">
          <table:table-cell office:value-type="string" calcext:value-type="string">
            <text:p>Photoperiod modulation of aggressive behavior is independent of androgens in a tropical cichlid fish</text:p>
          </table:table-cell>
        </table:table-row>
        <table:table-row table:style-name="ro1">
          <table:table-cell office:value-type="string" calcext:value-type="string">
            <text:p>Photoperiod regulates multiple gene expression in the suprachiasmatic nuclei and pars tuberalis of the Siberian hamster (Phodopus sungorus)</text:p>
          </table:table-cell>
        </table:table-row>
        <table:table-row table:style-name="ro1">
          <table:table-cell office:value-type="string" calcext:value-type="string">
            <text:p>Photoperiod responses of extra-short-duration pigeonpea lines developed at different latitudes</text:p>
          </table:table-cell>
        </table:table-row>
        <table:table-row table:style-name="ro1">
          <table:table-cell office:value-type="string" calcext:value-type="string">
            <text:p>Photoperiod sensitivity gene controlling heading date in rice cultivars in the northernmost region of Japan</text:p>
          </table:table-cell>
        </table:table-row>
        <table:table-row table:style-name="ro1">
          <table:table-cell office:value-type="string" calcext:value-type="string">
            <text:p>Photoperiod sensitivity of local millet and sorghum varieties in West Africa</text:p>
          </table:table-cell>
        </table:table-row>
        <table:table-row table:style-name="ro1">
          <table:table-cell table:style-name="ce1" office:value-type="string" calcext:value-type="string">
            <text:p>Photoperiod- and temperature-dependent induction of larval diapause in a multivoltine bruchid, Bruchidius dorsalis</text:p>
          </table:table-cell>
        </table:table-row>
        <table:table-row table:style-name="ro1">
          <table:table-cell office:value-type="string" calcext:value-type="string">
            <text:p>Photoperiod-independent changes in immunoreactive brain gonadotropin-releasing hormone (GnRH) in a free-living, tropical bird</text:p>
          </table:table-cell>
        </table:table-row>
        <table:table-row table:style-name="ro1">
          <table:table-cell office:value-type="string" calcext:value-type="string">
            <text:p>Photoperiod-Induced Geographic Variation in Plant Defense Chemistry</text:p>
          </table:table-cell>
        </table:table-row>
        <table:table-row table:style-name="ro1">
          <table:table-cell office:value-type="string" calcext:value-type="string">
            <text:p>Photoperiod-insensitive Japanese soybean landraces differ at two maturity loci</text:p>
          </table:table-cell>
        </table:table-row>
        <table:table-row table:style-name="ro1">
          <table:table-cell office:value-type="string" calcext:value-type="string">
            <text:p>Photoperiod, Irradiance, and Temperature Affect Echinopsis 'Rose Quartz' Flowering</text:p>
          </table:table-cell>
        </table:table-row>
        <table:table-row table:style-name="ro1">
          <table:table-cell office:value-type="string" calcext:value-type="string">
            <text:p>PHOTOPERIOD, METABOLISM AND REPRODUCTION: ADVANTAGE OF THE EQUINE MODEL</text:p>
          </table:table-cell>
        </table:table-row>
        <table:table-row table:style-name="ro1">
          <table:table-cell office:value-type="string" calcext:value-type="string">
            <text:p>PHOTOPERIOD, TEMPERATURE, AND REGIONAL PATTERNS OF CONCEPTIONS IN THE USA</text:p>
          </table:table-cell>
        </table:table-row>
        <table:table-row table:style-name="ro1">
          <table:table-cell office:value-type="string" calcext:value-type="string">
            <text:p>PHOTOPERIODIC ADAPTATION TO BREEDING AT DIFFERENT LATITUDES IN GREAT TITS</text:p>
          </table:table-cell>
        </table:table-row>
        <table:table-row table:style-name="ro1">
          <table:table-cell office:value-type="string" calcext:value-type="string">
            <text:p>PHOTOPERIODIC ADAPTATION TO LATITUDE IN XANTHIUM STRUMARIUM</text:p>
          </table:table-cell>
        </table:table-row>
        <table:table-row table:style-name="ro1">
          <table:table-cell table:style-name="ce1" office:value-type="string" calcext:value-type="string">
            <text:p>Photoperiodic and food signals control expression pattern of the clock gene, period, in the linden bug, Pyrrhocoris apterus</text:p>
          </table:table-cell>
        </table:table-row>
        <table:table-row table:style-name="ro1">
          <table:table-cell office:value-type="string" calcext:value-type="string">
            <text:p>Photoperiodic and temperature control of diapause induction and colour change in the southern green stink bug Nezara viridula</text:p>
          </table:table-cell>
        </table:table-row>
        <table:table-row table:style-name="ro1">
          <table:table-cell table:style-name="ce1" office:value-type="string" calcext:value-type="string">
            <text:p>Photoperiodic and temperature control of nymphal development and induction of reproductive diapause in two predatory Orius bugs: interspecific and geographic differences</text:p>
          </table:table-cell>
        </table:table-row>
        <table:table-row table:style-name="ro1">
          <table:table-cell office:value-type="string" calcext:value-type="string">
            <text:p>Photoperiodic and temperature control of nymphal development and induction of reproductive diapause in two predatory Orius bugs: interspecific and geographic differences</text:p>
          </table:table-cell>
        </table:table-row>
        <table:table-row table:style-name="ro1">
          <table:table-cell table:style-name="ce1" office:value-type="string" calcext:value-type="string">
            <text:p>Photoperiodic and temperature control of reproductive diapause induction in the predatory bug Orius strigicollis (Heteroptera : Anthocoridae) and its implications for biological control</text:p>
          </table:table-cell>
        </table:table-row>
        <table:table-row table:style-name="ro1">
          <table:table-cell office:value-type="string" calcext:value-type="string">
            <text:p>Photoperiodic and temperature control of reproductive diapause induction in the predatory bug Orius strigicollis (Heteroptera : Anthocoridae) and its implications for biological control</text:p>
          </table:table-cell>
        </table:table-row>
        <table:table-row table:style-name="ro1">
          <table:table-cell table:style-name="ce1" office:value-type="string" calcext:value-type="string">
            <text:p>PHOTOPERIODIC AND THERMOPERIODIC CONTROL OF DIAPAUSE IN PLANT-INHABITING MITES - A REVIEW</text:p>
          </table:table-cell>
        </table:table-row>
        <table:table-row table:style-name="ro1">
          <table:table-cell office:value-type="string" calcext:value-type="string">
            <text:p>Photoperiodic changes according to global warming in wing-form determination and diapause induction of a water strider, Aquarius paludum (Heteroptera : Gerridae)</text:p>
          </table:table-cell>
        </table:table-row>
        <table:table-row table:style-name="ro1">
          <table:table-cell table:style-name="ce1" office:value-type="string" calcext:value-type="string">
            <text:p>Photoperiodic clock of diapause induction in Pseudopidorus fasciata (Lepidoptera : Zygaenidae)</text:p>
          </table:table-cell>
        </table:table-row>
        <table:table-row table:style-name="ro1">
          <table:table-cell table:style-name="ce1" office:value-type="string" calcext:value-type="string">
            <text:p>Photoperiodic clock of diapause termination in Pseudopidorus fasciata (Lepidoptera : Zygaenidae)</text:p>
          </table:table-cell>
        </table:table-row>
        <table:table-row table:style-name="ro1">
          <table:table-cell office:value-type="string" calcext:value-type="string">
            <text:p>Photoperiodic conditions during molting of the Indian pied wagtail (Motacilla alba dukhunensis) and location of its winter habitats</text:p>
          </table:table-cell>
        </table:table-row>
        <table:table-row table:style-name="ro1">
          <table:table-cell office:value-type="string" calcext:value-type="string">
            <text:p>PHOTOPERIODIC CONTROL OF ADULT DIAPAUSE IN A SUBTROPICAL KATYDID, EUCONOCEPHALUS-PALLIDUS REDTENBACHER (ORTHOPTERA, TETTIGONIIDAE)</text:p>
          </table:table-cell>
        </table:table-row>
        <table:table-row table:style-name="ro1">
          <table:table-cell office:value-type="string" calcext:value-type="string">
            <text:p>PHOTOPERIODIC CONTROL OF DIAPAUSE AND CLIMATIC ADAPTATION OF THE HOUSE SPIDER, ACHAEARANEA-TEPIDARIORUM (ARANEAE, THERIDIIDAE)</text:p>
          </table:table-cell>
        </table:table-row>
        <table:table-row table:style-name="ro1">
          <table:table-cell office:value-type="string" calcext:value-type="string">
            <text:p>Photoperiodic control of diapause in five species of Coccygomimus (Hymenoptera : Ichneumonidae) from Hokkaido, Japan</text:p>
          </table:table-cell>
        </table:table-row>
        <table:table-row table:style-name="ro1">
          <table:table-cell office:value-type="string" calcext:value-type="string">
            <text:p>Photoperiodic control of diapause termination, colour change and postdiapause reproduction in the southern green stink bug, Nezara viridula</text:p>
          </table:table-cell>
        </table:table-row>
        <table:table-row table:style-name="ro1">
          <table:table-cell office:value-type="string" calcext:value-type="string">
            <text:p>Photoperiodic control of growth, cold acclimation and dormancy development in silver birch (Betula pendula) ecotypes</text:p>
          </table:table-cell>
        </table:table-row>
        <table:table-row table:style-name="ro1">
          <table:table-cell table:style-name="ce1" office:value-type="string" calcext:value-type="string">
            <text:p>Photoperiodic control of larval diapause in the yellow-spotted longicorn beetle, Psacothea hilaris: analysis by photoperiod manipulation</text:p>
          </table:table-cell>
        </table:table-row>
        <table:table-row table:style-name="ro1">
          <table:table-cell office:value-type="string" calcext:value-type="string">
            <text:p>Photoperiodic control of seasonal development and dormancy in tropical stem-succulent trees</text:p>
          </table:table-cell>
        </table:table-row>
        <table:table-row table:style-name="ro1">
          <table:table-cell office:value-type="string" calcext:value-type="string">
            <text:p>PHOTOPERIODIC CONTROL OF THE TERMINATION OF REPRODUCTION IN JAPANESE-QUAIL (COTURNIX-COTURNIX-JAPONICA)</text:p>
          </table:table-cell>
        </table:table-row>
        <table:table-row table:style-name="ro1">
          <table:table-cell table:style-name="ce1" office:value-type="string" calcext:value-type="string">
            <text:p>Photoperiodic Diapause and the Establishment of Aedes albopictus (Diptera: Culicidae) in North America</text:p>
          </table:table-cell>
        </table:table-row>
        <table:table-row table:style-name="ro1">
          <table:table-cell office:value-type="string" calcext:value-type="string">
            <text:p>Photoperiodic Diapause and the Establishment of Aedes albopictus (Diptera: Culicidae) in North America</text:p>
          </table:table-cell>
        </table:table-row>
        <table:table-row table:style-name="ro1">
          <table:table-cell table:style-name="ce1" office:value-type="string" calcext:value-type="string">
            <text:p>PHOTOPERIODIC DIAPAUSE IN DROSOPHILA-LUMMEI HACKMAN IS CONTROLLED BY AN X-CHROMOSOMAL FACTOR</text:p>
          </table:table-cell>
        </table:table-row>
        <table:table-row table:style-name="ro1">
          <table:table-cell office:value-type="string" calcext:value-type="string">
            <text:p>Photoperiodic effect on live-weight gain of bull calves</text:p>
          </table:table-cell>
        </table:table-row>
        <table:table-row table:style-name="ro1">
          <table:table-cell office:value-type="string" calcext:value-type="string">
            <text:p>Photoperiodic Effects on Seasonal Physiology, Reproductive Status and Hypothalamic Gene Expression in Young Male F344 Rats</text:p>
          </table:table-cell>
        </table:table-row>
        <table:table-row table:style-name="ro1">
          <table:table-cell office:value-type="string" calcext:value-type="string">
            <text:p>Photoperiodic effects on short-pulse C-14 assimilation and overall carbon and nitrogen allocation patterns in contrasting quinoa cultivars</text:p>
          </table:table-cell>
        </table:table-row>
        <table:table-row table:style-name="ro1">
          <table:table-cell office:value-type="string" calcext:value-type="string">
            <text:p>Photoperiodic flowering of Arabidopsis: integrating genetic and physiological approaches to characterization of the floral stimulus</text:p>
          </table:table-cell>
        </table:table-row>
        <table:table-row table:style-name="ro1">
          <table:table-cell office:value-type="string" calcext:value-type="string">
            <text:p>PHOTOPERIODIC FLOWERING RESPONSES IN HYBRID PROGENIES BETWEEN LATITUDINAL ECOTYPES OF CHENOPODIUM-RUBRUM L</text:p>
          </table:table-cell>
        </table:table-row>
        <table:table-row table:style-name="ro1">
          <table:table-cell office:value-type="string" calcext:value-type="string">
            <text:p>PHOTOPERIODIC HISTORY AFFECTS THE CRITICAL DAYLENGTH OF THE SHORT-DAY PLANT ACROSYMPHYTON-PURPURIFERUM (RHODOPHYTA)</text:p>
          </table:table-cell>
        </table:table-row>
        <table:table-row table:style-name="ro1">
          <table:table-cell table:style-name="ce1" office:value-type="string" calcext:value-type="string">
            <text:p>Photoperiodic induction and termination of summer diapause in adult Epilachna admirabilis (Coleoptera : Coccinellidae) from a warm temperate region</text:p>
          </table:table-cell>
        </table:table-row>
        <table:table-row table:style-name="ro1">
          <table:table-cell office:value-type="string" calcext:value-type="string">
            <text:p>Photoperiodic induction and termination of summer diapause in adult Epilachna admirabilis (Coleoptera : Coccinellidae) from a warm temperate region</text:p>
          </table:table-cell>
        </table:table-row>
        <table:table-row table:style-name="ro1">
          <table:table-cell table:style-name="ce1" office:value-type="string" calcext:value-type="string">
            <text:p>Photoperiodic induction of diapause in the spider mite Tetranychus urticae: qualitative or quantitative time measurement?</text:p>
          </table:table-cell>
        </table:table-row>
        <table:table-row table:style-name="ro1">
          <table:table-cell office:value-type="string" calcext:value-type="string">
            <text:p>Photoperiodic induction of diapause in the spider mite Tetranychus urticae: qualitative or quantitative time measurement?</text:p>
          </table:table-cell>
        </table:table-row>
        <table:table-row table:style-name="ro1">
          <table:table-cell table:style-name="ce1" office:value-type="string" calcext:value-type="string">
            <text:p>Photoperiodic induction of diapause requires regulated transcription of timeless in the larval brain of Chymomyza costata</text:p>
          </table:table-cell>
        </table:table-row>
        <table:table-row table:style-name="ro1">
          <table:table-cell table:style-name="ce1" office:value-type="string" calcext:value-type="string">
            <text:p>Photoperiodic induction of prepupal diapause and its role in synchronization with host phenology in the hibiscus caterpillar, Xanthodes transversa</text:p>
          </table:table-cell>
        </table:table-row>
        <table:table-row table:style-name="ro1">
          <table:table-cell office:value-type="string" calcext:value-type="string">
            <text:p>Photoperiodic induction, maintenance and termination of winter diapause in two geographic ecotypes of the rice stem maggot, Chlorops oryzae Matsumura (Diptera: Chloropidae)</text:p>
          </table:table-cell>
        </table:table-row>
        <table:table-row table:style-name="ro1">
          <table:table-cell office:value-type="string" calcext:value-type="string">
            <text:p>Photoperiodic Influences on Ultradian Rhythms of Male Siberian Hamsters</text:p>
          </table:table-cell>
        </table:table-row>
        <table:table-row table:style-name="ro1">
          <table:table-cell office:value-type="string" calcext:value-type="string">
            <text:p>Photoperiodic information acquired and stored in vivo is retained in vitro by a circadian oscillator, the avian pineal gland</text:p>
          </table:table-cell>
        </table:table-row>
        <table:table-row table:style-name="ro1">
          <table:table-cell office:value-type="string" calcext:value-type="string">
            <text:p>Photoperiodic modulation of voluntary ethanol intake in C57BL/6 mice</text:p>
          </table:table-cell>
        </table:table-row>
        <table:table-row table:style-name="ro1">
          <table:table-cell office:value-type="string" calcext:value-type="string">
            <text:p>PHOTOPERIODIC REACTION OF WHEAT-VARIETIES FROM DIFFERENT GEOGRAPHICAL LATITUDES .1. EFFECT OF LIGHT ON MORPHOLOGICAL YIELD COMPONENTS OF HARD WHEAT (TRITICUM-DURUM DESF)</text:p>
          </table:table-cell>
        </table:table-row>
        <table:table-row table:style-name="ro1">
          <table:table-cell office:value-type="string" calcext:value-type="string">
            <text:p>Photoperiodic regulation of behavior: Peromyscus as a model system</text:p>
          </table:table-cell>
        </table:table-row>
        <table:table-row table:style-name="ro1">
          <table:table-cell office:value-type="string" calcext:value-type="string">
            <text:p>Photoperiodic regulation of cellular retinoic acid-binding protein 1, GPR50 and nestin in tanycytes of the third ventricle ependymal layer of the Siberian hamster</text:p>
          </table:table-cell>
        </table:table-row>
        <table:table-row table:style-name="ro1">
          <table:table-cell office:value-type="string" calcext:value-type="string">
            <text:p>Photoperiodic Regulation of Growth-Dormancy Cycling through Induction of Multiple Bud-Shoot Barriers Preventing Water Transport into the Winter Buds of Norway Spruce</text:p>
          </table:table-cell>
        </table:table-row>
        <table:table-row table:style-name="ro1">
          <table:table-cell office:value-type="string" calcext:value-type="string">
            <text:p>Photoperiodic regulation of hippocampal neurogenesis in adult male white-footed mice (Peromyscus leucopus)</text:p>
          </table:table-cell>
        </table:table-row>
        <table:table-row table:style-name="ro1">
          <table:table-cell table:style-name="ce1" office:value-type="string" calcext:value-type="string">
            <text:p>Photoperiodic regulation of life-history traits before and after eclosion: Egg-to-adult development time, juvenile body mass and reproductive diapause in Drosophila montana</text:p>
          </table:table-cell>
        </table:table-row>
        <table:table-row table:style-name="ro1">
          <table:table-cell office:value-type="string" calcext:value-type="string">
            <text:p>Photoperiodic regulation of puberty in seasonal species</text:p>
          </table:table-cell>
        </table:table-row>
        <table:table-row table:style-name="ro1">
          <table:table-cell office:value-type="string" calcext:value-type="string">
            <text:p>Photoperiodic regulation of the orexigenic effects of ghrelin in Siberian hamsters</text:p>
          </table:table-cell>
        </table:table-row>
        <table:table-row table:style-name="ro1">
          <table:table-cell office:value-type="string" calcext:value-type="string">
            <text:p>Photoperiodic response and its relation to earliness in wheat</text:p>
          </table:table-cell>
        </table:table-row>
        <table:table-row table:style-name="ro1">
          <table:table-cell office:value-type="string" calcext:value-type="string">
            <text:p>Photoperiodic response and the adaptability of avian life cycles to environmental change</text:p>
          </table:table-cell>
        </table:table-row>
        <table:table-row table:style-name="ro1">
          <table:table-cell table:style-name="ce1" office:value-type="string" calcext:value-type="string">
            <text:p>PHOTOPERIODIC RESPONSE CURVE FOR YPONOMEUTA-VIGINTIPUNCTATUS (RETZ) (LEPIDOPTERA, YPONOMEUTIDAE)</text:p>
          </table:table-cell>
        </table:table-row>
        <table:table-row table:style-name="ro1">
          <table:table-cell table:style-name="ce1" office:value-type="string" calcext:value-type="string">
            <text:p>Photoperiodic response in the subtropical and warm-temperate zone populations of the southern green stink bug Nezara viridula: why does it not fit the common latitudinal trend?</text:p>
          </table:table-cell>
        </table:table-row>
        <table:table-row table:style-name="ro1">
          <table:table-cell office:value-type="string" calcext:value-type="string">
            <text:p>Photoperiodic response in the subtropical and warm-temperate zone populations of the southern green stink bug Nezara viridula: why does it not fit the common latitudinal trend?</text:p>
          </table:table-cell>
        </table:table-row>
        <table:table-row table:style-name="ro1">
          <table:table-cell office:value-type="string" calcext:value-type="string">
            <text:p>Photoperiodic response may facilitate adaptation to climatic change in long-distance migratory birds</text:p>
          </table:table-cell>
        </table:table-row>
        <table:table-row table:style-name="ro1">
          <table:table-cell office:value-type="string" calcext:value-type="string">
            <text:p>PHOTOPERIODIC RESPONSE OF AMERICAN PROSOPIS AND ACACIA FROM A BROAD LATITUDINAL DISTRIBUTION</text:p>
          </table:table-cell>
        </table:table-row>
        <table:table-row table:style-name="ro1">
          <table:table-cell office:value-type="string" calcext:value-type="string">
            <text:p>PHOTOPERIODIC RESPONSE OF GENETICALLY DIVERSE LETTUCE ACCESSIONS</text:p>
          </table:table-cell>
        </table:table-row>
        <table:table-row table:style-name="ro1">
          <table:table-cell table:style-name="ce1" office:value-type="string" calcext:value-type="string">
            <text:p>Photoperiodic response of larvae of the yellow-spotted longicorn beetle Psacothea hilaris after removal of the stemmata</text:p>
          </table:table-cell>
        </table:table-row>
        <table:table-row table:style-name="ro1">
          <table:table-cell office:value-type="string" calcext:value-type="string">
            <text:p>Photoperiodic response of sexual reproduction in the Daphnia pulex group is reversed in two distinct habitats</text:p>
          </table:table-cell>
        </table:table-row>
        <table:table-row table:style-name="ro1">
          <table:table-cell office:value-type="string" calcext:value-type="string">
            <text:p>PHOTOPERIODIC RESPONSE OF SOYBEAN VARIETIES OF LOW LATITUDE REGIONS AS COMPARED WITH JAPANESE VARIETIES</text:p>
          </table:table-cell>
        </table:table-row>
        <table:table-row table:style-name="ro1">
          <table:table-cell office:value-type="string" calcext:value-type="string">
            <text:p>PHOTOPERIODIC RESPONSES DURING LARVAL DEVELOPMENT AND DIAPAUSE OF 2 GEOGRAPHIC ECOTYPES OF THE RICE STEM MAGGOT, CHLOROPS-ORYZAE</text:p>
          </table:table-cell>
        </table:table-row>
        <table:table-row table:style-name="ro1">
          <table:table-cell office:value-type="string" calcext:value-type="string">
            <text:p>PHOTOPERIODIC RESPONSES OF 2 LATITUDINALLY DIVERSE GROUPS OF ANOPHELES FREEBORNI (DIPTERA - CULICIDAE)</text:p>
          </table:table-cell>
        </table:table-row>
        <table:table-row table:style-name="ro1">
          <table:table-cell office:value-type="string" calcext:value-type="string">
            <text:p>PHOTOPERIODIC RESPONSES OF A NORTHERN AND SOUTHERN ECOTYPE OF BLACK COTTONWOOD</text:p>
          </table:table-cell>
        </table:table-row>
        <table:table-row table:style-name="ro1">
          <table:table-cell office:value-type="string" calcext:value-type="string">
            <text:p>Photoperiodic responses of broilers. II. Ocular development</text:p>
          </table:table-cell>
        </table:table-row>
        <table:table-row table:style-name="ro1">
          <table:table-cell office:value-type="string" calcext:value-type="string">
            <text:p>PHOTOPERIODIC RESPONSES OF CERTAIN GEOGRAPHICAL STRAINS OF PECTINOPHORA GOSSYPIELLA (LEPIDOPTERA)</text:p>
          </table:table-cell>
        </table:table-row>
        <table:table-row table:style-name="ro1">
          <table:table-cell table:style-name="ce1" office:value-type="string" calcext:value-type="string">
            <text:p>Photoperiodic responses of Sahelian malaria mosquitoes Anopheles coluzzii and An. arabiensis</text:p>
          </table:table-cell>
        </table:table-row>
        <table:table-row table:style-name="ro1">
          <table:table-cell office:value-type="string" calcext:value-type="string">
            <text:p>PHOTOPERIODIC SUPPRESSION OF DRUG REINSTATEMENT</text:p>
          </table:table-cell>
        </table:table-row>
        <table:table-row table:style-name="ro1">
          <table:table-cell office:value-type="string" calcext:value-type="string">
            <text:p>PHOTOPERIODIC TIME MEASUREMENT AND A GRADED RESPONSE IN A COCKROACH</text:p>
          </table:table-cell>
        </table:table-row>
        <table:table-row table:style-name="ro1">
          <table:table-cell table:style-name="ce1" office:value-type="string" calcext:value-type="string">
            <text:p>Photoperiodic time measurement and related physiological mechanisms in insects and mites</text:p>
          </table:table-cell>
        </table:table-row>
        <table:table-row table:style-name="ro1">
          <table:table-cell office:value-type="string" calcext:value-type="string">
            <text:p>Photoperiodic time measurement and related physiological mechanisms in insects and mites</text:p>
          </table:table-cell>
        </table:table-row>
        <table:table-row table:style-name="ro1">
          <table:table-cell office:value-type="string" calcext:value-type="string">
            <text:p>PHOTOPERIODIC TIME MEASUREMENT IN DJUNGARIAN HAMSTERS EVALUATED FROM T-CYCLE STUDIES</text:p>
          </table:table-cell>
        </table:table-row>
        <table:table-row table:style-name="ro1">
          <table:table-cell table:style-name="ce1" office:value-type="string" calcext:value-type="string">
            <text:p>Photoperiodic time measurement in insects</text:p>
          </table:table-cell>
        </table:table-row>
        <table:table-row table:style-name="ro1">
          <table:table-cell table:style-name="ce1" office:value-type="string" calcext:value-type="string">
            <text:p>Photoperiodic time measurement in insects and mites: a critical evaluation of the oscillator-clock hypothesis</text:p>
          </table:table-cell>
        </table:table-row>
        <table:table-row table:style-name="ro1">
          <table:table-cell office:value-type="string" calcext:value-type="string">
            <text:p>Photoperiodic time measurement in insects: A review of clock models</text:p>
          </table:table-cell>
        </table:table-row>
        <table:table-row table:style-name="ro1">
          <table:table-cell office:value-type="string" calcext:value-type="string">
            <text:p>PHOTOPERIODIC VARIATIONS ON SOME HEMATOCHEMICAL PARAMETERS IN RABBITS</text:p>
          </table:table-cell>
        </table:table-row>
        <table:table-row table:style-name="ro1">
          <table:table-cell office:value-type="string" calcext:value-type="string">
            <text:p>Photoperiodism and control of summer diapause in the Mediterranean tiger moth Cymbalophora pudica</text:p>
          </table:table-cell>
        </table:table-row>
        <table:table-row table:style-name="ro1">
          <table:table-cell office:value-type="string" calcext:value-type="string">
            <text:p>PHOTOPERIODISM AND SEASONAL BREEDING IN AQUATIC AND TERRESTRIAL EUMALACOSTRACA</text:p>
          </table:table-cell>
        </table:table-row>
        <table:table-row table:style-name="ro1">
          <table:table-cell office:value-type="string" calcext:value-type="string">
            <text:p>Photoperiodism and seasonality in neotropical population of Plutella xylostella L. (Lepidoptera : Yponomeutidae)</text:p>
          </table:table-cell>
        </table:table-row>
        <table:table-row table:style-name="ro1">
          <table:table-cell office:value-type="string" calcext:value-type="string">
            <text:p>Photoperiodism dynamics during the domestication and improvement of soybean</text:p>
          </table:table-cell>
        </table:table-row>
        <table:table-row table:style-name="ro1">
          <table:table-cell office:value-type="string" calcext:value-type="string">
            <text:p>Photoperiodism in Eragrostis ter: Analysis of ontogeny and morphology in response to photoperiod</text:p>
          </table:table-cell>
        </table:table-row>
        <table:table-row table:style-name="ro1">
          <table:table-cell office:value-type="string" calcext:value-type="string">
            <text:p>Photoperiodism in humans and other primates: Evidence and implications</text:p>
          </table:table-cell>
        </table:table-row>
        <table:table-row table:style-name="ro1">
          <table:table-cell office:value-type="string" calcext:value-type="string">
            <text:p>Photorefractoriness in birds - photoperiodic and non-photoperiodic control</text:p>
          </table:table-cell>
        </table:table-row>
        <table:table-row table:style-name="ro1">
          <table:table-cell office:value-type="string" calcext:value-type="string">
            <text:p>Photorefractory period of the Muscovy duck (Cairina moschata): Endocrine and neuroendocrine responses to day length after a full reproductive cycle</text:p>
          </table:table-cell>
        </table:table-row>
        <table:table-row table:style-name="ro1">
          <table:table-cell office:value-type="string" calcext:value-type="string">
            <text:p>Photosynthetic Daily Light Integral During Root Development Influences Subsequent Growth and Development of Several Herbaceous Annual Bedding Plants</text:p>
          </table:table-cell>
        </table:table-row>
        <table:table-row table:style-name="ro1">
          <table:table-cell office:value-type="string" calcext:value-type="string">
            <text:p>Photosynthetic responses to temperature and light of Antarctic and Andean populations of Colobanthus quitensis (Caryophyllaceae)</text:p>
          </table:table-cell>
        </table:table-row>
        <table:table-row table:style-name="ro1">
          <table:table-cell office:value-type="string" calcext:value-type="string">
            <text:p>Photosynthetic responses to temperature-mediated dormancy induction in contrasting ecotypes of red-osier dogwood (Cornus sericea L.)</text:p>
          </table:table-cell>
        </table:table-row>
        <table:table-row table:style-name="ro1">
          <table:table-cell office:value-type="string" calcext:value-type="string">
            <text:p>Photothermal adaptation of sorghum (Sorghum bicolour) in Nigeria</text:p>
          </table:table-cell>
        </table:table-row>
        <table:table-row table:style-name="ro1">
          <table:table-cell office:value-type="string" calcext:value-type="string">
            <text:p>PHOTOTHERMAL RESPONSE OF SYMPODIUM DEVELOPMENT AND FLOWERING IN POTATO (SOLANUM-TUBEROSUM L) UNDER CONTROLLED CONDITIONS</text:p>
          </table:table-cell>
        </table:table-row>
        <table:table-row table:style-name="ro1">
          <table:table-cell office:value-type="string" calcext:value-type="string">
            <text:p>PHYLLOCHRON CHANGE IN WINTER-WHEAT WITH PLANTING DATE AND ENVIRONMENTAL-CHANGES</text:p>
          </table:table-cell>
        </table:table-row>
        <table:table-row table:style-name="ro1">
          <table:table-cell table:style-name="ce1" office:value-type="string" calcext:value-type="string">
            <text:p>Phylogenetic analysis of the phoretic association between Bursaphelenchus conicaudatus (Nematoda : Aphelenchoididae) and Psacothea hilaris (Coleoptera : Cerambycidae)</text:p>
          </table:table-cell>
        </table:table-row>
        <table:table-row table:style-name="ro1">
          <table:table-cell table:style-name="ce1" office:value-type="string" calcext:value-type="string">
            <text:p>Phylogenetic Analysis of Ypthima multistriata (Lepidoptera: Satyridae) Showing Nonclinal Geographic Variation in Voltinism</text:p>
          </table:table-cell>
        </table:table-row>
        <table:table-row table:style-name="ro1">
          <table:table-cell table:style-name="ce1" office:value-type="string" calcext:value-type="string">
            <text:p>Phylogenetic relationships and climatic adaptations in the Drosophila takahashii and montium species subgroups</text:p>
          </table:table-cell>
        </table:table-row>
        <table:table-row table:style-name="ro1">
          <table:table-cell table:style-name="ce1" office:value-type="string" calcext:value-type="string">
            <text:p>Phylogeny and oscillating expression of period and cryptochrome in short and long photoperiods suggest a conserved function in Nasonia vitripennis</text:p>
          </table:table-cell>
        </table:table-row>
        <table:table-row table:style-name="ro1">
          <table:table-cell table:style-name="ce1" office:value-type="string" calcext:value-type="string">
            <text:p>Phylogeography of the Coastal Mosquito Aedes togoi across Climatic Zones: Testing an Anthropogenic Dispersal Hypothesis</text:p>
          </table:table-cell>
        </table:table-row>
        <table:table-row table:style-name="ro1">
          <table:table-cell table:style-name="ce1" office:value-type="string" calcext:value-type="string">
            <text:p>Physiological and molecular mechanisms underlying photoperiodism in the spider mite: comparisons with insects</text:p>
          </table:table-cell>
        </table:table-row>
        <table:table-row table:style-name="ro1">
          <table:table-cell table:style-name="ce1" office:value-type="string" calcext:value-type="string">
            <text:p>Physiological climatic limits in Drosophila: patterns and implications</text:p>
          </table:table-cell>
        </table:table-row>
        <table:table-row table:style-name="ro1">
          <table:table-cell office:value-type="string" calcext:value-type="string">
            <text:p>Physiological constraints and latitudinal breeding season in the Canidae</text:p>
          </table:table-cell>
        </table:table-row>
        <table:table-row table:style-name="ro1">
          <table:table-cell office:value-type="string" calcext:value-type="string">
            <text:p>Physiological Processes Leading to Similar Yield in Contrasting Soybean Maturity Groups</text:p>
          </table:table-cell>
        </table:table-row>
        <table:table-row table:style-name="ro1">
          <table:table-cell office:value-type="string" calcext:value-type="string">
            <text:p>Physiological response of greenhouse vegetable crops to supplemental lighting</text:p>
          </table:table-cell>
        </table:table-row>
        <table:table-row table:style-name="ro1">
          <table:table-cell office:value-type="string" calcext:value-type="string">
            <text:p>Physiological responses of three deciduous conifers (Metasequoia glyptostroboides, Taxodium distichum and Larix laricina) to continuous light: adaptive implications for the early Tertiary polar summer</text:p>
          </table:table-cell>
        </table:table-row>
        <table:table-row table:style-name="ro1">
          <table:table-cell table:style-name="ce1" office:value-type="string" calcext:value-type="string">
            <text:p>Physiological traits suggest limited diapause response in false codling moth, Thaumatotibia leucotreta (Lepidoptera: Tortricidae)</text:p>
          </table:table-cell>
        </table:table-row>
        <table:table-row table:style-name="ro1">
          <table:table-cell table:style-name="ce1" office:value-type="string" calcext:value-type="string">
            <text:p>Physiological variation in insects: hierarchical levels and implications</text:p>
          </table:table-cell>
        </table:table-row>
        <table:table-row table:style-name="ro1">
          <table:table-cell office:value-type="string" calcext:value-type="string">
            <text:p>Phytochrome and cytokinin responses</text:p>
          </table:table-cell>
        </table:table-row>
        <table:table-row table:style-name="ro1">
          <table:table-cell office:value-type="string" calcext:value-type="string">
            <text:p>Phytoplankton and light during the northern high-latitude winter</text:p>
          </table:table-cell>
        </table:table-row>
        <table:table-row table:style-name="ro1">
          <table:table-cell table:style-name="ce1" office:value-type="string" calcext:value-type="string">
            <text:p>Plant adaptation to temperature and photoperiod</text:p>
          </table:table-cell>
        </table:table-row>
        <table:table-row table:style-name="ro1">
          <table:table-cell table:style-name="ce1" office:value-type="string" calcext:value-type="string">
            <text:p>Plant pathogens, insect pests and weeds in a changing global climate: a review of approaches, challenges, research gaps, key studies and concepts</text:p>
          </table:table-cell>
        </table:table-row>
        <table:table-row table:style-name="ro1">
          <table:table-cell office:value-type="string" calcext:value-type="string">
            <text:p>Plant-phytoseiid interactions mediated by herbivore-induced plant volatiles: variation in production of cues and in responses of predatory mites</text:p>
          </table:table-cell>
        </table:table-row>
        <table:table-row table:style-name="ro1">
          <table:table-cell office:value-type="string" calcext:value-type="string">
            <text:p>Plantain cultivars (Musa spp. AAB) grown at different altitudes demonstrate cool temperature and photoperiod responses relevant to genetic improvement</text:p>
          </table:table-cell>
        </table:table-row>
        <table:table-row table:style-name="ro1">
          <table:table-cell office:value-type="string" calcext:value-type="string">
            <text:p>Plasma Melatonin and Progesterone Profiles of Suffolk and Romney Marsh Ewes Implanted with Melatonin during Anoestrus Season at Lower Latitudes in Southern Hemisphere</text:p>
          </table:table-cell>
        </table:table-row>
        <table:table-row table:style-name="ro1">
          <table:table-cell office:value-type="string" calcext:value-type="string">
            <text:p>Plasma total T3 and T4 concentrations in bucks as affected by photoperiod</text:p>
          </table:table-cell>
        </table:table-row>
        <table:table-row table:style-name="ro1">
          <table:table-cell office:value-type="string" calcext:value-type="string">
            <text:p>Plasticity of crassulacean acid metabolism at subtropical latitudes: a pineapple case study</text:p>
          </table:table-cell>
        </table:table-row>
        <table:table-row table:style-name="ro1">
          <table:table-cell office:value-type="string" calcext:value-type="string">
            <text:p>Plasticity of the avian song control system in response to localized environmental cues in an equatorial songbird</text:p>
          </table:table-cell>
        </table:table-row>
        <table:table-row table:style-name="ro1">
          <table:table-cell office:value-type="string" calcext:value-type="string">
            <text:p>Pleiotropism of the Photoperiod-Insensitive Allele of Hd1 on Heading Date, Plant Height and Yield Traits in Rice</text:p>
          </table:table-cell>
        </table:table-row>
        <table:table-row table:style-name="ro1">
          <table:table-cell office:value-type="string" calcext:value-type="string">
            <text:p>PLUMAGE DEVELOPMENT AND MOLT IN THE EUROPEAN QUAIL COTURNIX-COTURNIX-COTURNIX - CRITERIA FOR AGE-DETERMINATION</text:p>
          </table:table-cell>
        </table:table-row>
        <table:table-row table:style-name="ro1">
          <table:table-cell office:value-type="string" calcext:value-type="string">
            <text:p>Polymorphism at the Clock gene predicts phenology of long-distance migration in birds</text:p>
          </table:table-cell>
        </table:table-row>
        <table:table-row table:style-name="ro1">
          <table:table-cell office:value-type="string" calcext:value-type="string">
            <text:p>Polymorphism in the couch potato gene clines in eastern Australia but is not associated with ovarian dormancy in Drosophila melanogaster</text:p>
          </table:table-cell>
        </table:table-row>
        <table:table-row table:style-name="ro1">
          <table:table-cell office:value-type="string" calcext:value-type="string">
            <text:p>Polymorphism of DNA sequences of cryptochrome genes is not associated with the photoperiodic flowering of wild soybean along a latitudinal cline</text:p>
          </table:table-cell>
        </table:table-row>
        <table:table-row table:style-name="ro1">
          <table:table-cell office:value-type="string" calcext:value-type="string">
            <text:p>Polymorphism of the CONSTANS gene in Brassica plants</text:p>
          </table:table-cell>
        </table:table-row>
        <table:table-row table:style-name="ro1">
          <table:table-cell office:value-type="string" calcext:value-type="string">
            <text:p>Polymorphism of the melatonin receptor 1A (MNTR1A) gene and association with seasonality of reproductive activity in a local Greek sheep breed</text:p>
          </table:table-cell>
        </table:table-row>
        <table:table-row table:style-name="ro1">
          <table:table-cell office:value-type="string" calcext:value-type="string">
            <text:p>Population dependent effects of photoperiod on diapause related physiological traits in an invasive beetle (Leptinotarsa decemlineata)</text:p>
          </table:table-cell>
        </table:table-row>
        <table:table-row table:style-name="ro1">
          <table:table-cell office:value-type="string" calcext:value-type="string">
            <text:p>Population differences in antifreeze production cycles of juvenile Atlantic cod (Gadus morhua) reflect adaptations to overwintering environment</text:p>
          </table:table-cell>
        </table:table-row>
        <table:table-row table:style-name="ro1">
          <table:table-cell office:value-type="string" calcext:value-type="string">
            <text:p>Population Differentiation and Climatic Adaptation for Growth Potential of White Spruce (Picea glauca) in Alberta, Canada</text:p>
          </table:table-cell>
        </table:table-row>
        <table:table-row table:style-name="ro1">
          <table:table-cell office:value-type="string" calcext:value-type="string">
            <text:p>POPULATION DIFFERENTIATION IN EARLY LIFE HISTORY TRAITS OF CLEOME LUTEA VAR. LUTEA IN THE INTERMOUNTAIN WEST</text:p>
          </table:table-cell>
        </table:table-row>
        <table:table-row table:style-name="ro1">
          <table:table-cell table:style-name="ce1" office:value-type="string" calcext:value-type="string">
            <text:p>Population genetic structure of codling moth (Lepidoptera : Tortricidae) from apple orchards in central Chile</text:p>
          </table:table-cell>
        </table:table-row>
        <table:table-row table:style-name="ro1">
          <table:table-cell table:style-name="ce1" office:value-type="string" calcext:value-type="string">
            <text:p>Population genetic structure of Cydia pomonella: a review and case study comparing spatiotemporal variation</text:p>
          </table:table-cell>
        </table:table-row>
        <table:table-row table:style-name="ro1">
          <table:table-cell table:style-name="ce1" office:value-type="string" calcext:value-type="string">
            <text:p>Population genetics of the Asian tiger mosquito Aedes albopictus, an invasive vector of human diseases</text:p>
          </table:table-cell>
        </table:table-row>
        <table:table-row table:style-name="ro1">
          <table:table-cell office:value-type="string" calcext:value-type="string">
            <text:p>Population Genomics of the Arabidopsis thaliana Flowering Time Gene Network</text:p>
          </table:table-cell>
        </table:table-row>
        <table:table-row table:style-name="ro1">
          <table:table-cell office:value-type="string" calcext:value-type="string">
            <text:p>Population genomics of the Asian tiger mosquito, Aedes albopictus: insights into the recent worldwide invasion</text:p>
          </table:table-cell>
        </table:table-row>
        <table:table-row table:style-name="ro1">
          <table:table-cell table:style-name="ce1" office:value-type="string" calcext:value-type="string">
            <text:p>Population trends of Orius sauteri (Poppius) (Heteroptera : Anthodoridae) on weeds in spring</text:p>
          </table:table-cell>
        </table:table-row>
        <table:table-row table:style-name="ro1">
          <table:table-cell table:style-name="ce1" office:value-type="string" calcext:value-type="string">
            <text:p>POPULATION VARIATION OF LEAFLET SLEEP MOVEMENTS IN OXALIS-GRANDIS (OXALIDACEAE)</text:p>
          </table:table-cell>
        </table:table-row>
        <table:table-row table:style-name="ro1">
          <table:table-cell office:value-type="string" calcext:value-type="string">
            <text:p>Population-based resequencing reveals that the flowering time adaptation of cultivated barley originated east of the fertile crescent</text:p>
          </table:table-cell>
        </table:table-row>
        <table:table-row table:style-name="ro1">
          <table:table-cell office:value-type="string" calcext:value-type="string">
            <text:p>Populational variation in diapause-induction and -termination of Helicoverpa armigera (Lepidoptera : Noctuidae)</text:p>
          </table:table-cell>
        </table:table-row>
        <table:table-row table:style-name="ro1">
          <table:table-cell office:value-type="string" calcext:value-type="string">
            <text:p>Possible effects of global warming on fish recruitment: shifts in spawning season and latitudinal distribution can alter growth of fish early life stages through changes in daylength</text:p>
          </table:table-cell>
        </table:table-row>
        <table:table-row table:style-name="ro1">
          <table:table-cell office:value-type="string" calcext:value-type="string">
            <text:p>Possible involvement of distinct photoreceptors in the photoperiodic induction of diapause in the flesh fly Sarcophaga similis</text:p>
          </table:table-cell>
        </table:table-row>
        <table:table-row table:style-name="ro1">
          <table:table-cell office:value-type="string" calcext:value-type="string">
            <text:p>Post-flowering photoperiod has marked effects on fruit chemical composition in red raspberry (Rubus idaeus)</text:p>
          </table:table-cell>
        </table:table-row>
        <table:table-row table:style-name="ro1">
          <table:table-cell table:style-name="ce1" office:value-type="string" calcext:value-type="string">
            <text:p>Post-glacial colonization, drift, local selection and conservation value of populations: a northern perspective</text:p>
          </table:table-cell>
        </table:table-row>
        <table:table-row table:style-name="ro1">
          <table:table-cell office:value-type="string" calcext:value-type="string">
            <text:p>POSTNUPTIAL MOLT IN HARRIS SPARROWS</text:p>
          </table:table-cell>
        </table:table-row>
        <table:table-row table:style-name="ro1">
          <table:table-cell table:style-name="ce1" office:value-type="string" calcext:value-type="string">
            <text:p>Potential for interspecific hybridization between Zizina emelina and Zizina otis (Lepidoptera: Lycaenidae)</text:p>
          </table:table-cell>
        </table:table-row>
        <table:table-row table:style-name="ro1">
          <table:table-cell table:style-name="ce1" office:value-type="string" calcext:value-type="string">
            <text:p>Potential for the use of biological agents for the control of Thrips palmi (Thysanoptera : Thripidae) outbreaks</text:p>
          </table:table-cell>
        </table:table-row>
        <table:table-row table:style-name="ro1">
          <table:table-cell table:style-name="ce1" office:value-type="string" calcext:value-type="string">
            <text:p>Potential Risk of Dengue and Chikungunya Outbreaks in Northern Italy Based on a Population Model of Aedes albopictus (Diptera: Culicidae)</text:p>
          </table:table-cell>
        </table:table-row>
        <table:table-row table:style-name="ro1">
          <table:table-cell table:style-name="ce1" office:value-type="string" calcext:value-type="string">
            <text:p>Pre-winter copulation enhances overwintering success of Orius females (Heteroptera: Anthocoridae)</text:p>
          </table:table-cell>
        </table:table-row>
        <table:table-row table:style-name="ro1">
          <table:table-cell office:value-type="string" calcext:value-type="string">
            <text:p>Prebasic (postnuptial) molt in free-ranging Harris' Sparrows, Zonotrichia querula, in the Northwest Territories, Canada</text:p>
          </table:table-cell>
        </table:table-row>
        <table:table-row table:style-name="ro1">
          <table:table-cell table:style-name="ce1" office:value-type="string" calcext:value-type="string">
            <text:p>Predation risk affects diapause induction in the spider mite Tetranychus urticae</text:p>
          </table:table-cell>
        </table:table-row>
        <table:table-row table:style-name="ro1">
          <table:table-cell office:value-type="string" calcext:value-type="string">
            <text:p>Predicting Flowering Dates in Wheat with a New Statistical Phenology Model</text:p>
          </table:table-cell>
        </table:table-row>
        <table:table-row table:style-name="ro1">
          <table:table-cell office:value-type="string" calcext:value-type="string">
            <text:p>Predicting how winter affects energetics of age-0 largemouth bass: How do current models fare?</text:p>
          </table:table-cell>
        </table:table-row>
        <table:table-row table:style-name="ro1">
          <table:table-cell table:style-name="ce1" office:value-type="string" calcext:value-type="string">
            <text:p>Predicting performance and survival across topographically heterogeneous landscapes: the global pest insect Helicoverpa armigera (Hubner, 1808) (Lepidoptera: Noctuidae)</text:p>
          </table:table-cell>
        </table:table-row>
        <table:table-row table:style-name="ro1">
          <table:table-cell office:value-type="string" calcext:value-type="string">
            <text:p>Predicting phenology by integrating ecology, evolution and climate science</text:p>
          </table:table-cell>
        </table:table-row>
        <table:table-row table:style-name="ro1">
          <table:table-cell office:value-type="string" calcext:value-type="string">
            <text:p>Predicting responses to climate change: the effect of altitude and latitude on the phenology of the Spittlebug Neophilaenus lineatus</text:p>
          </table:table-cell>
        </table:table-row>
        <table:table-row table:style-name="ro1">
          <table:table-cell office:value-type="string" calcext:value-type="string">
            <text:p>Predicting the development of photoperiod 'insensitive' winter wheats in south-central New South Wales</text:p>
          </table:table-cell>
        </table:table-row>
        <table:table-row table:style-name="ro1">
          <table:table-cell table:style-name="ce1" office:value-type="string" calcext:value-type="string">
            <text:p>Predicting the spread of Aedes albopictus in Australia under current and future climates: Multiple approaches and datasets to incorporate potential evolutionary divergence</text:p>
          </table:table-cell>
        </table:table-row>
        <table:table-row table:style-name="ro1">
          <table:table-cell table:style-name="ce1" office:value-type="string" calcext:value-type="string">
            <text:p>Predicting the timing of first generation egg hatch for the pest redlegged earth mite Halotydeus destructor (Acari: Penthaleidae)</text:p>
          </table:table-cell>
        </table:table-row>
        <table:table-row table:style-name="ro1">
          <table:table-cell table:style-name="ce1" office:value-type="string" calcext:value-type="string">
            <text:p>Prediction of overseas migration of the small brown planthopper, Laodelphax striatellus (Hemiptera: Delphacidae) in East Asia</text:p>
          </table:table-cell>
        </table:table-row>
        <table:table-row table:style-name="ro1">
          <table:table-cell table:style-name="ce1" office:value-type="string" calcext:value-type="string">
            <text:p>Prediction of the life cycle of the west Japan type yellow-spotted longicorn beetle, Psacothea hilaris (Coleoptera : Cerambycidae) by numerical simulations</text:p>
          </table:table-cell>
        </table:table-row>
        <table:table-row table:style-name="ro1">
          <table:table-cell office:value-type="string" calcext:value-type="string">
            <text:p>Prediction of the life cycle of the west Japan type yellow-spotted longicorn beetle, Psacothea hilaris (Coleoptera : Cerambycidae) by numerical simulations</text:p>
          </table:table-cell>
        </table:table-row>
        <table:table-row table:style-name="ro1">
          <table:table-cell table:style-name="ce1" office:value-type="string" calcext:value-type="string">
            <text:p>Predictions of summer diapause in the redlegged earth mite, Halotydeus destructor (Acari : Penthaleidae), in Australia</text:p>
          </table:table-cell>
        </table:table-row>
        <table:table-row table:style-name="ro1">
          <table:table-cell table:style-name="ce1" office:value-type="string" calcext:value-type="string">
            <text:p>Preparing for Winter: The Transcriptomic Response Associated with Different Day Lengths in Drosophila montana</text:p>
          </table:table-cell>
        </table:table-row>
        <table:table-row table:style-name="ro1">
          <table:table-cell office:value-type="string" calcext:value-type="string">
            <text:p>Preparing for Winter: The Transcriptomic Response Associated with Different Day Lengths in Drosophila montana</text:p>
          </table:table-cell>
        </table:table-row>
        <table:table-row table:style-name="ro1">
          <table:table-cell table:style-name="ce1" office:value-type="string" calcext:value-type="string">
            <text:p>Prey suitability of Thrips palmi (Thysanoptera : Thripidae) and Tetranychus kanzawai (Acari : Tetranychidae) for the development and reproduction of Wollastoniella rotunda (Hemiptera : Anthocoridae)</text:p>
          </table:table-cell>
        </table:table-row>
        <table:table-row table:style-name="ro1">
          <table:table-cell table:style-name="ce1" office:value-type="string" calcext:value-type="string">
            <text:p>Prey-associated head-size variation in an invasive lizard in the Hawaiian Islands</text:p>
          </table:table-cell>
        </table:table-row>
        <table:table-row table:style-name="ro1">
          <table:table-cell office:value-type="string" calcext:value-type="string">
            <text:p>Primary and secondary induction requirements for flowering of contrasting European varieties of Lolium perenne</text:p>
          </table:table-cell>
        </table:table-row>
        <table:table-row table:style-name="ro1">
          <table:table-cell office:value-type="string" calcext:value-type="string">
            <text:p>Production of a prolactin releasing factor by the ovine pars tuberalis</text:p>
          </table:table-cell>
        </table:table-row>
        <table:table-row table:style-name="ro1">
          <table:table-cell office:value-type="string" calcext:value-type="string">
            <text:p>PRODUCTION OF SEXUALS IN THE APHID ACYRTHOSIPHON KONDOI IN JAPAN (HOMOPTERA, APHIDINEA, APHIDIDAE)</text:p>
          </table:table-cell>
        </table:table-row>
        <table:table-row table:style-name="ro1">
          <table:table-cell office:value-type="string" calcext:value-type="string">
            <text:p>Productive behaviour of red deer (Cervus elaphus) relocated to the Neotropical Realm</text:p>
          </table:table-cell>
        </table:table-row>
        <table:table-row table:style-name="ro1">
          <table:table-cell office:value-type="string" calcext:value-type="string">
            <text:p>Prolactin inhibition does not influence horn growth in two wild caprinae species: European mouflon (Ovis orientalis musimon) and Iberian ibex (Capra pyrenaica)</text:p>
          </table:table-cell>
        </table:table-row>
        <table:table-row table:style-name="ro1">
          <table:table-cell office:value-type="string" calcext:value-type="string">
            <text:p>PRONOUNCED SEASONAL RHYTHMS IN PLASMA SOMATOLACTIN LEVELS IN RAINBOW-TROUT</text:p>
          </table:table-cell>
        </table:table-row>
        <table:table-row table:style-name="ro1">
          <table:table-cell office:value-type="string" calcext:value-type="string">
            <text:p>Prospecting the Use of Artificial Lighting for Integrated Pest Management</text:p>
          </table:table-cell>
        </table:table-row>
        <table:table-row table:style-name="ro1">
          <table:table-cell table:style-name="ce1" office:value-type="string" calcext:value-type="string">
            <text:p>PROTANDRY IN AEDES SIERRENSIS - THE SIGNIFICANCE OF TEMPORAL VARIATION IN FEMALE FECUNDITY</text:p>
          </table:table-cell>
        </table:table-row>
        <table:table-row table:style-name="ro1">
          <table:table-cell office:value-type="string" calcext:value-type="string">
            <text:p>Proximate control and adaptive potential of protandrous migration in birds</text:p>
          </table:table-cell>
        </table:table-row>
        <table:table-row table:style-name="ro1">
          <table:table-cell office:value-type="string" calcext:value-type="string">
            <text:p>Puberty in female cavies (Cavia aperea) is affected by photoperiod and social conditions</text:p>
          </table:table-cell>
        </table:table-row>
        <table:table-row table:style-name="ro1">
          <table:table-cell table:style-name="ce1" office:value-type="string" calcext:value-type="string">
            <text:p>Pupal colour dimorphism in a desert swallowtail (Lepidoptera: Papilionidae) is driven by changes in food availability, not photoperiod</text:p>
          </table:table-cell>
        </table:table-row>
        <table:table-row table:style-name="ro1">
          <table:table-cell table:style-name="ce1" office:value-type="string" calcext:value-type="string">
            <text:p>PUPAL DIAPAUSE IN BATTUS-PHILENOR (LEPIDOPTERA, PAPILIONIDAE)</text:p>
          </table:table-cell>
        </table:table-row>
        <table:table-row table:style-name="ro1">
          <table:table-cell table:style-name="ce1" office:value-type="string" calcext:value-type="string">
            <text:p>Pupal diapause of Helicoverpa armigera (Lepidoptera : Noctuidae): sensitive stage for thermal induction in the Okayama (western Japan) population</text:p>
          </table:table-cell>
        </table:table-row>
        <table:table-row table:style-name="ro1">
          <table:table-cell table:style-name="ce1" office:value-type="string" calcext:value-type="string">
            <text:p>Pupal diapause of Helicoverpa armigera: sensitive stage for photoperiodic induction</text:p>
          </table:table-cell>
        </table:table-row>
        <table:table-row table:style-name="ro1">
          <table:table-cell table:style-name="ce1" office:value-type="string" calcext:value-type="string">
            <text:p>QTL analysis of the photoperiodic response and clinal distribution of period alleles in Nasonia vitripennis</text:p>
          </table:table-cell>
        </table:table-row>
        <table:table-row table:style-name="ro1">
          <table:table-cell office:value-type="string" calcext:value-type="string">
            <text:p>QTL analysis of the photoperiodic response and clinal distribution of period alleles in Nasonia vitripennis</text:p>
          </table:table-cell>
        </table:table-row>
        <table:table-row table:style-name="ro1">
          <table:table-cell office:value-type="string" calcext:value-type="string">
            <text:p>QTL identification of flowering time at three different latitudes reveals homeologous genomic regions that control flowering in soybean</text:p>
          </table:table-cell>
        </table:table-row>
        <table:table-row table:style-name="ro1">
          <table:table-cell office:value-type="string" calcext:value-type="string">
            <text:p>QTL mapping for flowering time in different latitude in soybean</text:p>
          </table:table-cell>
        </table:table-row>
        <table:table-row table:style-name="ro1">
          <table:table-cell office:value-type="string" calcext:value-type="string">
            <text:p>QTL Mapping for Photoperiod Insensitivity of a Japanese Soybean Landrace Sakamotowase</text:p>
          </table:table-cell>
        </table:table-row>
        <table:table-row table:style-name="ro1">
          <table:table-cell office:value-type="string" calcext:value-type="string">
            <text:p>QTL mapping of domestication and diversifying selection related traits in round-fruited semi-wild Xishuangbanna cucumber (Cucumis sativus L. var. xishuangbannanesis)</text:p>
          </table:table-cell>
        </table:table-row>
        <table:table-row table:style-name="ro1">
          <table:table-cell table:style-name="ce1" office:value-type="string" calcext:value-type="string">
            <text:p>Quality of Mass-Reared Codling Moth (Lepidoptera: Tortricidae) After Long-Distance Transportation: 1. Logistics of Shipping Procedures and Quality Parameters as Measured in the Laboratory</text:p>
          </table:table-cell>
        </table:table-row>
        <table:table-row table:style-name="ro1">
          <table:table-cell office:value-type="string" calcext:value-type="string">
            <text:p>Quantification of photoperiodic effects on growth of Phleum pratense</text:p>
          </table:table-cell>
        </table:table-row>
        <table:table-row table:style-name="ro1">
          <table:table-cell office:value-type="string" calcext:value-type="string">
            <text:p>Quantifying the effect of seasonality on testicular function of Suffolk ram in lower latitude</text:p>
          </table:table-cell>
        </table:table-row>
        <table:table-row table:style-name="ro1">
          <table:table-cell office:value-type="string" calcext:value-type="string">
            <text:p>Quantitative long-day flowering response in the perpetual-flowering F-1 strawberry cultivar Elan</text:p>
          </table:table-cell>
        </table:table-row>
        <table:table-row table:style-name="ro1">
          <table:table-cell office:value-type="string" calcext:value-type="string">
            <text:p>QUANTITATIVE MEASUREMENT OF PHOTOPERIODS AND ITS SIGNIFICANCE FOR THE INDUCTION OF DIAPAUSE IN PIERIS-BRASSICAE (LEPIDOPTERA, PIERIDAE)</text:p>
          </table:table-cell>
        </table:table-row>
        <table:table-row table:style-name="ro1">
          <table:table-cell table:style-name="ce1" office:value-type="string" calcext:value-type="string">
            <text:p>QUANTITATIVE RESPONSE TO PHOTOPERIOD DURING REPRODUCTIVE DIAPAUSE IN THE DROSOPHILA-AURARIA SPECIES-COMPLEX</text:p>
          </table:table-cell>
        </table:table-row>
        <table:table-row table:style-name="ro1">
          <table:table-cell office:value-type="string" calcext:value-type="string">
            <text:p>Quantitative trait loci and candidate gene mapping of bud set and bud flush in Populus</text:p>
          </table:table-cell>
        </table:table-row>
        <table:table-row table:style-name="ro1">
          <table:table-cell table:style-name="ce1" office:value-type="string" calcext:value-type="string">
            <text:p>Quantitative trait loci associated with photoperiodic response and stage of diapause in the pitcher-plant mosquito, Wyeomyia smithii</text:p>
          </table:table-cell>
        </table:table-row>
        <table:table-row table:style-name="ro1">
          <table:table-cell office:value-type="string" calcext:value-type="string">
            <text:p>Quantitative trait loci associated with photoperiodic response and stage of diapause in the pitcher-plant mosquito, Wyeomyia smithii</text:p>
          </table:table-cell>
        </table:table-row>
        <table:table-row table:style-name="ro1">
          <table:table-cell office:value-type="string" calcext:value-type="string">
            <text:p>Quantitative Trait Locus Mapping of Soybean Maturity Gene E6</text:p>
          </table:table-cell>
        </table:table-row>
        <table:table-row table:style-name="ro1">
          <table:table-cell office:value-type="string" calcext:value-type="string">
            <text:p>Rainfall-induced changes in food availability modify the spring departure programme of a migratory bird</text:p>
          </table:table-cell>
        </table:table-row>
        <table:table-row table:style-name="ro1">
          <table:table-cell office:value-type="string" calcext:value-type="string">
            <text:p>Rainfall, leafing phenology and sunrise time as potential Zeitgeber for the bimodal, dry season laying pattern of an African rain forest tit (Parus fasciiventer)</text:p>
          </table:table-cell>
        </table:table-row>
        <table:table-row table:style-name="ro1">
          <table:table-cell table:style-name="ce1" office:value-type="string" calcext:value-type="string">
            <text:p>RAPD variation within and among geographic populations of wheat stem sawfly (Cephus cinctus Norton)</text:p>
          </table:table-cell>
        </table:table-row>
        <table:table-row table:style-name="ro1">
          <table:table-cell table:style-name="ce1" office:value-type="string" calcext:value-type="string">
            <text:p>Rapid adaptation of invertebrate pests to climatic stress?</text:p>
          </table:table-cell>
        </table:table-row>
        <table:table-row table:style-name="ro1">
          <table:table-cell table:style-name="ce1" office:value-type="string" calcext:value-type="string">
            <text:p>Rapid Adaptive Evolution of Photoperiodic Response during Invasion and Range Expansion across a Climatic Gradient</text:p>
          </table:table-cell>
        </table:table-row>
        <table:table-row table:style-name="ro1">
          <table:table-cell office:value-type="string" calcext:value-type="string">
            <text:p>Rapid Adaptive Evolution of Photoperiodic Response during Invasion and Range Expansion across a Climatic Gradient</text:p>
          </table:table-cell>
        </table:table-row>
        <table:table-row table:style-name="ro1">
          <table:table-cell office:value-type="string" calcext:value-type="string">
            <text:p>Rapid differentiation of experimental populations of wheat for heading time in response to local climatic conditions</text:p>
          </table:table-cell>
        </table:table-row>
        <table:table-row table:style-name="ro1">
          <table:table-cell table:style-name="ce1" office:value-type="string" calcext:value-type="string">
            <text:p>Rapid evolution of an introduced insect Ophraella communa LeSage in new environments: temporal changes and geographical differences in photoperiodic response</text:p>
          </table:table-cell>
        </table:table-row>
        <table:table-row table:style-name="ro1">
          <table:table-cell office:value-type="string" calcext:value-type="string">
            <text:p>Rapid evolution of an introduced insect Ophraella communa LeSage in new environments: temporal changes and geographical differences in photoperiodic response</text:p>
          </table:table-cell>
        </table:table-row>
        <table:table-row table:style-name="ro1">
          <table:table-cell table:style-name="ce1" office:value-type="string" calcext:value-type="string">
            <text:p>Rapid evolution of phenology during range expansion with recent climate change</text:p>
          </table:table-cell>
        </table:table-row>
        <table:table-row table:style-name="ro1">
          <table:table-cell table:style-name="ce1" office:value-type="string" calcext:value-type="string">
            <text:p>Rapid evolution of photoperiodic response in a recently introduced insect Ophraella communa along geographic gradients</text:p>
          </table:table-cell>
        </table:table-row>
        <table:table-row table:style-name="ro1">
          <table:table-cell office:value-type="string" calcext:value-type="string">
            <text:p>Rapid evolution of photoperiodic response in a recently introduced insect Ophraella communa along geographic gradients</text:p>
          </table:table-cell>
        </table:table-row>
        <table:table-row table:style-name="ro1">
          <table:table-cell table:style-name="ce1" office:value-type="string" calcext:value-type="string">
            <text:p>Rapid genetic structuring of populations of the invasive fall webworm in relation to spatial expansion and control campaigns</text:p>
          </table:table-cell>
        </table:table-row>
        <table:table-row table:style-name="ro1">
          <table:table-cell office:value-type="string" calcext:value-type="string">
            <text:p>Rapid phenotypic divergence of feral rye from domesticated cereal rye</text:p>
          </table:table-cell>
        </table:table-row>
        <table:table-row table:style-name="ro1">
          <table:table-cell office:value-type="string" calcext:value-type="string">
            <text:p>Rapid Regulation of Leaf Photosynthesis to Maintain Growth in Irregular Light Environments</text:p>
          </table:table-cell>
        </table:table-row>
        <table:table-row table:style-name="ro1">
          <table:table-cell table:style-name="ce1" office:value-type="string" calcext:value-type="string">
            <text:p>Rapid seasonal adaptation of an alien bruchid after introduction: geographic variation in life cycle synchronization and critical photoperiod for diapause induction</text:p>
          </table:table-cell>
        </table:table-row>
        <table:table-row table:style-name="ro1">
          <table:table-cell office:value-type="string" calcext:value-type="string">
            <text:p>Rapid seasonal adaptation of an alien bruchid after introduction: geographic variation in life cycle synchronization and critical photoperiod for diapause induction</text:p>
          </table:table-cell>
        </table:table-row>
        <table:table-row table:style-name="ro1">
          <table:table-cell table:style-name="ce1" office:value-type="string" calcext:value-type="string">
            <text:p>Reaction norms for age and size at maturity in response to temperature: a test of the compound interest hypothesis</text:p>
          </table:table-cell>
        </table:table-row>
        <table:table-row table:style-name="ro1">
          <table:table-cell table:style-name="ce1" office:value-type="string" calcext:value-type="string">
            <text:p>Recent Advances in Applied Entomology and Zoology in Japan since 1970</text:p>
          </table:table-cell>
        </table:table-row>
        <table:table-row table:style-name="ro1">
          <table:table-cell office:value-type="string" calcext:value-type="string">
            <text:p>Recent advances in reproductive neuroendocrinology: a role for RFamide peptides in seasonal reproduction?</text:p>
          </table:table-cell>
        </table:table-row>
        <table:table-row table:style-name="ro1">
          <table:table-cell table:style-name="ce1" office:value-type="string" calcext:value-type="string">
            <text:p>Recent and projected future climatic suitability of North America for the Asian tiger mosquito Aedes albopictus</text:p>
          </table:table-cell>
        </table:table-row>
        <table:table-row table:style-name="ro1">
          <table:table-cell office:value-type="string" calcext:value-type="string">
            <text:p>Reconstruction of periodicity of repetitive linear enamel hypoplasia from perikymata counts on imbricational enamel among dry-adapted chimpanzees (Pan troglodytes verus) from Fongoli, Senegal</text:p>
          </table:table-cell>
        </table:table-row>
        <table:table-row table:style-name="ro1">
          <table:table-cell office:value-type="string" calcext:value-type="string">
            <text:p>RED AND FAR-RED INSENSITIVE 2, a RING-domain zinc finger protein, mediates phytochrome-controlled seedling deetiolation responses</text:p>
          </table:table-cell>
        </table:table-row>
        <table:table-row table:style-name="ro1">
          <table:table-cell office:value-type="string" calcext:value-type="string">
            <text:p>Redefining the limits of day length responsiveness in a seasonal mammal</text:p>
          </table:table-cell>
        </table:table-row>
        <table:table-row table:style-name="ro1">
          <table:table-cell office:value-type="string" calcext:value-type="string">
            <text:p>Reduced seasonality in elemental CHN composition of Antarctic marine benthic predators and scavengers</text:p>
          </table:table-cell>
        </table:table-row>
        <table:table-row table:style-name="ro1">
          <table:table-cell office:value-type="string" calcext:value-type="string">
            <text:p>Reducing exposure to long days from 75 to 30 days of extra-light treatment does not decrease the capacity of male goats to stimulate ovulatory activity in seasonally anovulatory females</text:p>
          </table:table-cell>
        </table:table-row>
        <table:table-row table:style-name="ro1">
          <table:table-cell office:value-type="string" calcext:value-type="string">
            <text:p>Refractoriness to short and long days determines the end and onset of the breeding season in subtropical goats</text:p>
          </table:table-cell>
        </table:table-row>
        <table:table-row table:style-name="ro1">
          <table:table-cell office:value-type="string" calcext:value-type="string">
            <text:p>Regeneration characteristics of birdsfoot trefoil (Lotus corniculatus L.) in low latitude environments in eastern Australia</text:p>
          </table:table-cell>
        </table:table-row>
        <table:table-row table:style-name="ro1">
          <table:table-cell table:style-name="ce1" office:value-type="string" calcext:value-type="string">
            <text:p>Regional differences in diapause and post-diapause development of the fall web-worm, Hyphantria cunea Drury (Lepidoptera: Arctiidae)</text:p>
          </table:table-cell>
        </table:table-row>
        <table:table-row table:style-name="ro1">
          <table:table-cell office:value-type="string" calcext:value-type="string">
            <text:p>Registration of Near-Isogenic Lines for Photoperiod Response in Hard Red Spring Wheat</text:p>
          </table:table-cell>
        </table:table-row>
        <table:table-row table:style-name="ro1">
          <table:table-cell office:value-type="string" calcext:value-type="string">
            <text:p>Regulation of growth in turbot (Scophthalmus maximus Rafinesque) and Atlantic halibut (Hippoglossus hippoglossus L.): aspects of environment x genotype interactions</text:p>
          </table:table-cell>
        </table:table-row>
        <table:table-row table:style-name="ro1">
          <table:table-cell office:value-type="string" calcext:value-type="string">
            <text:p>Regulation of male prolactin levels in an opportunistically breeding species, the African striped mouse</text:p>
          </table:table-cell>
        </table:table-row>
        <table:table-row table:style-name="ro1">
          <table:table-cell office:value-type="string" calcext:value-type="string">
            <text:p>Regulation of seasonality in the migratory male blackheaded bunting (Emberiza melanocephala)</text:p>
          </table:table-cell>
        </table:table-row>
        <table:table-row table:style-name="ro1">
          <table:table-cell office:value-type="string" calcext:value-type="string">
            <text:p>Regulation of seed yield and agronomic characters by photoperiod sensitivity and growth habit genes in soybean</text:p>
          </table:table-cell>
        </table:table-row>
        <table:table-row table:style-name="ro1">
          <table:table-cell table:style-name="ce1" office:value-type="string" calcext:value-type="string">
            <text:p>RELATION OF THE CIRCADIAN SYSTEM TO THE PHOTOPERIODIC CLOCK IN DROSOPHILA-TRIAURARIA (DIPTERA, DROSOPHILIDAE) - AN APPROACH FROM ANALYSIS OF GEOGRAPHIC-VARIATION</text:p>
          </table:table-cell>
        </table:table-row>
        <table:table-row table:style-name="ro1">
          <table:table-cell office:value-type="string" calcext:value-type="string">
            <text:p>RELATION OF THE CIRCADIAN SYSTEM TO THE PHOTOPERIODIC CLOCK IN DROSOPHILA-TRIAURARIA (DIPTERA, DROSOPHILIDAE) - AN APPROACH FROM ANALYSIS OF GEOGRAPHIC-VARIATION</text:p>
          </table:table-cell>
        </table:table-row>
        <table:table-row table:style-name="ro1">
          <table:table-cell table:style-name="ce1" office:value-type="string" calcext:value-type="string">
            <text:p>Relationship between body colour, feeding, and reproductive arrest under short-day development in Tetranychus pueraricola (Acari: Tetranychidae)</text:p>
          </table:table-cell>
        </table:table-row>
        <table:table-row table:style-name="ro1">
          <table:table-cell table:style-name="ce1" office:value-type="string" calcext:value-type="string">
            <text:p>Relationship between cold hardiness and northward invasion in the great mormon butterfly, Papilio memnon L. (Lepidoptera : Papilionidae) in Japan</text:p>
          </table:table-cell>
        </table:table-row>
        <table:table-row table:style-name="ro1">
          <table:table-cell table:style-name="ce1" office:value-type="string" calcext:value-type="string">
            <text:p>Relationship between cold stupor and cold tolerance in Drosophila (Diptera : Drosophilidae)</text:p>
          </table:table-cell>
        </table:table-row>
        <table:table-row table:style-name="ro1">
          <table:table-cell office:value-type="string" calcext:value-type="string">
            <text:p>Relationship between MTNR1A melatonin receptor gene polymorphism and seasonal reproduction in different goat breeds</text:p>
          </table:table-cell>
        </table:table-row>
        <table:table-row table:style-name="ro1">
          <table:table-cell office:value-type="string" calcext:value-type="string">
            <text:p>Relationship between reproductive initiation and ear emergence development in Lolium perenne L.</text:p>
          </table:table-cell>
        </table:table-row>
        <table:table-row table:style-name="ro1">
          <table:table-cell office:value-type="string" calcext:value-type="string">
            <text:p>Relative effects of temperature vs. photoperiod on growth and cold acclimation of northern and southern ecotypes of the grass Arrhenatherum elatius</text:p>
          </table:table-cell>
        </table:table-row>
        <table:table-row table:style-name="ro1">
          <table:table-cell table:style-name="ce1" office:value-type="string" calcext:value-type="string">
            <text:p>Relative importance of plastic vs genetic factors in adaptive differentiation: geographical variation for stress resistance in Drosophila melanogaster from eastern Australia</text:p>
          </table:table-cell>
        </table:table-row>
        <table:table-row table:style-name="ro1">
          <table:table-cell office:value-type="string" calcext:value-type="string">
            <text:p>Relative importance of plastic vs genetic factors in adaptive differentiation: geographical variation for stress resistance in Drosophila melanogaster from eastern Australia</text:p>
          </table:table-cell>
        </table:table-row>
        <table:table-row table:style-name="ro1">
          <table:table-cell table:style-name="ce1" office:value-type="string" calcext:value-type="string">
            <text:p>Relative migration rates and local adaptation in a mosquito-protozoan interaction</text:p>
          </table:table-cell>
        </table:table-row>
        <table:table-row table:style-name="ro1">
          <table:table-cell office:value-type="string" calcext:value-type="string">
            <text:p>Replicate altitudinal clines reveal that evolutionary flexibility underlies adaptation to drought stress in annual Mimulus guttatus</text:p>
          </table:table-cell>
        </table:table-row>
        <table:table-row table:style-name="ro1">
          <table:table-cell office:value-type="string" calcext:value-type="string">
            <text:p>Reproduction and Feeding of the Electric Fish Brachyhypopomus gauderio (Gymnotiformes: Hypopomidae) and the Discussion of a Life History Pattern for Gymnotiforms from High Latitudes</text:p>
          </table:table-cell>
        </table:table-row>
        <table:table-row table:style-name="ro1">
          <table:table-cell office:value-type="string" calcext:value-type="string">
            <text:p>Reproduction and life-cycle of the beachflea (Orchestia gammarellus (Pallas) (Crustacea : Amphipoda) at thermal and non-thermal sites in the intertidal of Iceland: how important is temperature?</text:p>
          </table:table-cell>
        </table:table-row>
        <table:table-row table:style-name="ro1">
          <table:table-cell office:value-type="string" calcext:value-type="string">
            <text:p>Reproduction characteristics of North Moroccan indigenous goats</text:p>
          </table:table-cell>
        </table:table-row>
        <table:table-row table:style-name="ro1">
          <table:table-cell office:value-type="string" calcext:value-type="string">
            <text:p>REPRODUCTION IN NEW-GUINEAN RATTUS AND COMPARISON WITH AUSTRALIAN RATTUS</text:p>
          </table:table-cell>
        </table:table-row>
        <table:table-row table:style-name="ro1">
          <table:table-cell office:value-type="string" calcext:value-type="string">
            <text:p>Reproduction in the diadematoid sea urchin Centrostephanus rodgersii in contrasting habitats along the coast of New South Wales, Australia</text:p>
          </table:table-cell>
        </table:table-row>
        <table:table-row table:style-name="ro1">
          <table:table-cell office:value-type="string" calcext:value-type="string">
            <text:p>Reproduction of the Diadematidae sea urchin Centrostephanus rodgersii in a recently colonized area of northern New Zealand</text:p>
          </table:table-cell>
        </table:table-row>
        <table:table-row table:style-name="ro1">
          <table:table-cell office:value-type="string" calcext:value-type="string">
            <text:p>Reproductive activity of Pelibuey and Suffolk ewes at 19 degrees north latitude</text:p>
          </table:table-cell>
        </table:table-row>
        <table:table-row table:style-name="ro1">
          <table:table-cell office:value-type="string" calcext:value-type="string">
            <text:p>REPRODUCTIVE ADAPTATIONS TO BREEDING IN THE NORTH</text:p>
          </table:table-cell>
        </table:table-row>
        <table:table-row table:style-name="ro1">
          <table:table-cell table:style-name="ce1" office:value-type="string" calcext:value-type="string">
            <text:p>REPRODUCTIVE ALLOCATION IN THE WESTERN TREE-HOLE MOSQUITO, AEDES-SIERRENSIS</text:p>
          </table:table-cell>
        </table:table-row>
        <table:table-row table:style-name="ro1">
          <table:table-cell office:value-type="string" calcext:value-type="string">
            <text:p>Reproductive and immune responses to photoperiod and melatonin are linked in Peromyscus subspecies</text:p>
          </table:table-cell>
        </table:table-row>
        <table:table-row table:style-name="ro1">
          <table:table-cell table:style-name="ce1" office:value-type="string" calcext:value-type="string">
            <text:p>Reproductive arrest and stress resistance in winter-acclimated Drosophila suzukii</text:p>
          </table:table-cell>
        </table:table-row>
        <table:table-row table:style-name="ro1">
          <table:table-cell office:value-type="string" calcext:value-type="string">
            <text:p>Reproductive arrest and stress resistance in winter-acclimated Drosophila suzukii</text:p>
          </table:table-cell>
        </table:table-row>
        <table:table-row table:style-name="ro1">
          <table:table-cell office:value-type="string" calcext:value-type="string">
            <text:p>Reproductive asynchrony and population divergence between two tropical bird populations</text:p>
          </table:table-cell>
        </table:table-row>
        <table:table-row table:style-name="ro1">
          <table:table-cell office:value-type="string" calcext:value-type="string">
            <text:p>Reproductive biology and energy allocation of the sea star Cosmasterias lurida (Echinodermata: Asteroidea) from the Beagle Channel, Tierra del Fuego, Argentina</text:p>
          </table:table-cell>
        </table:table-row>
        <table:table-row table:style-name="ro1">
          <table:table-cell office:value-type="string" calcext:value-type="string">
            <text:p>Reproductive biology of Galaxias maculatus (Jenyns 1842) in the Rio Ovando, a high-latitude environment in southernmost Patagonia, Argentina</text:p>
          </table:table-cell>
        </table:table-row>
        <table:table-row table:style-name="ro1">
          <table:table-cell office:value-type="string" calcext:value-type="string">
            <text:p>Reproductive characteristics of the flower breeding Drosophila hibisci bock (Drosophilidae) in eastern Australia: Genetic and environmental determinants of ovariole number</text:p>
          </table:table-cell>
        </table:table-row>
        <table:table-row table:style-name="ro1">
          <table:table-cell office:value-type="string" calcext:value-type="string">
            <text:p>Reproductive cycle of goats</text:p>
          </table:table-cell>
        </table:table-row>
        <table:table-row table:style-name="ro1">
          <table:table-cell office:value-type="string" calcext:value-type="string">
            <text:p>Reproductive development according to elevation in a seasonally breeding male songbird</text:p>
          </table:table-cell>
        </table:table-row>
        <table:table-row table:style-name="ro1">
          <table:table-cell office:value-type="string" calcext:value-type="string">
            <text:p>REPRODUCTIVE DEVELOPMENT OF 8 WHEAT CULTIVARS AND A TRITICALE AS INFLUENCED BY SOWING DATE</text:p>
          </table:table-cell>
        </table:table-row>
        <table:table-row table:style-name="ro1">
          <table:table-cell office:value-type="string" calcext:value-type="string">
            <text:p>REPRODUCTIVE DIAPAUSE AND QUIESCENCE IN A TROPICAL RICE BUG, LEPTOCORISA-ORATORIUS</text:p>
          </table:table-cell>
        </table:table-row>
        <table:table-row table:style-name="ro1">
          <table:table-cell office:value-type="string" calcext:value-type="string">
            <text:p>Reproductive endocrine patterns in captive female and male red wolves (Canis rufus) assessed by fecal and serum hormone analysis</text:p>
          </table:table-cell>
        </table:table-row>
        <table:table-row table:style-name="ro1">
          <table:table-cell table:style-name="ce1" office:value-type="string" calcext:value-type="string">
            <text:p>Reproductive isolation among allopatric Drosophila montana populations</text:p>
          </table:table-cell>
        </table:table-row>
        <table:table-row table:style-name="ro1">
          <table:table-cell office:value-type="string" calcext:value-type="string">
            <text:p>Reproductive performance of Arab mares in the Kingdom of Saudi Arabia</text:p>
          </table:table-cell>
        </table:table-row>
        <table:table-row table:style-name="ro1">
          <table:table-cell office:value-type="string" calcext:value-type="string">
            <text:p>Reproductive performance of female rainbow trout Oncorhynchus mykiss (Walbaum) kept under water temperatures and photoperiods of 13 degrees and 51 degrees N latitude</text:p>
          </table:table-cell>
        </table:table-row>
        <table:table-row table:style-name="ro1">
          <table:table-cell office:value-type="string" calcext:value-type="string">
            <text:p>REPRODUCTIVE PERIODICITY IN THE EURYALINID SNAKE STAR ASTROBRACHION CONSTRICTUM IN A NEW-ZEALAND FJORD</text:p>
          </table:table-cell>
        </table:table-row>
        <table:table-row table:style-name="ro1">
          <table:table-cell office:value-type="string" calcext:value-type="string">
            <text:p>Reproductive periodicity of the tropical intertidal chiton Acanthopleura gemmata at One Tree Island, Great Barrier Reef, near its southern latitudinal limit</text:p>
          </table:table-cell>
        </table:table-row>
        <table:table-row table:style-name="ro1">
          <table:table-cell office:value-type="string" calcext:value-type="string">
            <text:p>Reproductive photoresponsiveness in male spiny mice from South Africa</text:p>
          </table:table-cell>
        </table:table-row>
        <table:table-row table:style-name="ro1">
          <table:table-cell table:style-name="ce1" office:value-type="string" calcext:value-type="string">
            <text:p>Reproductive Plasticity of an Invasive Insect Pest, Rice Water Weevil (Coleoptera: Curculionidae)</text:p>
          </table:table-cell>
        </table:table-row>
        <table:table-row table:style-name="ro1">
          <table:table-cell office:value-type="string" calcext:value-type="string">
            <text:p>Reproductive responses of purple sea urchin (Strongylocentrotus purpuratus) populations to environmental conditions across a coastal depth gradient</text:p>
          </table:table-cell>
        </table:table-row>
        <table:table-row table:style-name="ro1">
          <table:table-cell office:value-type="string" calcext:value-type="string">
            <text:p>Reproductive responses to photoperiod and temperature by diapausing and nondiapausing populations of Sesamia nonagrioides Lef. (Lepidoptera-Noctuidae)</text:p>
          </table:table-cell>
        </table:table-row>
        <table:table-row table:style-name="ro1">
          <table:table-cell office:value-type="string" calcext:value-type="string">
            <text:p>Reproductive seasonality in captive wild ruminants: implications for biogeographical adaptation, photoperiodic control, and life history</text:p>
          </table:table-cell>
        </table:table-row>
        <table:table-row table:style-name="ro1">
          <table:table-cell office:value-type="string" calcext:value-type="string">
            <text:p>Reproductive seasonality of young French-Alpine goat bucks adapted to subtropical conditions in Mexico</text:p>
          </table:table-cell>
        </table:table-row>
        <table:table-row table:style-name="ro1">
          <table:table-cell office:value-type="string" calcext:value-type="string">
            <text:p>Reproductive tactics and development of sexually dimorphic structures in a stream-dwelling characid fish (Deuterodon stigmaturus) from Atlantic Forest</text:p>
          </table:table-cell>
        </table:table-row>
        <table:table-row table:style-name="ro1">
          <table:table-cell office:value-type="string" calcext:value-type="string">
            <text:p>Reproductive variability over a four-year period in the sea urchin Evechinus chloroticus (Echinoidea : Echinodermata) from differing habitats in New Zealand</text:p>
          </table:table-cell>
        </table:table-row>
        <table:table-row table:style-name="ro1">
          <table:table-cell office:value-type="string" calcext:value-type="string">
            <text:p>REPRODUCTIVE-BIOLOGY OF 4 SPECIES OF TROPICAL AUSTRALIAN LIZARDS AND COMMENTS ON THE FACTORS REGULATING LIZARD REPRODUCTIVE-CYCLES</text:p>
          </table:table-cell>
        </table:table-row>
        <table:table-row table:style-name="ro1">
          <table:table-cell office:value-type="string" calcext:value-type="string">
            <text:p>Requirement for far-red light to maintain secondary needle extension growth in northern but not southern populations of Pinus sylvestris (Scots pine)</text:p>
          </table:table-cell>
        </table:table-row>
        <table:table-row table:style-name="ro1">
          <table:table-cell table:style-name="ce1" office:value-type="string" calcext:value-type="string">
            <text:p>Resistance to temperature extremes between and within life cycle stages in Drosophila serrata, D-birchii and their hybrids: intraspecific and interspecific comparisons</text:p>
          </table:table-cell>
        </table:table-row>
        <table:table-row table:style-name="ro1">
          <table:table-cell table:style-name="ce1" office:value-type="string" calcext:value-type="string">
            <text:p>Resistance to temperature extremes in sub-Antarctic weevils: interspecific variation, population differentiation and acclimation</text:p>
          </table:table-cell>
        </table:table-row>
        <table:table-row table:style-name="ro1">
          <table:table-cell office:value-type="string" calcext:value-type="string">
            <text:p>Response of Chinese water chestnut (Eleocharis dulcis (Burm. f.) Hensch) to photoperiod</text:p>
          </table:table-cell>
        </table:table-row>
        <table:table-row table:style-name="ro1">
          <table:table-cell office:value-type="string" calcext:value-type="string">
            <text:p>Response of conifer species from three latitudinal populations to light spectra generated by light-emitting diodes and high-pressure sodium lamps</text:p>
          </table:table-cell>
        </table:table-row>
        <table:table-row table:style-name="ro1">
          <table:table-cell table:style-name="ce1" office:value-type="string" calcext:value-type="string">
            <text:p>Response to photoperiod during diapause development in the spider mite Tetranychus urticae</text:p>
          </table:table-cell>
        </table:table-row>
        <table:table-row table:style-name="ro1">
          <table:table-cell table:style-name="ce1" office:value-type="string" calcext:value-type="string">
            <text:p>Response to selection for rapid chill-coma recovery in Drosophila melanogaster: physiology and life-history traits</text:p>
          </table:table-cell>
        </table:table-row>
        <table:table-row table:style-name="ro1">
          <table:table-cell office:value-type="string" calcext:value-type="string">
            <text:p>Responses in metabolic rate to changes in temperature in diapausing Colorado potato beetle Leptinotarsa decemlineata from three European populations</text:p>
          </table:table-cell>
        </table:table-row>
        <table:table-row table:style-name="ro1">
          <table:table-cell office:value-type="string" calcext:value-type="string">
            <text:p>RESPONSES OF TERRESTRIAL PLANTS AND INVERTEBRATES TO ENVIRONMENTAL-CHANGE AT HIGH-LATITUDES</text:p>
          </table:table-cell>
        </table:table-row>
        <table:table-row table:style-name="ro1">
          <table:table-cell table:style-name="ce1" office:value-type="string" calcext:value-type="string">
            <text:p>Responses of three Orius species collected in Kagoshima to different rearing temperatures and photoperiods</text:p>
          </table:table-cell>
        </table:table-row>
        <table:table-row table:style-name="ro1">
          <table:table-cell office:value-type="string" calcext:value-type="string">
            <text:p>Responsiveness to photoperiodic changes in the circannual rhythm of the varied carpet beetle, Anthrenus verbasci</text:p>
          </table:table-cell>
        </table:table-row>
        <table:table-row table:style-name="ro1">
          <table:table-cell office:value-type="string" calcext:value-type="string">
            <text:p>Restless roosts: Light pollution affects behavior, sleep, and physiology in a free-living songbird</text:p>
          </table:table-cell>
        </table:table-row>
        <table:table-row table:style-name="ro1">
          <table:table-cell office:value-type="string" calcext:value-type="string">
            <text:p>Resumption of ovarian activity is modified by non-photoperiodic environmental cues in Criollo goats in tropical latitudes</text:p>
          </table:table-cell>
        </table:table-row>
        <table:table-row table:style-name="ro1">
          <table:table-cell office:value-type="string" calcext:value-type="string">
            <text:p>RETENTION AND ADAPTIVENESS OF PHOTOPERIODIC EGG DIAPAUSE IN FLORIDA POPULATIONS OF INVASIVE AEDES ALBOPICTUS</text:p>
          </table:table-cell>
        </table:table-row>
        <table:table-row table:style-name="ro1">
          <table:table-cell office:value-type="string" calcext:value-type="string">
            <text:p>Retrospective genomic analysis of sorghum adaptation to temperate-zone grain production</text:p>
          </table:table-cell>
        </table:table-row>
        <table:table-row table:style-name="ro1">
          <table:table-cell office:value-type="string" calcext:value-type="string">
            <text:p>Reversal of dormancy in switchgrass with low-light photoperiod extension</text:p>
          </table:table-cell>
        </table:table-row>
        <table:table-row table:style-name="ro1">
          <table:table-cell table:style-name="ce1" office:value-type="string" calcext:value-type="string">
            <text:p>Reversible change in embryonic diapause intensity by mild temperature in the Chinese rice grasshopper, Oxya chinensis</text:p>
          </table:table-cell>
        </table:table-row>
        <table:table-row table:style-name="ro1">
          <table:table-cell office:value-type="string" calcext:value-type="string">
            <text:p>Review of Flowering Control in Industrial Hemp</text:p>
          </table:table-cell>
        </table:table-row>
        <table:table-row table:style-name="ro1">
          <table:table-cell office:value-type="string" calcext:value-type="string">
            <text:p>Rhizome transition to storage organ is under phytochrome control in lotus (Nelumbo nucifera)</text:p>
          </table:table-cell>
        </table:table-row>
        <table:table-row table:style-name="ro1">
          <table:table-cell table:style-name="ce1" office:value-type="string" calcext:value-type="string">
            <text:p>Rhythmic components of photoperiodic time measurement in the pitcher-plant mosquito, Wyeomyia smithii</text:p>
          </table:table-cell>
        </table:table-row>
        <table:table-row table:style-name="ro1">
          <table:table-cell office:value-type="string" calcext:value-type="string">
            <text:p>Rhythmic components of photoperiodic time measurement in the pitcher-plant mosquito, Wyeomyia smithii</text:p>
          </table:table-cell>
        </table:table-row>
        <table:table-row table:style-name="ro1">
          <table:table-cell office:value-type="string" calcext:value-type="string">
            <text:p>Rhythmic life of the Arctic charr: Adaptations to life at the edge</text:p>
          </table:table-cell>
        </table:table-row>
        <table:table-row table:style-name="ro1">
          <table:table-cell office:value-type="string" calcext:value-type="string">
            <text:p>Rice crop duration and leaf appearance rate in a variable thermal environment. III. Heritability of photothermal traits</text:p>
          </table:table-cell>
        </table:table-row>
        <table:table-row table:style-name="ro1">
          <table:table-cell table:style-name="ce1" office:value-type="string" calcext:value-type="string">
            <text:p>Rising temperature and development in dragonfly populations at different latitudes</text:p>
          </table:table-cell>
        </table:table-row>
        <table:table-row table:style-name="ro1">
          <table:table-cell office:value-type="string" calcext:value-type="string">
            <text:p>Rising temperature and development in dragonfly populations at different latitudes</text:p>
          </table:table-cell>
        </table:table-row>
        <table:table-row table:style-name="ro1">
          <table:table-cell table:style-name="ce1" office:value-type="string" calcext:value-type="string">
            <text:p>RNA-Seq reveals early distinctions and late convergence of gene expression between diapause and quiescence in the Asian tiger mosquito, Aedes albopictus</text:p>
          </table:table-cell>
        </table:table-row>
        <table:table-row table:style-name="ro1">
          <table:table-cell office:value-type="string" calcext:value-type="string">
            <text:p>Robustness of Circadian Timing Systems Evolves in the Fruit Fly Drosophila melanogaster as a Correlated Response to Selection for Adult Emergence in a Narrow Window of Time</text:p>
          </table:table-cell>
        </table:table-row>
        <table:table-row table:style-name="ro1">
          <table:table-cell office:value-type="string" calcext:value-type="string">
            <text:p>Role of FSH, numbers of FSH receptors and testosterone in the regulation of inhibin secretion during the seasonal testicular cycle of adult rams</text:p>
          </table:table-cell>
        </table:table-row>
        <table:table-row table:style-name="ro1">
          <table:table-cell office:value-type="string" calcext:value-type="string">
            <text:p>Role of light wavelengths in synchronization of circadian physiology in songbirds</text:p>
          </table:table-cell>
        </table:table-row>
        <table:table-row table:style-name="ro1">
          <table:table-cell table:style-name="ce1" office:value-type="string" calcext:value-type="string">
            <text:p>ROLE OF PHOTOPERIOD AND TEMPERATURE IN THE INDUCTION OF OVERWINTERING PUPAL DIAPAUSE IN THE SPOTTED TENTIFORM LEAFMINER, PHYLLONORYCTER-BLANCARDELLA</text:p>
          </table:table-cell>
        </table:table-row>
        <table:table-row table:style-name="ro1">
          <table:table-cell table:style-name="ce1" office:value-type="string" calcext:value-type="string">
            <text:p>Role of photoperiod in the development and reproduction of Harmonia axyridis (Coleoptera, Coccinellidae)</text:p>
          </table:table-cell>
        </table:table-row>
        <table:table-row table:style-name="ro1">
          <table:table-cell office:value-type="string" calcext:value-type="string">
            <text:p>Role of the midnight sun: Comparative growth of pelagic juvenile cod (Gadus morhua) from the Arcto-Norwegian and a Nova Scotian stock</text:p>
          </table:table-cell>
        </table:table-row>
        <table:table-row table:style-name="ro1">
          <table:table-cell office:value-type="string" calcext:value-type="string">
            <text:p>ROLE OF THE QUALITY OF LIGHT IN THE PHOTOPERIODIC FLOWERING RESPONSE IN 4 LATITUDINAL ECOTYPES OF CHENOPODIUM-RUBRUM L</text:p>
          </table:table-cell>
        </table:table-row>
        <table:table-row table:style-name="ro1">
          <table:table-cell table:style-name="ce1" office:value-type="string" calcext:value-type="string">
            <text:p>Roles of circadian clock genes in insect photoperiodism</text:p>
          </table:table-cell>
        </table:table-row>
        <table:table-row table:style-name="ro1">
          <table:table-cell office:value-type="string" calcext:value-type="string">
            <text:p>Satellite evidence of phenological differences between urbanized and rural areas of the eastern United States deciduous broadleaf forest</text:p>
          </table:table-cell>
        </table:table-row>
        <table:table-row table:style-name="ro1">
          <table:table-cell table:style-name="ce1" office:value-type="string" calcext:value-type="string">
            <text:p>Scotophase interruption with LEDs and OLEDs to inhibit photoperiodic induction of diapause in Tetranychus urticae and T-kanzawai (Acari: Tetranychidae)</text:p>
          </table:table-cell>
        </table:table-row>
        <table:table-row table:style-name="ro1">
          <table:table-cell office:value-type="string" calcext:value-type="string">
            <text:p>Scots pine transfer effect models for growth and survival in Sweden and Finland</text:p>
          </table:table-cell>
        </table:table-row>
        <table:table-row table:style-name="ro1">
          <table:table-cell office:value-type="string" calcext:value-type="string">
            <text:p>Screening of kenaf (Hibiscus cannabinus L.) genotypes for low temperature requirements during germination and evaluation of feasibility of seed production in Italy</text:p>
          </table:table-cell>
        </table:table-row>
        <table:table-row table:style-name="ro1">
          <table:table-cell office:value-type="string" calcext:value-type="string">
            <text:p>Sea cucumbers, Holothuria arguinensis and H-mammata, from the southern Iberian Peninsula: Variation in reproductive activity between populations from different habitats</text:p>
          </table:table-cell>
        </table:table-row>
        <table:table-row table:style-name="ro1">
          <table:table-cell office:value-type="string" calcext:value-type="string">
            <text:p>Sea-ice loss boosts visual search: fish foraging and changing pelagic interactions in polar oceans</text:p>
          </table:table-cell>
        </table:table-row>
        <table:table-row table:style-name="ro1">
          <table:table-cell office:value-type="string" calcext:value-type="string">
            <text:p>Season- and latitude-dependent effects of simulated twilights on circadian entrainment</text:p>
          </table:table-cell>
        </table:table-row>
        <table:table-row table:style-name="ro1">
          <table:table-cell office:value-type="string" calcext:value-type="string">
            <text:p>Seasonal abundance of the neotropical brown stink bug, Euschistus heros, in overwintering sites, and the breaking of dormancy</text:p>
          </table:table-cell>
        </table:table-row>
        <table:table-row table:style-name="ro1">
          <table:table-cell office:value-type="string" calcext:value-type="string">
            <text:p>Seasonal acclimatization to extreme climatic conditions by black-capped chickadees (Poecile atricapilla) in interior Alaska (64 degrees N)</text:p>
          </table:table-cell>
        </table:table-row>
        <table:table-row table:style-name="ro1">
          <table:table-cell office:value-type="string" calcext:value-type="string">
            <text:p>Seasonal adaptation of dwarf hamsters (Genus Phodopus): differences between species and their geographic origin</text:p>
          </table:table-cell>
        </table:table-row>
        <table:table-row table:style-name="ro1">
          <table:table-cell table:style-name="ce1" office:value-type="string" calcext:value-type="string">
            <text:p>SEASONAL ADAPTATIONS OF POPULATIONS OF THE SOUTHWESTERN CORN-BORER, DIATRAEA-GRANDIOSELLA, FROM TROPICAL AND TEMPERATE REGIONS</text:p>
          </table:table-cell>
        </table:table-row>
        <table:table-row table:style-name="ro1">
          <table:table-cell office:value-type="string" calcext:value-type="string">
            <text:p>SEASONAL ADAPTATIONS OF SIBERIAN HAMSTERS .1. ACCELERATED GONADAL AND SOMATIC DEVELOPMENT IN INCREASING VERSUS STATIC LONG-DAY LENGTHS</text:p>
          </table:table-cell>
        </table:table-row>
        <table:table-row table:style-name="ro1">
          <table:table-cell office:value-type="string" calcext:value-type="string">
            <text:p>SEASONAL ADAPTATIONS OF SIBERIAN HAMSTERS .2. PATTERN OF CHANGE IN DAY LENGTH CONTROLS ANNUAL TESTICULAR AND BODY-WEIGHT RHYTHMS</text:p>
          </table:table-cell>
        </table:table-row>
        <table:table-row table:style-name="ro1">
          <table:table-cell table:style-name="ce1" office:value-type="string" calcext:value-type="string">
            <text:p>Seasonal adaptations of the fall webworm Hyphantria cunea (Drury) (Lepidoptera : Arctiidae) following its invasion of Japan</text:p>
          </table:table-cell>
        </table:table-row>
        <table:table-row table:style-name="ro1">
          <table:table-cell office:value-type="string" calcext:value-type="string">
            <text:p>Seasonal adaptations of the fall webworm Hyphantria cunea (Drury) (Lepidoptera : Arctiidae) following its invasion of Japan</text:p>
          </table:table-cell>
        </table:table-row>
        <table:table-row table:style-name="ro1">
          <table:table-cell table:style-name="ce1" office:value-type="string" calcext:value-type="string">
            <text:p>Seasonal Adaptations to Day Length in Ecotypes of Diorhabda spp. (Coleoptera: Chrysomelidae) Inform Selection of Agents Against Saltcedars (Tamarix spp.)</text:p>
          </table:table-cell>
        </table:table-row>
        <table:table-row table:style-name="ro1">
          <table:table-cell office:value-type="string" calcext:value-type="string">
            <text:p>Seasonal Adaptations to Day Length in Ecotypes of Diorhabda spp. (Coleoptera: Chrysomelidae) Inform Selection of Agents Against Saltcedars (Tamarix spp.)</text:p>
          </table:table-cell>
        </table:table-row>
        <table:table-row table:style-name="ro1">
          <table:table-cell office:value-type="string" calcext:value-type="string">
            <text:p>Seasonal affective disorder and exercise treatment: a review</text:p>
          </table:table-cell>
        </table:table-row>
        <table:table-row table:style-name="ro1">
          <table:table-cell office:value-type="string" calcext:value-type="string">
            <text:p>Seasonal affective disorder and phototherapy: Theory and clinical applications</text:p>
          </table:table-cell>
        </table:table-row>
        <table:table-row table:style-name="ro1">
          <table:table-cell office:value-type="string" calcext:value-type="string">
            <text:p>Seasonal affective disorder in Australia: is photoperiod critical?</text:p>
          </table:table-cell>
        </table:table-row>
        <table:table-row table:style-name="ro1">
          <table:table-cell office:value-type="string" calcext:value-type="string">
            <text:p>Seasonal and circadian variation of the sexual behavior of Morada Nova rams in tropical environment</text:p>
          </table:table-cell>
        </table:table-row>
        <table:table-row table:style-name="ro1">
          <table:table-cell office:value-type="string" calcext:value-type="string">
            <text:p>SEASONAL AND DAILY PATTERNS IN MELATONIN SECRETION IN FEMALE REINDEER AND THEIR CALVES</text:p>
          </table:table-cell>
        </table:table-row>
        <table:table-row table:style-name="ro1">
          <table:table-cell office:value-type="string" calcext:value-type="string">
            <text:p>Seasonal and daily variations in plasma melatonin in the high-arctic Svalbard ptarmigan (Lagopus mutus hyperboreus)</text:p>
          </table:table-cell>
        </table:table-row>
        <table:table-row table:style-name="ro1">
          <table:table-cell office:value-type="string" calcext:value-type="string">
            <text:p>Seasonal and geographical adaption of two field crickets in China ( Orthoptera: Grylloidea: Gryllidae: Gryllinae: Teleogryllus)</text:p>
          </table:table-cell>
        </table:table-row>
        <table:table-row table:style-name="ro1">
          <table:table-cell table:style-name="ce1" office:value-type="string" calcext:value-type="string">
            <text:p>Seasonal availability of resources and habitat degradation for the western tree-hole mosquito, Aedes sierrensis</text:p>
          </table:table-cell>
        </table:table-row>
        <table:table-row table:style-name="ro1">
          <table:table-cell office:value-type="string" calcext:value-type="string">
            <text:p>Seasonal body mass fluctuations of captive Tawny Frogmouths (Podargus strigoides) are consistent with seasonal heterothermy</text:p>
          </table:table-cell>
        </table:table-row>
        <table:table-row table:style-name="ro1">
          <table:table-cell office:value-type="string" calcext:value-type="string">
            <text:p>Seasonal changes in moult, body mass and reproductive condition in siskins Carduelis spinus exposed to daylength regimes simulating different latitudes</text:p>
          </table:table-cell>
        </table:table-row>
        <table:table-row table:style-name="ro1">
          <table:table-cell office:value-type="string" calcext:value-type="string">
            <text:p>Seasonal changes in osmotic and ionic regulation in Arctic charr, Salvelinus alpinus, from a high- and a sub-arctic anadromous population</text:p>
          </table:table-cell>
        </table:table-row>
        <table:table-row table:style-name="ro1">
          <table:table-cell office:value-type="string" calcext:value-type="string">
            <text:p>Seasonal changes in ovulatory activity, plasma prolactin, and melatonin concentrations, in Mouflon (Ovis gmelini musimon) and Manchega (Ovis aries) ewes</text:p>
          </table:table-cell>
        </table:table-row>
        <table:table-row table:style-name="ro1">
          <table:table-cell table:style-name="ce1" office:value-type="string" calcext:value-type="string">
            <text:p>Seasonal changes in population density and species composition of Orius spp. in mulberry fields.</text:p>
          </table:table-cell>
        </table:table-row>
        <table:table-row table:style-name="ro1">
          <table:table-cell office:value-type="string" calcext:value-type="string">
            <text:p>Seasonal changes of human circadian rhythms in Antarctica</text:p>
          </table:table-cell>
        </table:table-row>
        <table:table-row table:style-name="ro1">
          <table:table-cell office:value-type="string" calcext:value-type="string">
            <text:p>Seasonal changes of metabolism and appetite in Soay rams</text:p>
          </table:table-cell>
        </table:table-row>
        <table:table-row table:style-name="ro1">
          <table:table-cell office:value-type="string" calcext:value-type="string">
            <text:p>Seasonal control of gonadotropin-inhibitory hormone (GnIH) in birds and mammals</text:p>
          </table:table-cell>
        </table:table-row>
        <table:table-row table:style-name="ro1">
          <table:table-cell office:value-type="string" calcext:value-type="string">
            <text:p>Seasonal covariation of the circadian phases of rectal temperature and slow wave sleep onset</text:p>
          </table:table-cell>
        </table:table-row>
        <table:table-row table:style-name="ro1">
          <table:table-cell table:style-name="ce1" office:value-type="string" calcext:value-type="string">
            <text:p>Seasonal cues induce phenotypic plasticity of Drosophila suzukii to enhance winter survival</text:p>
          </table:table-cell>
        </table:table-row>
        <table:table-row table:style-name="ro1">
          <table:table-cell table:style-name="ce1" office:value-type="string" calcext:value-type="string">
            <text:p>SEASONAL DEVELOPMENT OF TREE-HOLE MOSQUITOS (DIPTERA, CULICIDAE) AND CHAOBORIDS IN RELATION TO WEATHER AND PREDATION</text:p>
          </table:table-cell>
        </table:table-row>
        <table:table-row table:style-name="ro1">
          <table:table-cell office:value-type="string" calcext:value-type="string">
            <text:p>Seasonal differences in ex vitro growth and corm formation between two micropropagated Sagittaria latifolia ecotypes</text:p>
          </table:table-cell>
        </table:table-row>
        <table:table-row table:style-name="ro1">
          <table:table-cell office:value-type="string" calcext:value-type="string">
            <text:p>Seasonal Effects on Semen and Testosterone in Zebu and Taurine Bulls</text:p>
          </table:table-cell>
        </table:table-row>
        <table:table-row table:style-name="ro1">
          <table:table-cell office:value-type="string" calcext:value-type="string">
            <text:p>Seasonal evaluations of urinary androgen metabolites and semen quality in domestic long-tailed chinchilla (Chinchilla lanigera) under natural photoperiod</text:p>
          </table:table-cell>
        </table:table-row>
        <table:table-row table:style-name="ro1">
          <table:table-cell office:value-type="string" calcext:value-type="string">
            <text:p>Seasonal flowering and evolution: the heritage from Charles Darwin</text:p>
          </table:table-cell>
        </table:table-row>
        <table:table-row table:style-name="ro1">
          <table:table-cell office:value-type="string" calcext:value-type="string">
            <text:p>Seasonal Flowering and Evolution: Will Plant Species Be Under Stress from Global Warming?</text:p>
          </table:table-cell>
        </table:table-row>
        <table:table-row table:style-name="ro1">
          <table:table-cell table:style-name="ce1" office:value-type="string" calcext:value-type="string">
            <text:p>Seasonal gene expression kinetics between diapause phases in Drosophila virilis group species and overwintering differences between diapausing and non-diapausing females</text:p>
          </table:table-cell>
        </table:table-row>
        <table:table-row table:style-name="ro1">
          <table:table-cell office:value-type="string" calcext:value-type="string">
            <text:p>Seasonal growth and reproduction biology of the Baltic prawn, Palaemon adspersus (Decapoda: Palaemonidae), in the southern Black Sea</text:p>
          </table:table-cell>
        </table:table-row>
        <table:table-row table:style-name="ro1">
          <table:table-cell office:value-type="string" calcext:value-type="string">
            <text:p>Seasonal growth of song control nuclei precedes seasonal reproductive development in wild adult song sparrows</text:p>
          </table:table-cell>
        </table:table-row>
        <table:table-row table:style-name="ro1">
          <table:table-cell office:value-type="string" calcext:value-type="string">
            <text:p>Seasonal influences on carbohydrate metabolism in the CAM bromeliad Aechmea 'Maya': consequences for carbohydrate partitioning and growth</text:p>
          </table:table-cell>
        </table:table-row>
        <table:table-row table:style-name="ro1">
          <table:table-cell office:value-type="string" calcext:value-type="string">
            <text:p>Seasonal Neuronal Plasticity in Song-Control and Auditory Forebrain Areas in Subtropical Nonmigratory and Palearctic-Indian Migratory Male Songbirds</text:p>
          </table:table-cell>
        </table:table-row>
        <table:table-row table:style-name="ro1">
          <table:table-cell office:value-type="string" calcext:value-type="string">
            <text:p>Seasonal neuroplasticity of the song control system in tropical, flexibly, and opportunistically breeding birds</text:p>
          </table:table-cell>
        </table:table-row>
        <table:table-row table:style-name="ro1">
          <table:table-cell office:value-type="string" calcext:value-type="string">
            <text:p>SEASONAL ONSET AND DISAPPEARANCE OF DIURNAL RHYTHMICITY IN MELATONIN SECRETION IN FEMALE REINDEER</text:p>
          </table:table-cell>
        </table:table-row>
        <table:table-row table:style-name="ro1">
          <table:table-cell office:value-type="string" calcext:value-type="string">
            <text:p>Seasonal patterns of invasive pneumococcal disease</text:p>
          </table:table-cell>
        </table:table-row>
        <table:table-row table:style-name="ro1">
          <table:table-cell office:value-type="string" calcext:value-type="string">
            <text:p>Seasonal patterns of luteal cyclicity in young red deer (Cervus elaphus) and sambar deer (Cervus unicolor)</text:p>
          </table:table-cell>
        </table:table-row>
        <table:table-row table:style-name="ro1">
          <table:table-cell table:style-name="ce1" office:value-type="string" calcext:value-type="string">
            <text:p>Seasonal Pheromone Trap Catches of Male Bactrocera oleae (Diptera: Tephritidae) in Northern California: Asynchrony With Host (Olive Tree) Phenology?</text:p>
          </table:table-cell>
        </table:table-row>
        <table:table-row table:style-name="ro1">
          <table:table-cell office:value-type="string" calcext:value-type="string">
            <text:p>Seasonal photoperiodism in vertebrates: from coincidence to amplitude</text:p>
          </table:table-cell>
        </table:table-row>
        <table:table-row table:style-name="ro1">
          <table:table-cell table:style-name="ce1" office:value-type="string" calcext:value-type="string">
            <text:p>Seasonal Photoperiods Alter Developmental Time and Mass of an Invasive Mosquito, Aedes albopictus (Diptera: Culicidae), Across Its North-South Range in the United States</text:p>
          </table:table-cell>
        </table:table-row>
        <table:table-row table:style-name="ro1">
          <table:table-cell office:value-type="string" calcext:value-type="string">
            <text:p>Seasonal Photoperiods Alter Developmental Time and Mass of an Invasive Mosquito, Aedes albopictus (Diptera: Culicidae), Across Its North-South Range in the United States</text:p>
          </table:table-cell>
        </table:table-row>
        <table:table-row table:style-name="ro1">
          <table:table-cell office:value-type="string" calcext:value-type="string">
            <text:p>Seasonal plankton-fish interactions: light regime, prey phenology, and herring foraging</text:p>
          </table:table-cell>
        </table:table-row>
        <table:table-row table:style-name="ro1">
          <table:table-cell table:style-name="ce1" office:value-type="string" calcext:value-type="string">
            <text:p>Seasonal plasticity in two satyrine butterflies: state-dependent decision making in relation to daylength</text:p>
          </table:table-cell>
        </table:table-row>
        <table:table-row table:style-name="ro1">
          <table:table-cell office:value-type="string" calcext:value-type="string">
            <text:p>Seasonal regulation of reproductive activity in sheep - Modulation of access of sex steroids to the brain</text:p>
          </table:table-cell>
        </table:table-row>
        <table:table-row table:style-name="ro1">
          <table:table-cell office:value-type="string" calcext:value-type="string">
            <text:p>Seasonal reproduction and production in fish, birds and farm mammals</text:p>
          </table:table-cell>
        </table:table-row>
        <table:table-row table:style-name="ro1">
          <table:table-cell office:value-type="string" calcext:value-type="string">
            <text:p>SEASONAL REPRODUCTION OF A TROPICAL BAT, ANOURA-GEOFFROYI, IN RELATION TO PHOTOPERIOD</text:p>
          </table:table-cell>
        </table:table-row>
        <table:table-row table:style-name="ro1">
          <table:table-cell office:value-type="string" calcext:value-type="string">
            <text:p>Seasonal reproduction of captive Himalayan tahrs (Hemitragus jemlahicus) in relation to latitude</text:p>
          </table:table-cell>
        </table:table-row>
        <table:table-row table:style-name="ro1">
          <table:table-cell office:value-type="string" calcext:value-type="string">
            <text:p>Seasonal Reproductive Activity of Domestic Queens (Felis catus) in the Tropics of Mexico</text:p>
          </table:table-cell>
        </table:table-row>
        <table:table-row table:style-name="ro1">
          <table:table-cell office:value-type="string" calcext:value-type="string">
            <text:p>Seasonal reproductive pattern of white-winged Crossbills in interior Alaska</text:p>
          </table:table-cell>
        </table:table-row>
        <table:table-row table:style-name="ro1">
          <table:table-cell table:style-name="ce1" office:value-type="string" calcext:value-type="string">
            <text:p>SEASONAL RESPONSES AND THEIR GEOGRAPHIC-VARIATION IN CHRYSOPA-DOWNESI - ECOPHYSIOLOGICAL AND EVOLUTIONARY CONSIDERATIONS</text:p>
          </table:table-cell>
        </table:table-row>
        <table:table-row table:style-name="ro1">
          <table:table-cell office:value-type="string" calcext:value-type="string">
            <text:p>Seasonal rhythm of semen characteristics of a Brazilian breed (''mangalarga'') stallion</text:p>
          </table:table-cell>
        </table:table-row>
        <table:table-row table:style-name="ro1">
          <table:table-cell office:value-type="string" calcext:value-type="string">
            <text:p>Seasonal rhythms of menarche in the United States: Correlates to menarcheal age, birth age, and birth month</text:p>
          </table:table-cell>
        </table:table-row>
        <table:table-row table:style-name="ro1">
          <table:table-cell office:value-type="string" calcext:value-type="string">
            <text:p>Seasonal singing of a songbird living near the equator correlates with minimal changes in day length</text:p>
          </table:table-cell>
        </table:table-row>
        <table:table-row table:style-name="ro1">
          <table:table-cell table:style-name="ce1" office:value-type="string" calcext:value-type="string">
            <text:p>Seasonal Synchronization of Diapause Phases in Aedes albopictus (Diptera: Culicidae)</text:p>
          </table:table-cell>
        </table:table-row>
        <table:table-row table:style-name="ro1">
          <table:table-cell office:value-type="string" calcext:value-type="string">
            <text:p>Seasonal time constraints reduce genetic variation in life-history traits along a latitudinal gradient</text:p>
          </table:table-cell>
        </table:table-row>
        <table:table-row table:style-name="ro1">
          <table:table-cell table:style-name="ce1" office:value-type="string" calcext:value-type="string">
            <text:p>Seasonal timing of diapause induction limits the effective range of Diorhabda elongata deserticola (Coleoptera : Chrysomelidae) as a biological control agent for tamarisk (Tamarix spp.)</text:p>
          </table:table-cell>
        </table:table-row>
        <table:table-row table:style-name="ro1">
          <table:table-cell office:value-type="string" calcext:value-type="string">
            <text:p>Seasonal timing of diapause induction limits the effective range of Diorhabda elongata deserticola (Coleoptera : Chrysomelidae) as a biological control agent for tamarisk (Tamarix spp.)</text:p>
          </table:table-cell>
        </table:table-row>
        <table:table-row table:style-name="ro1">
          <table:table-cell office:value-type="string" calcext:value-type="string">
            <text:p>Seasonal timing of floral initiation in strawberry: Effects of cultivar and geographic location</text:p>
          </table:table-cell>
        </table:table-row>
        <table:table-row table:style-name="ro1">
          <table:table-cell table:style-name="ce1" office:value-type="string" calcext:value-type="string">
            <text:p>Seasonal trade-off between starvation resistance and cold resistance in temperate wild-caught Drosophila simulans</text:p>
          </table:table-cell>
        </table:table-row>
        <table:table-row table:style-name="ro1">
          <table:table-cell office:value-type="string" calcext:value-type="string">
            <text:p>Seasonal variation in affective and other clinical symptoms among high-risk families for bipolar disorders in an Arctic population</text:p>
          </table:table-cell>
        </table:table-row>
        <table:table-row table:style-name="ro1">
          <table:table-cell office:value-type="string" calcext:value-type="string">
            <text:p>Seasonal variation in daily insolation induces synchronous bud break and flowering in the tropics</text:p>
          </table:table-cell>
        </table:table-row>
        <table:table-row table:style-name="ro1">
          <table:table-cell office:value-type="string" calcext:value-type="string">
            <text:p>Seasonal variation in host susceptibility and cycles of certain infectious diseases</text:p>
          </table:table-cell>
        </table:table-row>
        <table:table-row table:style-name="ro1">
          <table:table-cell office:value-type="string" calcext:value-type="string">
            <text:p>Seasonal variation in serum concentrations of reproductive hormones and urinary excretion of 6-sulfatoxymelatonin in men living north and south of the Arctic Circle: a longitudinal study</text:p>
          </table:table-cell>
        </table:table-row>
        <table:table-row table:style-name="ro1">
          <table:table-cell office:value-type="string" calcext:value-type="string">
            <text:p>Seasonal variation in suicidal deaths in Chile: Its relationship to latitude</text:p>
          </table:table-cell>
        </table:table-row>
        <table:table-row table:style-name="ro1">
          <table:table-cell office:value-type="string" calcext:value-type="string">
            <text:p>Seasonal variation in the thermal responses to changing environmental temperature in the world's northernmost land bird</text:p>
          </table:table-cell>
        </table:table-row>
        <table:table-row table:style-name="ro1">
          <table:table-cell office:value-type="string" calcext:value-type="string">
            <text:p>Seasonal variation of suicide in Brazil</text:p>
          </table:table-cell>
        </table:table-row>
        <table:table-row table:style-name="ro1">
          <table:table-cell office:value-type="string" calcext:value-type="string">
            <text:p>Seasonal Variations in Clock-Gene Expression in Atlantic Salmon (Salmo salar)</text:p>
          </table:table-cell>
        </table:table-row>
        <table:table-row table:style-name="ro1">
          <table:table-cell office:value-type="string" calcext:value-type="string">
            <text:p>Seasonal variations in the nycthemeral rhythm of plasma melatonin in the camel (Camelus dromedarius)</text:p>
          </table:table-cell>
        </table:table-row>
        <table:table-row table:style-name="ro1">
          <table:table-cell office:value-type="string" calcext:value-type="string">
            <text:p>Seasonal variations in the semen quality of young British goats</text:p>
          </table:table-cell>
        </table:table-row>
        <table:table-row table:style-name="ro1">
          <table:table-cell office:value-type="string" calcext:value-type="string">
            <text:p>SEASONAL-VARIATION IN HUMAN-REPRODUCTION - ENVIRONMENTAL-FACTORS</text:p>
          </table:table-cell>
        </table:table-row>
        <table:table-row table:style-name="ro1">
          <table:table-cell office:value-type="string" calcext:value-type="string">
            <text:p>Seasonality and breeding success of captive and wild Tasmanian devils (Sarcophilus harrisii)</text:p>
          </table:table-cell>
        </table:table-row>
        <table:table-row table:style-name="ro1">
          <table:table-cell office:value-type="string" calcext:value-type="string">
            <text:p>Seasonality and Diapause of Musca autumnalis (Diptera: Muscidae) at its Southern Limits in North America, With Observations on Haematobia irritans (Diptera: Muscidae)</text:p>
          </table:table-cell>
        </table:table-row>
        <table:table-row table:style-name="ro1">
          <table:table-cell office:value-type="string" calcext:value-type="string">
            <text:p>Seasonality and site fidelity of the zebra shark, Stegostoma fasciatum, in southeast Queensland, Australia</text:p>
          </table:table-cell>
        </table:table-row>
        <table:table-row table:style-name="ro1">
          <table:table-cell office:value-type="string" calcext:value-type="string">
            <text:p>Seasonality in a temperate zone bird can be entrained by near equatorial photoperiods</text:p>
          </table:table-cell>
        </table:table-row>
        <table:table-row table:style-name="ro1">
          <table:table-cell office:value-type="string" calcext:value-type="string">
            <text:p>Seasonality in circadian locomotor activity and serum testosterone level in the subtropical tree sparrow (Passer montanus)</text:p>
          </table:table-cell>
        </table:table-row>
        <table:table-row table:style-name="ro1">
          <table:table-cell office:value-type="string" calcext:value-type="string">
            <text:p>SEASONALITY IN REPRODUCTIVE ACTIVITY AND LARVAL ABUNDANCE OF QUEEN CONCH STROMBUS-GIGAS</text:p>
          </table:table-cell>
        </table:table-row>
        <table:table-row table:style-name="ro1">
          <table:table-cell office:value-type="string" calcext:value-type="string">
            <text:p>Seasonality of depressive symptoms in women but not in men: A cross-sectional study in the UK Biobank cohort</text:p>
          </table:table-cell>
        </table:table-row>
        <table:table-row table:style-name="ro1">
          <table:table-cell office:value-type="string" calcext:value-type="string">
            <text:p>Seasonality of first admissions for schizophrenia in the Southern Hemisphere</text:p>
          </table:table-cell>
        </table:table-row>
        <table:table-row table:style-name="ro1">
          <table:table-cell office:value-type="string" calcext:value-type="string">
            <text:p>Seasonality of reproduction and production in farm fishes, birds and mammals</text:p>
          </table:table-cell>
        </table:table-row>
        <table:table-row table:style-name="ro1">
          <table:table-cell office:value-type="string" calcext:value-type="string">
            <text:p>Seasonality of reproduction in bottlenose dolphins, Tursiops truncatus</text:p>
          </table:table-cell>
        </table:table-row>
        <table:table-row table:style-name="ro1">
          <table:table-cell office:value-type="string" calcext:value-type="string">
            <text:p>Seasonality, but not prevalence of sudden infant death syndrome varies by region in mainland Britain</text:p>
          </table:table-cell>
        </table:table-row>
        <table:table-row table:style-name="ro1">
          <table:table-cell office:value-type="string" calcext:value-type="string">
            <text:p>SECONDARY SEX CHARACTERISTICS AMONG FALLOW DEER (DAMA-DAMA L) - PRESENTATION AND DISCUSSION BY MEANS OF PHOTOPERIODIC MANIPULATION AND PHYSIOLOGICAL FOUNDATIONS - SKULL, ANTLER BUDS, ROSES</text:p>
          </table:table-cell>
        </table:table-row>
        <table:table-row table:style-name="ro1">
          <table:table-cell office:value-type="string" calcext:value-type="string">
            <text:p>Seed age and storage conditions influence germination of barnyardgrass (Echinochloa crus-galli).</text:p>
          </table:table-cell>
        </table:table-row>
        <table:table-row table:style-name="ro1">
          <table:table-cell office:value-type="string" calcext:value-type="string">
            <text:p>SEED MASS EFFECTS ON GERMINATION AND GROWTH OF DIVERSE EUROPEAN SCOTS PINE POPULATIONS</text:p>
          </table:table-cell>
        </table:table-row>
        <table:table-row table:style-name="ro1">
          <table:table-cell table:style-name="ce1" office:value-type="string" calcext:value-type="string">
            <text:p>SELECTION AGAINST PHOTOPERIODIC DIAPAUSE STARTED FROM MONOHYBRID CROSSES IN DROSOPHILA-LITTORALIS</text:p>
          </table:table-cell>
        </table:table-row>
        <table:table-row table:style-name="ro1">
          <table:table-cell table:style-name="ce1" office:value-type="string" calcext:value-type="string">
            <text:p>SELECTION AGAINST PHOTOPERIODIC REPRODUCTIVE DIAPAUSE IN DROSOPHILA-LITTORALIS</text:p>
          </table:table-cell>
        </table:table-row>
        <table:table-row table:style-name="ro1">
          <table:table-cell table:style-name="ce1" office:value-type="string" calcext:value-type="string">
            <text:p>SELECTION FOR A DIAPAUSE STRAIN OF BOLLWORM, HELIOTHIS-ZEA</text:p>
          </table:table-cell>
        </table:table-row>
        <table:table-row table:style-name="ro1">
          <table:table-cell table:style-name="ce1" office:value-type="string" calcext:value-type="string">
            <text:p>SELECTION FOR A NONDIAPAUSE STRAIN OF BOLLWORM, HELIOTHIS-ZEA (LEPIDOPTERA-NOCTUIDAE)</text:p>
          </table:table-cell>
        </table:table-row>
        <table:table-row table:style-name="ro1">
          <table:table-cell table:style-name="ce1" office:value-type="string" calcext:value-type="string">
            <text:p>Selection for discontinuous life-history traits along a continuous thermal gradient in the butterfly Aricia agestis</text:p>
          </table:table-cell>
        </table:table-row>
        <table:table-row table:style-name="ro1">
          <table:table-cell office:value-type="string" calcext:value-type="string">
            <text:p>Selection for discontinuous life-history traits along a continuous thermal gradient in the butterfly Aricia agestis</text:p>
          </table:table-cell>
        </table:table-row>
        <table:table-row table:style-name="ro1">
          <table:table-cell table:style-name="ce1" office:value-type="string" calcext:value-type="string">
            <text:p>Selection for high diapause incidence in blow flies (Calliphora vicina) maintained under long days increases the maternal critical daylength: some consequences for the photoperiodic clock</text:p>
          </table:table-cell>
        </table:table-row>
        <table:table-row table:style-name="ro1">
          <table:table-cell table:style-name="ce1" office:value-type="string" calcext:value-type="string">
            <text:p>Selection for phase angle difference of the adult locomotor activity in Drosophila rajasekari affects the activity pattern, free-running period, phase shifts and sensitivity to light</text:p>
          </table:table-cell>
        </table:table-row>
        <table:table-row table:style-name="ro1">
          <table:table-cell office:value-type="string" calcext:value-type="string">
            <text:p>Selection for population-specific adaptation shaped patterns of variation in the photoperiod pathway genes in Arabidopsis lyrata during post-glacial colonization</text:p>
          </table:table-cell>
        </table:table-row>
        <table:table-row table:style-name="ro1">
          <table:table-cell office:value-type="string" calcext:value-type="string">
            <text:p>SEMI EARLY/MEDIUM CYCLE SOYBEAN GENOTYPE SELECTION IN RONDONOPOLIS, MT</text:p>
          </table:table-cell>
        </table:table-row>
        <table:table-row table:style-name="ro1">
          <table:table-cell office:value-type="string" calcext:value-type="string">
            <text:p>SENSITIVITY OF SYRIAN-HAMSTERS (MESOCRICETUS-AURATUS) TO AMPLITUDES AND RATES OF PHOTOPERIODIC CHANGE TYPICAL OF THE TROPICS</text:p>
          </table:table-cell>
        </table:table-row>
        <table:table-row table:style-name="ro1">
          <table:table-cell table:style-name="ce1" office:value-type="string" calcext:value-type="string">
            <text:p>Sequence variation in couch potato and its effects on life-history traits in a northern malt fly, Drosophila montana</text:p>
          </table:table-cell>
        </table:table-row>
        <table:table-row table:style-name="ro1">
          <table:table-cell office:value-type="string" calcext:value-type="string">
            <text:p>Serum testosterone in Arabian stallions during breeding and non-breeding seasons in Iran</text:p>
          </table:table-cell>
        </table:table-row>
        <table:table-row table:style-name="ro1">
          <table:table-cell table:style-name="ce1" office:value-type="string" calcext:value-type="string">
            <text:p>Sex-linked inheritance of diapause induction in the butterfly Pieris napi</text:p>
          </table:table-cell>
        </table:table-row>
        <table:table-row table:style-name="ro1">
          <table:table-cell office:value-type="string" calcext:value-type="string">
            <text:p>Sex-linked inheritance of diapause induction in the butterfly Pieris napi</text:p>
          </table:table-cell>
        </table:table-row>
        <table:table-row table:style-name="ro1">
          <table:table-cell office:value-type="string" calcext:value-type="string">
            <text:p>SEXUAL AND ASEXUAL REPRODUCTION OF ANTHOPLEURA-DIXONIANA (ANTHOZOA, ACTINIARIA) - PERIODICITY AND REGULATION</text:p>
          </table:table-cell>
        </table:table-row>
        <table:table-row table:style-name="ro1">
          <table:table-cell office:value-type="string" calcext:value-type="string">
            <text:p>Sexual behavior of male New Zealand white rabbits in an intensive production unit</text:p>
          </table:table-cell>
        </table:table-row>
        <table:table-row table:style-name="ro1">
          <table:table-cell table:style-name="ce1" office:value-type="string" calcext:value-type="string">
            <text:p>Sexual difference in the effect of temperature on the larval development in Hyphantria cunea (Drury) (Lepidoptera : Arctiidae)</text:p>
          </table:table-cell>
        </table:table-row>
        <table:table-row table:style-name="ro1">
          <table:table-cell table:style-name="ce1" office:value-type="string" calcext:value-type="string">
            <text:p>Sexual differences in diapause induction of the cotton bollworm, Helicoverpa armigera (Hb.) (Lepidoptera : Noctuidae)</text:p>
          </table:table-cell>
        </table:table-row>
        <table:table-row table:style-name="ro1">
          <table:table-cell table:style-name="ce1" office:value-type="string" calcext:value-type="string">
            <text:p>Sexual differences in larval molting rates in a protandrous mosquito (Diptera : Culicidae) species, Aedes sierrensis</text:p>
          </table:table-cell>
        </table:table-row>
        <table:table-row table:style-name="ro1">
          <table:table-cell office:value-type="string" calcext:value-type="string">
            <text:p>Sexual differences in larval molting rates in a protandrous mosquito (Diptera : Culicidae) species, Aedes sierrensis</text:p>
          </table:table-cell>
        </table:table-row>
        <table:table-row table:style-name="ro1">
          <table:table-cell table:style-name="ce1" office:value-type="string" calcext:value-type="string">
            <text:p>Sexual dimorphism in winter survival rate differs little between damselbug species (Heteroptera: Nabidae)</text:p>
          </table:table-cell>
        </table:table-row>
        <table:table-row table:style-name="ro1">
          <table:table-cell table:style-name="ce1" office:value-type="string" calcext:value-type="string">
            <text:p>SEXUAL MORPH PRODUCTION BY APTEROUS AND ALATE VIVIPAROUS ACYRTHOSIPHON-PISUM (HARRIS) (HOMOPTERA, APHIDIDAE)</text:p>
          </table:table-cell>
        </table:table-row>
        <table:table-row table:style-name="ro1">
          <table:table-cell office:value-type="string" calcext:value-type="string">
            <text:p>Sexual reproduction of the reef coral Montastrea cavernosa (Scleractinia: Faviidae) in the Santa Marta area, Caribbean coast of Colombia</text:p>
          </table:table-cell>
        </table:table-row>
        <table:table-row table:style-name="ro1">
          <table:table-cell office:value-type="string" calcext:value-type="string">
            <text:p>Sexually active bucks are efficient to stimulate female ovulatory activity during the anestrous season also under temperate latitudes</text:p>
          </table:table-cell>
        </table:table-row>
        <table:table-row table:style-name="ro1">
          <table:table-cell table:style-name="ce1" office:value-type="string" calcext:value-type="string">
            <text:p>Sexually dimorphic body size and development time plasticity in Aedes mosquitoes (Diptera: Culicidae)</text:p>
          </table:table-cell>
        </table:table-row>
        <table:table-row table:style-name="ro1">
          <table:table-cell table:style-name="ce1" office:value-type="string" calcext:value-type="string">
            <text:p>Shifting of the life cycle and life-history traits of the fall webworm in relation to climate change</text:p>
          </table:table-cell>
        </table:table-row>
        <table:table-row table:style-name="ro1">
          <table:table-cell office:value-type="string" calcext:value-type="string">
            <text:p>Shifting of the life cycle and life-history traits of the fall webworm in relation to climate change</text:p>
          </table:table-cell>
        </table:table-row>
        <table:table-row table:style-name="ro1">
          <table:table-cell office:value-type="string" calcext:value-type="string">
            <text:p>SHOOT ROOT INTERACTIONS DURING FLORAL TRANSITION - A POSSIBLE ROLE FOR CYTOKININS</text:p>
          </table:table-cell>
        </table:table-row>
        <table:table-row table:style-name="ro1">
          <table:table-cell table:style-name="ce1" office:value-type="string" calcext:value-type="string">
            <text:p>Short report: Diapause, transovarial transmission, and filial infection rates in geographic strains of La Crosse virus-infected Aedes triseriatus</text:p>
          </table:table-cell>
        </table:table-row>
        <table:table-row table:style-name="ro1">
          <table:table-cell table:style-name="ce1" office:value-type="string" calcext:value-type="string">
            <text:p>Short-day and long-day expression patterns of genes involved in the flesh fly clock mechanism: period, timeless, cycle and cryptochrome</text:p>
          </table:table-cell>
        </table:table-row>
        <table:table-row table:style-name="ro1">
          <table:table-cell office:value-type="string" calcext:value-type="string">
            <text:p>Short-day treatment alters Douglas-fir seedling dehardening and transplant root proliferation at varying rhizosphere temperatures</text:p>
          </table:table-cell>
        </table:table-row>
        <table:table-row table:style-name="ro1">
          <table:table-cell office:value-type="string" calcext:value-type="string">
            <text:p>Shortcomings of classical phenological forcing models and a way to overcome them</text:p>
          </table:table-cell>
        </table:table-row>
        <table:table-row table:style-name="ro1">
          <table:table-cell office:value-type="string" calcext:value-type="string">
            <text:p>Signatures of selection in mammalian clock genes with coding trinucleotide repeats: Implications for studying the genomics of high-pace adaptation</text:p>
          </table:table-cell>
        </table:table-row>
        <table:table-row table:style-name="ro1">
          <table:table-cell office:value-type="string" calcext:value-type="string">
            <text:p>Simple, rapid, and non-invasive measurement of fat, lean, and total water masses of live birds using quantitative magnetic resonance</text:p>
          </table:table-cell>
        </table:table-row>
        <table:table-row table:style-name="ro1">
          <table:table-cell office:value-type="string" calcext:value-type="string">
            <text:p>Simplifying the prediction of phenology with the DSSAT-CROPGRO-soybean model based on relative maturity group and determinacy</text:p>
          </table:table-cell>
        </table:table-row>
        <table:table-row table:style-name="ro1">
          <table:table-cell table:style-name="ce1" office:value-type="string" calcext:value-type="string">
            <text:p>Simulated Seasonal Photoperiods and Fluctuating Temperatures Have Limited Effects on Blood Feeding and Life History in Aedes triseriatus (Diptera: Culicidae)</text:p>
          </table:table-cell>
        </table:table-row>
        <table:table-row table:style-name="ro1">
          <table:table-cell office:value-type="string" calcext:value-type="string">
            <text:p>Simulated yield advantages of extending post-flowering development at the expense of a shorter pre-flowering development in soybean</text:p>
          </table:table-cell>
        </table:table-row>
        <table:table-row table:style-name="ro1">
          <table:table-cell office:value-type="string" calcext:value-type="string">
            <text:p>Simulating fababean development, growth, and yield in Australia</text:p>
          </table:table-cell>
        </table:table-row>
        <table:table-row table:style-name="ro1">
          <table:table-cell office:value-type="string" calcext:value-type="string">
            <text:p>SIMULATING WINTER-WHEAT SPIKE DEVELOPMENT AND GROWTH</text:p>
          </table:table-cell>
        </table:table-row>
        <table:table-row table:style-name="ro1">
          <table:table-cell office:value-type="string" calcext:value-type="string">
            <text:p>Simulation of environmental and genotypic variations of final leaf number and anthesis date for wheat</text:p>
          </table:table-cell>
        </table:table-row>
        <table:table-row table:style-name="ro1">
          <table:table-cell office:value-type="string" calcext:value-type="string">
            <text:p>Simulation of forest tree species' bud burst dates for different climate scenarios: chilling requirements and photo-period may limit bud burst advancement</text:p>
          </table:table-cell>
        </table:table-row>
        <table:table-row table:style-name="ro1">
          <table:table-cell table:style-name="ce1" office:value-type="string" calcext:value-type="string">
            <text:p>Single experience learning of host fruit selection by lepidopteran larvae</text:p>
          </table:table-cell>
        </table:table-row>
        <table:table-row table:style-name="ro1">
          <table:table-cell office:value-type="string" calcext:value-type="string">
            <text:p>Sleep and the endogenous melatonin rhythm of high arctic residents during the summer and winter</text:p>
          </table:table-cell>
        </table:table-row>
        <table:table-row table:style-name="ro1">
          <table:table-cell office:value-type="string" calcext:value-type="string">
            <text:p>Sleep fragmentation in mentally retarded people decreases with increasing daylength in spring</text:p>
          </table:table-cell>
        </table:table-row>
        <table:table-row table:style-name="ro1">
          <table:table-cell office:value-type="string" calcext:value-type="string">
            <text:p>Sleep timing, chronotype, mood, and behavior at an Arctic latitude (69 degrees N)</text:p>
          </table:table-cell>
        </table:table-row>
        <table:table-row table:style-name="ro1">
          <table:table-cell table:style-name="ce1" office:value-type="string" calcext:value-type="string">
            <text:p>Sleeping with the enemy-predator-induced diapause in a mite</text:p>
          </table:table-cell>
        </table:table-row>
        <table:table-row table:style-name="ro1">
          <table:table-cell table:style-name="ce1" office:value-type="string" calcext:value-type="string">
            <text:p>Slow pupal development induced by larval temperature in the fall webworm, Hyphantria cunea DRURY (Lepidoptera: Arctiidae): Implication for inter-populational variation in incidence</text:p>
          </table:table-cell>
        </table:table-row>
        <table:table-row table:style-name="ro1">
          <table:table-cell office:value-type="string" calcext:value-type="string">
            <text:p>Small Geographic Variation in Photoperiodic Entrainment of the Circannual Rhythm in the Varied Carpet Beetle, Anthrenus verbasci</text:p>
          </table:table-cell>
        </table:table-row>
        <table:table-row table:style-name="ro1">
          <table:table-cell office:value-type="string" calcext:value-type="string">
            <text:p>SMOLTING OF HATCHERY-REARED STEELHEAD TRANSFERRED AS EYED EGGS FROM THE NORTHERN TO THE SOUTHERN-HEMISPHERE</text:p>
          </table:table-cell>
        </table:table-row>
        <table:table-row table:style-name="ro1">
          <table:table-cell office:value-type="string" calcext:value-type="string">
            <text:p>Social and photoperiod effects on reproduction in tive species of Peromyscus</text:p>
          </table:table-cell>
        </table:table-row>
        <table:table-row table:style-name="ro1">
          <table:table-cell office:value-type="string" calcext:value-type="string">
            <text:p>Social, but not photoperiodic, influences on reproductive function in male Peromyscus aztecus</text:p>
          </table:table-cell>
        </table:table-row>
        <table:table-row table:style-name="ro1">
          <table:table-cell table:style-name="ce1" office:value-type="string" calcext:value-type="string">
            <text:p>SOME EFFECTS OF LOW-TEMPERATURE ON THE PHOTOPERIODIC CLOCK IN DROSOPHILA-TRIAURARIA</text:p>
          </table:table-cell>
        </table:table-row>
        <table:table-row table:style-name="ro1">
          <table:table-cell office:value-type="string" calcext:value-type="string">
            <text:p>SOYBEAN FLOWERING IN RESPONSE TO THE LONG-JUVENILE TRAIT</text:p>
          </table:table-cell>
        </table:table-row>
        <table:table-row table:style-name="ro1">
          <table:table-cell office:value-type="string" calcext:value-type="string">
            <text:p>Soybean seed oil content: genetic control under different photoperiods</text:p>
          </table:table-cell>
        </table:table-row>
        <table:table-row table:style-name="ro1">
          <table:table-cell office:value-type="string" calcext:value-type="string">
            <text:p>SOYBEAN SOWING TIME FOR THE REGION OF DOURADOS, MS, BRAZIL BASED ON WATER DEFICIT AND PHOTOPERIOD</text:p>
          </table:table-cell>
        </table:table-row>
        <table:table-row table:style-name="ro1">
          <table:table-cell office:value-type="string" calcext:value-type="string">
            <text:p>Spatial Adaptabilities of Spring Maize to Variation of Climatic Conditions</text:p>
          </table:table-cell>
        </table:table-row>
        <table:table-row table:style-name="ro1">
          <table:table-cell table:style-name="ce1" office:value-type="string" calcext:value-type="string">
            <text:p>Spatial Selection and Local Adaptation Jointly Shape Life-History Evolution during Range Expansion</text:p>
          </table:table-cell>
        </table:table-row>
        <table:table-row table:style-name="ro1">
          <table:table-cell office:value-type="string" calcext:value-type="string">
            <text:p>Spawning behaviour of barred spiny eel, Macrognathus pancalus, in the River Gomti, India</text:p>
          </table:table-cell>
        </table:table-row>
        <table:table-row table:style-name="ro1">
          <table:table-cell table:style-name="ce1" office:value-type="string" calcext:value-type="string">
            <text:p>Species composition and seasonal changes of spider mite density on a leguminous plant Pueraria lobata</text:p>
          </table:table-cell>
        </table:table-row>
        <table:table-row table:style-name="ro1">
          <table:table-cell table:style-name="ce1" office:value-type="string" calcext:value-type="string">
            <text:p>Species composition of spider mites (Acari: Tetranychidae) on vegetables in Okinawa, southwestern Japan</text:p>
          </table:table-cell>
        </table:table-row>
        <table:table-row table:style-name="ro1">
          <table:table-cell office:value-type="string" calcext:value-type="string">
            <text:p>Species specificity in photoperiodic control of nymphal development in four species of cricket from north-west China</text:p>
          </table:table-cell>
        </table:table-row>
        <table:table-row table:style-name="ro1">
          <table:table-cell office:value-type="string" calcext:value-type="string">
            <text:p>SPECIFIC PHOTOPERIODIC STIMULATION OF DRY-MATTER PRODUCTION IN A HIGH-LATITUDE CULTIVAR OF POA-PRATENSIS</text:p>
          </table:table-cell>
        </table:table-row>
        <table:table-row table:style-name="ro1">
          <table:table-cell office:value-type="string" calcext:value-type="string">
            <text:p>Spectral composition of light as a zeitgeber for birds living in the high arctic summer</text:p>
          </table:table-cell>
        </table:table-row>
        <table:table-row table:style-name="ro1">
          <table:table-cell office:value-type="string" calcext:value-type="string">
            <text:p>Sperm competition drives the evolution of suicidal reproduction in mammals</text:p>
          </table:table-cell>
        </table:table-row>
        <table:table-row table:style-name="ro1">
          <table:table-cell table:style-name="ce1" office:value-type="string" calcext:value-type="string">
            <text:p>Spread and establishment of Aedes albopictus in southern Switzerland between 2003 and 2014: an analysis of oviposition data and weather conditions</text:p>
          </table:table-cell>
        </table:table-row>
        <table:table-row table:style-name="ro1">
          <table:table-cell table:style-name="ce1" office:value-type="string" calcext:value-type="string">
            <text:p>Spreading of alien species and diversity of communities</text:p>
          </table:table-cell>
        </table:table-row>
        <table:table-row table:style-name="ro1">
          <table:table-cell office:value-type="string" calcext:value-type="string">
            <text:p>Spring bloom onset in the Nordic Seas</text:p>
          </table:table-cell>
        </table:table-row>
        <table:table-row table:style-name="ro1">
          <table:table-cell office:value-type="string" calcext:value-type="string">
            <text:p>Spring bud phenology of 18 Betula papyrifera populations in British Columbia</text:p>
          </table:table-cell>
        </table:table-row>
        <table:table-row table:style-name="ro1">
          <table:table-cell office:value-type="string" calcext:value-type="string">
            <text:p>SRR1 is essential to repress flowering in non-inductive conditions in Arabidopsis thaliana</text:p>
          </table:table-cell>
        </table:table-row>
        <table:table-row table:style-name="ro1">
          <table:table-cell office:value-type="string" calcext:value-type="string">
            <text:p>Stability of soybean yield through different sowing periods</text:p>
          </table:table-cell>
        </table:table-row>
        <table:table-row table:style-name="ro1">
          <table:table-cell office:value-type="string" calcext:value-type="string">
            <text:p>Stimulation of in vitro bulblet growth in Galanthus species with sucrose and activated charcoal</text:p>
          </table:table-cell>
        </table:table-row>
        <table:table-row table:style-name="ro1">
          <table:table-cell office:value-type="string" calcext:value-type="string">
            <text:p>Stimulation of reproductive activity in anovulatory Alpine goats exposed to bucks treated only with artificially long days</text:p>
          </table:table-cell>
        </table:table-row>
        <table:table-row table:style-name="ro1">
          <table:table-cell office:value-type="string" calcext:value-type="string">
            <text:p>Strategies in avian breeding cycles</text:p>
          </table:table-cell>
        </table:table-row>
        <table:table-row table:style-name="ro1">
          <table:table-cell office:value-type="string" calcext:value-type="string">
            <text:p>Stress avoidance in a common annual: reproductive timing is important for local adaptation and geographic distribution</text:p>
          </table:table-cell>
        </table:table-row>
        <table:table-row table:style-name="ro1">
          <table:table-cell office:value-type="string" calcext:value-type="string">
            <text:p>Stress responses in tropical sparrows: Comparing tropical and temperate Zonotrichia</text:p>
          </table:table-cell>
        </table:table-row>
        <table:table-row table:style-name="ro1">
          <table:table-cell office:value-type="string" calcext:value-type="string">
            <text:p>Stress-induced flowering: the third category of flowering response</text:p>
          </table:table-cell>
        </table:table-row>
        <table:table-row table:style-name="ro1">
          <table:table-cell table:style-name="ce1" office:value-type="string" calcext:value-type="string">
            <text:p>Strong habitat selection and the development of population structure in a mosquito</text:p>
          </table:table-cell>
        </table:table-row>
        <table:table-row table:style-name="ro1">
          <table:table-cell table:style-name="ce1" office:value-type="string" calcext:value-type="string">
            <text:p>STUDIES OF THE PINK-BOLLWORM, PECTINOPHORA-GOSSYPIELLA, ON SEA ISLAND COTTON IN BARBADOS</text:p>
          </table:table-cell>
        </table:table-row>
        <table:table-row table:style-name="ro1">
          <table:table-cell office:value-type="string" calcext:value-type="string">
            <text:p>STUDIES ON THE DIAPAUSE OF THE APPLE LEAF MINER, PHYLLONORYCTER-RINGONIELLA (MATSUMURA) (LEPIDOPTERA, GRACILLARIIDAE) .3. THE GEOGRAPHICAL VARIATION IN THE PHOTOPERIODIC RESPONSES ON THE INDUCTION OF DIAPAUSE</text:p>
          </table:table-cell>
        </table:table-row>
        <table:table-row table:style-name="ro1">
          <table:table-cell office:value-type="string" calcext:value-type="string">
            <text:p>Studying insect photoperiodism and rhythmicity: Components, approaches and lessons</text:p>
          </table:table-cell>
        </table:table-row>
        <table:table-row table:style-name="ro1">
          <table:table-cell table:style-name="ce1" office:value-type="string" calcext:value-type="string">
            <text:p>Suitable Food for the Mass Rearing of Wollastoniella rotunda (Heteroptera: Anthocoridae), a Predator of Thrips palmi (Thysanoptera: Thripidae)</text:p>
          </table:table-cell>
        </table:table-row>
        <table:table-row table:style-name="ro1">
          <table:table-cell office:value-type="string" calcext:value-type="string">
            <text:p>Summer osmoregulatory capacity of the world's northernmost living salmonid</text:p>
          </table:table-cell>
        </table:table-row>
        <table:table-row table:style-name="ro1">
          <table:table-cell office:value-type="string" calcext:value-type="string">
            <text:p>Summer solstice marks a seasonal shift in temperature sensitivity of stem growth and nitrogen-use efficiency in cold-limited forests</text:p>
          </table:table-cell>
        </table:table-row>
        <table:table-row table:style-name="ro1">
          <table:table-cell office:value-type="string" calcext:value-type="string">
            <text:p>SUPERCOOLING IN THE REDBAY AMBROSIA BEETLE (COLEOPTERA: CURCULIONIDAE)</text:p>
          </table:table-cell>
        </table:table-row>
        <table:table-row table:style-name="ro1">
          <table:table-cell office:value-type="string" calcext:value-type="string">
            <text:p>SUPPRESSION OF MENS RESPONSES TO SEASONAL-CHANGES IN DAY LENGTH BY MODERN ARTIFICIAL LIGHTING</text:p>
          </table:table-cell>
        </table:table-row>
        <table:table-row table:style-name="ro1">
          <table:table-cell office:value-type="string" calcext:value-type="string">
            <text:p>Suprachiasmatic nucleus: Cellular clocks and networks</text:p>
          </table:table-cell>
        </table:table-row>
        <table:table-row table:style-name="ro1">
          <table:table-cell office:value-type="string" calcext:value-type="string">
            <text:p>Survival in space and time: Flexibility and variability guarantee reproductive success in the burnet moth Zygaena trifolii</text:p>
          </table:table-cell>
        </table:table-row>
        <table:table-row table:style-name="ro1">
          <table:table-cell table:style-name="ce1" office:value-type="string" calcext:value-type="string">
            <text:p>Surviving winter: diapause syndrome in the southern green stink bug Nezara viridula in the laboratory, in the field, and under climate change conditions</text:p>
          </table:table-cell>
        </table:table-row>
        <table:table-row table:style-name="ro1">
          <table:table-cell office:value-type="string" calcext:value-type="string">
            <text:p>Surviving winter: diapause syndrome in the southern green stink bug Nezara viridula in the laboratory, in the field, and under climate change conditions</text:p>
          </table:table-cell>
        </table:table-row>
        <table:table-row table:style-name="ro1">
          <table:table-cell office:value-type="string" calcext:value-type="string">
            <text:p>SYMBIOTIC GROWTH OF INDIGENOUS WHITE CLOVER (TRIFOLIUM-REPENS) WITH LOCAL RHIZOBIUM-LEGUMINOSARUM BIOVAR TRIFOLII</text:p>
          </table:table-cell>
        </table:table-row>
        <table:table-row table:style-name="ro1">
          <table:table-cell table:style-name="ce1" office:value-type="string" calcext:value-type="string">
            <text:p>TANNINS IN TREEHOLE HABITATS AND THEIR EFFECTS ON AEDES-SIERRENSIS (DIPTERA, CULICIDAE) PRODUCTION AND PARASITISM BY LAMBORNELLA-CLARKI (CILIOPHORA, TETRAHYMENIDAE)</text:p>
          </table:table-cell>
        </table:table-row>
        <table:table-row table:style-name="ro1">
          <table:table-cell office:value-type="string" calcext:value-type="string">
            <text:p>Taxonomic status of the mardo, Antechinus flavipes leucogaster (Marsupialia : Dasyuridae): a morphological, molecular, reproductive and bioclimatic approach</text:p>
          </table:table-cell>
        </table:table-row>
        <table:table-row table:style-name="ro1">
          <table:table-cell table:style-name="ce1" office:value-type="string" calcext:value-type="string">
            <text:p>Temperature adaptation in a geographically widespread zooplankter, Daphnia magna</text:p>
          </table:table-cell>
        </table:table-row>
        <table:table-row table:style-name="ro1">
          <table:table-cell office:value-type="string" calcext:value-type="string">
            <text:p>Temperature and cultivar effects on soybean seed oil and protein concentrations</text:p>
          </table:table-cell>
        </table:table-row>
        <table:table-row table:style-name="ro1">
          <table:table-cell office:value-type="string" calcext:value-type="string">
            <text:p>Temperature and light conditions at different latitudes affect sensory quality of broccoli florets (Brassica oleracea L. var. italica)</text:p>
          </table:table-cell>
        </table:table-row>
        <table:table-row table:style-name="ro1">
          <table:table-cell office:value-type="string" calcext:value-type="string">
            <text:p>Temperature and photoperiod affect stress resistance traits in Drosophila melanogaster</text:p>
          </table:table-cell>
        </table:table-row>
        <table:table-row table:style-name="ro1">
          <table:table-cell office:value-type="string" calcext:value-type="string">
            <text:p>Temperature and photoperiodic effects on growth and flowering of Zygopetalum Redvale 'Fire Kiss' orchids</text:p>
          </table:table-cell>
        </table:table-row>
        <table:table-row table:style-name="ro1">
          <table:table-cell table:style-name="ce1" office:value-type="string" calcext:value-type="string">
            <text:p>Temperature dependency of photoperiodic response and its geographic variation in the yellow-spotted longicorn beetle, Psacothea hilaris (Pascoe) (Coleoptera: Cerambycidae)</text:p>
          </table:table-cell>
        </table:table-row>
        <table:table-row table:style-name="ro1">
          <table:table-cell office:value-type="string" calcext:value-type="string">
            <text:p>Temperature dependency of photoperiodic response and its geographic variation in the yellow-spotted longicorn beetle, Psacothea hilaris (Pascoe) (Coleoptera: Cerambycidae)</text:p>
          </table:table-cell>
        </table:table-row>
        <table:table-row table:style-name="ro1">
          <table:table-cell office:value-type="string" calcext:value-type="string">
            <text:p>Temperature influences the reproduction of fiddler crabs at the southern edge of their distribution</text:p>
          </table:table-cell>
        </table:table-row>
        <table:table-row table:style-name="ro1">
          <table:table-cell office:value-type="string" calcext:value-type="string">
            <text:p>Temperature Limitations for Flowering in Strawberry and Raspberry</text:p>
          </table:table-cell>
        </table:table-row>
        <table:table-row table:style-name="ro1">
          <table:table-cell table:style-name="ce1" office:value-type="string" calcext:value-type="string">
            <text:p>Temperature modulation of photoperiodism: an adaptation for long-distance dispersal in the aphid, Acyrthosiphon pisum (Hemiptera: Aphididae)</text:p>
          </table:table-cell>
        </table:table-row>
        <table:table-row table:style-name="ro1">
          <table:table-cell office:value-type="string" calcext:value-type="string">
            <text:p>Temperature modulation of photoperiodism: an adaptation for long-distance dispersal in the aphid, Acyrthosiphon pisum (Hemiptera: Aphididae)</text:p>
          </table:table-cell>
        </table:table-row>
        <table:table-row table:style-name="ro1">
          <table:table-cell table:style-name="ce1" office:value-type="string" calcext:value-type="string">
            <text:p>Temperature tolerance of the diamondback moth, Plutella xylostella (Lepidoptera : Yponomeutidae) in tropical and temperate regions of Asia</text:p>
          </table:table-cell>
        </table:table-row>
        <table:table-row table:style-name="ro1">
          <table:table-cell table:style-name="ce1" office:value-type="string" calcext:value-type="string">
            <text:p>Temperature- and density-dependence of diapause induction and its life history correlates in the geometrid moth Chiasmia clathrata (Lepidoptera: Geometridae)</text:p>
          </table:table-cell>
        </table:table-row>
        <table:table-row table:style-name="ro1">
          <table:table-cell table:style-name="ce1" office:value-type="string" calcext:value-type="string">
            <text:p>Temperature-dependent wing dimorphism in a Japanese strain of tobacco thrips, Frankliniella fusca (Thysanoptera: Thripidae)</text:p>
          </table:table-cell>
        </table:table-row>
        <table:table-row table:style-name="ro1">
          <table:table-cell office:value-type="string" calcext:value-type="string">
            <text:p>TEMPERATURE-GRADIENT CHAMBERS FOR RESEARCH ON GLOBAL ENVIRONMENT CHANGE .1. PORTABLE CHAMBERS FOR RESEARCH ON SHORT-STATURE VEGETATION</text:p>
          </table:table-cell>
        </table:table-row>
        <table:table-row table:style-name="ro1">
          <table:table-cell table:style-name="ce1" office:value-type="string" calcext:value-type="string">
            <text:p>Temporal Genetic Dynamics of an Invasive Species, Frankliniella occidentalis (Pergande), in an Early Phase of Establishment</text:p>
          </table:table-cell>
        </table:table-row>
        <table:table-row table:style-name="ro1">
          <table:table-cell office:value-type="string" calcext:value-type="string">
            <text:p>Temporal photoperiod sensitivity and forcing requirements for budburst in temperate tree seedlings</text:p>
          </table:table-cell>
        </table:table-row>
        <table:table-row table:style-name="ro1">
          <table:table-cell office:value-type="string" calcext:value-type="string">
            <text:p>Testa imposed dormancy in Vallisneria americana seeds from the Mississippi Gulf Coast</text:p>
          </table:table-cell>
        </table:table-row>
        <table:table-row table:style-name="ro1">
          <table:table-cell table:style-name="ce1" office:value-type="string" calcext:value-type="string">
            <text:p>Testing for causality in covarying traits: genes and latitude in a molecular world</text:p>
          </table:table-cell>
        </table:table-row>
        <table:table-row table:style-name="ro1">
          <table:table-cell office:value-type="string" calcext:value-type="string">
            <text:p>Testing for causality in covarying traits: genes and latitude in a molecular world</text:p>
          </table:table-cell>
        </table:table-row>
        <table:table-row table:style-name="ro1">
          <table:table-cell table:style-name="ce1" office:value-type="string" calcext:value-type="string">
            <text:p>Testing the hypothesis of greater eurythermality in invasive than in native ladybird species: from physiological performance to life-history strategies</text:p>
          </table:table-cell>
        </table:table-row>
        <table:table-row table:style-name="ro1">
          <table:table-cell office:value-type="string" calcext:value-type="string">
            <text:p>Testosterone, migration distance, and migratory timing in song sparrows Melospiza melodia</text:p>
          </table:table-cell>
        </table:table-row>
        <table:table-row table:style-name="ro1">
          <table:table-cell office:value-type="string" calcext:value-type="string">
            <text:p>The alleles at the E1 locus impact the expression pattern of two soybean FT-like genes shown to induce flowering in Arabidopsis</text:p>
          </table:table-cell>
        </table:table-row>
        <table:table-row table:style-name="ro1">
          <table:table-cell table:style-name="ce1" office:value-type="string" calcext:value-type="string">
            <text:p>THE AMPLITUDE OF CIRCADIAN OSCILLATIONS - TEMPERATURE-DEPENDENCE, LATITUDINAL CLINES, AND THE PHOTOPERIODIC TIME MEASUREMENT</text:p>
          </table:table-cell>
        </table:table-row>
        <table:table-row table:style-name="ro1">
          <table:table-cell office:value-type="string" calcext:value-type="string">
            <text:p>THE AMPLITUDE OF CIRCADIAN OSCILLATIONS - TEMPERATURE-DEPENDENCE, LATITUDINAL CLINES, AND THE PHOTOPERIODIC TIME MEASUREMENT</text:p>
          </table:table-cell>
        </table:table-row>
        <table:table-row table:style-name="ro1">
          <table:table-cell office:value-type="string" calcext:value-type="string">
            <text:p>The avian hippocampus and the hypothetical maps used by navigating migratory birds (with some reflection on compasses and migratory restlessness)</text:p>
          </table:table-cell>
        </table:table-row>
        <table:table-row table:style-name="ro1">
          <table:table-cell table:style-name="ce1" office:value-type="string" calcext:value-type="string">
            <text:p>The bertha armyworm (Mamestra configurata) (Lepidoptera : Noctuidae) in western Canada</text:p>
          </table:table-cell>
        </table:table-row>
        <table:table-row table:style-name="ro1">
          <table:table-cell table:style-name="ce1" office:value-type="string" calcext:value-type="string">
            <text:p>The biological impacts of artificial light at night: the research challenge</text:p>
          </table:table-cell>
        </table:table-row>
        <table:table-row table:style-name="ro1">
          <table:table-cell office:value-type="string" calcext:value-type="string">
            <text:p>The biology and agronomy of switchgrass for biofuels</text:p>
          </table:table-cell>
        </table:table-row>
        <table:table-row table:style-name="ro1">
          <table:table-cell office:value-type="string" calcext:value-type="string">
            <text:p>The CCT domain-containing gene family has large impacts on heading date, regional adaptation, and grain yield in rice</text:p>
          </table:table-cell>
        </table:table-row>
        <table:table-row table:style-name="ro1">
          <table:table-cell office:value-type="string" calcext:value-type="string">
            <text:p>The Checkered Prehistory of Rice Movement Southwards as a Domesticated Cereal-from the Yangzi to the Equator</text:p>
          </table:table-cell>
        </table:table-row>
        <table:table-row table:style-name="ro1">
          <table:table-cell office:value-type="string" calcext:value-type="string">
            <text:p>The Circadian Clock Regulates the Photoperiodic Response of Hypocotyl Elongation through a Coincidence Mechanism in Arabidopsis thaliana</text:p>
          </table:table-cell>
        </table:table-row>
        <table:table-row table:style-name="ro1">
          <table:table-cell table:style-name="ce1" office:value-type="string" calcext:value-type="string">
            <text:p>THE CIRCADIAN COMPONENT IN PHOTOPERIODIC INDUCTION - DISCUSSION</text:p>
          </table:table-cell>
        </table:table-row>
        <table:table-row table:style-name="ro1">
          <table:table-cell office:value-type="string" calcext:value-type="string">
            <text:p>THE CIRCADIAN NATURE OF MELATONIN SECRETION IN JAPANESE-QUAIL (COTURNIX-COTURNIX-JAPONICA)</text:p>
          </table:table-cell>
        </table:table-row>
        <table:table-row table:style-name="ro1">
          <table:table-cell office:value-type="string" calcext:value-type="string">
            <text:p>THE CONFLICT BETWEEN MOLT AND MIGRATORY FAT DEPOSITION - A PHOTOPERIODIC EXPERIMENT WITH BLUETHROATS</text:p>
          </table:table-cell>
        </table:table-row>
        <table:table-row table:style-name="ro1">
          <table:table-cell table:style-name="ce1" office:value-type="string" calcext:value-type="string">
            <text:p>The consequences of photoperiodism for organisms in new climates</text:p>
          </table:table-cell>
        </table:table-row>
        <table:table-row table:style-name="ro1">
          <table:table-cell office:value-type="string" calcext:value-type="string">
            <text:p>The consequences of photoperiodism for organisms in new climates</text:p>
          </table:table-cell>
        </table:table-row>
        <table:table-row table:style-name="ro1">
          <table:table-cell office:value-type="string" calcext:value-type="string">
            <text:p>The Content of Thyroid Hormone Receptor alpha in Ewe Kisspeptin Neurones is not Season-Dependent</text:p>
          </table:table-cell>
        </table:table-row>
        <table:table-row table:style-name="ro1">
          <table:table-cell table:style-name="ce1" office:value-type="string" calcext:value-type="string">
            <text:p>The contribution of an hourglass timer to the evolution of photoperiodic response in the pitcher-plant mosquito, Wyeomyia smithii</text:p>
          </table:table-cell>
        </table:table-row>
        <table:table-row table:style-name="ro1">
          <table:table-cell office:value-type="string" calcext:value-type="string">
            <text:p>The contribution of an hourglass timer to the evolution of photoperiodic response in the pitcher-plant mosquito, Wyeomyia smithii</text:p>
          </table:table-cell>
        </table:table-row>
        <table:table-row table:style-name="ro1">
          <table:table-cell office:value-type="string" calcext:value-type="string">
            <text:p>The Control of Autumn Senescence in European Aspen</text:p>
          </table:table-cell>
        </table:table-row>
        <table:table-row table:style-name="ro1">
          <table:table-cell table:style-name="ce1" office:value-type="string" calcext:value-type="string">
            <text:p>The detrimental acclimation hypothesis</text:p>
          </table:table-cell>
        </table:table-row>
        <table:table-row table:style-name="ro1">
          <table:table-cell office:value-type="string" calcext:value-type="string">
            <text:p>The development and use of a molecular model for soybean maturity groups</text:p>
          </table:table-cell>
        </table:table-row>
        <table:table-row table:style-name="ro1">
          <table:table-cell office:value-type="string" calcext:value-type="string">
            <text:p>THE DEVELOPMENT OF MELATONIN-BINDING SITES IN THE OVINE FETUS</text:p>
          </table:table-cell>
        </table:table-row>
        <table:table-row table:style-name="ro1">
          <table:table-cell office:value-type="string" calcext:value-type="string">
            <text:p>The Distribution of Japonica Rice Cultivars in the Lower Region of the Yangtze River Valley is Determined by Its Photoperiod-sensitivity and Heading Date Genotypes</text:p>
          </table:table-cell>
        </table:table-row>
        <table:table-row table:style-name="ro1">
          <table:table-cell office:value-type="string" calcext:value-type="string">
            <text:p>THE DISTRIBUTION, IN EUROPEAN WINTER WHEATS, OF GENES THAT INFLUENCE ECOCLIMATIC ADAPTABILITY WHILE DETERMINING PHOTOPERIODIC INSENSITIVITY AND PLANT HEIGHT</text:p>
          </table:table-cell>
        </table:table-row>
        <table:table-row table:style-name="ro1">
          <table:table-cell table:style-name="ce1" office:value-type="string" calcext:value-type="string">
            <text:p>The dormancy problem for Crustacea Anostraca: A rigorous model connecting hatching strategies and environmental conditions</text:p>
          </table:table-cell>
        </table:table-row>
        <table:table-row table:style-name="ro1">
          <table:table-cell table:style-name="ce1" office:value-type="string" calcext:value-type="string">
            <text:p>The Drosophilidae (Diptera) of Estonia</text:p>
          </table:table-cell>
        </table:table-row>
        <table:table-row table:style-name="ro1">
          <table:table-cell table:style-name="ce1" office:value-type="string" calcext:value-type="string">
            <text:p>The ecological impacts of nighttime light pollution: a mechanistic appraisal</text:p>
          </table:table-cell>
        </table:table-row>
        <table:table-row table:style-name="ro1">
          <table:table-cell office:value-type="string" calcext:value-type="string">
            <text:p>THE ECOLOGY AND REPRODUCTION OF THE SHORT-SNOUTED ELEPHANT-SHREW, ELEPHANTULUS-BRACHYRHYNCHUS, IN ZIMBABWE WITH A REVIEW OF THE REPRODUCTIVE ECOLOGY OF THE GENUS ELEPHANTULUS</text:p>
          </table:table-cell>
        </table:table-row>
        <table:table-row table:style-name="ro1">
          <table:table-cell office:value-type="string" calcext:value-type="string">
            <text:p>The effect of day length on diurnal differences in the innermost surface of the S-2 layer in differentiating tracheids</text:p>
          </table:table-cell>
        </table:table-row>
        <table:table-row table:style-name="ro1">
          <table:table-cell office:value-type="string" calcext:value-type="string">
            <text:p>The effect of duration of the vegetative phase in irrigated semi-dwarf spring wheat on phenology, growth and potential yield across sowing dates at low latitude</text:p>
          </table:table-cell>
        </table:table-row>
        <table:table-row table:style-name="ro1">
          <table:table-cell office:value-type="string" calcext:value-type="string">
            <text:p>The effect of elevated temperature on roe enhancement of Evechinus chloroticus collected from two latitudes</text:p>
          </table:table-cell>
        </table:table-row>
        <table:table-row table:style-name="ro1">
          <table:table-cell office:value-type="string" calcext:value-type="string">
            <text:p>The Effect of Geographic Location on Circannual Adrenocorticotropic Hormone Plasma Concentrations in Horses in Australia</text:p>
          </table:table-cell>
        </table:table-row>
        <table:table-row table:style-name="ro1">
          <table:table-cell office:value-type="string" calcext:value-type="string">
            <text:p>The effect of latitude on photoperiodic control of gonadal maturation, regression and molt in birds</text:p>
          </table:table-cell>
        </table:table-row>
        <table:table-row table:style-name="ro1">
          <table:table-cell office:value-type="string" calcext:value-type="string">
            <text:p>The effect of low doses of naloxone on the preovulatory surge of LH and on the onset and duration of oestrus in the ewe with induced oestrus during the non-breeding season</text:p>
          </table:table-cell>
        </table:table-row>
        <table:table-row table:style-name="ro1">
          <table:table-cell office:value-type="string" calcext:value-type="string">
            <text:p>THE EFFECT OF LOW-LATITUDE PHOTOPERIODS ON THE REPRODUCTION OF FEMALE AND MALE POECILIOPSIS-GRACILIS AND POECILIA-SPHENOPS</text:p>
          </table:table-cell>
        </table:table-row>
        <table:table-row table:style-name="ro1">
          <table:table-cell office:value-type="string" calcext:value-type="string">
            <text:p>The effect of melatonin replacement and month of treatment after the winter solstice on the reproductive activity of two Mediterranean breeds of sheep</text:p>
          </table:table-cell>
        </table:table-row>
        <table:table-row table:style-name="ro1">
          <table:table-cell table:style-name="ce1" office:value-type="string" calcext:value-type="string">
            <text:p>The Effect of Parasitism and Interpopulation Hybridization on Aedes albopictus (Diptera: Culicidae) Fitness</text:p>
          </table:table-cell>
        </table:table-row>
        <table:table-row table:style-name="ro1">
          <table:table-cell office:value-type="string" calcext:value-type="string">
            <text:p>The effect of photoperiod and light irradiance on the antioxidant circadian system of two species of crayfish from different latitudes: Procambarus clarkii and a P-digueti</text:p>
          </table:table-cell>
        </table:table-row>
        <table:table-row table:style-name="ro1">
          <table:table-cell office:value-type="string" calcext:value-type="string">
            <text:p>The effect of photoperiod and light quality on Macrolophus pygmaeus Rambur (Hemiptera: Miridae) nymphal development, fecundity and longevity</text:p>
          </table:table-cell>
        </table:table-row>
        <table:table-row table:style-name="ro1">
          <table:table-cell office:value-type="string" calcext:value-type="string">
            <text:p>The effect of photoperiod on adrenocortical stress response in mountain chickadees (Poecile gambeli)</text:p>
          </table:table-cell>
        </table:table-row>
        <table:table-row table:style-name="ro1">
          <table:table-cell table:style-name="ce1" office:value-type="string" calcext:value-type="string">
            <text:p>The effect of photoperiod on life history and blood-feeding activity in Aedes albopictus and Aedes aegypti (Diptera: Culicidae)</text:p>
          </table:table-cell>
        </table:table-row>
        <table:table-row table:style-name="ro1">
          <table:table-cell office:value-type="string" calcext:value-type="string">
            <text:p>The effect of pretreatments in Enterolobium contortisiliquum seeds (Fabaceae) from Selva Pedemontana of Argentina</text:p>
          </table:table-cell>
        </table:table-row>
        <table:table-row table:style-name="ro1">
          <table:table-cell office:value-type="string" calcext:value-type="string">
            <text:p>THE EFFECT OF SUPPLEMENTARY LONG DAYS, A SUBCUTANEOUS MELATONIN IMPLANT AND EXPOSURE TO A RAM ON THE ONSET OF THE BREEDING-SEASON IN EWES</text:p>
          </table:table-cell>
        </table:table-row>
        <table:table-row table:style-name="ro1">
          <table:table-cell office:value-type="string" calcext:value-type="string">
            <text:p>The effect of temperature and light pulses on the induction of diapause in the Toyama strain of the Indian meal moth, Plodia interpunctella</text:p>
          </table:table-cell>
        </table:table-row>
        <table:table-row table:style-name="ro1">
          <table:table-cell table:style-name="ce1" office:value-type="string" calcext:value-type="string">
            <text:p>THE EFFECT OF TEMPERATURE AND PHOTOPERIOD ON THE INDUCTION OF LARVAL DIAPAUSE IN THE MOSQUITO AEDES-TOGOI (THEOBALD) (DIPTERA, CULICIDAE)</text:p>
          </table:table-cell>
        </table:table-row>
        <table:table-row table:style-name="ro1">
          <table:table-cell office:value-type="string" calcext:value-type="string">
            <text:p>The effect of temperature on the photoperiodic 'clock' and 'counter' of a Scottish clone of the vetch aphid, Megoura viciae</text:p>
          </table:table-cell>
        </table:table-row>
        <table:table-row table:style-name="ro1">
          <table:table-cell office:value-type="string" calcext:value-type="string">
            <text:p>The effects of climate change on the reproduction of coastal invertebrates</text:p>
          </table:table-cell>
        </table:table-row>
        <table:table-row table:style-name="ro1">
          <table:table-cell office:value-type="string" calcext:value-type="string">
            <text:p>The effects of fluctuating seasonal and constant water temperatures on the photoperiodic advancement of reproduction in female rainbow trout Oncorhynchus mykiss</text:p>
          </table:table-cell>
        </table:table-row>
        <table:table-row table:style-name="ro1">
          <table:table-cell office:value-type="string" calcext:value-type="string">
            <text:p>The effects of host size and temperature on the emergence of Echinoparyphium recurvatum cercariae from Lymnaea peregra under natural light conditions</text:p>
          </table:table-cell>
        </table:table-row>
        <table:table-row table:style-name="ro1">
          <table:table-cell office:value-type="string" calcext:value-type="string">
            <text:p>The effects of latitude and day length on fattening strategies of wintering coal tits Periparus ater (L.): a field study and aviary experiment</text:p>
          </table:table-cell>
        </table:table-row>
        <table:table-row table:style-name="ro1">
          <table:table-cell office:value-type="string" calcext:value-type="string">
            <text:p>The effects of the photoperiod-insensitive alleles, se13, hd1 and ghd7, on yield components in rice</text:p>
          </table:table-cell>
        </table:table-row>
        <table:table-row table:style-name="ro1">
          <table:table-cell office:value-type="string" calcext:value-type="string">
            <text:p>The endocrine control of reproduction in Nereidae: a new multi-hormonal model with implications for their functional role in a changing environment</text:p>
          </table:table-cell>
        </table:table-row>
        <table:table-row table:style-name="ro1">
          <table:table-cell table:style-name="ce1" office:value-type="string" calcext:value-type="string">
            <text:p>The Environment is Everything That Isn't Me: Molecular Mechanisms and Evolutionary Dynamics of Insect Clocks in Variable Surroundings</text:p>
          </table:table-cell>
        </table:table-row>
        <table:table-row table:style-name="ro1">
          <table:table-cell office:value-type="string" calcext:value-type="string">
            <text:p>The Environment is Everything That Isn't Me: Molecular Mechanisms and Evolutionary Dynamics of Insect Clocks in Variable Surroundings</text:p>
          </table:table-cell>
        </table:table-row>
        <table:table-row table:style-name="ro1">
          <table:table-cell table:style-name="ce1" office:value-type="string" calcext:value-type="string">
            <text:p>The Expanding Genetic Toolbox of the Wasp Nasonia vitripennis and Its Relatives</text:p>
          </table:table-cell>
        </table:table-row>
        <table:table-row table:style-name="ro1">
          <table:table-cell office:value-type="string" calcext:value-type="string">
            <text:p>The flow of alleles of important photoperiod and vernalisation genes through Australian wheat</text:p>
          </table:table-cell>
        </table:table-row>
        <table:table-row table:style-name="ro1">
          <table:table-cell table:style-name="ce1" office:value-type="string" calcext:value-type="string">
            <text:p>THE GENETIC-BASIS OF INDIVIDUAL VARIATION OF THE ROOT FLIES (DIPTERA, ANTHOMYIDAE) DIAPAUSE INITIATED BY PHOTOPERIOD</text:p>
          </table:table-cell>
        </table:table-row>
        <table:table-row table:style-name="ro1">
          <table:table-cell table:style-name="ce1" office:value-type="string" calcext:value-type="string">
            <text:p>THE GENETIC-BASIS OF PHOTOPERIODISM AND ITS EVOLUTIONARY DIVERGENCE AMONG POPULATIONS OF THE PITCHER-PLANT MOSQUITO, WYEOMYIA-SMITHII</text:p>
          </table:table-cell>
        </table:table-row>
        <table:table-row table:style-name="ro1">
          <table:table-cell office:value-type="string" calcext:value-type="string">
            <text:p>THE GENETIC-BASIS OF PHOTOPERIODISM AND ITS EVOLUTIONARY DIVERGENCE AMONG POPULATIONS OF THE PITCHER-PLANT MOSQUITO, WYEOMYIA-SMITHII</text:p>
          </table:table-cell>
        </table:table-row>
        <table:table-row table:style-name="ro1">
          <table:table-cell office:value-type="string" calcext:value-type="string">
            <text:p>The genetics of adaptation to novel environments: selection on germination timing in Arabidopsis thaliana</text:p>
          </table:table-cell>
        </table:table-row>
        <table:table-row table:style-name="ro1">
          <table:table-cell office:value-type="string" calcext:value-type="string">
            <text:p>The global adaptation of bread wheat at high latitudes</text:p>
          </table:table-cell>
        </table:table-row>
        <table:table-row table:style-name="ro1">
          <table:table-cell table:style-name="ce1" office:value-type="string" calcext:value-type="string">
            <text:p>The harlequin ladybird, Harmonia axyridis: global perspectives on invasion history and ecology</text:p>
          </table:table-cell>
        </table:table-row>
        <table:table-row table:style-name="ro1">
          <table:table-cell table:style-name="ce1" office:value-type="string" calcext:value-type="string">
            <text:p>The hormonal and circadian basis for insect photoperiodic timing</text:p>
          </table:table-cell>
        </table:table-row>
        <table:table-row table:style-name="ro1">
          <table:table-cell office:value-type="string" calcext:value-type="string">
            <text:p>The identification of presence/absence variants associated with the apparent differences of growth period structures between cultivated and wild soybeans</text:p>
          </table:table-cell>
        </table:table-row>
        <table:table-row table:style-name="ro1">
          <table:table-cell office:value-type="string" calcext:value-type="string">
            <text:p>The Impact of Melatonin in Research</text:p>
          </table:table-cell>
        </table:table-row>
        <table:table-row table:style-name="ro1">
          <table:table-cell office:value-type="string" calcext:value-type="string">
            <text:p>The impact of vernalization requirement, photoperiod sensitivity and earliness per se on grain protein content of bread wheat (Triticum aestivum L.)</text:p>
          </table:table-cell>
        </table:table-row>
        <table:table-row table:style-name="ro1">
          <table:table-cell office:value-type="string" calcext:value-type="string">
            <text:p>The importance of light and photoperiod in sexual reproduction and geographical distribution in the green snow alga, Chloromonas sp.-D (Chlorophyceae, Volvocales)</text:p>
          </table:table-cell>
        </table:table-row>
        <table:table-row table:style-name="ro1">
          <table:table-cell table:style-name="ce1" office:value-type="string" calcext:value-type="string">
            <text:p>The Influence of Diurnal Temperature Variation on Degree-Day Accumulation and Insect Life History</text:p>
          </table:table-cell>
        </table:table-row>
        <table:table-row table:style-name="ro1">
          <table:table-cell table:style-name="ce1" office:value-type="string" calcext:value-type="string">
            <text:p>The influence of each parent and geographic origin on larval diapause in the blow fly, Calliphora vicina</text:p>
          </table:table-cell>
        </table:table-row>
        <table:table-row table:style-name="ro1">
          <table:table-cell office:value-type="string" calcext:value-type="string">
            <text:p>The influence of each parent and geographic origin on larval diapause in the blow fly, Calliphora vicina</text:p>
          </table:table-cell>
        </table:table-row>
        <table:table-row table:style-name="ro1">
          <table:table-cell table:style-name="ce1" office:value-type="string" calcext:value-type="string">
            <text:p>THE INFLUENCE OF GENE FLOW ON LATITUDINAL CLINES OF PHOTOPERIODIC ADULT DIAPAUSE IN THE DROSOPHILA-AURARIA SPECIES-COMPLEX</text:p>
          </table:table-cell>
        </table:table-row>
        <table:table-row table:style-name="ro1">
          <table:table-cell office:value-type="string" calcext:value-type="string">
            <text:p>THE INFLUENCE OF GENE FLOW ON LATITUDINAL CLINES OF PHOTOPERIODIC ADULT DIAPAUSE IN THE DROSOPHILA-AURARIA SPECIES-COMPLEX</text:p>
          </table:table-cell>
        </table:table-row>
        <table:table-row table:style-name="ro1">
          <table:table-cell office:value-type="string" calcext:value-type="string">
            <text:p>The influence of latitude and cloud cover on the seasonality of human births</text:p>
          </table:table-cell>
        </table:table-row>
        <table:table-row table:style-name="ro1">
          <table:table-cell office:value-type="string" calcext:value-type="string">
            <text:p>THE INFLUENCE OF PHOTOPERIOD ON THE HYPOTHALAMIC CONTENT OF BETA-ENDORPHIN AND THE LUTEINIZING-HORMONE RESPONSES TO NALOXONE AND TO STEROID WITHDRAWAL IN THE MALE SYRIAN-HAMSTER</text:p>
          </table:table-cell>
        </table:table-row>
        <table:table-row table:style-name="ro1">
          <table:table-cell office:value-type="string" calcext:value-type="string">
            <text:p>THE INFLUENCE OF PHOTOPERIODIC AND TEMPERATURE CONDITIONS ON THE ACTIVITY OF NEUROSECRETORY-CELLS OF THE BRAIN MEDIAL GROUP IN PUPAE OF 2 GEOGRAPHIC POPULATIONS OF SPILOSOMA-MENTHASTRI (LEPIDOPTERA, ARCTIIDAE)</text:p>
          </table:table-cell>
        </table:table-row>
        <table:table-row table:style-name="ro1">
          <table:table-cell table:style-name="ce1" office:value-type="string" calcext:value-type="string">
            <text:p>The interactive effects of photoperiod and future climate change may have negative consequences for a wide-spread invasive insect</text:p>
          </table:table-cell>
        </table:table-row>
        <table:table-row table:style-name="ro1">
          <table:table-cell table:style-name="ce1" office:value-type="string" calcext:value-type="string">
            <text:p>The invasive mosquito species Aedes albopictus: current knowledge and future perspectives</text:p>
          </table:table-cell>
        </table:table-row>
        <table:table-row table:style-name="ro1">
          <table:table-cell office:value-type="string" calcext:value-type="string">
            <text:p>The joint influence of photoperiod and temperature during growth cessation and development of dormancy in white spruce (Picea glauca)</text:p>
          </table:table-cell>
        </table:table-row>
        <table:table-row table:style-name="ro1">
          <table:table-cell office:value-type="string" calcext:value-type="string">
            <text:p>The life history of a Santa Catalina Island population of Liagora californica (Nemaliales, Rhodophyta) in the field and in laboratory culture</text:p>
          </table:table-cell>
        </table:table-row>
        <table:table-row table:style-name="ro1">
          <table:table-cell office:value-type="string" calcext:value-type="string">
            <text:p>THE LIFE-CYCLE OF THE BOX-TREE PYRALID, GLYPHODES-PERSPECTALIS (WALKER) (LEPIDOPTERA, PYRALIDAE) .3. PHOTOPERIODIC INDUCTION OF LARVAL DIAPAUSE</text:p>
          </table:table-cell>
        </table:table-row>
        <table:table-row table:style-name="ro1">
          <table:table-cell office:value-type="string" calcext:value-type="string">
            <text:p>The locomotory activity rhythm of the spiny mouse, Acomys spinosissimus from southern Africa: light entrainment and endogenous circadian rhythms</text:p>
          </table:table-cell>
        </table:table-row>
        <table:table-row table:style-name="ro1">
          <table:table-cell office:value-type="string" calcext:value-type="string">
            <text:p>The long summer: Pre-wintering temperatures affect metabolic expenditure and winter survival in a solitary bee</text:p>
          </table:table-cell>
        </table:table-row>
        <table:table-row table:style-name="ro1">
          <table:table-cell office:value-type="string" calcext:value-type="string">
            <text:p>The male effect stimulus positively increased the ovarian and reproductive seasonality in Criollo goats irrespective of a controlled photoperiodic regime</text:p>
          </table:table-cell>
        </table:table-row>
        <table:table-row table:style-name="ro1">
          <table:table-cell office:value-type="string" calcext:value-type="string">
            <text:p>The male effect stimulus positively influences luteinising hormone secretion in ovariectomised Criollo goats irrespective of a controlled photoperiodic regime</text:p>
          </table:table-cell>
        </table:table-row>
        <table:table-row table:style-name="ro1">
          <table:table-cell office:value-type="string" calcext:value-type="string">
            <text:p>The melatonin receptor MT1 is required for the differential regulatory actions of melatonin on neuronal 'clock' gene expression in striatal neurons in vitro</text:p>
          </table:table-cell>
        </table:table-row>
        <table:table-row table:style-name="ro1">
          <table:table-cell office:value-type="string" calcext:value-type="string">
            <text:p>The microanatomy, cell replication, and keratin gene expression of hair follicles during a photoperiod-induced growth cycle in sheep</text:p>
          </table:table-cell>
        </table:table-row>
        <table:table-row table:style-name="ro1">
          <table:table-cell office:value-type="string" calcext:value-type="string">
            <text:p>THE MODIFYING EFFECTS OF MELATONIN, RAM EXPOSURE AND PLANE OF NUTRITION ON THE ONSET OF OVARIAN ACTIVITY, OVULATION RATE AND THE ENDOCRINE STATUS OF EWES</text:p>
          </table:table-cell>
        </table:table-row>
        <table:table-row table:style-name="ro1">
          <table:table-cell office:value-type="string" calcext:value-type="string">
            <text:p>The molecular evolutionary ecology of plant development: Flowering time in Arabidopsis thaliana</text:p>
          </table:table-cell>
        </table:table-row>
        <table:table-row table:style-name="ro1">
          <table:table-cell office:value-type="string" calcext:value-type="string">
            <text:p>The molecular physiology of increased egg desiccation resistance during diapause in the invasive mosquito, Aedes albopictus</text:p>
          </table:table-cell>
        </table:table-row>
        <table:table-row table:style-name="ro1">
          <table:table-cell table:style-name="ce1" office:value-type="string" calcext:value-type="string">
            <text:p>The nature and reality of the aphid clone: genetic variation, adaptation and evolution</text:p>
          </table:table-cell>
        </table:table-row>
        <table:table-row table:style-name="ro1">
          <table:table-cell table:style-name="ce1" office:value-type="string" calcext:value-type="string">
            <text:p>The occurrence of summer diapause in the large white butterfly Pieris brassicae (Lepidoptera: Pieridae): A geographical perspective</text:p>
          </table:table-cell>
        </table:table-row>
        <table:table-row table:style-name="ro1">
          <table:table-cell office:value-type="string" calcext:value-type="string">
            <text:p>The occurrence of summer diapause in the large white butterfly Pieris brassicae (Lepidoptera: Pieridae): A geographical perspective</text:p>
          </table:table-cell>
        </table:table-row>
        <table:table-row table:style-name="ro1">
          <table:table-cell office:value-type="string" calcext:value-type="string">
            <text:p>The Pattern of Entrainment of the Human Sleep-Wake Rhythm by the Natural Photoperiod in the North</text:p>
          </table:table-cell>
        </table:table-row>
        <table:table-row table:style-name="ro1">
          <table:table-cell table:style-name="ce1" office:value-type="string" calcext:value-type="string">
            <text:p>THE PHOTOPERIODIC CLOCK IN CHYMOMYZA-COSTATA</text:p>
          </table:table-cell>
        </table:table-row>
        <table:table-row table:style-name="ro1">
          <table:table-cell table:style-name="ce1" office:value-type="string" calcext:value-type="string">
            <text:p>THE PHOTOPERIODIC CLOCK OF DROSOPHILA-TRIAURARIA - INVOLVEMENT OF 2 PROCESSES IN THE NIGHT-LENGTH MEASUREMENT SYSTEM</text:p>
          </table:table-cell>
        </table:table-row>
        <table:table-row table:style-name="ro1">
          <table:table-cell table:style-name="ce1" office:value-type="string" calcext:value-type="string">
            <text:p>THE PHOTOPERIODIC CLOCK OF DROSOPHILA-TRIAURARIA - INVOLVEMENT OF A CIRCADIAN OSCILLATORY SYSTEM</text:p>
          </table:table-cell>
        </table:table-row>
        <table:table-row table:style-name="ro1">
          <table:table-cell office:value-type="string" calcext:value-type="string">
            <text:p>The physiology of flowering: Quantifying the effects of photo-thermal environment</text:p>
          </table:table-cell>
        </table:table-row>
        <table:table-row table:style-name="ro1">
          <table:table-cell office:value-type="string" calcext:value-type="string">
            <text:p>THE PHYSIOLOGY OF SALIX</text:p>
          </table:table-cell>
        </table:table-row>
        <table:table-row table:style-name="ro1">
          <table:table-cell office:value-type="string" calcext:value-type="string">
            <text:p>THE PINEAL-GLAND SIGNALS AUTUMN TO REINDEER (RANGIFER TARANDUS TARANDUS) EXPOSED TO THE CONTINUOUS DAYLIGHT OF THE ARCTIC SUMMER</text:p>
          </table:table-cell>
        </table:table-row>
        <table:table-row table:style-name="ro1">
          <table:table-cell office:value-type="string" calcext:value-type="string">
            <text:p>THE PREDATORY BUG ARMA-CUSTOS - PHOTOPERIODIC AND TEMPERATURE CONTROL OF DIAPAUSE AND COLORATION</text:p>
          </table:table-cell>
        </table:table-row>
        <table:table-row table:style-name="ro1">
          <table:table-cell table:style-name="ce1" office:value-type="string" calcext:value-type="string">
            <text:p>THE PRINCIPLES OF GENETIC-CONTROL OF DIAPAUSE REGULATION</text:p>
          </table:table-cell>
        </table:table-row>
        <table:table-row table:style-name="ro1">
          <table:table-cell office:value-type="string" calcext:value-type="string">
            <text:p>The protein kinase CK2 is involved in regulation of Circadian rhythms in Arabidopsis</text:p>
          </table:table-cell>
        </table:table-row>
        <table:table-row table:style-name="ro1">
          <table:table-cell office:value-type="string" calcext:value-type="string">
            <text:p>The regulation of seasonal changes in food intake and body weight</text:p>
          </table:table-cell>
        </table:table-row>
        <table:table-row table:style-name="ro1">
          <table:table-cell office:value-type="string" calcext:value-type="string">
            <text:p>The relationship among freezing tolerance, vernalization requirement, Ppd alleles and winter hardiness in European wheat cultivars</text:p>
          </table:table-cell>
        </table:table-row>
        <table:table-row table:style-name="ro1">
          <table:table-cell office:value-type="string" calcext:value-type="string">
            <text:p>THE RELATIONSHIP BETWEEN LATITUDE AND THE TIMING OF SPRING MIGRATION OF NORTH-AMERICAN LANDBIRDS</text:p>
          </table:table-cell>
        </table:table-row>
        <table:table-row table:style-name="ro1">
          <table:table-cell office:value-type="string" calcext:value-type="string">
            <text:p>The relationship between plasma testosterone concentrations and the seasonal variation in voluntary feed intake in fallow bucks (Dama dama)</text:p>
          </table:table-cell>
        </table:table-row>
        <table:table-row table:style-name="ro1">
          <table:table-cell table:style-name="ce1" office:value-type="string" calcext:value-type="string">
            <text:p>The response of a southern strain of Orius majusculus (Reuter) (Hemiptera: Anthocoridae) to photoperiod and light intensity: Biological effects and diapause induction</text:p>
          </table:table-cell>
        </table:table-row>
        <table:table-row table:style-name="ro1">
          <table:table-cell table:style-name="ce1" office:value-type="string" calcext:value-type="string">
            <text:p>The reunion of two lineages of the Neotropical brown stink bug on soybean lands in the heart of Brazil</text:p>
          </table:table-cell>
        </table:table-row>
        <table:table-row table:style-name="ro1">
          <table:table-cell office:value-type="string" calcext:value-type="string">
            <text:p>The rhythm of retinoids in the brain</text:p>
          </table:table-cell>
        </table:table-row>
        <table:table-row table:style-name="ro1">
          <table:table-cell office:value-type="string" calcext:value-type="string">
            <text:p>The Role of a Pseudo-Response Regulator Gene in Life Cycle Adaptation and Domestication of Beet</text:p>
          </table:table-cell>
        </table:table-row>
        <table:table-row table:style-name="ro1">
          <table:table-cell table:style-name="ce1" office:value-type="string" calcext:value-type="string">
            <text:p>The role of circadian clock genes in the photoperiodic timer of the linden bug Pyrrhocoris apterus during the nymphal stage</text:p>
          </table:table-cell>
        </table:table-row>
        <table:table-row table:style-name="ro1">
          <table:table-cell office:value-type="string" calcext:value-type="string">
            <text:p>The role of induced mutation in conversion of photoperiod dependence in cotton</text:p>
          </table:table-cell>
        </table:table-row>
        <table:table-row table:style-name="ro2">
          <table:table-cell table:style-name="ce2" office:value-type="string" calcext:value-type="string">
            <text:p>The role of latitudinal, genetic and temperature variation in the induction of diapause of Papilio glaucus (Lepidoptera: Papilionidae)</text:p>
          </table:table-cell>
        </table:table-row>
        <table:table-row table:style-name="ro1">
          <table:table-cell office:value-type="string" calcext:value-type="string">
            <text:p>The role of photoperiodic conditions for Passeriformes inhabiting high-latitudinal areas</text:p>
          </table:table-cell>
        </table:table-row>
        <table:table-row table:style-name="ro1">
          <table:table-cell office:value-type="string" calcext:value-type="string">
            <text:p>The role of the pineal gland in the photoperiodic control of bird song frequency and repertoire in the house sparrow, Passer domesticus</text:p>
          </table:table-cell>
        </table:table-row>
        <table:table-row table:style-name="ro1">
          <table:table-cell office:value-type="string" calcext:value-type="string">
            <text:p>THE SAME PHOTOPERIODIC CLOCK MAY CONTROL INDUCTION AND MAINTENANCE OF DIAPAUSE IN THE SPIDER-MITE TETRANCHUS-URTICAE</text:p>
          </table:table-cell>
        </table:table-row>
        <table:table-row table:style-name="ro1">
          <table:table-cell office:value-type="string" calcext:value-type="string">
            <text:p>The search for circadian clock components in humans: new perspectives for association studies</text:p>
          </table:table-cell>
        </table:table-row>
        <table:table-row table:style-name="ro1">
          <table:table-cell office:value-type="string" calcext:value-type="string">
            <text:p>The seasonality of reproduction in photoperiod responsive and nonresponsive northern red-backed voles (Myodes rutilus) in Alaska</text:p>
          </table:table-cell>
        </table:table-row>
        <table:table-row table:style-name="ro1">
          <table:table-cell office:value-type="string" calcext:value-type="string">
            <text:p>The siesta culture concept is not supported by the sleep habits of urban Mexican students</text:p>
          </table:table-cell>
        </table:table-row>
        <table:table-row table:style-name="ro1">
          <table:table-cell office:value-type="string" calcext:value-type="string">
            <text:p>The significance of bolting and floral transitions as indicators of reproductive phase change in Arabidopsis</text:p>
          </table:table-cell>
        </table:table-row>
        <table:table-row table:style-name="ro1">
          <table:table-cell office:value-type="string" calcext:value-type="string">
            <text:p>The Soybean-Specific Maturity Gene E1 Family of Floral Repressors Controls Night-Break Responses through Down-Regulation of FLOWERING LOCUS T Orthologs</text:p>
          </table:table-cell>
        </table:table-row>
        <table:table-row table:style-name="ro1">
          <table:table-cell table:style-name="ce1" office:value-type="string" calcext:value-type="string">
            <text:p>The Spread of Aedes albopictus in Metropolitan France: Contribution of Environmental Drivers and Human Activities and Predictions for a Near Future</text:p>
          </table:table-cell>
        </table:table-row>
        <table:table-row table:style-name="ro1">
          <table:table-cell office:value-type="string" calcext:value-type="string">
            <text:p>The success of assisted colonization and assisted gene flow depends on phenology</text:p>
          </table:table-cell>
        </table:table-row>
        <table:table-row table:style-name="ro1">
          <table:table-cell office:value-type="string" calcext:value-type="string">
            <text:p>The tau mutation in the Syrian hamster alters the photoperiodic responsiveness of the gonadal axis to melatonin signal frequency</text:p>
          </table:table-cell>
        </table:table-row>
        <table:table-row table:style-name="ro1">
          <table:table-cell office:value-type="string" calcext:value-type="string">
            <text:p>The thalamic intergeniculate leaflet modulates photoperiod responsiveness in Siberian hamsters</text:p>
          </table:table-cell>
        </table:table-row>
        <table:table-row table:style-name="ro1">
          <table:table-cell office:value-type="string" calcext:value-type="string">
            <text:p>Thermal acclimation, heat shock and photoperiod: Do these factors interplay in the adaptive responses of crab neuromuscular systems to temperature?</text:p>
          </table:table-cell>
        </table:table-row>
        <table:table-row table:style-name="ro1">
          <table:table-cell office:value-type="string" calcext:value-type="string">
            <text:p>Thermal and Light Requirements for Flower Differentiation of Snapdragon</text:p>
          </table:table-cell>
        </table:table-row>
        <table:table-row table:style-name="ro1">
          <table:table-cell office:value-type="string" calcext:value-type="string">
            <text:p>Thermal requirements for barley maturation and leaf development in interior Alaska</text:p>
          </table:table-cell>
        </table:table-row>
        <table:table-row table:style-name="ro1">
          <table:table-cell office:value-type="string" calcext:value-type="string">
            <text:p>Thermal responses to environmental constraints in two populations of the oviparous lizard Liolaemus bibronii in Patagonia, Argentina</text:p>
          </table:table-cell>
        </table:table-row>
        <table:table-row table:style-name="ro1">
          <table:table-cell table:style-name="ce1" office:value-type="string" calcext:value-type="string">
            <text:p>Thermal time - concepts and utility</text:p>
          </table:table-cell>
        </table:table-row>
        <table:table-row table:style-name="ro1">
          <table:table-cell table:style-name="ce1" office:value-type="string" calcext:value-type="string">
            <text:p>Thermal tolerance limits in six weevil species (Coleoptera, Curculionidae) from sub-Antarctic Marion Island</text:p>
          </table:table-cell>
        </table:table-row>
        <table:table-row table:style-name="ro1">
          <table:table-cell table:style-name="ce1" office:value-type="string" calcext:value-type="string">
            <text:p>Thermal tolerance, climatic variability and latitude</text:p>
          </table:table-cell>
        </table:table-row>
        <table:table-row table:style-name="ro1">
          <table:table-cell office:value-type="string" calcext:value-type="string">
            <text:p>THERMOMORPHOGENIC AND PHOTOPERIODIC RESPONSES OF NEPHROLEPIS-EXALTATA DALLAS JEWEL</text:p>
          </table:table-cell>
        </table:table-row>
        <table:table-row table:style-name="ro1">
          <table:table-cell office:value-type="string" calcext:value-type="string">
            <text:p>THERMOREGULATORY RESPONSES TO MANIPULATIONS OF PHOTOPERIOD IN WOOD MICE APODEMUS-SYLVATICUS FROM HIGH-LATITUDES (57-DEGREES-N)</text:p>
          </table:table-cell>
        </table:table-row>
        <table:table-row table:style-name="ro1">
          <table:table-cell office:value-type="string" calcext:value-type="string">
            <text:p>Thermoregulatory responses to variations of photoperiod and ambient temperature in the male lesser mouse lemur: a primitive or an advanced adaptive character?</text:p>
          </table:table-cell>
        </table:table-row>
        <table:table-row table:style-name="ro1">
          <table:table-cell office:value-type="string" calcext:value-type="string">
            <text:p>THREE SELECTIONS ARE BETTER THAN ONE: CLINAL VARIATION OF THERMAL QTL FROM INDEPENDENT SELECTION EXPERIMENTS IN DROSOPHILA</text:p>
          </table:table-cell>
        </table:table-row>
        <table:table-row table:style-name="ro1">
          <table:table-cell office:value-type="string" calcext:value-type="string">
            <text:p>Three-year lifecycle, large body, and very high threshold temperature in the cricket Gryllus argenteus for special adaptation to desiccation cycle in Malawi</text:p>
          </table:table-cell>
        </table:table-row>
        <table:table-row table:style-name="ro1">
          <table:table-cell table:style-name="ce1" office:value-type="string" calcext:value-type="string">
            <text:p>Threshold weight for starvation-triggered metamorphosis in the yellow-spotted longicorn beetle, Psacothea hilaris (Coleoptera : Cerambycidae)</text:p>
          </table:table-cell>
        </table:table-row>
        <table:table-row table:style-name="ro1">
          <table:table-cell office:value-type="string" calcext:value-type="string">
            <text:p>Thyroid hormone and seasonal rhythmicity</text:p>
          </table:table-cell>
        </table:table-row>
        <table:table-row table:style-name="ro1">
          <table:table-cell office:value-type="string" calcext:value-type="string">
            <text:p>Tight junction proteins vary in the choroid plexus of ewes according to photoperiod</text:p>
          </table:table-cell>
        </table:table-row>
        <table:table-row table:style-name="ro1">
          <table:table-cell office:value-type="string" calcext:value-type="string">
            <text:p>Time constraint effects on phenology and life history synchrony in a damselfly along a latitudinal gradient</text:p>
          </table:table-cell>
        </table:table-row>
        <table:table-row table:style-name="ro1">
          <table:table-cell office:value-type="string" calcext:value-type="string">
            <text:p>Time measurement and the control of flowering in plants</text:p>
          </table:table-cell>
        </table:table-row>
        <table:table-row table:style-name="ro1">
          <table:table-cell office:value-type="string" calcext:value-type="string">
            <text:p>Time stress and temperature explain continental variation in damselfly body size</text:p>
          </table:table-cell>
        </table:table-row>
        <table:table-row table:style-name="ro1">
          <table:table-cell table:style-name="ce1" office:value-type="string" calcext:value-type="string">
            <text:p>TIMELESS: A link between fly's circadian and photoperiodic clocks?</text:p>
          </table:table-cell>
        </table:table-row>
        <table:table-row table:style-name="ro1">
          <table:table-cell table:style-name="ce1" office:value-type="string" calcext:value-type="string">
            <text:p>TIMING IN THE LIFE HISTORIES OF INSECTS</text:p>
          </table:table-cell>
        </table:table-row>
        <table:table-row table:style-name="ro1">
          <table:table-cell office:value-type="string" calcext:value-type="string">
            <text:p>Timing of Breeding Determines Growth and Development in a Long-Distance Migratory Bird</text:p>
          </table:table-cell>
        </table:table-row>
        <table:table-row table:style-name="ro1">
          <table:table-cell office:value-type="string" calcext:value-type="string">
            <text:p>Timing of breeding in tropical birds: Mechanisms and evolutionary implications</text:p>
          </table:table-cell>
        </table:table-row>
        <table:table-row table:style-name="ro1">
          <table:table-cell table:style-name="ce1" office:value-type="string" calcext:value-type="string">
            <text:p>Timing of diapause induction and its life-history consequences in Nezara viridula: is it costly to expand the distribution range?</text:p>
          </table:table-cell>
        </table:table-row>
        <table:table-row table:style-name="ro1">
          <table:table-cell office:value-type="string" calcext:value-type="string">
            <text:p>Timing of diapause induction and its life-history consequences in Nezara viridula: is it costly to expand the distribution range?</text:p>
          </table:table-cell>
        </table:table-row>
        <table:table-row table:style-name="ro1">
          <table:table-cell table:style-name="ce1" office:value-type="string" calcext:value-type="string">
            <text:p>Timing of diapause induction and overwintering success in the cotton bollworm Helicoverpa armigera (Hb.) (Lepidoptera : Noctuidae) under outdoor conditions in temperate Japan</text:p>
          </table:table-cell>
        </table:table-row>
        <table:table-row table:style-name="ro1">
          <table:table-cell table:style-name="ce1" office:value-type="string" calcext:value-type="string">
            <text:p>Timing of diapause induction outside the natural distribution range of a species: an outdoor experiment with the bean bug Riptortus clavatus</text:p>
          </table:table-cell>
        </table:table-row>
        <table:table-row table:style-name="ro1">
          <table:table-cell office:value-type="string" calcext:value-type="string">
            <text:p>Timing of diapause induction outside the natural distribution range of a species: an outdoor experiment with the bean bug Riptortus clavatus</text:p>
          </table:table-cell>
        </table:table-row>
        <table:table-row table:style-name="ro1">
          <table:table-cell table:style-name="ce1" office:value-type="string" calcext:value-type="string">
            <text:p>Timing of diapause termination in relation to variation in winter climate</text:p>
          </table:table-cell>
        </table:table-row>
        <table:table-row table:style-name="ro1">
          <table:table-cell office:value-type="string" calcext:value-type="string">
            <text:p>Timing of migration in Common Redstarts (Phoenicurus phoenicurus) in relation to the vegetation phenology at residence sites</text:p>
          </table:table-cell>
        </table:table-row>
        <table:table-row table:style-name="ro1">
          <table:table-cell office:value-type="string" calcext:value-type="string">
            <text:p>Timing of photoperiodic competency causes phenological mismatch in balsam poplar (Populus balsamifera L.)</text:p>
          </table:table-cell>
        </table:table-row>
        <table:table-row table:style-name="ro1">
          <table:table-cell office:value-type="string" calcext:value-type="string">
            <text:p>Timing of reproduction in wild mink: The influence of spawning Pacific salmon</text:p>
          </table:table-cell>
        </table:table-row>
        <table:table-row table:style-name="ro1">
          <table:table-cell office:value-type="string" calcext:value-type="string">
            <text:p>TIMING OF SEASONAL BREEDING IN BIRDS, WITH PARTICULAR REFERENCE TO NEW-ZEALAND BIRDS</text:p>
          </table:table-cell>
        </table:table-row>
        <table:table-row table:style-name="ro1">
          <table:table-cell office:value-type="string" calcext:value-type="string">
            <text:p>Tissue-Specific Posttranslational Modification Allows Functional Targeting of Thyrotropin</text:p>
          </table:table-cell>
        </table:table-row>
        <table:table-row table:style-name="ro1">
          <table:table-cell office:value-type="string" calcext:value-type="string">
            <text:p>TOWARDS THE RELIABLE PREDICTION OF TIME TO FLOWERING IN 6 ANNUAL CROPS .2. SOYBEAN (GLYCINE-MAX)</text:p>
          </table:table-cell>
        </table:table-row>
        <table:table-row table:style-name="ro1">
          <table:table-cell office:value-type="string" calcext:value-type="string">
            <text:p>Toxicology of melatonin</text:p>
          </table:table-cell>
        </table:table-row>
        <table:table-row table:style-name="ro1">
          <table:table-cell table:style-name="ce1" office:value-type="string" calcext:value-type="string">
            <text:p>Trade-off between diapause and other life-history traits in the spider mite Tetranychus urticae</text:p>
          </table:table-cell>
        </table:table-row>
        <table:table-row table:style-name="ro1">
          <table:table-cell table:style-name="ce1" office:value-type="string" calcext:value-type="string">
            <text:p>Trade-offs in host choice of an herbivorous insect based on parasitism and larval performance</text:p>
          </table:table-cell>
        </table:table-row>
        <table:table-row table:style-name="ro1">
          <table:table-cell office:value-type="string" calcext:value-type="string">
            <text:p>Transcriptional and Post-transcriptional Mechanisms Limit Heading Date 1 (Hd1) Function to Adapt Rice to High Latitudes</text:p>
          </table:table-cell>
        </table:table-row>
        <table:table-row table:style-name="ro1">
          <table:table-cell table:style-name="ce1" office:value-type="string" calcext:value-type="string">
            <text:p>Transcriptional Differences between Diapausing and Non-Diapausing D-montana Females Reared under the Same Photoperiod and Temperature</text:p>
          </table:table-cell>
        </table:table-row>
        <table:table-row table:style-name="ro1">
          <table:table-cell office:value-type="string" calcext:value-type="string">
            <text:p>Transcriptional Differences between Diapausing and Non-Diapausing D-montana Females Reared under the Same Photoperiod and Temperature</text:p>
          </table:table-cell>
        </table:table-row>
        <table:table-row table:style-name="ro1">
          <table:table-cell table:style-name="ce1" office:value-type="string" calcext:value-type="string">
            <text:p>Transcriptome analysis of the couch potato (CPO) protein reveals an expression pattern associated with early development in the salmon louse Caligus rogercresseyi</text:p>
          </table:table-cell>
        </table:table-row>
        <table:table-row table:style-name="ro1">
          <table:table-cell table:style-name="ce1" office:value-type="string" calcext:value-type="string">
            <text:p>Transcriptome sequencing as a platform to elucidate molecular components of the diapause response in the Asian tiger mosquito Aedes albopictus</text:p>
          </table:table-cell>
        </table:table-row>
        <table:table-row table:style-name="ro1">
          <table:table-cell office:value-type="string" calcext:value-type="string">
            <text:p>Transcriptome sequencing as a platform to elucidate molecular components of the diapause response in the Asian tiger mosquito Aedes albopictus</text:p>
          </table:table-cell>
        </table:table-row>
        <table:table-row table:style-name="ro1">
          <table:table-cell office:value-type="string" calcext:value-type="string">
            <text:p>Transcriptomic profiling of the reproductive mode switch in the pea aphid in response to natural autumnal photoperiod</text:p>
          </table:table-cell>
        </table:table-row>
        <table:table-row table:style-name="ro1">
          <table:table-cell table:style-name="ce1" office:value-type="string" calcext:value-type="string">
            <text:p>Transition of diapause attributes in the hybrid zone of the two morphological types of Psacothea hilaris (Coleoptera : Cerambycidae)</text:p>
          </table:table-cell>
        </table:table-row>
        <table:table-row table:style-name="ro1">
          <table:table-cell office:value-type="string" calcext:value-type="string">
            <text:p>Transition of diapause attributes in the hybrid zone of the two morphological types of Psacothea hilaris (Coleoptera : Cerambycidae)</text:p>
          </table:table-cell>
        </table:table-row>
        <table:table-row table:style-name="ro1">
          <table:table-cell office:value-type="string" calcext:value-type="string">
            <text:p>TRANSITIONS IN PHOTOPERIODIC FLOWERING ARE COMMON AND INVOLVE FEW LOCI IN WILD SUNFLOWERS (HELIANTHUS; ASTERACEAE)</text:p>
          </table:table-cell>
        </table:table-row>
        <table:table-row table:style-name="ro1">
          <table:table-cell office:value-type="string" calcext:value-type="string">
            <text:p>Transplant source affects fruiting performance and pests of 'Sweet Charlie' strawberry in Florida</text:p>
          </table:table-cell>
        </table:table-row>
        <table:table-row table:style-name="ro1">
          <table:table-cell office:value-type="string" calcext:value-type="string">
            <text:p>Transposable Element-Mediated Balancing Selection at Hsp90 Underlies Embryo Developmental Variation</text:p>
          </table:table-cell>
        </table:table-row>
        <table:table-row table:style-name="ro1">
          <table:table-cell table:style-name="ce1" office:value-type="string" calcext:value-type="string">
            <text:p>Transstadial Effects of Bti on Traits of Aedes aegypti and Infection with Dengue Virus</text:p>
          </table:table-cell>
        </table:table-row>
        <table:table-row table:style-name="ro1">
          <table:table-cell office:value-type="string" calcext:value-type="string">
            <text:p>Tree-ring growth curves as sources of climatic information</text:p>
          </table:table-cell>
        </table:table-row>
        <table:table-row table:style-name="ro1">
          <table:table-cell table:style-name="ce1" office:value-type="string" calcext:value-type="string">
            <text:p>Trophic induction of diapause in native and invasive populations of Harmonia axyridis (Coleoptera: Coccinellidae)</text:p>
          </table:table-cell>
        </table:table-row>
        <table:table-row table:style-name="ro1">
          <table:table-cell office:value-type="string" calcext:value-type="string">
            <text:p>Trophic induction of diapause in native and invasive populations of Harmonia axyridis (Coleoptera: Coccinellidae)</text:p>
          </table:table-cell>
        </table:table-row>
        <table:table-row table:style-name="ro1">
          <table:table-cell office:value-type="string" calcext:value-type="string">
            <text:p>Tropical monsoon environments and the reproductive cycle of the orange-spotted spinefoot Siganus guttatus</text:p>
          </table:table-cell>
        </table:table-row>
        <table:table-row table:style-name="ro1">
          <table:table-cell office:value-type="string" calcext:value-type="string">
            <text:p>TROPICAL PHOTOPERIODS AFFECT REPRODUCTIVE DEVELOPMENT IN THE MUSK SHREW, SUNCUS-MURINUS</text:p>
          </table:table-cell>
        </table:table-row>
        <table:table-row table:style-name="ro1">
          <table:table-cell office:value-type="string" calcext:value-type="string">
            <text:p>Twilight and Photoperiod Affect Behavioral Entrainment in the House Mouse (Mus musculus)</text:p>
          </table:table-cell>
        </table:table-row>
        <table:table-row table:style-name="ro1">
          <table:table-cell office:value-type="string" calcext:value-type="string">
            <text:p>Two Coordinately Regulated Homologs of FLOWERING LOCUS T Are Involved in the Control of Photoperiodic Flowering in Soybean</text:p>
          </table:table-cell>
        </table:table-row>
        <table:table-row table:style-name="ro1">
          <table:table-cell office:value-type="string" calcext:value-type="string">
            <text:p>Two reproductive strategies in Baltic Fucus vesiculosus (Phaeophyceae)</text:p>
          </table:table-cell>
        </table:table-row>
        <table:table-row table:style-name="ro1">
          <table:table-cell office:value-type="string" calcext:value-type="string">
            <text:p>UFV-M7: mutant yellow passionfruit genotype with photoperiod insensitivity for flowering</text:p>
          </table:table-cell>
        </table:table-row>
        <table:table-row table:style-name="ro1">
          <table:table-cell office:value-type="string" calcext:value-type="string">
            <text:p>Ultradian rhythms and clocks in plants and yeast</text:p>
          </table:table-cell>
        </table:table-row>
        <table:table-row table:style-name="ro1">
          <table:table-cell office:value-type="string" calcext:value-type="string">
            <text:p>ULTRASTRUCTURAL-STUDY OF THE OPTIC-NERVE IN BLIND MOLE-RATS (SPALACIDAE, SPALAX)</text:p>
          </table:table-cell>
        </table:table-row>
        <table:table-row table:style-name="ro1">
          <table:table-cell office:value-type="string" calcext:value-type="string">
            <text:p>ULTRAVIOLET-LIGHT ENTRAINS RODENT SUPRACHIASMATIC NUCLEUS PACEMAKER</text:p>
          </table:table-cell>
        </table:table-row>
        <table:table-row table:style-name="ro1">
          <table:table-cell office:value-type="string" calcext:value-type="string">
            <text:p>Understanding the basic reproductive biology of wild felids by monitoring of faecal steroids</text:p>
          </table:table-cell>
        </table:table-row>
        <table:table-row table:style-name="ro1">
          <table:table-cell table:style-name="ce1" office:value-type="string" calcext:value-type="string">
            <text:p>Unexpected Geographic Variability of the Free Running Period in the Linden Bug Pyrrhocoris apterus</text:p>
          </table:table-cell>
        </table:table-row>
        <table:table-row table:style-name="ro1">
          <table:table-cell office:value-type="string" calcext:value-type="string">
            <text:p>Unexpected Geographic Variability of the Free Running Period in the Linden Bug Pyrrhocoris apterus</text:p>
          </table:table-cell>
        </table:table-row>
        <table:table-row table:style-name="ro1">
          <table:table-cell table:style-name="ce1" office:value-type="string" calcext:value-type="string">
            <text:p>Unintentional introductions of microscopic organisms associated with forest insects</text:p>
          </table:table-cell>
        </table:table-row>
        <table:table-row table:style-name="ro1">
          <table:table-cell office:value-type="string" calcext:value-type="string">
            <text:p>Unique biological rhythm in the reproductive behaviour of female ticks of reptiles</text:p>
          </table:table-cell>
        </table:table-row>
        <table:table-row table:style-name="ro1">
          <table:table-cell table:style-name="ce1" office:value-type="string" calcext:value-type="string">
            <text:p>Untitled</text:p>
          </table:table-cell>
        </table:table-row>
        <table:table-row table:style-name="ro1">
          <table:table-cell table:style-name="ce1" office:value-type="string" calcext:value-type="string">
            <text:p>Upregulation of genes belonging to the drosomycin family in diapausing adults of Drosophila triauraria</text:p>
          </table:table-cell>
        </table:table-row>
        <table:table-row table:style-name="ro1">
          <table:table-cell office:value-type="string" calcext:value-type="string">
            <text:p>UPTAKE OF CHLORTETRACYCLINE BY YELLOW LUPIN (LUPINUS LUTEUS L.) GROWING UNDER PHOTOPERIOD OR AT CONSTANT DARKNESS</text:p>
          </table:table-cell>
        </table:table-row>
        <table:table-row table:style-name="ro1">
          <table:table-cell office:value-type="string" calcext:value-type="string">
            <text:p>Use of field observations to characterise genotypic flowering responses to photoperiod and temperature: A soyabean exemplar</text:p>
          </table:table-cell>
        </table:table-row>
        <table:table-row table:style-name="ro1">
          <table:table-cell office:value-type="string" calcext:value-type="string">
            <text:p>Use of H-1-NMR to determine grape bud water state during the photoperiodic induction of dormancy</text:p>
          </table:table-cell>
        </table:table-row>
        <table:table-row table:style-name="ro1">
          <table:table-cell table:style-name="ce1" office:value-type="string" calcext:value-type="string">
            <text:p>Use of Light Traps and Differing Light Color to Investigate Seasonal Abundance of the Date Palm Pest, Oryctes agamemnon arabicus (Coleoptera: Scarabaeidae)</text:p>
          </table:table-cell>
        </table:table-row>
        <table:table-row table:style-name="ro1">
          <table:table-cell office:value-type="string" calcext:value-type="string">
            <text:p>Use of Natural and Artificial Light in Horticulture - Interaction of Plant and Technology</text:p>
          </table:table-cell>
        </table:table-row>
        <table:table-row table:style-name="ro1">
          <table:table-cell office:value-type="string" calcext:value-type="string">
            <text:p>Using LEDs to Quantify the Effect of the Red to Far-Red Ratio of Night-Interruption Lighting on Flowering of Photoperiodic Crops</text:p>
          </table:table-cell>
        </table:table-row>
        <table:table-row table:style-name="ro1">
          <table:table-cell table:style-name="ce1" office:value-type="string" calcext:value-type="string">
            <text:p>Utilization of microsatellites to determine genetic variability of the codling moth Cydia pomonella L. (Lepidoptera : Tortricidae) in Central Chile</text:p>
          </table:table-cell>
        </table:table-row>
        <table:table-row table:style-name="ro1">
          <table:table-cell office:value-type="string" calcext:value-type="string">
            <text:p>UV-B and temperature enhancement affect spring and autumn phenology in Populus tremula</text:p>
          </table:table-cell>
        </table:table-row>
        <table:table-row table:style-name="ro1">
          <table:table-cell office:value-type="string" calcext:value-type="string">
            <text:p>Validation of internal control for gene expression study in soybean by quantitative real-time PCR</text:p>
          </table:table-cell>
        </table:table-row>
        <table:table-row table:style-name="ro1">
          <table:table-cell table:style-name="ce1" office:value-type="string" calcext:value-type="string">
            <text:p>Variability in diapause propensity within populations of a temperate insect species: interactions between insecticide resistance genes and photoperiodism</text:p>
          </table:table-cell>
        </table:table-row>
        <table:table-row table:style-name="ro1">
          <table:table-cell office:value-type="string" calcext:value-type="string">
            <text:p>VARIABILITY IN PHOTOPERIOD AND THE INHIBITION OF FLOWERING IN A HIGH-LATITUDE POPULATION OF SAXIFRAGA-RIVULARIS</text:p>
          </table:table-cell>
        </table:table-row>
        <table:table-row table:style-name="ro1">
          <table:table-cell office:value-type="string" calcext:value-type="string">
            <text:p>VARIABILITY OF DIAPAUSE IN POPULATIONS OF HELIOTHIS-ARMIGERA HB</text:p>
          </table:table-cell>
        </table:table-row>
        <table:table-row table:style-name="ro1">
          <table:table-cell office:value-type="string" calcext:value-type="string">
            <text:p>VARIABILITY OF QUANTITATIVE PHOTOPERIODIC REACTION IN SPRING POPULATIONS OF DELIA-BRASSICAE BOUCHE (DIPTERA, ANTHOMYIDAE) OF VARIOUS GEOGRAPHICAL ORIGIN</text:p>
          </table:table-cell>
        </table:table-row>
        <table:table-row table:style-name="ro1">
          <table:table-cell office:value-type="string" calcext:value-type="string">
            <text:p>Variability on photoperiod responses in Argentinean wheat cultivars differing in length of crop cycle</text:p>
          </table:table-cell>
        </table:table-row>
        <table:table-row table:style-name="ro1">
          <table:table-cell office:value-type="string" calcext:value-type="string">
            <text:p>Variable egg development of Dinocras spp (Plecoptera, Perlidae) and the stonefly seed bank theory</text:p>
          </table:table-cell>
        </table:table-row>
        <table:table-row table:style-name="ro1">
          <table:table-cell table:style-name="ce1" office:value-type="string" calcext:value-type="string">
            <text:p>Variable life-history and emergence patterns of the pipe-organ mud-daubing wasp, Trypoxylon politum (Hymenoptera : Sphecidae)</text:p>
          </table:table-cell>
        </table:table-row>
        <table:table-row table:style-name="ro1">
          <table:table-cell office:value-type="string" calcext:value-type="string">
            <text:p>Variable life-history and emergence patterns of the pipe-organ mud-daubing wasp, Trypoxylon politum (Hymenoptera : Sphecidae)</text:p>
          </table:table-cell>
        </table:table-row>
        <table:table-row table:style-name="ro1">
          <table:table-cell office:value-type="string" calcext:value-type="string">
            <text:p>Variation among Australian accessions of Vigna vexillata for traits of agronomic, adaptive, or taxonomic interest</text:p>
          </table:table-cell>
        </table:table-row>
        <table:table-row table:style-name="ro1">
          <table:table-cell office:value-type="string" calcext:value-type="string">
            <text:p>Variation and long-term trends in the timing of breeding of different Eurasian populations of Common Redstart Phoenicurus phoenicurus</text:p>
          </table:table-cell>
        </table:table-row>
        <table:table-row table:style-name="ro1">
          <table:table-cell office:value-type="string" calcext:value-type="string">
            <text:p>Variation in juvenile growth rhythm among Picea abies provenances from the Baltic states and the adjacent regions</text:p>
          </table:table-cell>
        </table:table-row>
        <table:table-row table:style-name="ro1">
          <table:table-cell office:value-type="string" calcext:value-type="string">
            <text:p>Variation in phenology and height increment of northern Ulmus glabra populations: Implications for conservation</text:p>
          </table:table-cell>
        </table:table-row>
        <table:table-row table:style-name="ro1">
          <table:table-cell office:value-type="string" calcext:value-type="string">
            <text:p>VARIATION IN PRIMARY MOLT IN THE LEAST AUKLET</text:p>
          </table:table-cell>
        </table:table-row>
        <table:table-row table:style-name="ro1">
          <table:table-cell office:value-type="string" calcext:value-type="string">
            <text:p>VARIATION IN REPRODUCTIVE PHOTORESPONSIVENESS IN A WILD POPULATION OF MEADOW VOLES</text:p>
          </table:table-cell>
        </table:table-row>
        <table:table-row table:style-name="ro1">
          <table:table-cell office:value-type="string" calcext:value-type="string">
            <text:p>VARIATION IN REPRODUCTIVE-BIOLOGY OF MALE BLACK BEARS</text:p>
          </table:table-cell>
        </table:table-row>
        <table:table-row table:style-name="ro1">
          <table:table-cell office:value-type="string" calcext:value-type="string">
            <text:p>Variation in seasonal timing of flower bud initiation in black currant (Ribes nigrum L.) cultivars of contrasting geographic origin</text:p>
          </table:table-cell>
        </table:table-row>
        <table:table-row table:style-name="ro1">
          <table:table-cell office:value-type="string" calcext:value-type="string">
            <text:p>Variation in the ability of melatonin implants inserted at two different times after the winter solstice to restore reproductive activity in reduced seasonality ewes</text:p>
          </table:table-cell>
        </table:table-row>
        <table:table-row table:style-name="ro1">
          <table:table-cell office:value-type="string" calcext:value-type="string">
            <text:p>VARIATION OF BODY-WEIGHT IN GAMBEL WHITE-CROWNED SPARROWS IN WINTER AND SPRING - LATITUDINAL AND PHOTOPERIODIC CORRELATES</text:p>
          </table:table-cell>
        </table:table-row>
        <table:table-row table:style-name="ro1">
          <table:table-cell office:value-type="string" calcext:value-type="string">
            <text:p>Variations in Hd1 proteins, Hd3a promoters, and Ehd1 expression levels contribute to diversity of flowering time in cultivated rice</text:p>
          </table:table-cell>
        </table:table-row>
        <table:table-row table:style-name="ro1">
          <table:table-cell office:value-type="string" calcext:value-type="string">
            <text:p>VDR gene methylation as a molecular adaption to light exposure: Historic, recent and genetic influences</text:p>
          </table:table-cell>
        </table:table-row>
        <table:table-row table:style-name="ro1">
          <table:table-cell office:value-type="string" calcext:value-type="string">
            <text:p>Vegetative growth and freezing tolerance of white clover (Trifolium repens L.) genotypes from Svalbard</text:p>
          </table:table-cell>
        </table:table-row>
        <table:table-row table:style-name="ro1">
          <table:table-cell office:value-type="string" calcext:value-type="string">
            <text:p>Vernalisation and photoperiod sensitivity in wheat: Impact on canopy development and yield components</text:p>
          </table:table-cell>
        </table:table-row>
        <table:table-row table:style-name="ro1">
          <table:table-cell office:value-type="string" calcext:value-type="string">
            <text:p>Vertebrate ancient opsin and melanopsin: divergent irradiance detectors</text:p>
          </table:table-cell>
        </table:table-row>
        <table:table-row table:style-name="ro1">
          <table:table-cell table:style-name="ce1" office:value-type="string" calcext:value-type="string">
            <text:p>Vertical oviposition and Lambornella clarki (Ciliophora: Tetrahymenidae) dispersal by Aedes sierrensis (Diptera: Culicidae) in California</text:p>
          </table:table-cell>
        </table:table-row>
        <table:table-row table:style-name="ro1">
          <table:table-cell office:value-type="string" calcext:value-type="string">
            <text:p>Waiting for the Sun: the circannual programme of reindeer is delayed by the recurrence of rhythmical melatonin secretion after the arctic night</text:p>
          </table:table-cell>
        </table:table-row>
        <table:table-row table:style-name="ro1">
          <table:table-cell table:style-name="ce1" office:value-type="string" calcext:value-type="string">
            <text:p>Was Dan Janzen (1977) right about aphid clones being a 'super-organism', i.e. a single 'evolutionary individual'? New insights from the use of molecular marker systems</text:p>
          </table:table-cell>
        </table:table-row>
        <table:table-row table:style-name="ro1">
          <table:table-cell office:value-type="string" calcext:value-type="string">
            <text:p>Water availability as an agent of selection in introduced populations of Arabidopsis thaliana: impacts on flowering time evolution</text:p>
          </table:table-cell>
        </table:table-row>
        <table:table-row table:style-name="ro1">
          <table:table-cell office:value-type="string" calcext:value-type="string">
            <text:p>Water deficit and induction of summer dormancy in perennial Mediterranean grasses</text:p>
          </table:table-cell>
        </table:table-row>
        <table:table-row table:style-name="ro1">
          <table:table-cell office:value-type="string" calcext:value-type="string">
            <text:p>Wavelength dependency of light-induced effects on photoperiodic clock in the migratory blackheaded bunting (Emberiza melanocephala)</text:p>
          </table:table-cell>
        </table:table-row>
        <table:table-row table:style-name="ro1">
          <table:table-cell table:style-name="ce1" office:value-type="string" calcext:value-type="string">
            <text:p>WEAK CIRCADIAN ECLOSION RHYTHMICITY IN CHYMOMYZA-COSTATA (DIPTERA, DROSOPHILIDAE), AND ITS INDEPENDENCE OF DIAPAUSE TYPE</text:p>
          </table:table-cell>
        </table:table-row>
        <table:table-row table:style-name="ro1">
          <table:table-cell office:value-type="string" calcext:value-type="string">
            <text:p>WEAK CIRCADIAN ECLOSION RHYTHMICITY IN CHYMOMYZA-COSTATA (DIPTERA, DROSOPHILIDAE), AND ITS INDEPENDENCE OF DIAPAUSE TYPE</text:p>
          </table:table-cell>
        </table:table-row>
        <table:table-row table:style-name="ro1">
          <table:table-cell table:style-name="ce1" office:value-type="string" calcext:value-type="string">
            <text:p>Weak photoperiodic response facilitates the biological invasion of the harlequin ladybird Harmonia axyridis (Pallas) (Coleoptera: Coccinellidae)</text:p>
          </table:table-cell>
        </table:table-row>
        <table:table-row table:style-name="ro1">
          <table:table-cell office:value-type="string" calcext:value-type="string">
            <text:p>Weak photoperiodic response facilitates the biological invasion of the harlequin ladybird Harmonia axyridis (Pallas) (Coleoptera: Coccinellidae)</text:p>
          </table:table-cell>
        </table:table-row>
        <table:table-row table:style-name="ro1">
          <table:table-cell table:style-name="ce1" office:value-type="string" calcext:value-type="string">
            <text:p>What Can Larval Ecology Tell Us About the Success of Aedes albopictus (Diptera: Culicidae) Within the United States?</text:p>
          </table:table-cell>
        </table:table-row>
        <table:table-row table:style-name="ro1">
          <table:table-cell table:style-name="ce1" office:value-type="string" calcext:value-type="string">
            <text:p>What Can Plasticity Contribute to Insect Responses to Climate Change?</text:p>
          </table:table-cell>
        </table:table-row>
        <table:table-row table:style-name="ro1">
          <table:table-cell office:value-type="string" calcext:value-type="string">
            <text:p>What decision rules might pink-footed geese use to depart on migration? An individual-based model</text:p>
          </table:table-cell>
        </table:table-row>
        <table:table-row table:style-name="ro1">
          <table:table-cell table:style-name="ce1" office:value-type="string" calcext:value-type="string">
            <text:p>What determines the spatial extent of landscape effects on species?</text:p>
          </table:table-cell>
        </table:table-row>
        <table:table-row table:style-name="ro1">
          <table:table-cell office:value-type="string" calcext:value-type="string">
            <text:p>What role for photoperiod in the bud burst phenology of European beech</text:p>
          </table:table-cell>
        </table:table-row>
        <table:table-row table:style-name="ro1">
          <table:table-cell table:style-name="ce1" office:value-type="string" calcext:value-type="string">
            <text:p>What Season Is It Anyway? Circadian Tracking vs. Photoperiodic Anticipation in Insects</text:p>
          </table:table-cell>
        </table:table-row>
        <table:table-row table:style-name="ro1">
          <table:table-cell office:value-type="string" calcext:value-type="string">
            <text:p>What Season Is It Anyway? Circadian Tracking vs. Photoperiodic Anticipation in Insects</text:p>
          </table:table-cell>
        </table:table-row>
        <table:table-row table:style-name="ro1">
          <table:table-cell office:value-type="string" calcext:value-type="string">
            <text:p>Wheat development as affected by radiation at two temperatures</text:p>
          </table:table-cell>
        </table:table-row>
        <table:table-row table:style-name="ro1">
          <table:table-cell table:style-name="ce1" office:value-type="string" calcext:value-type="string">
            <text:p>When mothers anticipate: Effects of the prediapause stage on embryo development time and of maternal photoperiod on eggs of a temperate and a tropical strains of Aedes albopictus (Diptera: Culicidae)</text:p>
          </table:table-cell>
        </table:table-row>
        <table:table-row table:style-name="ro1">
          <table:table-cell office:value-type="string" calcext:value-type="string">
            <text:p>When will the stork arrive? Patterns of birth seasonality in neotropical primates</text:p>
          </table:table-cell>
        </table:table-row>
        <table:table-row table:style-name="ro1">
          <table:table-cell office:value-type="string" calcext:value-type="string">
            <text:p>Which environmental variables are related to the onset of seasonal affective disorder?</text:p>
          </table:table-cell>
        </table:table-row>
        <table:table-row table:style-name="ro1">
          <table:table-cell office:value-type="string" calcext:value-type="string">
            <text:p>WHOLE-PLANT CO2 EXCHANGE OF SEEDLINGS OF 2 PINUS-SYLVESTRIS L PROVENANCES GROWN UNDER SIMULATED PHOTOPERIODIC CONDITIONS OF 50-DEGREES-N AND 60-DEGREES-N</text:p>
          </table:table-cell>
        </table:table-row>
        <table:table-row table:style-name="ro1">
          <table:table-cell office:value-type="string" calcext:value-type="string">
            <text:p>Why do pouched mice (Saccostomus campestris) hoard food?</text:p>
          </table:table-cell>
        </table:table-row>
        <table:table-row table:style-name="ro1">
          <table:table-cell office:value-type="string" calcext:value-type="string">
            <text:p>Will phenotypic plasticity affecting flowering phenology keep pace with climate change?</text:p>
          </table:table-cell>
        </table:table-row>
        <table:table-row table:style-name="ro1">
          <table:table-cell office:value-type="string" calcext:value-type="string">
            <text:p>WINTER ACCLIMATIZATION IN PEROMYSCUS-MANICULATUS-GRACILIS, P LEUCOPUS-NOVEBORACENSIS, AND P L LEUCOPUS</text:p>
          </table:table-cell>
        </table:table-row>
        <table:table-row table:style-name="ro1">
          <table:table-cell office:value-type="string" calcext:value-type="string">
            <text:p>Winter dormancy release and budburst in Betula pendula Roth and B-pubescens Ehrh. ecotypes</text:p>
          </table:table-cell>
        </table:table-row>
        <table:table-row table:style-name="ro1">
          <table:table-cell table:style-name="ce1" office:value-type="string" calcext:value-type="string">
            <text:p>Winter is coming: Diapause in the subtropical swallowtail butterfly Euryades corethrus (Lepidoptera, Papilionidae) is triggered by the shortening of day length and reinforced by low temperatures</text:p>
          </table:table-cell>
        </table:table-row>
        <table:table-row table:style-name="ro1">
          <table:table-cell office:value-type="string" calcext:value-type="string">
            <text:p>Winter is coming: nightmares and sleep problems during seasonal affective disorder</text:p>
          </table:table-cell>
        </table:table-row>
        <table:table-row table:style-name="ro1">
          <table:table-cell office:value-type="string" calcext:value-type="string">
            <text:p>Winter quiescence and spring awakening of the Eastern oyster Crassostrea virginica at its northernmost distribution limit</text:p>
          </table:table-cell>
        </table:table-row>
        <table:table-row table:style-name="ro1">
          <table:table-cell table:style-name="ce1" office:value-type="string" calcext:value-type="string">
            <text:p>Wolbachia infection shared among planthoppers (Homoptera : Delphacidae) and their endoparasite (Strepsiptera : Elenchidae): a probable case of interspecies transmission</text:p>
          </table:table-cell>
        </table:table-row>
        <table:table-row table:style-name="ro1">
          <table:table-cell office:value-type="string" calcext:value-type="string">
            <text:p>Year-round testicular volume and semen quality evaluations in captive Chinchilla lanigera</text:p>
          </table:table-cell>
        </table:table-row>
        <table:table-row table:style-name="ro1">
          <table:table-cell office:value-type="string" calcext:value-type="string">
            <text:p>Yield and nutritive value of timothy as affected by temperature, photoperiod and time of harvest</text:p>
          </table:table-cell>
        </table:table-row>
        <table:table-row table:style-name="ro1">
          <table:table-cell office:value-type="string" calcext:value-type="string">
            <text:p>Yield Response to Planting Date Among Soybean Maturity Groups for Irrigated Production in the US Midsouth</text:p>
          </table:table-cell>
        </table:table-row>
        <table:table-row table:style-name="ro1">
          <table:table-cell office:value-type="string" calcext:value-type="string">
            <text:p>Yield stability of soybean cultivars in response to sowing date in the lower latitude Brazilian Savannah Highlands</text:p>
          </table:table-cell>
        </table:table-row>
        <table:table-row table:style-name="ro1">
          <table:table-cell office:value-type="string" calcext:value-type="string">
            <text:p>YIELD, DEVELOPMENT AND NUTRIENT EFFICIENCY OF TEMPERATE AND TROPICAL MAIZE GERMPLASM IN THE TROPICAL LOWLANDS .1. YIELD AND DEVELOPMENT</text:p>
          </table:table-cell>
        </table:table-row>
        <table:table-row table:style-name="ro1">
          <table:table-cell office:value-type="string" calcext:value-type="string">
            <text:p>Zebrafish take their cue from temperature but not photoperiod for the seasonal plasticity of thermal performance</text:p>
          </table:table-cell>
        </table:table-row>
        <table:table-row table:style-name="ro1">
          <table:table-cell office:value-type="string" calcext:value-type="string">
            <text:p>Zeitgebers (time cues) for biological clocks</text:p>
          </table:table-cell>
        </table:table-row>
        <table:table-row table:style-name="ro1">
          <table:table-cell table:style-name="ce1" office:value-type="string" calcext:value-type="string">
            <text:p>Zika and chikungunya: mosquito-borne viruses in a changing world</text:p>
          </table:table-cell>
        </table:table-row>
        <table:table-row table:style-name="ro1">
          <table:table-cell office:value-type="string" calcext:value-type="string">
            <text:p>ZmCCT and the genetic basis of day-length adaptation underlying the postdomestication spread of maize</text:p>
          </table:table-cell>
        </table:table-row>
        <table:table-row table:style-name="ro1">
          <table:table-cell office:value-type="string" calcext:value-type="string">
            <text:p>ZmCCT9 enhances maize adaptation to higher latitudes</text:p>
          </table:table-cell>
        </table:table-row>
      </table:table>
      <table:named-expressions/>
      <table:database-ranges>
        <table:database-range table:name="__Anonymous_Sheet_DB__0" table:target-range-address="forward2.A1:forward2.L183" table:display-filter-buttons="true">
          <table:filter>
            <table:filter-and>
              <table:filter-condition table:field-number="11" table:value="0" table:operator="="/>
            </table:filter-and>
          </table:filter>
        </table:database-range>
        <table:database-range table:name="__Anonymous_Sheet_DB__1" table:target-range-address="existing.A1:existing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 </number:text>
      <number:month number:textual="true"/>
    </number:dat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0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17:04:56.462186951</dc:date>
    <meta:editing-duration>PT3M7S</meta:editing-duration>
    <meta:editing-cycles>1</meta:editing-cycles>
    <meta:document-statistic meta:table-count="2" meta:cell-count="4359" meta:object-count="0"/>
    <meta:generator>LibreOffice/5.1.6.2$Linux_X86_64 LibreOffice_project/10m0$Build-2</meta:generator>
  </office:meta>
</office:document-meta>
</file>